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a5b0e3" officeooo:paragraph-rsid="001d71fc" style:font-weight-asian="normal" style:font-weight-complex="normal"/>
    </style:style>
    <style:style style:name="P2" style:family="paragraph" style:parent-style-name="Standard">
      <style:text-properties fo:font-weight="bold" officeooo:rsid="0027718f" officeooo:paragraph-rsid="001d71fc" style:font-weight-asian="bold" style:font-weight-complex="bold"/>
    </style:style>
    <style:style style:name="P3" style:family="paragraph" style:parent-style-name="Standard">
      <style:text-properties fo:font-weight="bold" officeooo:rsid="003c4f31" officeooo:paragraph-rsid="001d71fc" style:font-weight-asian="bold" style:font-weight-complex="bold"/>
    </style:style>
    <style:style style:name="P4" style:family="paragraph" style:parent-style-name="Standard">
      <style:text-properties fo:font-weight="bold" officeooo:rsid="004b7498" officeooo:paragraph-rsid="001d71fc" style:font-weight-asian="bold" style:font-weight-complex="bold"/>
    </style:style>
    <style:style style:name="P5" style:family="paragraph" style:parent-style-name="Standard">
      <style:text-properties fo:font-weight="bold" officeooo:rsid="00a5b0e3" officeooo:paragraph-rsid="001d71fc" style:font-weight-asian="bold" style:font-weight-complex="bold"/>
    </style:style>
    <style:style style:name="P6" style:family="paragraph" style:parent-style-name="Standard">
      <style:text-properties fo:font-weight="bold" officeooo:paragraph-rsid="001d71fc" style:font-weight-asian="bold" style:font-weight-complex="bold"/>
    </style:style>
    <style:style style:name="P7" style:family="paragraph" style:parent-style-name="Standard">
      <style:text-properties fo:font-weight="bold" officeooo:paragraph-rsid="001d71fc"/>
    </style:style>
    <style:style style:name="P8" style:family="paragraph" style:parent-style-name="Standard">
      <style:text-properties officeooo:rsid="003c4f31" officeooo:paragraph-rsid="001d71fc"/>
    </style:style>
    <style:style style:name="P9" style:family="paragraph" style:parent-style-name="Standard">
      <style:text-properties officeooo:rsid="004186ad" officeooo:paragraph-rsid="001d71fc"/>
    </style:style>
    <style:style style:name="P10" style:family="paragraph" style:parent-style-name="Standard">
      <style:text-properties officeooo:paragraph-rsid="001d71fc"/>
    </style:style>
    <style:style style:name="P11" style:family="paragraph" style:parent-style-name="Standard">
      <style:text-properties officeooo:rsid="0050896b" officeooo:paragraph-rsid="001d71fc"/>
    </style:style>
    <style:style style:name="P12" style:family="paragraph" style:parent-style-name="Standard" style:list-style-name="L1">
      <style:text-properties officeooo:paragraph-rsid="001d71fc"/>
    </style:style>
    <style:style style:name="P13" style:family="paragraph" style:parent-style-name="Standard" style:list-style-name="L2">
      <style:text-properties fo:font-weight="normal" officeooo:rsid="00a5b0e3" officeooo:paragraph-rsid="001d71fc" style:font-weight-asian="normal" style:font-weight-complex="normal"/>
    </style:style>
    <style:style style:name="P14" style:family="paragraph" style:parent-style-name="Standard" style:list-style-name="L2">
      <style:text-properties fo:font-weight="normal" officeooo:rsid="00a5b0e3" officeooo:paragraph-rsid="002219d6" style:font-weight-asian="normal" style:font-weight-complex="normal"/>
    </style:style>
    <style:style style:name="P15" style:family="paragraph" style:parent-style-name="Standard">
      <style:text-properties fo:font-weight="normal" officeooo:rsid="00a5b0e3" officeooo:paragraph-rsid="001d71fc" style:font-weight-asian="normal" style:font-weight-complex="normal"/>
    </style:style>
    <style:style style:name="P16" style:family="paragraph" style:parent-style-name="Standard">
      <style:text-properties fo:font-weight="normal" officeooo:rsid="00a5b0e3" officeooo:paragraph-rsid="002976ea" style:font-weight-asian="normal" style:font-weight-complex="normal"/>
    </style:style>
    <style:style style:name="P17" style:family="paragraph" style:parent-style-name="Standard">
      <style:text-properties fo:font-weight="normal" officeooo:rsid="00a5b0e3" officeooo:paragraph-rsid="002b06f5" style:font-weight-asian="normal" style:font-weight-complex="normal"/>
    </style:style>
    <style:style style:name="P18" style:family="paragraph" style:parent-style-name="Standard">
      <style:text-properties fo:font-weight="normal" officeooo:rsid="00a5b0e3" officeooo:paragraph-rsid="002c5bce" style:font-weight-asian="normal" style:font-weight-complex="normal"/>
    </style:style>
    <style:style style:name="P19" style:family="paragraph" style:parent-style-name="Standard">
      <style:text-properties fo:font-weight="normal" officeooo:rsid="00a5b0e3" officeooo:paragraph-rsid="002d3198" style:font-weight-asian="normal" style:font-weight-complex="normal"/>
    </style:style>
    <style:style style:name="P20" style:family="paragraph" style:parent-style-name="Standard">
      <style:text-properties fo:font-weight="normal" officeooo:rsid="0054d9b8" officeooo:paragraph-rsid="002219d6" style:font-weight-asian="normal" style:font-weight-complex="normal"/>
    </style:style>
    <style:style style:name="P21" style:family="paragraph" style:parent-style-name="Standard">
      <style:text-properties fo:font-weight="normal" officeooo:rsid="0054d9b8" officeooo:paragraph-rsid="002976ea" style:font-weight-asian="normal" style:font-weight-complex="normal"/>
    </style:style>
    <style:style style:name="P22" style:family="paragraph" style:parent-style-name="Standard">
      <style:text-properties fo:font-weight="normal" officeooo:rsid="0054d9b8" officeooo:paragraph-rsid="002c5bce" style:font-weight-asian="normal" style:font-weight-complex="normal"/>
    </style:style>
    <style:style style:name="P23" style:family="paragraph" style:parent-style-name="Standard">
      <style:text-properties fo:font-weight="normal" officeooo:rsid="0054d9b8" officeooo:paragraph-rsid="002d3198" style:font-weight-asian="normal" style:font-weight-complex="normal"/>
    </style:style>
    <style:style style:name="P24" style:family="paragraph" style:parent-style-name="Standard">
      <style:text-properties officeooo:paragraph-rsid="001d71fc"/>
    </style:style>
    <style:style style:name="P25" style:family="paragraph" style:parent-style-name="Standard">
      <style:text-properties fo:font-weight="bold" officeooo:rsid="0054d9b8" officeooo:paragraph-rsid="002219d6" style:font-weight-asian="bold" style:font-weight-complex="bold"/>
    </style:style>
    <style:style style:name="P26" style:family="paragraph" style:parent-style-name="Standard">
      <style:text-properties fo:font-weight="bold" officeooo:rsid="006f17b2" officeooo:paragraph-rsid="002219d6" style:font-weight-asian="bold" style:font-weight-complex="bold"/>
    </style:style>
    <style:style style:name="P27" style:family="paragraph" style:parent-style-name="Standard">
      <style:text-properties fo:font-weight="bold" officeooo:rsid="005d053a" officeooo:paragraph-rsid="002219d6" style:font-weight-asian="bold" style:font-weight-complex="bold"/>
    </style:style>
    <style:style style:name="P28" style:family="paragraph" style:parent-style-name="Standard">
      <style:text-properties fo:font-weight="bold" officeooo:rsid="005fa831" officeooo:paragraph-rsid="002219d6" style:font-weight-asian="bold" style:font-weight-complex="bold"/>
    </style:style>
    <style:style style:name="P29" style:family="paragraph" style:parent-style-name="Standard">
      <style:text-properties officeooo:paragraph-rsid="002219d6"/>
    </style:style>
    <style:style style:name="P30" style:family="paragraph" style:parent-style-name="Standard">
      <style:text-properties officeooo:paragraph-rsid="002976ea"/>
    </style:style>
    <style:style style:name="P31" style:family="paragraph" style:parent-style-name="Standard">
      <style:text-properties officeooo:paragraph-rsid="002b06f5"/>
    </style:style>
    <style:style style:name="P32" style:family="paragraph" style:parent-style-name="Standard">
      <style:text-properties officeooo:rsid="0050896b" officeooo:paragraph-rsid="001d71fc"/>
    </style:style>
    <style:style style:name="T1" style:family="text">
      <style:text-properties officeooo:rsid="0036b4c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a953b" style:font-weight-asian="bold" style:font-weight-complex="bold"/>
    </style:style>
    <style:style style:name="T4" style:family="text">
      <style:text-properties fo:font-weight="bold" officeooo:rsid="003b7cbf" style:font-weight-asian="bold" style:font-weight-complex="bold"/>
    </style:style>
    <style:style style:name="T5" style:family="text">
      <style:text-properties fo:font-weight="bold" officeooo:rsid="0050896b" style:font-weight-asian="bold" style:font-weight-complex="bold"/>
    </style:style>
    <style:style style:name="T6" style:family="text">
      <style:text-properties fo:font-weight="bold" officeooo:rsid="005c8c61" style:font-weight-asian="bold" style:font-weight-complex="bold"/>
    </style:style>
    <style:style style:name="T7" style:family="text">
      <style:text-properties fo:font-weight="bold" officeooo:rsid="006570da" style:font-weight-asian="bold" style:font-weight-complex="bold"/>
    </style:style>
    <style:style style:name="T8" style:family="text">
      <style:text-properties fo:font-weight="bold" officeooo:rsid="00662dc7" style:font-weight-asian="bold" style:font-weight-complex="bold"/>
    </style:style>
    <style:style style:name="T9" style:family="text">
      <style:text-properties fo:font-weight="bold" officeooo:rsid="0067133e" style:font-weight-asian="bold" style:font-weight-complex="bold"/>
    </style:style>
    <style:style style:name="T10" style:family="text">
      <style:text-properties fo:font-weight="bold" officeooo:rsid="006a4874" style:font-weight-asian="bold" style:font-weight-complex="bold"/>
    </style:style>
    <style:style style:name="T11" style:family="text">
      <style:text-properties fo:font-weight="bold" officeooo:rsid="006b596f" style:font-weight-asian="bold" style:font-weight-complex="bold"/>
    </style:style>
    <style:style style:name="T12" style:family="text">
      <style:text-properties fo:font-weight="bold" officeooo:rsid="006cbda4" style:font-weight-asian="bold" style:font-weight-complex="bold"/>
    </style:style>
    <style:style style:name="T13" style:family="text">
      <style:text-properties fo:font-weight="bold" officeooo:rsid="006de89a" style:font-weight-asian="bold" style:font-weight-complex="bold"/>
    </style:style>
    <style:style style:name="T14" style:family="text">
      <style:text-properties fo:font-weight="bold" officeooo:rsid="005d053a" style:font-weight-asian="bold" style:font-weight-complex="bold"/>
    </style:style>
    <style:style style:name="T15" style:family="text">
      <style:text-properties fo:font-weight="bold" officeooo:rsid="005fa831" style:font-weight-asian="bold" style:font-weight-complex="bold"/>
    </style:style>
    <style:style style:name="T16" style:family="text">
      <style:text-properties fo:font-weight="bold" officeooo:rsid="007f29ec" style:font-weight-asian="bold" style:font-weight-complex="bold"/>
    </style:style>
    <style:style style:name="T17" style:family="text">
      <style:text-properties fo:font-weight="bold" officeooo:rsid="0080c4be" style:font-weight-asian="bold" style:font-weight-complex="bold"/>
    </style:style>
    <style:style style:name="T18" style:family="text">
      <style:text-properties fo:font-weight="bold" officeooo:rsid="00860079" style:font-weight-asian="bold" style:font-weight-complex="bold"/>
    </style:style>
    <style:style style:name="T19" style:family="text">
      <style:text-properties fo:font-weight="bold" officeooo:rsid="008f78cc" style:font-weight-asian="bold" style:font-weight-complex="bold"/>
    </style:style>
    <style:style style:name="T20" style:family="text">
      <style:text-properties fo:font-weight="bold" officeooo:rsid="008feb72" style:font-weight-asian="bold" style:font-weight-complex="bold"/>
    </style:style>
    <style:style style:name="T21" style:family="text">
      <style:text-properties fo:font-weight="bold" officeooo:rsid="00954841" style:font-weight-asian="bold" style:font-weight-complex="bold"/>
    </style:style>
    <style:style style:name="T22" style:family="text">
      <style:text-properties fo:font-weight="bold" officeooo:rsid="00980175" style:font-weight-asian="bold" style:font-weight-complex="bold"/>
    </style:style>
    <style:style style:name="T23" style:family="text">
      <style:text-properties fo:font-weight="bold" officeooo:rsid="00adf9a8" style:font-weight-asian="bold" style:font-weight-complex="bold"/>
    </style:style>
    <style:style style:name="T24" style:family="text">
      <style:text-properties fo:font-weight="bold" officeooo:rsid="00cecd51" style:font-weight-asian="bold" style:font-weight-complex="bold"/>
    </style:style>
    <style:style style:name="T25" style:family="text">
      <style:text-properties fo:font-weight="bold" officeooo:rsid="00d0b992" style:font-weight-asian="bold" style:font-weight-complex="bold"/>
    </style:style>
    <style:style style:name="T26" style:family="text">
      <style:text-properties fo:font-weight="bold" officeooo:rsid="00af7cc2" style:font-weight-asian="bold" style:font-weight-complex="bold"/>
    </style:style>
    <style:style style:name="T27" style:family="text">
      <style:text-properties fo:font-weight="bold" officeooo:rsid="00b223dc" style:font-weight-asian="bold" style:font-weight-complex="bold"/>
    </style:style>
    <style:style style:name="T28" style:family="text">
      <style:text-properties fo:font-weight="bold" officeooo:rsid="00b5d44d" style:font-weight-asian="bold" style:font-weight-complex="bold"/>
    </style:style>
    <style:style style:name="T29" style:family="text">
      <style:text-properties fo:font-weight="bold" officeooo:rsid="00ba2dc7" style:font-weight-asian="bold" style:font-weight-complex="bold"/>
    </style:style>
    <style:style style:name="T30" style:family="text">
      <style:text-properties fo:font-weight="bold" officeooo:rsid="00bc8195" style:font-weight-asian="bold" style:font-weight-complex="bold"/>
    </style:style>
    <style:style style:name="T31" style:family="text">
      <style:text-properties fo:font-weight="bold" officeooo:rsid="00c0b86c" style:font-weight-asian="bold" style:font-weight-complex="bold"/>
    </style:style>
    <style:style style:name="T32" style:family="text">
      <style:text-properties fo:font-weight="bold" officeooo:rsid="00202196" style:font-weight-asian="bold" style:font-weight-complex="bold"/>
    </style:style>
    <style:style style:name="T33" style:family="text">
      <style:text-properties fo:font-weight="bold" officeooo:rsid="0042d8a4" style:font-weight-asian="bold" style:font-weight-complex="bold"/>
    </style:style>
    <style:style style:name="T34" style:family="text">
      <style:text-properties fo:font-weight="bold" officeooo:rsid="002219d6" style:font-weight-asian="bold" style:font-weight-complex="bold"/>
    </style:style>
    <style:style style:name="T35" style:family="text">
      <style:text-properties fo:font-weight="bold" officeooo:rsid="00a5b0e3" style:font-weight-asian="bold" style:font-weight-complex="bold"/>
    </style:style>
    <style:style style:name="T36" style:family="text">
      <style:text-properties fo:font-weight="bold" officeooo:rsid="00b6d828" style:font-weight-asian="bold" style:font-weight-complex="bold"/>
    </style:style>
    <style:style style:name="T37" style:family="text">
      <style:text-properties fo:font-weight="bold" officeooo:rsid="0023b7f6" style:font-weight-asian="bold" style:font-weight-complex="bold"/>
    </style:style>
    <style:style style:name="T38" style:family="text">
      <style:text-properties fo:font-weight="bold" officeooo:rsid="0024358a" style:font-weight-asian="bold" style:font-weight-complex="bold"/>
    </style:style>
    <style:style style:name="T39" style:family="text">
      <style:text-properties fo:font-weight="bold" officeooo:rsid="0054d9b8" style:font-weight-asian="bold" style:font-weight-complex="bold"/>
    </style:style>
    <style:style style:name="T40" style:family="text">
      <style:text-properties fo:font-weight="bold" officeooo:rsid="002814fe" style:font-weight-asian="bold" style:font-weight-complex="bold"/>
    </style:style>
    <style:style style:name="T41" style:family="text">
      <style:text-properties fo:font-weight="bold" officeooo:rsid="00884b61" style:font-weight-asian="bold" style:font-weight-complex="bold"/>
    </style:style>
    <style:style style:name="T42" style:family="text">
      <style:text-properties officeooo:rsid="0023efcd"/>
    </style:style>
    <style:style style:name="T43" style:family="text">
      <style:text-properties officeooo:rsid="0050896b"/>
    </style:style>
    <style:style style:name="T44" style:family="text">
      <style:text-properties officeooo:rsid="00588171"/>
    </style:style>
    <style:style style:name="T45" style:family="text">
      <style:text-properties officeooo:rsid="0054d9b8"/>
    </style:style>
    <style:style style:name="T46" style:family="text">
      <style:text-properties officeooo:rsid="00884b61"/>
    </style:style>
    <style:style style:name="T47" style:family="text">
      <style:text-properties officeooo:rsid="008bcc9d"/>
    </style:style>
    <style:style style:name="T48" style:family="text">
      <style:text-properties officeooo:rsid="008d32f8"/>
    </style:style>
    <style:style style:name="T49" style:family="text">
      <style:text-properties officeooo:rsid="00940fb3"/>
    </style:style>
    <style:style style:name="T50" style:family="text">
      <style:text-properties fo:font-weight="normal" officeooo:rsid="00a5b0e3" style:font-weight-asian="normal" style:font-weight-complex="normal"/>
    </style:style>
    <style:style style:name="T51" style:family="text">
      <style:text-properties fo:font-weight="normal" officeooo:rsid="001f3933" style:font-weight-asian="normal" style:font-weight-complex="normal"/>
    </style:style>
    <style:style style:name="T52" style:family="text">
      <style:text-properties style:text-position="super 58%" fo:font-weight="bold" officeooo:rsid="00cecd51" style:font-weight-asian="bold" style:font-weight-complex="bold"/>
    </style:style>
    <style:style style:name="T53" style:family="text">
      <style:text-properties style:text-position="super 58%" fo:font-weight="bold" officeooo:rsid="00d0b992" style:font-weight-asian="bold" style:font-weight-complex="bold"/>
    </style:style>
    <style:style style:name="T54" style:family="text">
      <style:text-properties style:text-position="super 58%" fo:font-weight="bold" officeooo:rsid="00b5d44d" style:font-weight-asian="bold" style:font-weight-complex="bold"/>
    </style:style>
    <style:style style:name="T55" style:family="text">
      <style:text-properties style:text-position="super 58%" fo:font-weight="bold" officeooo:rsid="00ba2dc7" style:font-weight-asian="bold" style:font-weight-complex="bold"/>
    </style:style>
    <style:style style:name="T56" style:family="text">
      <style:text-properties style:text-position="super 58%" fo:font-weight="bold" officeooo:rsid="00bc8195" style:font-weight-asian="bold" style:font-weight-complex="bold"/>
    </style:style>
    <style:style style:name="T57" style:family="text">
      <style:text-properties style:text-position="super 58%" officeooo:rsid="00b69d61"/>
    </style:style>
    <style:style style:name="T58" style:family="text">
      <style:text-properties style:text-position="super 58%" officeooo:rsid="00b88a0d"/>
    </style:style>
    <style:style style:name="T59" style:family="text">
      <style:text-properties officeooo:rsid="00ae02bb"/>
    </style:style>
    <style:style style:name="T60" style:family="text">
      <style:text-properties officeooo:rsid="00b0fd28"/>
    </style:style>
    <style:style style:name="T61" style:family="text">
      <style:text-properties officeooo:rsid="00b223dc"/>
    </style:style>
    <style:style style:name="T62" style:family="text">
      <style:text-properties officeooo:rsid="00b69d61"/>
    </style:style>
    <style:style style:name="T63" style:family="text">
      <style:text-properties officeooo:rsid="00b6d828"/>
    </style:style>
    <style:style style:name="T64" style:family="text">
      <style:text-properties officeooo:rsid="00b88a0d"/>
    </style:style>
    <style:style style:name="T65" style:family="text">
      <style:text-properties officeooo:rsid="00be3731"/>
    </style:style>
    <style:style style:name="T66" style:family="text">
      <style:text-properties fo:font-variant="normal" fo:text-transform="none" fo:color="#000000" style:font-name="Liberation Serif" fo:font-size="12pt" fo:letter-spacing="normal" fo:font-style="normal" style:font-size-asian="12pt" style:font-weight-asian="bold" style:font-size-complex="12pt" style:font-weight-complex="bold"/>
    </style:style>
    <style:style style:name="T67" style:family="text">
      <style:text-properties style:font-weight-asian="bold" style:font-weight-complex="bold"/>
    </style:style>
    <style:style style:name="T68" style:family="text">
      <style:text-properties officeooo:rsid="001f3933"/>
    </style:style>
    <style:style style:name="T69" style:family="text">
      <style:text-properties officeooo:rsid="002814fe"/>
    </style:style>
    <style:style style:name="T70" style:family="text">
      <style:text-properties officeooo:rsid="002976ea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hase 1</text:p>
      <text:p text:style-name="P2"/>
      <text:p text:style-name="P30">humble@humble-Vostro-3583:~/Desktop/ITS304/bomb001$</text:p>
      <text:p text:style-name="P30">gdb bomb</text:p>
      <text:p text:style-name="P10"/>
      <text:p text:style-name="P10">GNU gdb (Ubuntu 10.1-2ubuntu2) 10.1.90.20210411-git</text:p>
      <text:p text:style-name="P10">Copyright (C) 2021 Free Software Foundation, Inc.</text:p>
      <text:p text:style-name="P10">License GPLv3+: GNU GPL version 3 or later &lt;http://gnu.org/licenses/gpl.html&gt;</text:p>
      <text:p text:style-name="P10">This is free software: you are free to change and redistribute it.</text:p>
      <text:p text:style-name="P10">There is NO WARRANTY, to the extent permitted by law.</text:p>
      <text:p text:style-name="P10">Type "show copying" and "show warranty" for details.</text:p>
      <text:p text:style-name="P10">This GDB was configured as "x86_64-linux-gnu".</text:p>
      <text:p text:style-name="P10">Type "show configuration" for configuration details.</text:p>
      <text:p text:style-name="P10">For bug reporting instructions, please see:</text:p>
      <text:p text:style-name="P10">&lt;https://www.gnu.org/software/gdb/bugs/&gt;.</text:p>
      <text:p text:style-name="P10">Find the GDB manual and other documentation resources online at:</text:p>
      <text:p text:style-name="P10"><text:s text:c="4"/>&lt;http://www.gnu.org/software/gdb/documentation/&gt;.</text:p>
      <text:p text:style-name="P10"/>
      <text:p text:style-name="P10">For help, type "help".</text:p>
      <text:p text:style-name="P10">Type "apropos word" to search for commands related to "word"...</text:p>
      <text:p text:style-name="P10">Reading symbols from bomb…</text:p>
      <text:p text:style-name="P10">//<text:span text:style-name="T1">set breakpoints</text:span></text:p>
      <text:p text:style-name="P10">(gdb) b phase_1</text:p>
      <text:p text:style-name="P10">Breakpoint 1 at 0x400e8d</text:p>
      <text:p text:style-name="P10">(gdb) r</text:p>
      <text:p text:style-name="P10">Starting program: /home/<text:span text:style-name="T70">humble/</text:span>Desktop/ITS304/<text:span text:style-name="T70">bomb001</text:span>/bomb</text:p>
      <text:p text:style-name="P10">Welcome to my fiendish little bomb. You have 6 phases with</text:p>
      <text:p text:style-name="P10">which to blow yourself up. Have a nice day!</text:p>
      <text:p text:style-name="P10">hi</text:p>
      <text:p text:style-name="P10">Breakpoint 1, 0x0000000000400e8d in phase_1 ()</text:p>
      <text:p text:style-name="P10"/>
      <text:p text:style-name="P10">(gdb) disas</text:p>
      <text:p text:style-name="P10">Dump of assembler code for function phase_1:</text:p>
      <text:p text:style-name="P10">=&gt; 0x0000000000400e8d &lt;+0&gt;:<text:tab/>sub <text:s text:c="3"/>$0x8,%rsp <text:span text:style-name="T2">//</text:span><text:span text:style-name="T3">building stack frame with 8 more bytes</text:span></text:p>
      <text:p text:style-name="P10"><text:s text:c="3"/>0x0000000000400e91 &lt;+4&gt;:<text:tab/>mov <text:s text:c="3"/>$0x4023d0,%esi <text:span text:style-name="T2">//</text:span></text:p>
      <text:p text:style-name="P10"><text:s text:c="3"/>0x0000000000400e96 &lt;+9&gt;:<text:tab/>call <text:s text:c="2"/>0x40133e &lt;strings_not_equal&gt;<text:span text:style-name="T2">//</text:span><text:span text:style-name="T4">input string </text:span><text:span text:style-name="T32">will be compared</text:span><text:span text:style-name="T4"> with </text:span><text:span text:style-name="T32">the </text:span><text:span text:style-name="T4">answer</text:span></text:p>
      <text:p text:style-name="P10"><text:s text:c="3"/>0x0000000000400e9b &lt;+14&gt;:<text:tab/>test <text:s text:c="2"/>%eax,%eax</text:p>
      <text:p text:style-name="P10"><text:s text:c="3"/>0x0000000000400e9d &lt;+16&gt;:<text:tab/>je <text:s text:c="4"/>0x400ea4 &lt;phase_1+23&gt;</text:p>
      <text:p text:style-name="P10"><text:s text:c="3"/>0x0000000000400e9f &lt;+18&gt;:<text:tab/>call <text:s text:c="2"/>0x40143d &lt;explode_bomb&gt;</text:p>
      <text:p text:style-name="P10"><text:s text:c="3"/>0x0000000000400ea4 &lt;+23&gt;:<text:tab/>add <text:s text:c="3"/>$0x8,%rsp</text:p>
      <text:p text:style-name="P10"><text:s text:c="3"/>0x0000000000400ea8 &lt;+27&gt;:<text:tab/>ret <text:s text:c="3"/></text:p>
      <text:p text:style-name="P10">End of assembler dump.</text:p>
      <text:p text:style-name="P7"><text:span text:style-name="T67">//</text:span><text:span text:style-name="T66">Lets check what is being moved from address 0x4023d0 to register %esi</text:span></text:p>
      <text:p text:style-name="P10"/>
      <text:p text:style-name="P10">(gdb) x/s 0x4023d0</text:p>
      <text:p text:style-name="P10">0x4023d0:<text:tab/>"The moon unit will be divided into two divisions."</text:p>
      <text:p text:style-name="P8"/>
      <text:p text:style-name="P3">So this string is being moved into %esi</text:p>
      <text:p text:style-name="P9"><text:soft-page-break/>//next instruction to line 2</text:p>
      <text:p text:style-name="P10">(gdb) ni 2</text:p>
      <text:p text:style-name="P10">0x0000000000400e96 in phase_1 ()</text:p>
      <text:p text:style-name="P10">(gdb) disas</text:p>
      <text:p text:style-name="P10">Dump of assembler code for function phase_1:</text:p>
      <text:p text:style-name="P10"><text:s text:c="3"/>0x0000000000400e8d &lt;+0&gt;:<text:tab/>sub <text:s text:c="3"/>$0x8,%rsp</text:p>
      <text:p text:style-name="P10"><text:s text:c="3"/>0x0000000000400e91 &lt;+4&gt;:<text:tab/>mov <text:s text:c="3"/>$0x4023d0,%esi</text:p>
      <text:p text:style-name="P10">=&gt; 0x0000000000400e96 &lt;+9&gt;:<text:tab/>call <text:s text:c="2"/>0x40133e &lt;strings_not_equal&gt;</text:p>
      <text:p text:style-name="P10"><text:s text:c="3"/>0x0000000000400e9b &lt;+14&gt;:<text:tab/>test <text:s text:c="2"/>%eax,%eax</text:p>
      <text:p text:style-name="P10"><text:s text:c="3"/>0x0000000000400e9d &lt;+16&gt;:<text:tab/>je <text:s text:c="4"/>0x400ea4 &lt;phase_1+23&gt;</text:p>
      <text:p text:style-name="P10"><text:s text:c="3"/>0x0000000000400e9f &lt;+18&gt;:<text:tab/>call <text:s text:c="2"/>0x40143d &lt;explode_bomb&gt;</text:p>
      <text:p text:style-name="P10"><text:s text:c="3"/>0x0000000000400ea4 &lt;+23&gt;:<text:tab/>add <text:s text:c="3"/>$0x8,%rsp</text:p>
      <text:p text:style-name="P10"><text:s text:c="3"/>0x0000000000400ea8 &lt;+27&gt;:<text:tab/>ret <text:s text:c="3"/></text:p>
      <text:p text:style-name="P10">End of assembler dump.</text:p>
      <text:p text:style-name="P10">(gdb) si</text:p>
      <text:p text:style-name="P10">0x000000000040133e in strings_not_equal ()</text:p>
      <text:p text:style-name="P10">(gdb) disas</text:p>
      <text:p text:style-name="P10">Dump of assembler code for function strings_not_equal:</text:p>
      <text:p text:style-name="P10">=&gt; 0x000000000040133e &lt;+0&gt;:<text:tab/>push <text:s text:c="2"/>%r12</text:p>
      <text:p text:style-name="P10"><text:s text:c="3"/>0x0000000000401340 &lt;+2&gt;:<text:tab/>push <text:s text:c="2"/>%rbp</text:p>
      <text:p text:style-name="P10"><text:s text:c="3"/>0x0000000000401341 &lt;+3&gt;:<text:tab/>push <text:s text:c="2"/>%rbx</text:p>
      <text:p text:style-name="P10"><text:s text:c="3"/>0x0000000000401342 &lt;+4&gt;:<text:tab/>mov <text:s text:c="3"/>%rdi,%rbx</text:p>
      <text:p text:style-name="P10"><text:s text:c="3"/>0x0000000000401345 &lt;+7&gt;:<text:tab/>mov <text:s text:c="3"/>%rsi,%rbp</text:p>
      <text:p text:style-name="P10"><text:s text:c="3"/>0x0000000000401348 &lt;+10&gt;:<text:tab/>call <text:s text:c="2"/>0x401320 &lt;string_length&gt;</text:p>
      <text:p text:style-name="P10"><text:s text:c="3"/>0x000000000040134d &lt;+15&gt;:<text:tab/>mov <text:s text:c="3"/>%eax,%r12d</text:p>
      <text:p text:style-name="P10"><text:s text:c="3"/>0x0000000000401350 &lt;+18&gt;:<text:tab/>mov <text:s text:c="3"/>%rbp,%rdi</text:p>
      <text:p text:style-name="P10"><text:s text:c="3"/>0x0000000000401353 &lt;+21&gt;:<text:tab/>call <text:s text:c="2"/>0x401320 &lt;string_length&gt;</text:p>
      <text:p text:style-name="P10"><text:s text:c="3"/>0x0000000000401358 &lt;+26&gt;:<text:tab/>mov <text:s text:c="3"/>$0x1,%edx</text:p>
      <text:p text:style-name="P10"><text:s text:c="3"/>0x000000000040135d &lt;+31&gt;:<text:tab/>cmp <text:s text:c="3"/>%eax,%r12d</text:p>
      <text:p text:style-name="P10"><text:s text:c="3"/>0x0000000000401360 &lt;+34&gt;:<text:tab/>jne <text:s text:c="3"/>0x40139e &lt;strings_not_equal+96&gt;</text:p>
      <text:p text:style-name="P10"><text:s text:c="3"/>0x0000000000401362 &lt;+36&gt;:<text:tab/>movzbl (%rbx),%eax</text:p>
      <text:p text:style-name="P10"><text:s text:c="3"/>0x0000000000401365 &lt;+39&gt;:<text:tab/>test <text:s text:c="2"/>%al,%al</text:p>
      <text:p text:style-name="P10"><text:s text:c="3"/>0x0000000000401367 &lt;+41&gt;:<text:tab/>je <text:s text:c="4"/>0x40138b &lt;strings_not_equal+77&gt;</text:p>
      <text:p text:style-name="P10"><text:s text:c="3"/>0x0000000000401369 &lt;+43&gt;:<text:tab/>cmp <text:s text:c="3"/>0x0(%rbp),%al</text:p>
      <text:p text:style-name="P10"><text:s text:c="3"/>0x000000000040136c &lt;+46&gt;:<text:tab/>je <text:s text:c="4"/>0x401375 &lt;strings_not_equal+55&gt;</text:p>
      <text:p text:style-name="P10"><text:s text:c="3"/>0x000000000040136e &lt;+48&gt;:<text:tab/>jmp <text:s text:c="3"/>0x401392 &lt;strings_not_equal+84&gt;</text:p>
      <text:p text:style-name="P10"><text:s text:c="3"/>0x0000000000401370 &lt;+50&gt;:<text:tab/>cmp <text:s text:c="3"/>0x0(%rbp),%al</text:p>
      <text:p text:style-name="P10"><text:s text:c="3"/>0x0000000000401373 &lt;+53&gt;:<text:tab/>jne <text:s text:c="3"/>0x401399 &lt;strings_not_equal+91&gt;</text:p>
      <text:p text:style-name="P10"><text:s text:c="3"/>0x0000000000401375 &lt;+55&gt;:<text:tab/>add <text:s text:c="3"/>$0x1,%rbx</text:p>
      <text:p text:style-name="P10"><text:s text:c="3"/>0x0000000000401379 &lt;+59&gt;:<text:tab/>add <text:s text:c="3"/>$0x1,%rbp</text:p>
      <text:p text:style-name="P10"><text:s text:c="3"/>0x000000000040137d &lt;+63&gt;:<text:tab/>movzbl (%rbx),%eax</text:p>
      <text:p text:style-name="P10"><text:s text:c="3"/>0x0000000000401380 &lt;+66&gt;:<text:tab/>test <text:s text:c="2"/>%al,%al</text:p>
      <text:p text:style-name="P10"><text:s text:c="3"/>0x0000000000401382 &lt;+68&gt;:<text:tab/>jne <text:s text:c="3"/>0x401370 &lt;strings_not_equal+50&gt;</text:p>
      <text:p text:style-name="P10"><text:s text:c="3"/>0x0000000000401384 &lt;+70&gt;:<text:tab/>mov <text:s text:c="3"/>$0x0,%edx</text:p>
      <text:p text:style-name="P10"><text:s text:c="3"/>0x0000000000401389 &lt;+75&gt;:<text:tab/>jmp <text:s text:c="3"/>0x40139e &lt;strings_not_equal+96&gt;</text:p>
      <text:p text:style-name="P10"><text:s text:c="3"/>0x000000000040138b &lt;+77&gt;:<text:tab/>mov <text:s text:c="3"/>$0x0,%edx</text:p>
      <text:p text:style-name="P10"><text:s text:c="3"/>0x0000000000401390 &lt;+82&gt;:<text:tab/>jmp <text:s text:c="3"/>0x40139e &lt;strings_not_equal+96&gt;</text:p>
      <text:p text:style-name="P10"><text:s text:c="3"/>0x0000000000401392 &lt;+84&gt;:<text:tab/>mov <text:s text:c="3"/>$0x1,%edx</text:p>
      <text:p text:style-name="P10"><text:s text:c="3"/>0x0000000000401397 &lt;+89&gt;:<text:tab/>jmp <text:s text:c="3"/>0x40139e &lt;strings_not_equal+96&gt;</text:p>
      <text:p text:style-name="P10"><text:soft-page-break/><text:s text:c="3"/>0x0000000000401399 &lt;+91&gt;:<text:tab/>mov <text:s text:c="3"/>$0x1,%edx</text:p>
      <text:p text:style-name="P10"><text:s text:c="3"/>0x000000000040139e &lt;+96&gt;:<text:tab/>mov <text:s text:c="3"/>%edx,%eax</text:p>
      <text:p text:style-name="P10"><text:s text:c="3"/>0x00000000004013a0 &lt;+98&gt;:<text:tab/>pop <text:s text:c="3"/>%rbx</text:p>
      <text:p text:style-name="P10"><text:s text:c="3"/>0x00000000004013a1 &lt;+99&gt;:<text:tab/>pop <text:s text:c="3"/>%rbp</text:p>
      <text:p text:style-name="P10"><text:s text:c="3"/>0x00000000004013a2 &lt;+100&gt;:<text:tab/>pop <text:s text:c="3"/>%r12</text:p>
      <text:p text:style-name="P10"><text:s text:c="3"/>0x00000000004013a4 &lt;+102&gt;:<text:tab/>ret <text:s text:c="3"/></text:p>
      <text:p text:style-name="P10">End of assembler dump.</text:p>
      <text:p text:style-name="P10"/>
      <text:p text:style-name="P10"><text:span text:style-name="T2">&lt;</text:span><text:span text:style-name="T33">String_not_equal&gt; does not have a call <text:s/>bomb, it can be executed. Looking at %eax, we see it is = 1. So t</text:span><text:span text:style-name="T34">he bomb will blast</text:span><text:span text:style-name="T33">. </text:span></text:p>
      <text:p text:style-name="P10"/>
      <text:p text:style-name="P10">(gdb) r</text:p>
      <text:p text:style-name="P10">The program being debugged has been started already.</text:p>
      <text:p text:style-name="P10">Start it from the beginning? (y or n) y</text:p>
      <text:p text:style-name="P31">Starting program: <text:s/>/home/<text:span text:style-name="T70">humble/</text:span>Desktop/ITS304/<text:span text:style-name="T70">bomb001</text:span>/bomb </text:p>
      <text:p text:style-name="P10">Welcome to my fiendish little bomb. You have 6 phases with</text:p>
      <text:p text:style-name="P10">which to blow yourself up. Have a nice day!</text:p>
      <text:p text:style-name="P10">hi</text:p>
      <text:p text:style-name="P10"/>
      <text:p text:style-name="P10">Breakpoint 1, 0x0000000000400e8d in phase_1 ()</text:p>
      <text:p text:style-name="P10">(gdb) ni 3</text:p>
      <text:p text:style-name="P10">0x0000000000400e9b in phase_1 ()</text:p>
      <text:p text:style-name="P10">(gdb) i r</text:p>
      <text:p text:style-name="P10">rax <text:s text:c="11"/>0x1 <text:s text:c="16"/>1 </text:p>
      <text:p text:style-name="P10">rbx <text:s text:c="11"/>0x4021f0 <text:s text:c="11"/>4202992</text:p>
      <text:p text:style-name="P10">rcx <text:s text:c="11"/>0x2 <text:s text:c="16"/>2</text:p>
      <text:p text:style-name="P10">rdx <text:s text:c="11"/>0x1 <text:s text:c="16"/>1</text:p>
      <text:p text:style-name="P10">rsi <text:s text:c="11"/>0x4023d0 <text:s text:c="11"/>4203472</text:p>
      <text:p text:style-name="P10">rdi <text:s text:c="11"/>0x402401 <text:s text:c="11"/>4203521</text:p>
      <text:p text:style-name="P10">rbp <text:s text:c="11"/>0x0 <text:s text:c="16"/>0x0</text:p>
      <text:p text:style-name="P10">rsp <text:s text:c="11"/>0x7fffffffde20 <text:s text:c="5"/>0x7fffffffde20</text:p>
      <text:p text:style-name="P10">r8 <text:s text:c="12"/>0x6037a0 <text:s text:c="11"/>6305696</text:p>
      <text:p text:style-name="P10">r9 <text:s text:c="12"/>0x6046b0 <text:s text:c="11"/>6309552</text:p>
      <text:p text:style-name="P10">r10 <text:s text:c="11"/>0x400669 <text:s text:c="11"/>4195945</text:p>
      <text:p text:style-name="P10">r11 <text:s text:c="11"/>0x7ffff7def8a0 <text:s text:c="5"/>140737351973024</text:p>
      <text:p text:style-name="P10">r12 <text:s text:c="11"/>0x400c60 <text:s text:c="11"/>4197472</text:p>
      <text:p text:style-name="P10">r13 <text:s text:c="11"/>0x0 <text:s text:c="16"/>0</text:p>
      <text:p text:style-name="P10">r14 <text:s text:c="11"/>0x0 <text:s text:c="16"/>0</text:p>
      <text:p text:style-name="P10">r15 <text:s text:c="11"/>0x0 <text:s text:c="16"/>0</text:p>
      <text:p text:style-name="P10">rip <text:s text:c="11"/>0x400e9b <text:s text:c="11"/>0x400e9b &lt;phase_1+14&gt;</text:p>
      <text:p text:style-name="P10">eflags <text:s text:c="8"/>0x287 <text:s text:c="14"/>[ CF PF SF IF ]</text:p>
      <text:p text:style-name="P10">cs <text:s text:c="12"/>0x33 <text:s text:c="15"/>51</text:p>
      <text:p text:style-name="P10">ss <text:s text:c="12"/>0x2b <text:s text:c="15"/>43</text:p>
      <text:p text:style-name="P10">ds <text:s text:c="12"/>0x0 <text:s text:c="16"/>0</text:p>
      <text:p text:style-name="P10">es <text:s text:c="12"/>0x0 <text:s text:c="16"/>0</text:p>
      <text:p text:style-name="P10">fs <text:s text:c="12"/>0x0 <text:s text:c="16"/>0</text:p>
      <text:p text:style-name="P10">gs <text:s text:c="12"/>0x0 <text:s text:c="16"/>0</text:p>
      <text:p text:style-name="P10">(gdb) r</text:p>
      <text:p text:style-name="P10">The program being debugged has been started already.</text:p>
      <text:p text:style-name="P10"><text:soft-page-break/>Start it from the beginning? (y or n) y</text:p>
      <text:p text:style-name="P31">Starting program: <text:s/>/home/<text:span text:style-name="T70">humble/</text:span>Desktop/ITS304/<text:span text:style-name="T70">bomb001</text:span>/bomb</text:p>
      <text:p text:style-name="P4">Lets try to use the string we found in the disassembler code and see the value of %eax for it.</text:p>
      <text:p text:style-name="P6">“The moon unit will be divided into two divisions.”</text:p>
      <text:p text:style-name="P10"/>
      <text:p text:style-name="P10">Welcome to my fiendish little bomb. You have 6 phases with</text:p>
      <text:p text:style-name="P10">which to blow yourself up. Have a nice day!</text:p>
      <text:p text:style-name="P10">The moon unit will be divided into two divisions.</text:p>
      <text:p text:style-name="P10"/>
      <text:p text:style-name="P10">Breakpoint 1, 0x0000000000400e8d in phase_1 ()</text:p>
      <text:p text:style-name="P10">(gdb) disas</text:p>
      <text:p text:style-name="P10">Dump of assembler code for function phase_1:</text:p>
      <text:p text:style-name="P10">=&gt; 0x0000000000400e8d &lt;+0&gt;:<text:tab/>sub <text:s text:c="3"/>$0x8,%rsp</text:p>
      <text:p text:style-name="P10"><text:s text:c="3"/>0x0000000000400e91 &lt;+4&gt;:<text:tab/>mov <text:s text:c="3"/>$0x4023d0,%esi</text:p>
      <text:p text:style-name="P10"><text:s text:c="3"/>0x0000000000400e96 &lt;+9&gt;:<text:tab/>call <text:s text:c="2"/>0x40133e &lt;strings_not_equal&gt;</text:p>
      <text:p text:style-name="P10"><text:s text:c="3"/>0x0000000000400e9b &lt;+14&gt;:<text:tab/>test <text:s text:c="2"/>%eax,%eax</text:p>
      <text:p text:style-name="P10"><text:s text:c="3"/>0x0000000000400e9d &lt;+16&gt;:<text:tab/>je <text:s text:c="4"/>0x400ea4 &lt;phase_1+23&gt;</text:p>
      <text:p text:style-name="P10"><text:s text:c="3"/>0x0000000000400e9f &lt;+18&gt;:<text:tab/>call <text:s text:c="2"/>0x40143d &lt;explode_bomb&gt;</text:p>
      <text:p text:style-name="P10"><text:s text:c="3"/>0x0000000000400ea4 &lt;+23&gt;:<text:tab/>add <text:s text:c="3"/>$0x8,%rsp</text:p>
      <text:p text:style-name="P10"><text:s text:c="3"/>0x0000000000400ea8 &lt;+27&gt;:<text:tab/>ret <text:s text:c="3"/></text:p>
      <text:p text:style-name="P10">End of assembler dump.</text:p>
      <text:p text:style-name="P10">(gdb) ni 3</text:p>
      <text:p text:style-name="P10">0x0000000000400e9b in phase_1 ()</text:p>
      <text:p text:style-name="P10">(gdb) disas</text:p>
      <text:p text:style-name="P10">Dump of assembler code for function phase_1:</text:p>
      <text:p text:style-name="P10"><text:s text:c="3"/>0x0000000000400e8d &lt;+0&gt;:<text:tab/>sub <text:s text:c="3"/>$0x8,%rsp</text:p>
      <text:p text:style-name="P10"><text:s text:c="3"/>0x0000000000400e91 &lt;+4&gt;:<text:tab/>mov <text:s text:c="3"/>$0x4023d0,%esi</text:p>
      <text:p text:style-name="P10"><text:s text:c="3"/>0x0000000000400e96 &lt;+9&gt;:<text:tab/>call <text:s text:c="2"/>0x40133e &lt;strings_not_equal&gt;</text:p>
      <text:p text:style-name="P10">=&gt; 0x0000000000400e9b &lt;+14&gt;:<text:tab/>test <text:s text:c="2"/>%eax,%eax</text:p>
      <text:p text:style-name="P10"><text:s text:c="3"/>0x0000000000400e9d &lt;+16&gt;:<text:tab/>je <text:s text:c="4"/>0x400ea4 &lt;phase_1+23&gt;</text:p>
      <text:p text:style-name="P10"><text:s text:c="3"/>0x0000000000400e9f &lt;+18&gt;:<text:tab/>call <text:s text:c="2"/>0x40143d &lt;explode_bomb&gt;</text:p>
      <text:p text:style-name="P10"><text:s text:c="3"/>0x0000000000400ea4 &lt;+23&gt;:<text:tab/>add <text:s text:c="3"/>$0x8,%rsp</text:p>
      <text:p text:style-name="P10"><text:s text:c="3"/>0x0000000000400ea8 &lt;+27&gt;:<text:tab/>ret <text:s text:c="3"/></text:p>
      <text:p text:style-name="P10">End of assembler dump.</text:p>
      <text:p text:style-name="P10">(gdb) i r</text:p>
      <text:p text:style-name="P10">rax <text:s text:c="11"/>0x0 <text:s text:c="16"/>0 </text:p>
      <text:p text:style-name="P10">rbx <text:s text:c="11"/>0x4021f0 <text:s text:c="11"/>4202992</text:p>
      <text:p text:style-name="P10">rcx <text:s text:c="11"/>0x31 <text:s text:c="15"/>49</text:p>
      <text:p text:style-name="P10">rdx <text:s text:c="11"/>0x0 <text:s text:c="16"/>0</text:p>
      <text:p text:style-name="P10">rsi <text:s text:c="11"/>0x4023d0 <text:s text:c="11"/>4203472</text:p>
      <text:p text:style-name="P10">rdi <text:s text:c="11"/>0x402401 <text:s text:c="11"/>4203521</text:p>
      <text:p text:style-name="P10">rbp <text:s text:c="11"/>0x0 <text:s text:c="16"/>0x0</text:p>
      <text:p text:style-name="P10">rsp <text:s text:c="11"/>0x7fffffffde20 <text:s text:c="5"/>0x7fffffffde20</text:p>
      <text:p text:style-name="P10">r8 <text:s text:c="12"/>0x6037a0 <text:s text:c="11"/>6305696</text:p>
      <text:p text:style-name="P10">r9 <text:s text:c="12"/>0x6046b0 <text:s text:c="11"/>6309552</text:p>
      <text:p text:style-name="P10">r10 <text:s text:c="11"/>0x400669 <text:s text:c="11"/>4195945</text:p>
      <text:p text:style-name="P10">r11 <text:s text:c="11"/>0x7ffff7def8a0 <text:s text:c="5"/>140737351973024</text:p>
      <text:p text:style-name="P10">r12 <text:s text:c="11"/>0x400c60 <text:s text:c="11"/>4197472</text:p>
      <text:p text:style-name="P10">r13 <text:s text:c="11"/>0x0 <text:s text:c="16"/>0</text:p>
      <text:p text:style-name="P10"><text:soft-page-break/>r14 <text:s text:c="11"/>0x0 <text:s text:c="16"/>0</text:p>
      <text:p text:style-name="P10">r15 <text:s text:c="11"/>0x0 <text:s text:c="16"/>0</text:p>
      <text:p text:style-name="P10">rip <text:s text:c="11"/>0x400e9b <text:s text:c="11"/>0x400e9b &lt;phase_1+14&gt;</text:p>
      <text:p text:style-name="P10">eflags <text:s text:c="8"/>0x246 <text:s text:c="14"/>[ PF ZF IF ]</text:p>
      <text:p text:style-name="P10">cs <text:s text:c="12"/>0x33 <text:s text:c="15"/>51</text:p>
      <text:p text:style-name="P10">ss <text:s text:c="12"/>0x2b <text:s text:c="15"/>43</text:p>
      <text:p text:style-name="P10">ds <text:s text:c="12"/>0x0 <text:s text:c="16"/>0</text:p>
      <text:p text:style-name="P10">es <text:s text:c="12"/>0x0 <text:s text:c="16"/>0</text:p>
      <text:p text:style-name="P10">fs <text:s text:c="12"/>0x0 <text:s text:c="16"/>0</text:p>
      <text:p text:style-name="P10">gs <text:s text:c="12"/>0x0 <text:s text:c="16"/>0</text:p>
      <text:p text:style-name="P10"/>
      <text:p text:style-name="P10"/>
      <text:p text:style-name="P10">//<text:span text:style-name="T42">break pointwill be removed</text:span></text:p>
      <text:p text:style-name="P10">(gdb) info break</text:p>
      <text:p text:style-name="P10">Num <text:s text:c="4"/>Type <text:s text:c="10"/>Disp Enb Address <text:s text:c="11"/>What</text:p>
      <text:p text:style-name="P10">1 <text:s text:c="6"/>breakpoint <text:s text:c="4"/>keep y <text:s text:c="2"/>0x0000000000400e8d &lt;phase_1&gt;</text:p>
      <text:p text:style-name="P10"><text:tab/>breakpoint already hit 1 time</text:p>
      <text:p text:style-name="P10">(gdb) del 1</text:p>
      <text:p text:style-name="P10">(gdb) info break</text:p>
      <text:p text:style-name="P10">No breakpoints or watchpoints.</text:p>
      <text:p text:style-name="P10">(gdb) r</text:p>
      <text:p text:style-name="P10">The program being debugged has been started already.</text:p>
      <text:p text:style-name="P10">Start it from the beginning? (y or n) y</text:p>
      <text:p text:style-name="P31">Starting program: <text:s/>/home/<text:span text:style-name="T70">humble/</text:span>Desktop/ITS304/<text:span text:style-name="T70">bomb001</text:span>/bomb</text:p>
      <text:p text:style-name="P10">Welcome to my fiendish little bomb. You have 6 phases with</text:p>
      <text:p text:style-name="P10">which to blow yourself up. Have a nice day!</text:p>
      <text:p text:style-name="P10">The moon unit will be divided into two divisions.</text:p>
      <text:p text:style-name="P10">Phase 1 defused. How about the next one?</text:p>
      <text:p text:style-name="P10"/>
      <text:list xml:id="list3072146379" text:style-name="L1">
        <text:list-item>
          <text:p text:style-name="P12"><text:span text:style-name="T5">So solution in phase 1 is: </text:span><text:span text:style-name="T43"><text:s/>The moon unit will be divided into two divisions.</text:span></text:p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><text:soft-page-break/><text:span text:style-name="T35">phase 2</text:span></text:p>
      <text:p text:style-name="P30">humble@humble-Vostro-3583:~/Desktop/ITS304/bomb001$</text:p>
      <text:p text:style-name="P16">gdb bomb</text:p>
      <text:p text:style-name="P1">GNU gdb (Ubuntu 10.1-2ubuntu2) 10.1.90.20210411-git</text:p>
      <text:p text:style-name="P1">Copyright (C) 2021 Free Software Foundation, Inc.</text:p>
      <text:p text:style-name="P1">License GPLv3+: GNU GPL version 3 or later &lt;http://gnu.org/licenses/gpl.html&gt;</text:p>
      <text:p text:style-name="P1">This is free software: you are free to change and redistribute it.</text:p>
      <text:p text:style-name="P1">There is NO WARRANTY, to the extent permitted by law.</text:p>
      <text:p text:style-name="P1">Type "show copying" and "show warranty" for details.</text:p>
      <text:p text:style-name="P1">This GDB was configured as "x86_64-linux-gnu".</text:p>
      <text:p text:style-name="P1">Type "show configuration" for configuration details.</text:p>
      <text:p text:style-name="P1">For bug reporting instructions, please see:</text:p>
      <text:p text:style-name="P1">&lt;https://www.gnu.org/software/gdb/bugs/&gt;.</text:p>
      <text:p text:style-name="P1">Find the GDB manual and other documentation resources online at:</text:p>
      <text:p text:style-name="P1"><text:s text:c="4"/>&lt;http://www.gnu.org/software/gdb/documentation/&gt;.</text:p>
      <text:p text:style-name="P1"/>
      <text:p text:style-name="P1">For help, type "help".</text:p>
      <text:p text:style-name="P1">Type "apropos word" to search for commands related to "word"...</text:p>
      <text:p text:style-name="P1">Reading symbols from bomb...</text:p>
      <text:p text:style-name="P1">(gdb) b phase_2</text:p>
      <text:p text:style-name="P1">Breakpoint 1 at 0x400ea9</text:p>
      <text:p text:style-name="P1">(gdb) b explode_bomb</text:p>
      <text:p text:style-name="P1">Breakpoint 2 at 0x40143d</text:p>
      <text:p text:style-name="P1">(gdb) r answers.txt</text:p>
      <text:p text:style-name="P17">Starting program: <text:s/>/home/<text:span text:style-name="T70">humble/</text:span>Desktop/ITS304/<text:span text:style-name="T70">bomb001</text:span>/bomb</text:p>
      <text:p text:style-name="P1">Welcome to my fiendish little bomb. You have 6 phases with</text:p>
      <text:p text:style-name="P1">which to blow yourself up. Have a nice day!</text:p>
      <text:p text:style-name="P1">Phase 1 defused. How about the next one?</text:p>
      <text:p text:style-name="P1">hi<text:span text:style-name="T2">//</text:span><text:span text:style-name="T23">test input </text:span></text:p>
      <text:p text:style-name="P1"/>
      <text:p text:style-name="P1">Breakpoint 1, 0x0000000000400ea9 in phase_2 ()</text:p>
      <text:p text:style-name="P1">(gdb) disas</text:p>
      <text:p text:style-name="P1">Dump of assembler code for function phase_2:</text:p>
      <text:p text:style-name="P1">=&gt; 0x0000000000400ea9 &lt;+0&gt;:<text:tab/>push <text:s text:c="2"/>%rbp</text:p>
      <text:p text:style-name="P1"><text:s text:c="3"/>0x0000000000400eaa &lt;+1&gt;:<text:tab/>push <text:s text:c="2"/>%rbx</text:p>
      <text:p text:style-name="P1"><text:s text:c="3"/>0x0000000000400eab &lt;+2&gt;:<text:tab/>sub <text:s text:c="3"/>$0x28,%rsp</text:p>
      <text:p text:style-name="P1"><text:s text:c="3"/>0x0000000000400eaf &lt;+6&gt;:<text:tab/>mov <text:s text:c="3"/>%fs:0x28,%rax</text:p>
      <text:p text:style-name="P1"><text:s text:c="3"/>0x0000000000400eb8 &lt;+15&gt;:<text:tab/>mov <text:s text:c="3"/>%rax,0x18(%rsp)</text:p>
      <text:p text:style-name="P1"><text:s text:c="3"/>0x0000000000400ebd &lt;+20&gt;:<text:tab/>xor <text:s text:c="3"/>%eax,%eax</text:p>
      <text:p text:style-name="P1"><text:s text:c="3"/>0x0000000000400ebf &lt;+22&gt;:<text:tab/>mov <text:s text:c="3"/>%rsp,%rsi</text:p>
      <text:p text:style-name="P1"><text:s text:c="3"/>0x0000000000400ec2 &lt;+25&gt;:<text:tab/>call <text:s text:c="2"/>0x40145f &lt;read_six_numbers&gt;</text:p>
      <text:p text:style-name="P1"><text:s text:c="3"/>0x0000000000400ec7 &lt;+30&gt;:<text:tab/>cmpl <text:s text:c="2"/>$0x0,(%rsp)<text:span text:style-name="T2">//</text:span><text:span text:style-name="T24">1</text:span><text:span text:style-name="T52">st</text:span><text:span text:style-name="T24"> input</text:span></text:p>
      <text:p text:style-name="P1"><text:s text:c="3"/>0x0000000000400ecb &lt;+34&gt;:<text:tab/>jne <text:s text:c="3"/>0x400ed4 &lt;phase_2+43&gt;</text:p>
      <text:p text:style-name="P1"><text:s text:c="3"/>0x0000000000400ecd &lt;+36&gt;:<text:tab/>cmpl <text:s text:c="2"/>$0x1,0x4(%rsp)/<text:span text:style-name="T2">/</text:span><text:span text:style-name="T25">2</text:span><text:span text:style-name="T53">nd</text:span><text:span text:style-name="T25"> input</text:span></text:p>
      <text:p text:style-name="P1"><text:s text:c="3"/>0x0000000000400ed2 &lt;+41&gt;:<text:tab/>je <text:s text:c="4"/>0x400ed9 &lt;phase_2+48&gt;</text:p>
      <text:p text:style-name="P1"><text:s text:c="3"/>0x0000000000400ed4 &lt;+43&gt;:<text:tab/>call <text:s text:c="2"/>0x40143d &lt;explode_bomb&gt;</text:p>
      <text:p text:style-name="P1"><text:s text:c="3"/>0x0000000000400ed9 &lt;+48&gt;:<text:tab/>mov <text:s text:c="3"/>%rsp,%rbx</text:p>
      <text:p text:style-name="P1"><text:s text:c="3"/>0x0000000000400edc &lt;+51&gt;:<text:tab/>lea <text:s text:c="3"/>0x10(%rsp),%rbp</text:p>
      <text:p text:style-name="P1"><text:s text:c="3"/>0x0000000000400ee1 &lt;+56&gt;:<text:tab/>mov <text:s text:c="3"/>0x4(%rbx),%eax</text:p>
      <text:p text:style-name="P1"><text:soft-page-break/><text:s text:c="3"/>0x0000000000400ee4 &lt;+59&gt;:<text:tab/>add <text:s text:c="3"/>(%rbx),%eax</text:p>
      <text:p text:style-name="P1"><text:s text:c="3"/>0x0000000000400ee6 &lt;+61&gt;:<text:tab/>cmp <text:s text:c="3"/>%eax,0x8(%rbx)</text:p>
      <text:p text:style-name="P1"><text:s text:c="3"/>0x0000000000400ee9 &lt;+64&gt;:<text:tab/>je <text:s text:c="4"/>0x400ef0 &lt;phase_2+71&gt;</text:p>
      <text:p text:style-name="P1"><text:s text:c="3"/>0x0000000000400eeb &lt;+66&gt;:<text:tab/>call <text:s text:c="2"/>0x40143d &lt;explode_bomb&gt;</text:p>
      <text:p text:style-name="P1"><text:s text:c="3"/>0x0000000000400ef0 &lt;+71&gt;:<text:tab/>add <text:s text:c="3"/>$0x4,%rbx</text:p>
      <text:p text:style-name="P1"><text:s text:c="3"/>0x0000000000400ef4 &lt;+75&gt;:<text:tab/>cmp <text:s text:c="3"/>%rbp,%rbx</text:p>
      <text:p text:style-name="P1">--Type &lt;RET&gt; for more, q to quit, c to continue without paging--</text:p>
      <text:p text:style-name="P1"><text:s text:c="3"/>0x0000000000400ef7 &lt;+78&gt;:<text:tab/>jne <text:s text:c="3"/>0x400ee1 &lt;phase_2+56&gt;</text:p>
      <text:p text:style-name="P1"><text:s text:c="3"/>0x0000000000400ef9 &lt;+80&gt;:<text:tab/>mov <text:s text:c="3"/>0x18(%rsp),%rax</text:p>
      <text:p text:style-name="P1"><text:s text:c="3"/>0x0000000000400efe &lt;+85&gt;:<text:tab/>xor <text:s text:c="3"/>%fs:0x28,%rax</text:p>
      <text:p text:style-name="P1"><text:s text:c="3"/>0x0000000000400f07 &lt;+94&gt;:<text:tab/>je <text:s text:c="4"/>0x400f0e &lt;phase_2+101&gt;</text:p>
      <text:p text:style-name="P1"><text:s text:c="3"/>0x0000000000400f09 &lt;+96&gt;:<text:tab/>call <text:s text:c="2"/>0x400b00 &lt;__stack_chk_fail@plt&gt;</text:p>
      <text:p text:style-name="P1"><text:s text:c="3"/>0x0000000000400f0e &lt;+101&gt;:<text:tab/>add <text:s text:c="3"/>$0x28,%rsp</text:p>
      <text:p text:style-name="P1"><text:s text:c="3"/>0x0000000000400f12 &lt;+105&gt;:<text:tab/>pop <text:s text:c="3"/>%rbx</text:p>
      <text:p text:style-name="P1"><text:s text:c="3"/>0x0000000000400f13 &lt;+106&gt;:<text:tab/>pop <text:s text:c="3"/>%rbp</text:p>
      <text:p text:style-name="P1"><text:s text:c="3"/>0x0000000000400f14 &lt;+107&gt;:<text:tab/>ret <text:s text:c="3"/></text:p>
      <text:p text:style-name="P1">End of assembler dump.</text:p>
      <text:p text:style-name="P1">(gdb) until * 0x0000000000400ec2</text:p>
      <text:p text:style-name="P1">0x0000000000400ec2 in phase_2 ()</text:p>
      <text:p text:style-name="P1">(gdb) disas</text:p>
      <text:p text:style-name="P1">Dump of assembler code for function phase_2:</text:p>
      <text:p text:style-name="P1"><text:s text:c="3"/>0x0000000000400ea9 &lt;+0&gt;:<text:tab/>push <text:s text:c="2"/>%rbp</text:p>
      <text:p text:style-name="P1"><text:s text:c="3"/>0x0000000000400eaa &lt;+1&gt;:<text:tab/>push <text:s text:c="2"/>%rbx</text:p>
      <text:p text:style-name="P1"><text:s text:c="3"/>0x0000000000400eab &lt;+2&gt;:<text:tab/>sub <text:s text:c="3"/>$0x28,%rsp</text:p>
      <text:p text:style-name="P1"><text:s text:c="3"/>0x0000000000400eaf &lt;+6&gt;:<text:tab/>mov <text:s text:c="3"/>%fs:0x28,%rax</text:p>
      <text:p text:style-name="P1"><text:s text:c="3"/>0x0000000000400eb8 &lt;+15&gt;:<text:tab/>mov <text:s text:c="3"/>%rax,0x18(%rsp)</text:p>
      <text:p text:style-name="P1"><text:s text:c="3"/>0x0000000000400ebd &lt;+20&gt;:<text:tab/>xor <text:s text:c="3"/>%eax,%eax</text:p>
      <text:p text:style-name="P1"><text:s text:c="3"/>0x0000000000400ebf &lt;+22&gt;:<text:tab/>mov <text:s text:c="3"/>%rsp,%rsi</text:p>
      <text:p text:style-name="P1">=&gt; 0x0000000000400ec2 &lt;+25&gt;:<text:tab/>call <text:s text:c="2"/>0x40145f &lt;read_six_numbers&gt;</text:p>
      <text:p text:style-name="P1"><text:s text:c="3"/>0x0000000000400ec7 &lt;+30&gt;:<text:tab/>cmpl <text:s text:c="2"/>$0x0,(%rsp)</text:p>
      <text:p text:style-name="P1"><text:s text:c="3"/>0x0000000000400ecb &lt;+34&gt;:<text:tab/>jne <text:s text:c="3"/>0x400ed4 &lt;phase_2+43&gt;</text:p>
      <text:p text:style-name="P1"><text:s text:c="3"/>0x0000000000400ecd &lt;+36&gt;:<text:tab/>cmpl <text:s text:c="2"/>$0x1,0x4(%rsp)</text:p>
      <text:p text:style-name="P1"><text:s text:c="3"/>0x0000000000400ed2 &lt;+41&gt;:<text:tab/>je <text:s text:c="4"/>0x400ed9 &lt;phase_2+48&gt;</text:p>
      <text:p text:style-name="P1"><text:s text:c="3"/>0x0000000000400ed4 &lt;+43&gt;:<text:tab/>call <text:s text:c="2"/>0x40143d &lt;explode_bomb&gt;</text:p>
      <text:p text:style-name="P1"><text:s text:c="3"/>0x0000000000400ed9 &lt;+48&gt;:<text:tab/>mov <text:s text:c="3"/>%rsp,%rbx</text:p>
      <text:p text:style-name="P1"><text:s text:c="3"/>0x0000000000400edc &lt;+51&gt;:<text:tab/>lea <text:s text:c="3"/>0x10(%rsp),%rbp</text:p>
      <text:p text:style-name="P1"><text:s text:c="3"/>0x0000000000400ee1 &lt;+56&gt;:<text:tab/>mov <text:s text:c="3"/>0x4(%rbx),%eax</text:p>
      <text:p text:style-name="P1"><text:s text:c="3"/>0x0000000000400ee4 &lt;+59&gt;:<text:tab/>add <text:s text:c="3"/>(%rbx),%eax</text:p>
      <text:p text:style-name="P1"><text:s text:c="3"/>0x0000000000400ee6 &lt;+61&gt;:<text:tab/>cmp <text:s text:c="3"/>%eax,0x8(%rbx)</text:p>
      <text:p text:style-name="P1"><text:s text:c="3"/>0x0000000000400ee9 &lt;+64&gt;:<text:tab/>je <text:s text:c="4"/>0x400ef0 &lt;phase_2+71&gt;</text:p>
      <text:p text:style-name="P1"><text:s text:c="3"/>0x0000000000400eeb &lt;+66&gt;:<text:tab/>call <text:s text:c="2"/>0x40143d &lt;explode_bomb&gt;</text:p>
      <text:p text:style-name="P1"><text:s text:c="3"/>0x0000000000400ef0 &lt;+71&gt;:<text:tab/>add <text:s text:c="3"/>$0x4,%rbx</text:p>
      <text:p text:style-name="P1"><text:s text:c="3"/>0x0000000000400ef4 &lt;+75&gt;:<text:tab/>cmp <text:s text:c="3"/>%rbp,%rbx</text:p>
      <text:p text:style-name="P1">--Type &lt;RET&gt; for more, q to quit, c to continue without paging--</text:p>
      <text:p text:style-name="P1"><text:s text:c="3"/>0x0000000000400ef7 &lt;+78&gt;:<text:tab/>jne <text:s text:c="3"/>0x400ee1 &lt;phase_2+56&gt;</text:p>
      <text:p text:style-name="P1"><text:s text:c="3"/>0x0000000000400ef9 &lt;+80&gt;:<text:tab/>mov <text:s text:c="3"/>0x18(%rsp),%rax</text:p>
      <text:p text:style-name="P1"><text:s text:c="3"/>0x0000000000400efe &lt;+85&gt;:<text:tab/>xor <text:s text:c="3"/>%fs:0x28,%rax</text:p>
      <text:p text:style-name="P1"><text:s text:c="3"/>0x0000000000400f07 &lt;+94&gt;:<text:tab/>je <text:s text:c="4"/>0x400f0e &lt;phase_2+101&gt;</text:p>
      <text:p text:style-name="P1"><text:s text:c="3"/>0x0000000000400f09 &lt;+96&gt;:<text:tab/>call <text:s text:c="2"/>0x400b00 &lt;__stack_chk_fail@plt&gt;</text:p>
      <text:p text:style-name="P1"><text:soft-page-break/><text:s text:c="3"/>0x0000000000400f0e &lt;+101&gt;:<text:tab/>add <text:s text:c="3"/>$0x28,%rsp</text:p>
      <text:p text:style-name="P1"><text:s text:c="3"/>0x0000000000400f12 &lt;+105&gt;:<text:tab/>pop <text:s text:c="3"/>%rbx</text:p>
      <text:p text:style-name="P1"><text:s text:c="3"/>0x0000000000400f13 &lt;+106&gt;:<text:tab/>pop <text:s text:c="3"/>%rbp</text:p>
      <text:p text:style-name="P1"><text:s text:c="3"/>0x0000000000400f14 &lt;+107&gt;:<text:tab/>ret <text:s text:c="3"/></text:p>
      <text:p text:style-name="P1">End of assembler dump.</text:p>
      <text:p text:style-name="P5">//<text:span text:style-name="T59">checking the input </text:span></text:p>
      <text:p text:style-name="P1">(gdb) si</text:p>
      <text:p text:style-name="P1">0x000000000040145f in read_six_numbers ()</text:p>
      <text:p text:style-name="P1">(gdb) disas</text:p>
      <text:p text:style-name="P1">Dump of assembler code for function read_six_numbers:</text:p>
      <text:p text:style-name="P1">=&gt; 0x000000000040145f &lt;+0&gt;:<text:tab/>sub <text:s text:c="3"/>$0x8,%rsp</text:p>
      <text:p text:style-name="P1"><text:s text:c="3"/>0x0000000000401463 &lt;+4&gt;:<text:tab/>mov <text:s text:c="3"/>%rsi,%rdx</text:p>
      <text:p text:style-name="P1"><text:s text:c="3"/>0x0000000000401466 &lt;+7&gt;:<text:tab/>lea <text:s text:c="3"/>0x4(%rsi),%rcx</text:p>
      <text:p text:style-name="P1"><text:s text:c="3"/>0x000000000040146a &lt;+11&gt;:<text:tab/>lea <text:s text:c="3"/>0x14(%rsi),%rax</text:p>
      <text:p text:style-name="P1"><text:s text:c="3"/>0x000000000040146e &lt;+15&gt;:<text:tab/>push <text:s text:c="2"/>%rax</text:p>
      <text:p text:style-name="P1"><text:s text:c="3"/>0x000000000040146f &lt;+16&gt;:<text:tab/>lea <text:s text:c="3"/>0x10(%rsi),%rax</text:p>
      <text:p text:style-name="P1"><text:s text:c="3"/>0x0000000000401473 &lt;+20&gt;:<text:tab/>push <text:s text:c="2"/>%rax</text:p>
      <text:p text:style-name="P1"><text:s text:c="3"/>0x0000000000401474 &lt;+21&gt;:<text:tab/>lea <text:s text:c="3"/>0xc(%rsi),%r9</text:p>
      <text:p text:style-name="P1"><text:s text:c="3"/>0x0000000000401478 &lt;+25&gt;:<text:tab/>lea <text:s text:c="3"/>0x8(%rsi),%r8</text:p>
      <text:p text:style-name="P1"><text:s text:c="3"/>0x000000000040147c &lt;+29&gt;:<text:tab/>mov <text:s text:c="3"/>$0x4025c3,%esi</text:p>
      <text:p text:style-name="P1"><text:s text:c="3"/>0x0000000000401481 &lt;+34&gt;:<text:tab/>mov <text:s text:c="3"/>$0x0,%eax</text:p>
      <text:p text:style-name="P1"><text:s text:c="3"/>0x0000000000401486 &lt;+39&gt;:<text:tab/>call <text:s text:c="2"/>0x400bb0 &lt;__isoc99_sscanf@plt&gt;</text:p>
      <text:p text:style-name="P1"><text:s text:c="3"/>0x000000000040148b &lt;+44&gt;:<text:tab/>add <text:s text:c="3"/>$0x10,%rsp</text:p>
      <text:p text:style-name="P1"><text:s text:c="3"/>0x000000000040148f &lt;+48&gt;:<text:tab/>cmp <text:s text:c="3"/>$0x5,%eax</text:p>
      <text:p text:style-name="P1"><text:s text:c="3"/>0x0000000000401492 &lt;+51&gt;:<text:tab/>jg <text:s text:c="4"/>0x401499 &lt;read_six_numbers+58&gt;</text:p>
      <text:p text:style-name="P1"><text:s text:c="3"/>0x0000000000401494 &lt;+53&gt;:<text:tab/>call <text:s text:c="2"/>0x40143d &lt;explode_bomb&gt;</text:p>
      <text:p text:style-name="P1"><text:s text:c="3"/>0x0000000000401499 &lt;+58&gt;:<text:tab/>add <text:s text:c="3"/>$0x8,%rsp</text:p>
      <text:p text:style-name="P1"><text:s text:c="3"/>0x000000000040149d &lt;+62&gt;:<text:tab/>ret <text:s text:c="3"/></text:p>
      <text:p text:style-name="P1">End of assembler dump.</text:p>
      <text:p text:style-name="P1">(gdb) x/s 0x4025c3</text:p>
      <text:p text:style-name="P1">0x4025c3:<text:tab/>"%d %d %d %d %d %d"<text:span text:style-name="T2">//</text:span><text:span text:style-name="T26">input format with six integer</text:span></text:p>
      <text:p text:style-name="P1">(gdb) r</text:p>
      <text:p text:style-name="P1">The program being debugged has been started already.</text:p>
      <text:p text:style-name="P1">Start it from the beginning? (y or n) y</text:p>
      <text:p text:style-name="P18">Starting program: <text:s/>/home/<text:span text:style-name="T70">humble/</text:span>Desktop/ITS304/<text:span text:style-name="T70">bomb001</text:span>/bomb</text:p>
      <text:p text:style-name="P1">Welcome to my fiendish little bomb. You have 6 phases with</text:p>
      <text:p text:style-name="P1">which to blow yourself up. Have a nice day!</text:p>
      <text:p text:style-name="P1">Phase 1 defused. How about the next one?</text:p>
      <text:p text:style-name="P1">0 1 2 3 4 5//<text:span text:style-name="T60">try input with correct format</text:span></text:p>
      <text:p text:style-name="P1"/>
      <text:p text:style-name="P1">Breakpoint 1, 0x0000000000400ea9 in phase_2 ()</text:p>
      <text:p text:style-name="P1">(gdb) disas</text:p>
      <text:p text:style-name="P1">Dump of assembler code for function phase_2:</text:p>
      <text:p text:style-name="P1">=&gt; 0x0000000000400ea9 &lt;+0&gt;:<text:tab/>push <text:s text:c="2"/>%rbp</text:p>
      <text:p text:style-name="P1"><text:s text:c="3"/>0x0000000000400eaa &lt;+1&gt;:<text:tab/>push <text:s text:c="2"/>%rbx</text:p>
      <text:p text:style-name="P1"><text:s text:c="3"/>0x0000000000400eab &lt;+2&gt;:<text:tab/>sub <text:s text:c="3"/>$0x28,%rsp</text:p>
      <text:p text:style-name="P1"><text:s text:c="3"/>0x0000000000400eaf &lt;+6&gt;:<text:tab/>mov <text:s text:c="3"/>%fs:0x28,%rax</text:p>
      <text:p text:style-name="P1"><text:s text:c="3"/>0x0000000000400eb8 &lt;+15&gt;:<text:tab/>mov <text:s text:c="3"/>%rax,0x18(%rsp)</text:p>
      <text:p text:style-name="P1"><text:s text:c="3"/>0x0000000000400ebd &lt;+20&gt;:<text:tab/>xor <text:s text:c="3"/>%eax,%eax</text:p>
      <text:p text:style-name="P1"><text:soft-page-break/><text:s text:c="3"/>0x0000000000400ebf &lt;+22&gt;:<text:tab/>mov <text:s text:c="3"/>%rsp,%rsi</text:p>
      <text:p text:style-name="P1"><text:s text:c="3"/>0x0000000000400ec2 &lt;+25&gt;:<text:tab/>call <text:s text:c="2"/>0x40145f &lt;read_six_numbers&gt;</text:p>
      <text:p text:style-name="P1"><text:s text:c="3"/>0x0000000000400ec7 &lt;+30&gt;:<text:tab/>cmpl <text:s text:c="2"/>$0x0,(%rsp)</text:p>
      <text:p text:style-name="P1"><text:s text:c="3"/>0x0000000000400ecb &lt;+34&gt;:<text:tab/>jne <text:s text:c="3"/>0x400ed4 &lt;phase_2+43&gt;</text:p>
      <text:p text:style-name="P1"><text:s text:c="3"/>0x0000000000400ecd &lt;+36&gt;:<text:tab/>cmpl <text:s text:c="2"/>$0x1,0x4(%rsp)</text:p>
      <text:p text:style-name="P1"><text:s text:c="3"/>0x0000000000400ed2 &lt;+41&gt;:<text:tab/>je <text:s text:c="4"/>0x400ed9 &lt;phase_2+48&gt;</text:p>
      <text:p text:style-name="P1"><text:s text:c="3"/>0x0000000000400ed4 &lt;+43&gt;:<text:tab/>call <text:s text:c="2"/>0x40143d &lt;explode_bomb&gt;</text:p>
      <text:p text:style-name="P1"><text:s text:c="3"/>0x0000000000400ed9 &lt;+48&gt;:<text:tab/>mov <text:s text:c="3"/>%rsp,%rbx</text:p>
      <text:p text:style-name="P1"><text:s text:c="3"/>0x0000000000400edc &lt;+51&gt;:<text:tab/>lea <text:s text:c="3"/>0x10(%rsp),%rbp</text:p>
      <text:p text:style-name="P1"><text:s text:c="3"/>0x0000000000400ee1 &lt;+56&gt;:<text:tab/>mov <text:s text:c="3"/>0x4(%rbx),%eax</text:p>
      <text:p text:style-name="P1"><text:s text:c="3"/>0x0000000000400ee4 &lt;+59&gt;:<text:tab/>add <text:s text:c="3"/>(%rbx),%eax</text:p>
      <text:p text:style-name="P1"><text:s text:c="3"/>0x0000000000400ee6 &lt;+61&gt;:<text:tab/>cmp <text:s text:c="3"/>%eax,0x8(%rbx)</text:p>
      <text:p text:style-name="P1"><text:s text:c="3"/>0x0000000000400ee9 &lt;+64&gt;:<text:tab/>je <text:s text:c="4"/>0x400ef0 &lt;phase_2+71&gt;</text:p>
      <text:p text:style-name="P1"><text:s text:c="3"/>0x0000000000400eeb &lt;+66&gt;:<text:tab/>call <text:s text:c="2"/>0x40143d &lt;explode_bomb&gt;</text:p>
      <text:p text:style-name="P1"><text:s text:c="3"/>0x0000000000400ef0 &lt;+71&gt;:<text:tab/>add <text:s text:c="3"/>$0x4,%rbx</text:p>
      <text:p text:style-name="P1"><text:s text:c="3"/>0x0000000000400ef4 &lt;+75&gt;:<text:tab/>cmp <text:s text:c="3"/>%rbp,%rbx</text:p>
      <text:p text:style-name="P1">--Type &lt;RET&gt; for more, q to quit, c to continue without paging--</text:p>
      <text:p text:style-name="P1"><text:s text:c="3"/>0x0000000000400ef7 &lt;+78&gt;:<text:tab/>jne <text:s text:c="3"/>0x400ee1 &lt;phase_2+56&gt;</text:p>
      <text:p text:style-name="P1"><text:s text:c="3"/>0x0000000000400ef9 &lt;+80&gt;:<text:tab/>mov <text:s text:c="3"/>0x18(%rsp),%rax</text:p>
      <text:p text:style-name="P1"><text:s text:c="3"/>0x0000000000400efe &lt;+85&gt;:<text:tab/>xor <text:s text:c="3"/>%fs:0x28,%rax</text:p>
      <text:p text:style-name="P1"><text:s text:c="3"/>0x0000000000400f07 &lt;+94&gt;:<text:tab/>je <text:s text:c="4"/>0x400f0e &lt;phase_2+101&gt;</text:p>
      <text:p text:style-name="P1"><text:s text:c="3"/>0x0000000000400f09 &lt;+96&gt;:<text:tab/>call <text:s text:c="2"/>0x400b00 &lt;__stack_chk_fail@plt&gt;</text:p>
      <text:p text:style-name="P1"><text:s text:c="3"/>0x0000000000400f0e &lt;+101&gt;:<text:tab/>add <text:s text:c="3"/>$0x28,%rsp</text:p>
      <text:p text:style-name="P1"><text:s text:c="3"/>0x0000000000400f12 &lt;+105&gt;:<text:tab/>pop <text:s text:c="3"/>%rbx</text:p>
      <text:p text:style-name="P1"><text:s text:c="3"/>0x0000000000400f13 &lt;+106&gt;:<text:tab/>pop <text:s text:c="3"/>%rbp</text:p>
      <text:p text:style-name="P1"><text:s text:c="3"/>0x0000000000400f14 &lt;+107&gt;:<text:tab/>ret <text:s text:c="3"/></text:p>
      <text:p text:style-name="P1">End of assembler dump.</text:p>
      <text:p text:style-name="P1">//<text:span text:style-name="T61">checking the third input </text:span></text:p>
      <text:p text:style-name="P1">(gdb) until *0x0000000000400ee6 </text:p>
      <text:p text:style-name="P1">0x0000000000400ee6 in phase_2 ()</text:p>
      <text:p text:style-name="P1">(gdb) disas</text:p>
      <text:p text:style-name="P1">Dump of assembler code for function phase_2:</text:p>
      <text:p text:style-name="P1"><text:s text:c="3"/>0x0000000000400ea9 &lt;+0&gt;:<text:tab/>push <text:s text:c="2"/>%rbp</text:p>
      <text:p text:style-name="P1"><text:s text:c="3"/>0x0000000000400eaa &lt;+1&gt;:<text:tab/>push <text:s text:c="2"/>%rbx</text:p>
      <text:p text:style-name="P1"><text:s text:c="3"/>0x0000000000400eab &lt;+2&gt;:<text:tab/>sub <text:s text:c="3"/>$0x28,%rsp</text:p>
      <text:p text:style-name="P1"><text:s text:c="3"/>0x0000000000400eaf &lt;+6&gt;:<text:tab/>mov <text:s text:c="3"/>%fs:0x28,%rax</text:p>
      <text:p text:style-name="P1"><text:s text:c="3"/>0x0000000000400eb8 &lt;+15&gt;:<text:tab/>mov <text:s text:c="3"/>%rax,0x18(%rsp)</text:p>
      <text:p text:style-name="P1"><text:s text:c="3"/>0x0000000000400ebd &lt;+20&gt;:<text:tab/>xor <text:s text:c="3"/>%eax,%eax</text:p>
      <text:p text:style-name="P1"><text:s text:c="3"/>0x0000000000400ebf &lt;+22&gt;:<text:tab/>mov <text:s text:c="3"/>%rsp,%rsi</text:p>
      <text:p text:style-name="P1"><text:s text:c="3"/>0x0000000000400ec2 &lt;+25&gt;:<text:tab/>call <text:s text:c="2"/>0x40145f &lt;read_six_numbers&gt;</text:p>
      <text:p text:style-name="P1"><text:s text:c="3"/>0x0000000000400ec7 &lt;+30&gt;:<text:tab/>cmpl <text:s text:c="2"/>$0x0,(%rsp)</text:p>
      <text:p text:style-name="P1"><text:s text:c="3"/>0x0000000000400ecb &lt;+34&gt;:<text:tab/>jne <text:s text:c="3"/>0x400ed4 &lt;phase_2+43&gt;</text:p>
      <text:p text:style-name="P1"><text:s text:c="3"/>0x0000000000400ecd &lt;+36&gt;:<text:tab/>cmpl <text:s text:c="2"/>$0x1,0x4(%rsp)</text:p>
      <text:p text:style-name="P1"><text:s text:c="3"/>0x0000000000400ed2 &lt;+41&gt;:<text:tab/>je <text:s text:c="4"/>0x400ed9 &lt;phase_2+48&gt;</text:p>
      <text:p text:style-name="P1"><text:s text:c="3"/>0x0000000000400ed4 &lt;+43&gt;:<text:tab/>call <text:s text:c="2"/>0x40143d &lt;explode_bomb&gt;</text:p>
      <text:p text:style-name="P1"><text:s text:c="3"/>0x0000000000400ed9 &lt;+48&gt;:<text:tab/>mov <text:s text:c="3"/>%rsp,%rbx</text:p>
      <text:p text:style-name="P1"><text:s text:c="3"/>0x0000000000400edc &lt;+51&gt;:<text:tab/>lea <text:s text:c="3"/>0x10(%rsp),%rbp</text:p>
      <text:p text:style-name="P1"><text:s text:c="3"/>0x0000000000400ee1 &lt;+56&gt;:<text:tab/>mov <text:s text:c="3"/>0x4(%rbx),%eax</text:p>
      <text:p text:style-name="P1"><text:s text:c="3"/>0x0000000000400ee4 &lt;+59&gt;:<text:tab/>add <text:s text:c="3"/>(%rbx),%eax</text:p>
      <text:p text:style-name="P1"><text:soft-page-break/>=&gt; 0x0000000000400ee6 &lt;+61&gt;:<text:tab/>cmp <text:s text:c="3"/>%eax,0x8(%rbx)</text:p>
      <text:p text:style-name="P1"><text:s text:c="3"/>0x0000000000400ee9 &lt;+64&gt;:<text:tab/>je <text:s text:c="4"/>0x400ef0 &lt;phase_2+71&gt;</text:p>
      <text:p text:style-name="P1"><text:s text:c="3"/>0x0000000000400eeb &lt;+66&gt;:<text:tab/>call <text:s text:c="2"/>0x40143d &lt;explode_bomb&gt;</text:p>
      <text:p text:style-name="P1"><text:s text:c="3"/>0x0000000000400ef0 &lt;+71&gt;:<text:tab/>add <text:s text:c="3"/>$0x4,%rbx</text:p>
      <text:p text:style-name="P1"><text:s text:c="3"/>0x0000000000400ef4 &lt;+75&gt;:<text:tab/>cmp <text:s text:c="3"/>%rbp,%rbx</text:p>
      <text:p text:style-name="P1">--Type &lt;RET&gt; for more, q to quit, c to continue without paging--</text:p>
      <text:p text:style-name="P1"><text:s text:c="3"/>0x0000000000400ef7 &lt;+78&gt;:<text:tab/>jne <text:s text:c="3"/>0x400ee1 &lt;phase_2+56&gt;</text:p>
      <text:p text:style-name="P1"><text:s text:c="3"/>0x0000000000400ef9 &lt;+80&gt;:<text:tab/>mov <text:s text:c="3"/>0x18(%rsp),%rax</text:p>
      <text:p text:style-name="P1"><text:s text:c="3"/>0x0000000000400efe &lt;+85&gt;:<text:tab/>xor <text:s text:c="3"/>%fs:0x28,%rax</text:p>
      <text:p text:style-name="P1"><text:s text:c="3"/>0x0000000000400f07 &lt;+94&gt;:<text:tab/>je <text:s text:c="4"/>0x400f0e &lt;phase_2+101&gt;</text:p>
      <text:p text:style-name="P1"><text:s text:c="3"/>0x0000000000400f09 &lt;+96&gt;:<text:tab/>call <text:s text:c="2"/>0x400b00 &lt;__stack_chk_fail@plt&gt;</text:p>
      <text:p text:style-name="P1"><text:s text:c="3"/>0x0000000000400f0e &lt;+101&gt;:<text:tab/>add <text:s text:c="3"/>$0x28,%rsp</text:p>
      <text:p text:style-name="P1"><text:s text:c="3"/>0x0000000000400f12 &lt;+105&gt;:<text:tab/>pop <text:s text:c="3"/>%rbx</text:p>
      <text:p text:style-name="P1"><text:s text:c="3"/>0x0000000000400f13 &lt;+106&gt;:<text:tab/>pop <text:s text:c="3"/>%rbp</text:p>
      <text:p text:style-name="P1"><text:s text:c="3"/>0x0000000000400f14 &lt;+107&gt;:<text:tab/>ret <text:s text:c="3"/></text:p>
      <text:p text:style-name="P1">End of assembler dump.</text:p>
      <text:p text:style-name="P1">(gdb) i r</text:p>
      <text:p text:style-name="P1">rax <text:s text:c="11"/>0x1 <text:s text:c="16"/>1<text:span text:style-name="T2"> //</text:span><text:span text:style-name="T27">third input is 1 </text:span></text:p>
      <text:p text:style-name="P1">rbx <text:s text:c="11"/>0x7fffffffdde0 <text:s text:c="5"/>140737488346592</text:p>
      <text:p text:style-name="P1">rcx <text:s text:c="11"/>0x0 <text:s text:c="16"/>0</text:p>
      <text:p text:style-name="P1">rdx <text:s text:c="11"/>0x5 <text:s text:c="16"/>5</text:p>
      <text:p text:style-name="P1">rsi <text:s text:c="11"/>0x0 <text:s text:c="16"/>0</text:p>
      <text:p text:style-name="P1">rdi <text:s text:c="11"/>0x7fffffffd770 <text:s text:c="5"/>140737488344944</text:p>
      <text:p text:style-name="P1">rbp <text:s text:c="11"/>0x7fffffffddf0 <text:s text:c="5"/>0x7fffffffddf0</text:p>
      <text:p text:style-name="P1">rsp <text:s text:c="11"/>0x7fffffffdde0 <text:s text:c="5"/>0x7fffffffdde0</text:p>
      <text:p text:style-name="P1">r8 <text:s text:c="12"/>0x1999999999999999 <text:s/>1844674407370955161</text:p>
      <text:p text:style-name="P1">r9 <text:s text:c="12"/>0x0 <text:s text:c="16"/>0</text:p>
      <text:p text:style-name="P1">r10 <text:s text:c="11"/>0x7ffff7f49ac0 <text:s text:c="5"/>140737353390784</text:p>
      <text:p text:style-name="P1">r11 <text:s text:c="11"/>0x7ffff7f4a3c0 <text:s text:c="5"/>140737353393088</text:p>
      <text:p text:style-name="P1">r12 <text:s text:c="11"/>0x400c60 <text:s text:c="11"/>4197472</text:p>
      <text:p text:style-name="P1">r13 <text:s text:c="11"/>0x0 <text:s text:c="16"/>0</text:p>
      <text:p text:style-name="P1">r14 <text:s text:c="11"/>0x0 <text:s text:c="16"/>0</text:p>
      <text:p text:style-name="P1">r15 <text:s text:c="11"/>0x0 <text:s text:c="16"/>0</text:p>
      <text:p text:style-name="P1">rip <text:s text:c="11"/>0x400ee6 <text:s text:c="11"/>0x400ee6 &lt;phase_2+61&gt;</text:p>
      <text:p text:style-name="P1">eflags <text:s text:c="8"/>0x202 <text:s text:c="14"/>[ IF ]</text:p>
      <text:p text:style-name="P1">cs <text:s text:c="12"/>0x33 <text:s text:c="15"/>51</text:p>
      <text:p text:style-name="P1">ss <text:s text:c="12"/>0x2b <text:s text:c="15"/>43</text:p>
      <text:p text:style-name="P1">ds <text:s text:c="12"/>0x0 <text:s text:c="16"/>0</text:p>
      <text:p text:style-name="P1">es <text:s text:c="12"/>0x0 <text:s text:c="16"/>0</text:p>
      <text:p text:style-name="P1">fs <text:s text:c="12"/>0x0 <text:s text:c="16"/>0</text:p>
      <text:p text:style-name="P1">--Type &lt;RET&gt; for more, q to quit, c to continue without paging--</text:p>
      <text:p text:style-name="P1">gs <text:s text:c="12"/>0x0 <text:s text:c="16"/>0</text:p>
      <text:p text:style-name="P1"><text:s text:c="11"/></text:p>
      <text:p text:style-name="P1">(gdb) ni</text:p>
      <text:p text:style-name="P1">0x0000000000400ee9 in phase_2 ()</text:p>
      <text:p text:style-name="P1">(gdb) disas</text:p>
      <text:p text:style-name="P1">Dump of assembler code for function phase_2:</text:p>
      <text:p text:style-name="P1"><text:s text:c="3"/>0x0000000000400ea9 &lt;+0&gt;:<text:tab/>push <text:s text:c="2"/>%rbp</text:p>
      <text:p text:style-name="P1"><text:s text:c="3"/>0x0000000000400eaa &lt;+1&gt;:<text:tab/>push <text:s text:c="2"/>%rbx</text:p>
      <text:p text:style-name="P1"><text:soft-page-break/><text:s text:c="3"/>0x0000000000400eab &lt;+2&gt;:<text:tab/>sub <text:s text:c="3"/>$0x28,%rsp</text:p>
      <text:p text:style-name="P1"><text:s text:c="3"/>0x0000000000400eaf &lt;+6&gt;:<text:tab/>mov <text:s text:c="3"/>%fs:0x28,%rax</text:p>
      <text:p text:style-name="P1"><text:s text:c="3"/>0x0000000000400eb8 &lt;+15&gt;:<text:tab/>mov <text:s text:c="3"/>%rax,0x18(%rsp)</text:p>
      <text:p text:style-name="P1"><text:s text:c="3"/>0x0000000000400ebd &lt;+20&gt;:<text:tab/>xor <text:s text:c="3"/>%eax,%eax</text:p>
      <text:p text:style-name="P1"><text:s text:c="3"/>0x0000000000400ebf &lt;+22&gt;:<text:tab/>mov <text:s text:c="3"/>%rsp,%rsi</text:p>
      <text:p text:style-name="P1"><text:s text:c="3"/>0x0000000000400ec2 &lt;+25&gt;:<text:tab/>call <text:s text:c="2"/>0x40145f &lt;read_six_numbers&gt;</text:p>
      <text:p text:style-name="P1"><text:s text:c="3"/>0x0000000000400ec7 &lt;+30&gt;:<text:tab/>cmpl <text:s text:c="2"/>$0x0,(%rsp)</text:p>
      <text:p text:style-name="P1"><text:s text:c="3"/>0x0000000000400ecb &lt;+34&gt;:<text:tab/>jne <text:s text:c="3"/>0x400ed4 &lt;phase_2+43&gt;</text:p>
      <text:p text:style-name="P1"><text:s text:c="3"/>0x0000000000400ecd &lt;+36&gt;:<text:tab/>cmpl <text:s text:c="2"/>$0x1,0x4(%rsp)</text:p>
      <text:p text:style-name="P1"><text:s text:c="3"/>0x0000000000400ed2 &lt;+41&gt;:<text:tab/>je <text:s text:c="4"/>0x400ed9 &lt;phase_2+48&gt;</text:p>
      <text:p text:style-name="P1"><text:s text:c="3"/>0x0000000000400ed4 &lt;+43&gt;:<text:tab/>call <text:s text:c="2"/>0x40143d &lt;explode_bomb&gt;</text:p>
      <text:p text:style-name="P1"><text:s text:c="3"/>0x0000000000400ed9 &lt;+48&gt;:<text:tab/>mov <text:s text:c="3"/>%rsp,%rbx</text:p>
      <text:p text:style-name="P1"><text:s text:c="3"/>0x0000000000400edc &lt;+51&gt;:<text:tab/>lea <text:s text:c="3"/>0x10(%rsp),%rbp</text:p>
      <text:p text:style-name="P1"><text:s text:c="3"/>0x0000000000400ee1 &lt;+56&gt;:<text:tab/>mov <text:s text:c="3"/>0x4(%rbx),%eax</text:p>
      <text:p text:style-name="P1"><text:s text:c="3"/>0x0000000000400ee4 &lt;+59&gt;:<text:tab/>add <text:s text:c="3"/>(%rbx),%eax</text:p>
      <text:p text:style-name="P1"><text:s text:c="3"/>0x0000000000400ee6 &lt;+61&gt;:<text:tab/>cmp <text:s text:c="3"/>%eax,0x8(%rbx)</text:p>
      <text:p text:style-name="P1">=&gt; 0x0000000000400ee9 &lt;+64&gt;:<text:tab/>je <text:s text:c="4"/>0x400ef0 &lt;phase_2+71&gt;</text:p>
      <text:p text:style-name="P1"><text:s text:c="3"/>0x0000000000400eeb &lt;+66&gt;:<text:tab/>call <text:s text:c="2"/>0x40143d &lt;explode_bomb&gt;</text:p>
      <text:p text:style-name="P1"><text:s text:c="3"/>0x0000000000400ef0 &lt;+71&gt;:<text:tab/>add <text:s text:c="3"/>$0x4,%rbx</text:p>
      <text:p text:style-name="P1"><text:s text:c="3"/>0x0000000000400ef4 &lt;+75&gt;:<text:tab/>cmp <text:s text:c="3"/>%rbp,%rbx</text:p>
      <text:p text:style-name="P1">--Type &lt;RET&gt; for more, q to quit, c to continue without paging--</text:p>
      <text:p text:style-name="P1"><text:s text:c="3"/>0x0000000000400ef7 &lt;+78&gt;:<text:tab/>jne <text:s text:c="3"/>0x400ee1 &lt;phase_2+56&gt;</text:p>
      <text:p text:style-name="P1"><text:s text:c="3"/>0x0000000000400ef9 &lt;+80&gt;:<text:tab/>mov <text:s text:c="3"/>0x18(%rsp),%rax</text:p>
      <text:p text:style-name="P1"><text:s text:c="3"/>0x0000000000400efe &lt;+85&gt;:<text:tab/>xor <text:s text:c="3"/>%fs:0x28,%rax</text:p>
      <text:p text:style-name="P1"><text:s text:c="3"/>0x0000000000400f07 &lt;+94&gt;:<text:tab/>je <text:s text:c="4"/>0x400f0e &lt;phase_2+101&gt;</text:p>
      <text:p text:style-name="P1"><text:s text:c="3"/>0x0000000000400f09 &lt;+96&gt;:<text:tab/>call <text:s text:c="2"/>0x400b00 &lt;__stack_chk_fail@plt&gt;</text:p>
      <text:p text:style-name="P1"><text:s text:c="3"/>0x0000000000400f0e &lt;+101&gt;:<text:tab/>add <text:s text:c="3"/>$0x28,%rsp</text:p>
      <text:p text:style-name="P1"><text:s text:c="3"/>0x0000000000400f12 &lt;+105&gt;:<text:tab/>pop <text:s text:c="3"/>%rbx</text:p>
      <text:p text:style-name="P1"><text:s text:c="3"/>0x0000000000400f13 &lt;+106&gt;:<text:tab/>pop <text:s text:c="3"/>%rbp</text:p>
      <text:p text:style-name="P1"><text:s text:c="3"/>0x0000000000400f14 &lt;+107&gt;:<text:tab/>ret <text:s text:c="3"/></text:p>
      <text:p text:style-name="P1">End of assembler dump.</text:p>
      <text:p text:style-name="P1">(gdb) ni</text:p>
      <text:p text:style-name="P1">0x0000000000400ef0 in phase_2 ()</text:p>
      <text:p text:style-name="P1">(gdb) disas</text:p>
      <text:p text:style-name="P1">Dump of assembler code for function phase_2:</text:p>
      <text:p text:style-name="P1"><text:s text:c="3"/>0x0000000000400ea9 &lt;+0&gt;:<text:tab/>push <text:s text:c="2"/>%rbp</text:p>
      <text:p text:style-name="P1"><text:s text:c="3"/>0x0000000000400eaa &lt;+1&gt;:<text:tab/>push <text:s text:c="2"/>%rbx</text:p>
      <text:p text:style-name="P1"><text:s text:c="3"/>0x0000000000400eab &lt;+2&gt;:<text:tab/>sub <text:s text:c="3"/>$0x28,%rsp</text:p>
      <text:p text:style-name="P1"><text:s text:c="3"/>0x0000000000400eaf &lt;+6&gt;:<text:tab/>mov <text:s text:c="3"/>%fs:0x28,%rax</text:p>
      <text:p text:style-name="P1"><text:s text:c="3"/>0x0000000000400eb8 &lt;+15&gt;:<text:tab/>mov <text:s text:c="3"/>%rax,0x18(%rsp)</text:p>
      <text:p text:style-name="P1"><text:s text:c="3"/>0x0000000000400ebd &lt;+20&gt;:<text:tab/>xor <text:s text:c="3"/>%eax,%eax</text:p>
      <text:p text:style-name="P1"><text:s text:c="3"/>0x0000000000400ebf &lt;+22&gt;:<text:tab/>mov <text:s text:c="3"/>%rsp,%rsi</text:p>
      <text:p text:style-name="P1"><text:s text:c="3"/>0x0000000000400ec2 &lt;+25&gt;:<text:tab/>call <text:s text:c="2"/>0x40145f &lt;read_six_numbers&gt;</text:p>
      <text:p text:style-name="P1"><text:s text:c="3"/>0x0000000000400ec7 &lt;+30&gt;:<text:tab/>cmpl <text:s text:c="2"/>$0x0,(%rsp)</text:p>
      <text:p text:style-name="P1"><text:s text:c="3"/>0x0000000000400ecb &lt;+34&gt;:<text:tab/>jne <text:s text:c="3"/>0x400ed4 &lt;phase_2+43&gt;</text:p>
      <text:p text:style-name="P1"><text:s text:c="3"/>0x0000000000400ecd &lt;+36&gt;:<text:tab/>cmpl <text:s text:c="2"/>$0x1,0x4(%rsp)</text:p>
      <text:p text:style-name="P1"><text:s text:c="3"/>0x0000000000400ed2 &lt;+41&gt;:<text:tab/>je <text:s text:c="4"/>0x400ed9 &lt;phase_2+48&gt;</text:p>
      <text:p text:style-name="P1"><text:s text:c="3"/>0x0000000000400ed4 &lt;+43&gt;:<text:tab/>call <text:s text:c="2"/>0x40143d &lt;explode_bomb&gt;</text:p>
      <text:p text:style-name="P1"><text:s text:c="3"/>0x0000000000400ed9 &lt;+48&gt;:<text:tab/>mov <text:s text:c="3"/>%rsp,%rbx</text:p>
      <text:p text:style-name="P1"><text:soft-page-break/><text:s text:c="3"/>0x0000000000400edc &lt;+51&gt;:<text:tab/>lea <text:s text:c="3"/>0x10(%rsp),%rbp</text:p>
      <text:p text:style-name="P1"><text:s text:c="3"/>0x0000000000400ee1 &lt;+56&gt;:<text:tab/>mov <text:s text:c="3"/>0x4(%rbx),%eax</text:p>
      <text:p text:style-name="P1"><text:s text:c="3"/>0x0000000000400ee4 &lt;+59&gt;:<text:tab/>add <text:s text:c="3"/>(%rbx),%eax</text:p>
      <text:p text:style-name="P1"><text:s text:c="3"/>0x0000000000400ee6 &lt;+61&gt;:<text:tab/>cmp <text:s text:c="3"/>%eax,0x8(%rbx)</text:p>
      <text:p text:style-name="P1"><text:s text:c="3"/>0x0000000000400ee9 &lt;+64&gt;:<text:tab/>je <text:s text:c="4"/>0x400ef0 &lt;phase_2+71&gt;</text:p>
      <text:p text:style-name="P1"><text:s text:c="3"/>0x0000000000400eeb &lt;+66&gt;:<text:tab/>call <text:s text:c="2"/>0x40143d &lt;explode_bomb&gt;</text:p>
      <text:p text:style-name="P1">=&gt; 0x0000000000400ef0 &lt;+71&gt;:<text:tab/>add <text:s text:c="3"/>$0x4,%rbx</text:p>
      <text:p text:style-name="P1"><text:s text:c="3"/>0x0000000000400ef4 &lt;+75&gt;:<text:tab/>cmp <text:s text:c="3"/>%rbp,%rbx</text:p>
      <text:p text:style-name="P1">--Type &lt;RET&gt; for more, q to quit, c to continue without paging--</text:p>
      <text:p text:style-name="P1"><text:s text:c="3"/>0x0000000000400ef7 &lt;+78&gt;:<text:tab/>jne <text:s text:c="3"/>0x400ee1 &lt;phase_2+56&gt;</text:p>
      <text:p text:style-name="P1"><text:s text:c="3"/>0x0000000000400ef9 &lt;+80&gt;:<text:tab/>mov <text:s text:c="3"/>0x18(%rsp),%rax</text:p>
      <text:p text:style-name="P1"><text:s text:c="3"/>0x0000000000400efe &lt;+85&gt;:<text:tab/>xor <text:s text:c="3"/>%fs:0x28,%rax</text:p>
      <text:p text:style-name="P1"><text:s text:c="3"/>0x0000000000400f07 &lt;+94&gt;:<text:tab/>je <text:s text:c="4"/>0x400f0e &lt;phase_2+101&gt;</text:p>
      <text:p text:style-name="P1"><text:s text:c="3"/>0x0000000000400f09 &lt;+96&gt;:<text:tab/>call <text:s text:c="2"/>0x400b00 &lt;__stack_chk_fail@plt&gt;</text:p>
      <text:p text:style-name="P1"><text:s text:c="3"/>0x0000000000400f0e &lt;+101&gt;:<text:tab/>add <text:s text:c="3"/>$0x28,%rsp</text:p>
      <text:p text:style-name="P1"><text:s text:c="3"/>0x0000000000400f12 &lt;+105&gt;:<text:tab/>pop <text:s text:c="3"/>%rbx</text:p>
      <text:p text:style-name="P1"><text:s text:c="3"/>0x0000000000400f13 &lt;+106&gt;:<text:tab/>pop <text:s text:c="3"/>%rbp</text:p>
      <text:p text:style-name="P1"><text:s text:c="3"/>0x0000000000400f14 &lt;+107&gt;:<text:tab/>ret <text:s text:c="3"/></text:p>
      <text:p text:style-name="P1">End of assembler dump.</text:p>
      <text:p text:style-name="P1">(gdb) ni</text:p>
      <text:p text:style-name="P1">0x0000000000400ef4 in phase_2 ()</text:p>
      <text:p text:style-name="P1">(gdb) disas</text:p>
      <text:p text:style-name="P1">Dump of assembler code for function phase_2:</text:p>
      <text:p text:style-name="P1"><text:s text:c="3"/>0x0000000000400ea9 &lt;+0&gt;:<text:tab/>push <text:s text:c="2"/>%rbp</text:p>
      <text:p text:style-name="P1"><text:s text:c="3"/>0x0000000000400eaa &lt;+1&gt;:<text:tab/>push <text:s text:c="2"/>%rbx</text:p>
      <text:p text:style-name="P1"><text:s text:c="3"/>0x0000000000400eab &lt;+2&gt;:<text:tab/>sub <text:s text:c="3"/>$0x28,%rsp</text:p>
      <text:p text:style-name="P1"><text:s text:c="3"/>0x0000000000400eaf &lt;+6&gt;:<text:tab/>mov <text:s text:c="3"/>%fs:0x28,%rax</text:p>
      <text:p text:style-name="P1"><text:s text:c="3"/>0x0000000000400eb8 &lt;+15&gt;:<text:tab/>mov <text:s text:c="3"/>%rax,0x18(%rsp)</text:p>
      <text:p text:style-name="P1"><text:s text:c="3"/>0x0000000000400ebd &lt;+20&gt;:<text:tab/>xor <text:s text:c="3"/>%eax,%eax</text:p>
      <text:p text:style-name="P1"><text:s text:c="3"/>0x0000000000400ebf &lt;+22&gt;:<text:tab/>mov <text:s text:c="3"/>%rsp,%rsi</text:p>
      <text:p text:style-name="P1"><text:s text:c="3"/>0x0000000000400ec2 &lt;+25&gt;:<text:tab/>call <text:s text:c="2"/>0x40145f &lt;read_six_numbers&gt;</text:p>
      <text:p text:style-name="P1"><text:s text:c="3"/>0x0000000000400ec7 &lt;+30&gt;:<text:tab/>cmpl <text:s text:c="2"/>$0x0,(%rsp)</text:p>
      <text:p text:style-name="P1"><text:s text:c="3"/>0x0000000000400ecb &lt;+34&gt;:<text:tab/>jne <text:s text:c="3"/>0x400ed4 &lt;phase_2+43&gt;</text:p>
      <text:p text:style-name="P1"><text:s text:c="3"/>0x0000000000400ecd &lt;+36&gt;:<text:tab/>cmpl <text:s text:c="2"/>$0x1,0x4(%rsp)</text:p>
      <text:p text:style-name="P1"><text:s text:c="3"/>0x0000000000400ed2 &lt;+41&gt;:<text:tab/>je <text:s text:c="4"/>0x400ed9 &lt;phase_2+48&gt;</text:p>
      <text:p text:style-name="P1"><text:s text:c="3"/>0x0000000000400ed4 &lt;+43&gt;:<text:tab/>call <text:s text:c="2"/>0x40143d &lt;explode_bomb&gt;</text:p>
      <text:p text:style-name="P1"><text:s text:c="3"/>0x0000000000400ed9 &lt;+48&gt;:<text:tab/>mov <text:s text:c="3"/>%rsp,%rbx</text:p>
      <text:p text:style-name="P1"><text:s text:c="3"/>0x0000000000400edc &lt;+51&gt;:<text:tab/>lea <text:s text:c="3"/>0x10(%rsp),%rbp</text:p>
      <text:p text:style-name="P1"><text:s text:c="3"/>0x0000000000400ee1 &lt;+56&gt;:<text:tab/>mov <text:s text:c="3"/>0x4(%rbx),%eax</text:p>
      <text:p text:style-name="P1"><text:s text:c="3"/>0x0000000000400ee4 &lt;+59&gt;:<text:tab/>add <text:s text:c="3"/>(%rbx),%eax</text:p>
      <text:p text:style-name="P1"><text:s text:c="3"/>0x0000000000400ee6 &lt;+61&gt;:<text:tab/>cmp <text:s text:c="3"/>%eax,0x8(%rbx)</text:p>
      <text:p text:style-name="P1"><text:s text:c="3"/>0x0000000000400ee9 &lt;+64&gt;:<text:tab/>je <text:s text:c="4"/>0x400ef0 &lt;phase_2+71&gt;</text:p>
      <text:p text:style-name="P1"><text:s text:c="3"/>0x0000000000400eeb &lt;+66&gt;:<text:tab/>call <text:s text:c="2"/>0x40143d &lt;explode_bomb&gt;</text:p>
      <text:p text:style-name="P1"><text:s text:c="3"/>0x0000000000400ef0 &lt;+71&gt;:<text:tab/>add <text:s text:c="3"/>$0x4,%rbx</text:p>
      <text:p text:style-name="P1">=&gt; 0x0000000000400ef4 &lt;+75&gt;:<text:tab/>cmp <text:s text:c="3"/>%rbp,%rbx</text:p>
      <text:p text:style-name="P1">--Type &lt;RET&gt; for more, q to quit, c to continue without paging--</text:p>
      <text:p text:style-name="P1"><text:s text:c="3"/>0x0000000000400ef7 &lt;+78&gt;:<text:tab/>jne <text:s text:c="3"/>0x400ee1 &lt;phase_2+56&gt;</text:p>
      <text:p text:style-name="P1"><text:s text:c="3"/>0x0000000000400ef9 &lt;+80&gt;:<text:tab/>mov <text:s text:c="3"/>0x18(%rsp),%rax</text:p>
      <text:p text:style-name="P1"><text:s text:c="3"/>0x0000000000400efe &lt;+85&gt;:<text:tab/>xor <text:s text:c="3"/>%fs:0x28,%rax</text:p>
      <text:p text:style-name="P1"><text:soft-page-break/><text:s text:c="3"/>0x0000000000400f07 &lt;+94&gt;:<text:tab/>je <text:s text:c="4"/>0x400f0e &lt;phase_2+101&gt;</text:p>
      <text:p text:style-name="P1"><text:s text:c="3"/>0x0000000000400f09 &lt;+96&gt;:<text:tab/>call <text:s text:c="2"/>0x400b00 &lt;__stack_chk_fail@plt&gt;</text:p>
      <text:p text:style-name="P1"><text:s text:c="3"/>0x0000000000400f0e &lt;+101&gt;:<text:tab/>add <text:s text:c="3"/>$0x28,%rsp</text:p>
      <text:p text:style-name="P1"><text:s text:c="3"/>0x0000000000400f12 &lt;+105&gt;:<text:tab/>pop <text:s text:c="3"/>%rbx</text:p>
      <text:p text:style-name="P1"><text:s text:c="3"/>0x0000000000400f13 &lt;+106&gt;:<text:tab/>pop <text:s text:c="3"/>%rbp</text:p>
      <text:p text:style-name="P1"><text:s text:c="3"/>0x0000000000400f14 &lt;+107&gt;:<text:tab/>ret <text:s text:c="3"/></text:p>
      <text:p text:style-name="P1">End of assembler dump.</text:p>
      <text:p text:style-name="P1">(gdb) ni</text:p>
      <text:p text:style-name="P1">0x0000000000400ef7 in phase_2 ()</text:p>
      <text:p text:style-name="P1">(gdb) ni</text:p>
      <text:p text:style-name="P1">0x0000000000400ee1 in phase_2 ()</text:p>
      <text:p text:style-name="P1">(gdb) disas</text:p>
      <text:p text:style-name="P1">Dump of assembler code for function phase_2:</text:p>
      <text:p text:style-name="P1"><text:s text:c="3"/>0x0000000000400ea9 &lt;+0&gt;:<text:tab/>push <text:s text:c="2"/>%rbp</text:p>
      <text:p text:style-name="P1"><text:s text:c="3"/>0x0000000000400eaa &lt;+1&gt;:<text:tab/>push <text:s text:c="2"/>%rbx</text:p>
      <text:p text:style-name="P1"><text:s text:c="3"/>0x0000000000400eab &lt;+2&gt;:<text:tab/>sub <text:s text:c="3"/>$0x28,%rsp</text:p>
      <text:p text:style-name="P1"><text:s text:c="3"/>0x0000000000400eaf &lt;+6&gt;:<text:tab/>mov <text:s text:c="3"/>%fs:0x28,%rax</text:p>
      <text:p text:style-name="P1"><text:s text:c="3"/>0x0000000000400eb8 &lt;+15&gt;:<text:tab/>mov <text:s text:c="3"/>%rax,0x18(%rsp)</text:p>
      <text:p text:style-name="P1"><text:s text:c="3"/>0x0000000000400ebd &lt;+20&gt;:<text:tab/>xor <text:s text:c="3"/>%eax,%eax</text:p>
      <text:p text:style-name="P1"><text:s text:c="3"/>0x0000000000400ebf &lt;+22&gt;:<text:tab/>mov <text:s text:c="3"/>%rsp,%rsi</text:p>
      <text:p text:style-name="P1"><text:s text:c="3"/>0x0000000000400ec2 &lt;+25&gt;:<text:tab/>call <text:s text:c="2"/>0x40145f &lt;read_six_numbers&gt;</text:p>
      <text:p text:style-name="P1"><text:s text:c="3"/>0x0000000000400ec7 &lt;+30&gt;:<text:tab/>cmpl <text:s text:c="2"/>$0x0,(%rsp)</text:p>
      <text:p text:style-name="P1"><text:s text:c="3"/>0x0000000000400ecb &lt;+34&gt;:<text:tab/>jne <text:s text:c="3"/>0x400ed4 &lt;phase_2+43&gt;</text:p>
      <text:p text:style-name="P1"><text:s text:c="3"/>0x0000000000400ecd &lt;+36&gt;:<text:tab/>cmpl <text:s text:c="2"/>$0x1,0x4(%rsp)</text:p>
      <text:p text:style-name="P1"><text:s text:c="3"/>0x0000000000400ed2 &lt;+41&gt;:<text:tab/>je <text:s text:c="4"/>0x400ed9 &lt;phase_2+48&gt;</text:p>
      <text:p text:style-name="P1"><text:s text:c="3"/>0x0000000000400ed4 &lt;+43&gt;:<text:tab/>call <text:s text:c="2"/>0x40143d &lt;explode_bomb&gt;</text:p>
      <text:p text:style-name="P1"><text:s text:c="3"/>0x0000000000400ed9 &lt;+48&gt;:<text:tab/>mov <text:s text:c="3"/>%rsp,%rbx</text:p>
      <text:p text:style-name="P1"><text:s text:c="3"/>0x0000000000400edc &lt;+51&gt;:<text:tab/>lea <text:s text:c="3"/>0x10(%rsp),%rbp</text:p>
      <text:p text:style-name="P1">=&gt; 0x0000000000400ee1 &lt;+56&gt;:<text:tab/>mov <text:s text:c="3"/>0x4(%rbx),%eax</text:p>
      <text:p text:style-name="P1"><text:s text:c="3"/>0x0000000000400ee4 &lt;+59&gt;:<text:tab/>add <text:s text:c="3"/>(%rbx),%eax</text:p>
      <text:p text:style-name="P1"><text:s text:c="3"/>0x0000000000400ee6 &lt;+61&gt;:<text:tab/>cmp <text:s text:c="3"/>%eax,0x8(%rbx)</text:p>
      <text:p text:style-name="P1"><text:s text:c="3"/>0x0000000000400ee9 &lt;+64&gt;:<text:tab/>je <text:s text:c="4"/>0x400ef0 &lt;phase_2+71&gt;</text:p>
      <text:p text:style-name="P1"><text:s text:c="3"/>0x0000000000400eeb &lt;+66&gt;:<text:tab/>call <text:s text:c="2"/>0x40143d &lt;explode_bomb&gt;</text:p>
      <text:p text:style-name="P1"><text:s text:c="3"/>0x0000000000400ef0 &lt;+71&gt;:<text:tab/>add <text:s text:c="3"/>$0x4,%rbx</text:p>
      <text:p text:style-name="P1"><text:s text:c="3"/>0x0000000000400ef4 &lt;+75&gt;:<text:tab/>cmp <text:s text:c="3"/>%rbp,%rbx</text:p>
      <text:p text:style-name="P1">--Type &lt;RET&gt; for more, q to quit, c to continue without paging--</text:p>
      <text:p text:style-name="P1"><text:s text:c="3"/>0x0000000000400ef7 &lt;+78&gt;:<text:tab/>jne <text:s text:c="3"/>0x400ee1 &lt;phase_2+56&gt;</text:p>
      <text:p text:style-name="P1"><text:s text:c="3"/>0x0000000000400ef9 &lt;+80&gt;:<text:tab/>mov <text:s text:c="3"/>0x18(%rsp),%rax</text:p>
      <text:p text:style-name="P1"><text:s text:c="3"/>0x0000000000400efe &lt;+85&gt;:<text:tab/>xor <text:s text:c="3"/>%fs:0x28,%rax</text:p>
      <text:p text:style-name="P1"><text:s text:c="3"/>0x0000000000400f07 &lt;+94&gt;:<text:tab/>je <text:s text:c="4"/>0x400f0e &lt;phase_2+101&gt;</text:p>
      <text:p text:style-name="P1"><text:s text:c="3"/>0x0000000000400f09 &lt;+96&gt;:<text:tab/>call <text:s text:c="2"/>0x400b00 &lt;__stack_chk_fail@plt&gt;</text:p>
      <text:p text:style-name="P1"><text:s text:c="3"/>0x0000000000400f0e &lt;+101&gt;:<text:tab/>add <text:s text:c="3"/>$0x28,%rsp</text:p>
      <text:p text:style-name="P1"><text:s text:c="3"/>0x0000000000400f12 &lt;+105&gt;:<text:tab/>pop <text:s text:c="3"/>%rbx</text:p>
      <text:p text:style-name="P1"><text:s text:c="3"/>0x0000000000400f13 &lt;+106&gt;:<text:tab/>pop <text:s text:c="3"/>%rbp</text:p>
      <text:p text:style-name="P1"><text:s text:c="3"/>0x0000000000400f14 &lt;+107&gt;:<text:tab/>ret <text:s text:c="3"/></text:p>
      <text:p text:style-name="P1">End of assembler dump.</text:p>
      <text:p text:style-name="P1">(gdb) ni</text:p>
      <text:p text:style-name="P1">0x0000000000400ee4 in phase_2 ()</text:p>
      <text:p text:style-name="P1">(gdb) ni</text:p>
      <text:p text:style-name="P1"><text:soft-page-break/>0x0000000000400ee6 in phase_2 ()</text:p>
      <text:p text:style-name="P1">(gdb) disas</text:p>
      <text:p text:style-name="P1">Dump of assembler code for function phase_2:</text:p>
      <text:p text:style-name="P1"><text:s text:c="3"/>0x0000000000400ea9 &lt;+0&gt;:<text:tab/>push <text:s text:c="2"/>%rbp</text:p>
      <text:p text:style-name="P1"><text:s text:c="3"/>0x0000000000400eaa &lt;+1&gt;:<text:tab/>push <text:s text:c="2"/>%rbx</text:p>
      <text:p text:style-name="P1"><text:s text:c="3"/>0x0000000000400eab &lt;+2&gt;:<text:tab/>sub <text:s text:c="3"/>$0x28,%rsp</text:p>
      <text:p text:style-name="P1"><text:s text:c="3"/>0x0000000000400eaf &lt;+6&gt;:<text:tab/>mov <text:s text:c="3"/>%fs:0x28,%rax</text:p>
      <text:p text:style-name="P1"><text:s text:c="3"/>0x0000000000400eb8 &lt;+15&gt;:<text:tab/>mov <text:s text:c="3"/>%rax,0x18(%rsp)</text:p>
      <text:p text:style-name="P1"><text:s text:c="3"/>0x0000000000400ebd &lt;+20&gt;:<text:tab/>xor <text:s text:c="3"/>%eax,%eax</text:p>
      <text:p text:style-name="P1"><text:s text:c="3"/>0x0000000000400ebf &lt;+22&gt;:<text:tab/>mov <text:s text:c="3"/>%rsp,%rsi</text:p>
      <text:p text:style-name="P1"><text:s text:c="3"/>0x0000000000400ec2 &lt;+25&gt;:<text:tab/>call <text:s text:c="2"/>0x40145f &lt;read_six_numbers&gt;</text:p>
      <text:p text:style-name="P1"><text:s text:c="3"/>0x0000000000400ec7 &lt;+30&gt;:<text:tab/>cmpl <text:s text:c="2"/>$0x0,(%rsp)</text:p>
      <text:p text:style-name="P1"><text:s text:c="3"/>0x0000000000400ecb &lt;+34&gt;:<text:tab/>jne <text:s text:c="3"/>0x400ed4 &lt;phase_2+43&gt;</text:p>
      <text:p text:style-name="P1"><text:s text:c="3"/>0x0000000000400ecd &lt;+36&gt;:<text:tab/>cmpl <text:s text:c="2"/>$0x1,0x4(%rsp)</text:p>
      <text:p text:style-name="P1"><text:s text:c="3"/>0x0000000000400ed2 &lt;+41&gt;:<text:tab/>je <text:s text:c="4"/>0x400ed9 &lt;phase_2+48&gt;</text:p>
      <text:p text:style-name="P1"><text:s text:c="3"/>0x0000000000400ed4 &lt;+43&gt;:<text:tab/>call <text:s text:c="2"/>0x40143d &lt;explode_bomb&gt;</text:p>
      <text:p text:style-name="P1"><text:s text:c="3"/>0x0000000000400ed9 &lt;+48&gt;:<text:tab/>mov <text:s text:c="3"/>%rsp,%rbx</text:p>
      <text:p text:style-name="P1"><text:s text:c="3"/>0x0000000000400edc &lt;+51&gt;:<text:tab/>lea <text:s text:c="3"/>0x10(%rsp),%rbp</text:p>
      <text:p text:style-name="P1"><text:s text:c="3"/>0x0000000000400ee1 &lt;+56&gt;:<text:tab/>mov <text:s text:c="3"/>0x4(%rbx),%eax</text:p>
      <text:p text:style-name="P1"><text:s text:c="3"/>0x0000000000400ee4 &lt;+59&gt;:<text:tab/>add <text:s text:c="3"/>(%rbx),%eax</text:p>
      <text:p text:style-name="P1">=&gt; 0x0000000000400ee6 &lt;+61&gt;:<text:tab/>cmp <text:s text:c="3"/>%eax,0x8(%rbx)</text:p>
      <text:p text:style-name="P1"><text:s text:c="3"/>0x0000000000400ee9 &lt;+64&gt;:<text:tab/>je <text:s text:c="4"/>0x400ef0 &lt;phase_2+71&gt;</text:p>
      <text:p text:style-name="P1"><text:s text:c="3"/>0x0000000000400eeb &lt;+66&gt;:<text:tab/>call <text:s text:c="2"/>0x40143d &lt;explode_bomb&gt;</text:p>
      <text:p text:style-name="P1"><text:s text:c="3"/>0x0000000000400ef0 &lt;+71&gt;:<text:tab/>add <text:s text:c="3"/>$0x4,%rbx</text:p>
      <text:p text:style-name="P1"><text:s text:c="3"/>0x0000000000400ef4 &lt;+75&gt;:<text:tab/>cmp <text:s text:c="3"/>%rbp,%rbx</text:p>
      <text:p text:style-name="P1">--Type &lt;RET&gt; for more, q to quit, c to continue without paging--</text:p>
      <text:p text:style-name="P1"><text:s text:c="3"/>0x0000000000400ef7 &lt;+78&gt;:<text:tab/>jne <text:s text:c="3"/>0x400ee1 &lt;phase_2+56&gt;</text:p>
      <text:p text:style-name="P1"><text:s text:c="3"/>0x0000000000400ef9 &lt;+80&gt;:<text:tab/>mov <text:s text:c="3"/>0x18(%rsp),%rax</text:p>
      <text:p text:style-name="P1"><text:s text:c="3"/>0x0000000000400efe &lt;+85&gt;:<text:tab/>xor <text:s text:c="3"/>%fs:0x28,%rax</text:p>
      <text:p text:style-name="P1"><text:s text:c="3"/>0x0000000000400f07 &lt;+94&gt;:<text:tab/>je <text:s text:c="4"/>0x400f0e &lt;phase_2+101&gt;</text:p>
      <text:p text:style-name="P1"><text:s text:c="3"/>0x0000000000400f09 &lt;+96&gt;:<text:tab/>call <text:s text:c="2"/>0x400b00 &lt;__stack_chk_fail@plt&gt;</text:p>
      <text:p text:style-name="P1"><text:s text:c="3"/>0x0000000000400f0e &lt;+101&gt;:<text:tab/>add <text:s text:c="3"/>$0x28,%rsp</text:p>
      <text:p text:style-name="P1"><text:s text:c="3"/>0x0000000000400f12 &lt;+105&gt;:<text:tab/>pop <text:s text:c="3"/>%rbx</text:p>
      <text:p text:style-name="P1"><text:s text:c="3"/>0x0000000000400f13 &lt;+106&gt;:<text:tab/>pop <text:s text:c="3"/>%rbp</text:p>
      <text:p text:style-name="P1"><text:s text:c="3"/>0x0000000000400f14 &lt;+107&gt;:<text:tab/>ret <text:s text:c="3"/></text:p>
      <text:p text:style-name="P1">End of assembler dump.</text:p>
      <text:p text:style-name="P1">(gdb) i r</text:p>
      <text:p text:style-name="P1">rax <text:s text:c="11"/>0x2 <text:s text:c="16"/>2<text:span text:style-name="T2"> // </text:span><text:span text:style-name="T28">4</text:span><text:span text:style-name="T54">th</text:span><text:span text:style-name="T28"> input is 2 .</text:span></text:p>
      <text:p text:style-name="P1"/>
      <text:p text:style-name="P1">rbx <text:s text:c="11"/>0x7fffffffdde4 <text:s text:c="5"/>140737488346596</text:p>
      <text:p text:style-name="P1">rcx <text:s text:c="11"/>0x0 <text:s text:c="16"/>0</text:p>
      <text:p text:style-name="P1">rdx <text:s text:c="11"/>0x5 <text:s text:c="16"/>5</text:p>
      <text:p text:style-name="P1">rsi <text:s text:c="11"/>0x0 <text:s text:c="16"/>0</text:p>
      <text:p text:style-name="P1">rdi <text:s text:c="11"/>0x7fffffffd770 <text:s text:c="5"/>140737488344944</text:p>
      <text:p text:style-name="P1">rbp <text:s text:c="11"/>0x7fffffffddf0 <text:s text:c="5"/>0x7fffffffddf0</text:p>
      <text:p text:style-name="P1">rsp <text:s text:c="11"/>0x7fffffffdde0 <text:s text:c="5"/>0x7fffffffdde0</text:p>
      <text:p text:style-name="P1">r8 <text:s text:c="12"/>0x1999999999999999 <text:s/>1844674407370955161</text:p>
      <text:p text:style-name="P1">r9 <text:s text:c="12"/>0x0 <text:s text:c="16"/>0</text:p>
      <text:p text:style-name="P1">r10 <text:s text:c="11"/>0x7ffff7f49ac0 <text:s text:c="5"/>140737353390784</text:p>
      <text:p text:style-name="P1"><text:soft-page-break/>r11 <text:s text:c="11"/>0x7ffff7f4a3c0 <text:s text:c="5"/>140737353393088</text:p>
      <text:p text:style-name="P1">r12 <text:s text:c="11"/>0x400c60 <text:s text:c="11"/>4197472</text:p>
      <text:p text:style-name="P1">r13 <text:s text:c="11"/>0x0 <text:s text:c="16"/>0</text:p>
      <text:p text:style-name="P1">r14 <text:s text:c="11"/>0x0 <text:s text:c="16"/>0</text:p>
      <text:p text:style-name="P1">r15 <text:s text:c="11"/>0x0 <text:s text:c="16"/>0</text:p>
      <text:p text:style-name="P1">rip <text:s text:c="11"/>0x400ee6 <text:s text:c="11"/>0x400ee6 &lt;phase_2+61&gt;</text:p>
      <text:p text:style-name="P1">eflags <text:s text:c="8"/>0x202 <text:s text:c="14"/>[ IF ]</text:p>
      <text:p text:style-name="P1">cs <text:s text:c="12"/>0x33 <text:s text:c="15"/>51</text:p>
      <text:p text:style-name="P1">ss <text:s text:c="12"/>0x2b <text:s text:c="15"/>43</text:p>
      <text:p text:style-name="P1">ds <text:s text:c="12"/>0x0 <text:s text:c="16"/>0</text:p>
      <text:p text:style-name="P1">es <text:s text:c="12"/>0x0 <text:s text:c="16"/>0</text:p>
      <text:p text:style-name="P1">fs <text:s text:c="12"/>0x0 <text:s text:c="16"/>0</text:p>
      <text:p text:style-name="P1">--Type &lt;RET&gt; for more, q to quit, c to continue without paging--</text:p>
      <text:p text:style-name="P1">gs <text:s text:c="12"/>0x0 <text:s text:c="16"/>0</text:p>
      <text:p text:style-name="P1">(gdb) r</text:p>
      <text:p text:style-name="P1">The program being debugged has been started already.</text:p>
      <text:p text:style-name="P1">Start it from the beginning? (y or n) y</text:p>
      <text:p text:style-name="P18">Starting program: <text:s/>/home/<text:span text:style-name="T70">humble/</text:span>Desktop/ITS304/<text:span text:style-name="T70">bomb001</text:span>/bomb</text:p>
      <text:p text:style-name="P1">Welcome to my fiendish little bomb. You have 6 phases with</text:p>
      <text:p text:style-name="P1">which to blow yourself up. Have a nice day!</text:p>
      <text:p text:style-name="P1">Phase 1 defused. How about the next one?</text:p>
      <text:p text:style-name="P1">0 1 1 2 4 5</text:p>
      <text:p text:style-name="P1">Breakpoint 1, 0x0000000000400ea9 in phase_2 ()</text:p>
      <text:p text:style-name="P5">//<text:span text:style-name="T62">checking the 5</text:span><text:span text:style-name="T57">th</text:span><text:span text:style-name="T62"> input</text:span></text:p>
      <text:p text:style-name="P1">(gdb) disas</text:p>
      <text:p text:style-name="P1">Dump of assembler code for function phase_2:</text:p>
      <text:p text:style-name="P1">=&gt; 0x0000000000400ea9 &lt;+0&gt;:<text:tab/>push <text:s text:c="2"/>%rbp</text:p>
      <text:p text:style-name="P1"><text:s text:c="3"/>0x0000000000400eaa &lt;+1&gt;:<text:tab/>push <text:s text:c="2"/>%rbx</text:p>
      <text:p text:style-name="P1"><text:s text:c="3"/>0x0000000000400eab &lt;+2&gt;:<text:tab/>sub <text:s text:c="3"/>$0x28,%rsp</text:p>
      <text:p text:style-name="P1"><text:s text:c="3"/>0x0000000000400eaf &lt;+6&gt;:<text:tab/>mov <text:s text:c="3"/>%fs:0x28,%rax</text:p>
      <text:p text:style-name="P1"><text:s text:c="3"/>0x0000000000400eb8 &lt;+15&gt;:<text:tab/>mov <text:s text:c="3"/>%rax,0x18(%rsp)</text:p>
      <text:p text:style-name="P1"><text:s text:c="3"/>0x0000000000400ebd &lt;+20&gt;:<text:tab/>xor <text:s text:c="3"/>%eax,%eax</text:p>
      <text:p text:style-name="P1"><text:s text:c="3"/>0x0000000000400ebf &lt;+22&gt;:<text:tab/>mov <text:s text:c="3"/>%rsp,%rsi</text:p>
      <text:p text:style-name="P1"><text:s text:c="3"/>0x0000000000400ec2 &lt;+25&gt;:<text:tab/>call <text:s text:c="2"/>0x40145f &lt;read_six_numbers&gt;</text:p>
      <text:p text:style-name="P1"><text:s text:c="3"/>0x0000000000400ec7 &lt;+30&gt;:<text:tab/>cmpl <text:s text:c="2"/>$0x0,(%rsp)</text:p>
      <text:p text:style-name="P1"><text:s text:c="3"/>0x0000000000400ecb &lt;+34&gt;:<text:tab/>jne <text:s text:c="3"/>0x400ed4 &lt;phase_2+43&gt;</text:p>
      <text:p text:style-name="P1"><text:s text:c="3"/>0x0000000000400ecd &lt;+36&gt;:<text:tab/>cmpl <text:s text:c="2"/>$0x1,0x4(%rsp)</text:p>
      <text:p text:style-name="P1"><text:s text:c="3"/>0x0000000000400ed2 &lt;+41&gt;:<text:tab/>je <text:s text:c="4"/>0x400ed9 &lt;phase_2+48&gt;</text:p>
      <text:p text:style-name="P1"><text:s text:c="3"/>0x0000000000400ed4 &lt;+43&gt;:<text:tab/>call <text:s text:c="2"/>0x40143d &lt;explode_bomb&gt;</text:p>
      <text:p text:style-name="P1"><text:s text:c="3"/>0x0000000000400ed9 &lt;+48&gt;:<text:tab/>mov <text:s text:c="3"/>%rsp,%rbx</text:p>
      <text:p text:style-name="P1"><text:s text:c="3"/>0x0000000000400edc &lt;+51&gt;:<text:tab/>lea <text:s text:c="3"/>0x10(%rsp),%rbp</text:p>
      <text:p text:style-name="P1"><text:s text:c="3"/>0x0000000000400ee1 &lt;+56&gt;:<text:tab/>mov <text:s text:c="3"/>0x4(%rbx),%eax</text:p>
      <text:p text:style-name="P1"><text:s text:c="3"/>0x0000000000400ee4 &lt;+59&gt;:<text:tab/>add <text:s text:c="3"/>(%rbx),%eax</text:p>
      <text:p text:style-name="P1"><text:s text:c="3"/>0x0000000000400ee6 &lt;+61&gt;:<text:tab/>cmp <text:s text:c="3"/>%eax,0x8(%rbx)</text:p>
      <text:p text:style-name="P1"><text:s text:c="3"/>0x0000000000400ee9 &lt;+64&gt;:<text:tab/>je <text:s text:c="4"/>0x400ef0 &lt;phase_2+71&gt;</text:p>
      <text:p text:style-name="P1"><text:s text:c="3"/>0x0000000000400eeb &lt;+66&gt;:<text:tab/>call <text:s text:c="2"/>0x40143d &lt;explode_bomb&gt;</text:p>
      <text:p text:style-name="P1"><text:s text:c="3"/>0x0000000000400ef0 &lt;+71&gt;:<text:tab/>add <text:s text:c="3"/>$0x4,%rbx</text:p>
      <text:p text:style-name="P1"><text:s text:c="3"/>0x0000000000400ef4 &lt;+75&gt;:<text:tab/>cmp <text:s text:c="3"/>%rbp,%rbx</text:p>
      <text:p text:style-name="P1">--Type &lt;RET&gt; for more, q to quit, c to continue without paging--</text:p>
      <text:p text:style-name="P1"><text:soft-page-break/><text:s text:c="3"/>0x0000000000400ef7 &lt;+78&gt;:<text:tab/>jne <text:s text:c="3"/>0x400ee1 &lt;phase_2+56&gt;</text:p>
      <text:p text:style-name="P1"><text:s text:c="3"/>0x0000000000400ef9 &lt;+80&gt;:<text:tab/>mov <text:s text:c="3"/>0x18(%rsp),%rax</text:p>
      <text:p text:style-name="P1"><text:s text:c="3"/>0x0000000000400efe &lt;+85&gt;:<text:tab/>xor <text:s text:c="3"/>%fs:0x28,%rax</text:p>
      <text:p text:style-name="P1"><text:s text:c="3"/>0x0000000000400f07 &lt;+94&gt;:<text:tab/>je <text:s text:c="4"/>0x400f0e &lt;phase_2+101&gt;</text:p>
      <text:p text:style-name="P1"><text:s text:c="3"/>0x0000000000400f09 &lt;+96&gt;:<text:tab/>call <text:s text:c="2"/>0x400b00 &lt;__stack_chk_fail@plt&gt;</text:p>
      <text:p text:style-name="P1"><text:s text:c="3"/>0x0000000000400f0e &lt;+101&gt;:<text:tab/>add <text:s text:c="3"/>$0x28,%rsp</text:p>
      <text:p text:style-name="P1"><text:s text:c="3"/>0x0000000000400f12 &lt;+105&gt;:<text:tab/>pop <text:s text:c="3"/>%rbx</text:p>
      <text:p text:style-name="P1"><text:s text:c="3"/>0x0000000000400f13 &lt;+106&gt;:<text:tab/>pop <text:s text:c="3"/>%rbp</text:p>
      <text:p text:style-name="P1"><text:s text:c="3"/>0x0000000000400f14 &lt;+107&gt;:<text:tab/>ret <text:s text:c="3"/></text:p>
      <text:p text:style-name="P1">End of assembler dump.</text:p>
      <text:p text:style-name="P1">(gdb) until</text:p>
      <text:p text:style-name="P1">0x0000000000400eaa in phase_2 ()</text:p>
      <text:p text:style-name="P1">(gdb) until * 0x0000000000400ee6</text:p>
      <text:p text:style-name="P1">0x0000000000400ee6 in phase_2 ()</text:p>
      <text:p text:style-name="P1">(gdb) disas</text:p>
      <text:p text:style-name="P1">Dump of assembler code for function phase_2:</text:p>
      <text:p text:style-name="P1"><text:s text:c="3"/>0x0000000000400ea9 &lt;+0&gt;:<text:tab/>push <text:s text:c="2"/>%rbp</text:p>
      <text:p text:style-name="P1"><text:s text:c="3"/>0x0000000000400eaa &lt;+1&gt;:<text:tab/>push <text:s text:c="2"/>%rbx</text:p>
      <text:p text:style-name="P1"><text:s text:c="3"/>0x0000000000400eab &lt;+2&gt;:<text:tab/>sub <text:s text:c="3"/>$0x28,%rsp</text:p>
      <text:p text:style-name="P1"><text:s text:c="3"/>0x0000000000400eaf &lt;+6&gt;:<text:tab/>mov <text:s text:c="3"/>%fs:0x28,%rax</text:p>
      <text:p text:style-name="P1"><text:s text:c="3"/>0x0000000000400eb8 &lt;+15&gt;:<text:tab/>mov <text:s text:c="3"/>%rax,0x18(%rsp)</text:p>
      <text:p text:style-name="P1"><text:s text:c="3"/>0x0000000000400ebd &lt;+20&gt;:<text:tab/>xor <text:s text:c="3"/>%eax,%eax</text:p>
      <text:p text:style-name="P1"><text:s text:c="3"/>0x0000000000400ebf &lt;+22&gt;:<text:tab/>mov <text:s text:c="3"/>%rsp,%rsi</text:p>
      <text:p text:style-name="P1"><text:s text:c="3"/>0x0000000000400ec2 &lt;+25&gt;:<text:tab/>call <text:s text:c="2"/>0x40145f &lt;read_six_numbers&gt;</text:p>
      <text:p text:style-name="P1"><text:s text:c="3"/>0x0000000000400ec7 &lt;+30&gt;:<text:tab/>cmpl <text:s text:c="2"/>$0x0,(%rsp)</text:p>
      <text:p text:style-name="P1"><text:s text:c="3"/>0x0000000000400ecb &lt;+34&gt;:<text:tab/>jne <text:s text:c="3"/>0x400ed4 &lt;phase_2+43&gt;</text:p>
      <text:p text:style-name="P1"><text:s text:c="3"/>0x0000000000400ecd &lt;+36&gt;:<text:tab/>cmpl <text:s text:c="2"/>$0x1,0x4(%rsp)</text:p>
      <text:p text:style-name="P1"><text:s text:c="3"/>0x0000000000400ed2 &lt;+41&gt;:<text:tab/>je <text:s text:c="4"/>0x400ed9 &lt;phase_2+48&gt;</text:p>
      <text:p text:style-name="P1"><text:s text:c="3"/>0x0000000000400ed4 &lt;+43&gt;:<text:tab/>call <text:s text:c="2"/>0x40143d &lt;explode_bomb&gt;</text:p>
      <text:p text:style-name="P1"><text:s text:c="3"/>0x0000000000400ed9 &lt;+48&gt;:<text:tab/>mov <text:s text:c="3"/>%rsp,%rbx</text:p>
      <text:p text:style-name="P1"><text:s text:c="3"/>0x0000000000400edc &lt;+51&gt;:<text:tab/>lea <text:s text:c="3"/>0x10(%rsp),%rbp</text:p>
      <text:p text:style-name="P1"><text:s text:c="3"/>0x0000000000400ee1 &lt;+56&gt;:<text:tab/>mov <text:s text:c="3"/>0x4(%rbx),%eax</text:p>
      <text:p text:style-name="P1"><text:s text:c="3"/>0x0000000000400ee4 &lt;+59&gt;:<text:tab/>add <text:s text:c="3"/>(%rbx),%eax</text:p>
      <text:p text:style-name="P1">=&gt; 0x0000000000400ee6 &lt;+61&gt;:<text:tab/>cmp <text:s text:c="3"/>%eax,0x8(%rbx)</text:p>
      <text:p text:style-name="P1"><text:s text:c="3"/>0x0000000000400ee9 &lt;+64&gt;:<text:tab/>je <text:s text:c="4"/>0x400ef0 &lt;phase_2+71&gt;</text:p>
      <text:p text:style-name="P1"><text:s text:c="3"/>0x0000000000400eeb &lt;+66&gt;:<text:tab/>call <text:s text:c="2"/>0x40143d &lt;explode_bomb&gt;</text:p>
      <text:p text:style-name="P1"><text:s text:c="3"/>0x0000000000400ef0 &lt;+71&gt;:<text:tab/>add <text:s text:c="3"/>$0x4,%rbx</text:p>
      <text:p text:style-name="P1"><text:s text:c="3"/>0x0000000000400ef4 &lt;+75&gt;:<text:tab/>cmp <text:s text:c="3"/>%rbp,%rbx</text:p>
      <text:p text:style-name="P1">--Type &lt;RET&gt; for more, q to quit, c to continue without paging--</text:p>
      <text:p text:style-name="P1"><text:s text:c="3"/>0x0000000000400ef7 &lt;+78&gt;:<text:tab/>jne <text:s text:c="3"/>0x400ee1 &lt;phase_2+56&gt;</text:p>
      <text:p text:style-name="P1"><text:s text:c="3"/>0x0000000000400ef9 &lt;+80&gt;:<text:tab/>mov <text:s text:c="3"/>0x18(%rsp),%rax</text:p>
      <text:p text:style-name="P1"><text:s text:c="3"/>0x0000000000400efe &lt;+85&gt;:<text:tab/>xor <text:s text:c="3"/>%fs:0x28,%rax</text:p>
      <text:p text:style-name="P1"><text:s text:c="3"/>0x0000000000400f07 &lt;+94&gt;:<text:tab/>je <text:s text:c="4"/>0x400f0e &lt;phase_2+101&gt;</text:p>
      <text:p text:style-name="P1"><text:s text:c="3"/>0x0000000000400f09 &lt;+96&gt;:<text:tab/>call <text:s text:c="2"/>0x400b00 &lt;__stack_chk_fail@plt&gt;</text:p>
      <text:p text:style-name="P1"><text:s text:c="3"/>0x0000000000400f0e &lt;+101&gt;:<text:tab/>add <text:s text:c="3"/>$0x28,%rsp</text:p>
      <text:p text:style-name="P1"><text:s text:c="3"/>0x0000000000400f12 &lt;+105&gt;:<text:tab/>pop <text:s text:c="3"/>%rbx</text:p>
      <text:p text:style-name="P1"><text:s text:c="3"/>0x0000000000400f13 &lt;+106&gt;:<text:tab/>pop <text:s text:c="3"/>%rbp</text:p>
      <text:p text:style-name="P1"><text:s text:c="3"/>0x0000000000400f14 &lt;+107&gt;:<text:tab/>ret <text:s text:c="3"/></text:p>
      <text:p text:style-name="P1">End of assembler dump.</text:p>
      <text:p text:style-name="P1"><text:soft-page-break/>(gdb) ni</text:p>
      <text:p text:style-name="P1">0x0000000000400ee9 in phase_2 ()</text:p>
      <text:p text:style-name="P1">(gdb) ni</text:p>
      <text:p text:style-name="P1">0x0000000000400ef0 in phase_2 ()</text:p>
      <text:p text:style-name="P1">(gdb) disas</text:p>
      <text:p text:style-name="P1">Dump of assembler code for function phase_2:</text:p>
      <text:p text:style-name="P1"><text:s text:c="3"/>0x0000000000400ea9 &lt;+0&gt;:<text:tab/>push <text:s text:c="2"/>%rbp</text:p>
      <text:p text:style-name="P1"><text:s text:c="3"/>0x0000000000400eaa &lt;+1&gt;:<text:tab/>push <text:s text:c="2"/>%rbx</text:p>
      <text:p text:style-name="P1"><text:s text:c="3"/>0x0000000000400eab &lt;+2&gt;:<text:tab/>sub <text:s text:c="3"/>$0x28,%rsp</text:p>
      <text:p text:style-name="P1"><text:s text:c="3"/>0x0000000000400eaf &lt;+6&gt;:<text:tab/>mov <text:s text:c="3"/>%fs:0x28,%rax</text:p>
      <text:p text:style-name="P1"><text:s text:c="3"/>0x0000000000400eb8 &lt;+15&gt;:<text:tab/>mov <text:s text:c="3"/>%rax,0x18(%rsp)</text:p>
      <text:p text:style-name="P1"><text:s text:c="3"/>0x0000000000400ebd &lt;+20&gt;:<text:tab/>xor <text:s text:c="3"/>%eax,%eax</text:p>
      <text:p text:style-name="P1"><text:s text:c="3"/>0x0000000000400ebf &lt;+22&gt;:<text:tab/>mov <text:s text:c="3"/>%rsp,%rsi</text:p>
      <text:p text:style-name="P1"><text:s text:c="3"/>0x0000000000400ec2 &lt;+25&gt;:<text:tab/>call <text:s text:c="2"/>0x40145f &lt;read_six_numbers&gt;</text:p>
      <text:p text:style-name="P1"><text:s text:c="3"/>0x0000000000400ec7 &lt;+30&gt;:<text:tab/>cmpl <text:s text:c="2"/>$0x0,(%rsp)</text:p>
      <text:p text:style-name="P1"><text:s text:c="3"/>0x0000000000400ecb &lt;+34&gt;:<text:tab/>jne <text:s text:c="3"/>0x400ed4 &lt;phase_2+43&gt;</text:p>
      <text:p text:style-name="P1"><text:s text:c="3"/>0x0000000000400ecd &lt;+36&gt;:<text:tab/>cmpl <text:s text:c="2"/>$0x1,0x4(%rsp)</text:p>
      <text:p text:style-name="P1"><text:s text:c="3"/>0x0000000000400ed2 &lt;+41&gt;:<text:tab/>je <text:s text:c="4"/>0x400ed9 &lt;phase_2+48&gt;</text:p>
      <text:p text:style-name="P1"><text:s text:c="3"/>0x0000000000400ed4 &lt;+43&gt;:<text:tab/>call <text:s text:c="2"/>0x40143d &lt;explode_bomb&gt;</text:p>
      <text:p text:style-name="P1"><text:s text:c="3"/>0x0000000000400ed9 &lt;+48&gt;:<text:tab/>mov <text:s text:c="3"/>%rsp,%rbx</text:p>
      <text:p text:style-name="P1"><text:s text:c="3"/>0x0000000000400edc &lt;+51&gt;:<text:tab/>lea <text:s text:c="3"/>0x10(%rsp),%rbp</text:p>
      <text:p text:style-name="P1"><text:s text:c="3"/>0x0000000000400ee1 &lt;+56&gt;:<text:tab/>mov <text:s text:c="3"/>0x4(%rbx),%eax</text:p>
      <text:p text:style-name="P1"><text:s text:c="3"/>0x0000000000400ee4 &lt;+59&gt;:<text:tab/>add <text:s text:c="3"/>(%rbx),%eax</text:p>
      <text:p text:style-name="P1"><text:s text:c="3"/>0x0000000000400ee6 &lt;+61&gt;:<text:tab/>cmp <text:s text:c="3"/>%eax,0x8(%rbx)</text:p>
      <text:p text:style-name="P1"><text:s text:c="3"/>0x0000000000400ee9 &lt;+64&gt;:<text:tab/>je <text:s text:c="4"/>0x400ef0 &lt;phase_2+71&gt;</text:p>
      <text:p text:style-name="P1"><text:s text:c="3"/>0x0000000000400eeb &lt;+66&gt;:<text:tab/>call <text:s text:c="2"/>0x40143d &lt;explode_bomb&gt;</text:p>
      <text:p text:style-name="P1">=&gt; 0x0000000000400ef0 &lt;+71&gt;:<text:tab/>add <text:s text:c="3"/>$0x4,%rbx</text:p>
      <text:p text:style-name="P1"><text:s text:c="3"/>0x0000000000400ef4 &lt;+75&gt;:<text:tab/>cmp <text:s text:c="3"/>%rbp,%rbx</text:p>
      <text:p text:style-name="P1">--Type &lt;RET&gt; for more, q to quit, c to continue without paging--</text:p>
      <text:p text:style-name="P1"><text:s text:c="3"/>0x0000000000400ef7 &lt;+78&gt;:<text:tab/>jne <text:s text:c="3"/>0x400ee1 &lt;phase_2+56&gt;</text:p>
      <text:p text:style-name="P1"><text:s text:c="3"/>0x0000000000400ef9 &lt;+80&gt;:<text:tab/>mov <text:s text:c="3"/>0x18(%rsp),%rax</text:p>
      <text:p text:style-name="P1"><text:s text:c="3"/>0x0000000000400efe &lt;+85&gt;:<text:tab/>xor <text:s text:c="3"/>%fs:0x28,%rax</text:p>
      <text:p text:style-name="P1"><text:s text:c="3"/>0x0000000000400f07 &lt;+94&gt;:<text:tab/>je <text:s text:c="4"/>0x400f0e &lt;phase_2+101&gt;</text:p>
      <text:p text:style-name="P1"><text:s text:c="3"/>0x0000000000400f09 &lt;+96&gt;:<text:tab/>call <text:s text:c="2"/>0x400b00 &lt;__stack_chk_fail@plt&gt;</text:p>
      <text:p text:style-name="P1"><text:s text:c="3"/>0x0000000000400f0e &lt;+101&gt;:<text:tab/>add <text:s text:c="3"/>$0x28,%rsp</text:p>
      <text:p text:style-name="P1"><text:s text:c="3"/>0x0000000000400f12 &lt;+105&gt;:<text:tab/>pop <text:s text:c="3"/>%rbx</text:p>
      <text:p text:style-name="P1"><text:s text:c="3"/>0x0000000000400f13 &lt;+106&gt;:<text:tab/>pop <text:s text:c="3"/>%rbp</text:p>
      <text:p text:style-name="P1"><text:s text:c="3"/>0x0000000000400f14 &lt;+107&gt;:<text:tab/>ret <text:s text:c="3"/></text:p>
      <text:p text:style-name="P1">End of assembler dump.</text:p>
      <text:p text:style-name="P1">(gdb) ni</text:p>
      <text:p text:style-name="P1">0x0000000000400ef4 in phase_2 ()</text:p>
      <text:p text:style-name="P1">(gdb) disas</text:p>
      <text:p text:style-name="P1">Dump of assembler code for function phase_2:</text:p>
      <text:p text:style-name="P1"><text:s text:c="3"/>0x0000000000400ea9 &lt;+0&gt;:<text:tab/>push <text:s text:c="2"/>%rbp</text:p>
      <text:p text:style-name="P1"><text:s text:c="3"/>0x0000000000400eaa &lt;+1&gt;:<text:tab/>push <text:s text:c="2"/>%rbx</text:p>
      <text:p text:style-name="P1"><text:s text:c="3"/>0x0000000000400eab &lt;+2&gt;:<text:tab/>sub <text:s text:c="3"/>$0x28,%rsp</text:p>
      <text:p text:style-name="P1"><text:s text:c="3"/>0x0000000000400eaf &lt;+6&gt;:<text:tab/>mov <text:s text:c="3"/>%fs:0x28,%rax</text:p>
      <text:p text:style-name="P1"><text:s text:c="3"/>0x0000000000400eb8 &lt;+15&gt;:<text:tab/>mov <text:s text:c="3"/>%rax,0x18(%rsp)</text:p>
      <text:p text:style-name="P1"><text:s text:c="3"/>0x0000000000400ebd &lt;+20&gt;:<text:tab/>xor <text:s text:c="3"/>%eax,%eax</text:p>
      <text:p text:style-name="P1"><text:soft-page-break/><text:s text:c="3"/>0x0000000000400ebf &lt;+22&gt;:<text:tab/>mov <text:s text:c="3"/>%rsp,%rsi</text:p>
      <text:p text:style-name="P1"><text:s text:c="3"/>0x0000000000400ec2 &lt;+25&gt;:<text:tab/>call <text:s text:c="2"/>0x40145f &lt;read_six_numbers&gt;</text:p>
      <text:p text:style-name="P1"><text:s text:c="3"/>0x0000000000400ec7 &lt;+30&gt;:<text:tab/>cmpl <text:s text:c="2"/>$0x0,(%rsp)</text:p>
      <text:p text:style-name="P1"><text:s text:c="3"/>0x0000000000400ecb &lt;+34&gt;:<text:tab/>jne <text:s text:c="3"/>0x400ed4 &lt;phase_2+43&gt;</text:p>
      <text:p text:style-name="P1"><text:s text:c="3"/>0x0000000000400ecd &lt;+36&gt;:<text:tab/>cmpl <text:s text:c="2"/>$0x1,0x4(%rsp)</text:p>
      <text:p text:style-name="P1"><text:s text:c="3"/>0x0000000000400ed2 &lt;+41&gt;:<text:tab/>je <text:s text:c="4"/>0x400ed9 &lt;phase_2+48&gt;</text:p>
      <text:p text:style-name="P1"><text:s text:c="3"/>0x0000000000400ed4 &lt;+43&gt;:<text:tab/>call <text:s text:c="2"/>0x40143d &lt;explode_bomb&gt;</text:p>
      <text:p text:style-name="P1"><text:s text:c="3"/>0x0000000000400ed9 &lt;+48&gt;:<text:tab/>mov <text:s text:c="3"/>%rsp,%rbx</text:p>
      <text:p text:style-name="P1"><text:s text:c="3"/>0x0000000000400edc &lt;+51&gt;:<text:tab/>lea <text:s text:c="3"/>0x10(%rsp),%rbp</text:p>
      <text:p text:style-name="P1"><text:s text:c="3"/>0x0000000000400ee1 &lt;+56&gt;:<text:tab/>mov <text:s text:c="3"/>0x4(%rbx),%eax</text:p>
      <text:p text:style-name="P1"><text:s text:c="3"/>0x0000000000400ee4 &lt;+59&gt;:<text:tab/>add <text:s text:c="3"/>(%rbx),%eax</text:p>
      <text:p text:style-name="P1"><text:s text:c="3"/>0x0000000000400ee6 &lt;+61&gt;:<text:tab/>cmp <text:s text:c="3"/>%eax,0x8(%rbx)</text:p>
      <text:p text:style-name="P1"><text:s text:c="3"/>0x0000000000400ee9 &lt;+64&gt;:<text:tab/>je <text:s text:c="4"/>0x400ef0 &lt;phase_2+71&gt;</text:p>
      <text:p text:style-name="P1"><text:s text:c="3"/>0x0000000000400eeb &lt;+66&gt;:<text:tab/>call <text:s text:c="2"/>0x40143d &lt;explode_bomb&gt;</text:p>
      <text:p text:style-name="P1"><text:s text:c="3"/>0x0000000000400ef0 &lt;+71&gt;:<text:tab/>add <text:s text:c="3"/>$0x4,%rbx</text:p>
      <text:p text:style-name="P1">=&gt; 0x0000000000400ef4 &lt;+75&gt;:<text:tab/>cmp <text:s text:c="3"/>%rbp,%rbx</text:p>
      <text:p text:style-name="P1">--Type &lt;RET&gt; for more, q to quit, c to continue without paging--</text:p>
      <text:p text:style-name="P1"><text:s text:c="3"/>0x0000000000400ef7 &lt;+78&gt;:<text:tab/>jne <text:s text:c="3"/>0x400ee1 &lt;phase_2+56&gt;</text:p>
      <text:p text:style-name="P1"><text:s text:c="3"/>0x0000000000400ef9 &lt;+80&gt;:<text:tab/>mov <text:s text:c="3"/>0x18(%rsp),%rax</text:p>
      <text:p text:style-name="P1"><text:s text:c="3"/>0x0000000000400efe &lt;+85&gt;:<text:tab/>xor <text:s text:c="3"/>%fs:0x28,%rax</text:p>
      <text:p text:style-name="P1"><text:s text:c="3"/>0x0000000000400f07 &lt;+94&gt;:<text:tab/>je <text:s text:c="4"/>0x400f0e &lt;phase_2+101&gt;</text:p>
      <text:p text:style-name="P1"><text:s text:c="3"/>0x0000000000400f09 &lt;+96&gt;:<text:tab/>call <text:s text:c="2"/>0x400b00 &lt;__stack_chk_fail@plt&gt;</text:p>
      <text:p text:style-name="P1"><text:s text:c="3"/>0x0000000000400f0e &lt;+101&gt;:<text:tab/>add <text:s text:c="3"/>$0x28,%rsp</text:p>
      <text:p text:style-name="P1"><text:s text:c="3"/>0x0000000000400f12 &lt;+105&gt;:<text:tab/>pop <text:s text:c="3"/>%rbx</text:p>
      <text:p text:style-name="P1"><text:s text:c="3"/>0x0000000000400f13 &lt;+106&gt;:<text:tab/>pop <text:s text:c="3"/>%rbp</text:p>
      <text:p text:style-name="P1"><text:s text:c="3"/>0x0000000000400f14 &lt;+107&gt;:<text:tab/>ret <text:s text:c="3"/></text:p>
      <text:p text:style-name="P1">End of assembler dump.</text:p>
      <text:p text:style-name="P1">(gdb) ni</text:p>
      <text:p text:style-name="P1">0x0000000000400ef7 in phase_2 ()</text:p>
      <text:p text:style-name="P1">(gdb) disas</text:p>
      <text:p text:style-name="P1">Dump of assembler code for function phase_2:</text:p>
      <text:p text:style-name="P1"><text:s text:c="3"/>0x0000000000400ea9 &lt;+0&gt;:<text:tab/>push <text:s text:c="2"/>%rbp</text:p>
      <text:p text:style-name="P1"><text:s text:c="3"/>0x0000000000400eaa &lt;+1&gt;:<text:tab/>push <text:s text:c="2"/>%rbx</text:p>
      <text:p text:style-name="P1"><text:s text:c="3"/>0x0000000000400eab &lt;+2&gt;:<text:tab/>sub <text:s text:c="3"/>$0x28,%rsp</text:p>
      <text:p text:style-name="P1"><text:s text:c="3"/>0x0000000000400eaf &lt;+6&gt;:<text:tab/>mov <text:s text:c="3"/>%fs:0x28,%rax</text:p>
      <text:p text:style-name="P1"><text:s text:c="3"/>0x0000000000400eb8 &lt;+15&gt;:<text:tab/>mov <text:s text:c="3"/>%rax,0x18(%rsp)</text:p>
      <text:p text:style-name="P1"><text:s text:c="3"/>0x0000000000400ebd &lt;+20&gt;:<text:tab/>xor <text:s text:c="3"/>%eax,%eax</text:p>
      <text:p text:style-name="P1"><text:s text:c="3"/>0x0000000000400ebf &lt;+22&gt;:<text:tab/>mov <text:s text:c="3"/>%rsp,%rsi</text:p>
      <text:p text:style-name="P1"><text:s text:c="3"/>0x0000000000400ec2 &lt;+25&gt;:<text:tab/>call <text:s text:c="2"/>0x40145f &lt;read_six_numbers&gt;</text:p>
      <text:p text:style-name="P1"><text:s text:c="3"/>0x0000000000400ec7 &lt;+30&gt;:<text:tab/>cmpl <text:s text:c="2"/>$0x0,(%rsp)</text:p>
      <text:p text:style-name="P1"><text:s text:c="3"/>0x0000000000400ecb &lt;+34&gt;:<text:tab/>jne <text:s text:c="3"/>0x400ed4 &lt;phase_2+43&gt;</text:p>
      <text:p text:style-name="P1"><text:s text:c="3"/>0x0000000000400ecd &lt;+36&gt;:<text:tab/>cmpl <text:s text:c="2"/>$0x1,0x4(%rsp)</text:p>
      <text:p text:style-name="P1"><text:s text:c="3"/>0x0000000000400ed2 &lt;+41&gt;:<text:tab/>je <text:s text:c="4"/>0x400ed9 &lt;phase_2+48&gt;</text:p>
      <text:p text:style-name="P1"><text:s text:c="3"/>0x0000000000400ed4 &lt;+43&gt;:<text:tab/>call <text:s text:c="2"/>0x40143d &lt;explode_bomb&gt;</text:p>
      <text:p text:style-name="P1"><text:s text:c="3"/>0x0000000000400ed9 &lt;+48&gt;:<text:tab/>mov <text:s text:c="3"/>%rsp,%rbx</text:p>
      <text:p text:style-name="P1"><text:s text:c="3"/>0x0000000000400edc &lt;+51&gt;:<text:tab/>lea <text:s text:c="3"/>0x10(%rsp),%rbp</text:p>
      <text:p text:style-name="P1"><text:s text:c="3"/>0x0000000000400ee1 &lt;+56&gt;:<text:tab/>mov <text:s text:c="3"/>0x4(%rbx),%eax</text:p>
      <text:p text:style-name="P1"><text:s text:c="3"/>0x0000000000400ee4 &lt;+59&gt;:<text:tab/>add <text:s text:c="3"/>(%rbx),%eax</text:p>
      <text:p text:style-name="P1"><text:s text:c="3"/>0x0000000000400ee6 &lt;+61&gt;:<text:tab/>cmp <text:s text:c="3"/>%eax,0x8(%rbx)</text:p>
      <text:p text:style-name="P1"><text:soft-page-break/><text:s text:c="3"/>0x0000000000400ee9 &lt;+64&gt;:<text:tab/>je <text:s text:c="4"/>0x400ef0 &lt;phase_2+71&gt;</text:p>
      <text:p text:style-name="P1"><text:s text:c="3"/>0x0000000000400eeb &lt;+66&gt;:<text:tab/>call <text:s text:c="2"/>0x40143d &lt;explode_bomb&gt;</text:p>
      <text:p text:style-name="P1"><text:s text:c="3"/>0x0000000000400ef0 &lt;+71&gt;:<text:tab/>add <text:s text:c="3"/>$0x4,%rbx</text:p>
      <text:p text:style-name="P1"><text:s text:c="3"/>0x0000000000400ef4 &lt;+75&gt;:<text:tab/>cmp <text:s text:c="3"/>%rbp,%rbx</text:p>
      <text:p text:style-name="P1">--Type &lt;RET&gt; for more, q to quit, c to continue without paging--</text:p>
      <text:p text:style-name="P1">=&gt; 0x0000000000400ef7 &lt;+78&gt;:<text:tab/>jne <text:s text:c="3"/>0x400ee1 &lt;phase_2+56&gt;</text:p>
      <text:p text:style-name="P1"><text:s text:c="3"/>0x0000000000400ef9 &lt;+80&gt;:<text:tab/>mov <text:s text:c="3"/>0x18(%rsp),%rax</text:p>
      <text:p text:style-name="P1"><text:s text:c="3"/>0x0000000000400efe &lt;+85&gt;:<text:tab/>xor <text:s text:c="3"/>%fs:0x28,%rax</text:p>
      <text:p text:style-name="P1"><text:s text:c="3"/>0x0000000000400f07 &lt;+94&gt;:<text:tab/>je <text:s text:c="4"/>0x400f0e &lt;phase_2+101&gt;</text:p>
      <text:p text:style-name="P1"><text:s text:c="3"/>0x0000000000400f09 &lt;+96&gt;:<text:tab/>call <text:s text:c="2"/>0x400b00 &lt;__stack_chk_fail@plt&gt;</text:p>
      <text:p text:style-name="P1"><text:s text:c="3"/>0x0000000000400f0e &lt;+101&gt;:<text:tab/>add <text:s text:c="3"/>$0x28,%rsp</text:p>
      <text:p text:style-name="P1"><text:s text:c="3"/>0x0000000000400f12 &lt;+105&gt;:<text:tab/>pop <text:s text:c="3"/>%rbx</text:p>
      <text:p text:style-name="P1"><text:s text:c="3"/>0x0000000000400f13 &lt;+106&gt;:<text:tab/>pop <text:s text:c="3"/>%rbp</text:p>
      <text:p text:style-name="P1"><text:s text:c="3"/>0x0000000000400f14 &lt;+107&gt;:<text:tab/>ret <text:s text:c="3"/></text:p>
      <text:p text:style-name="P1">End of assembler dump.</text:p>
      <text:p text:style-name="P1">(gdb) ni</text:p>
      <text:p text:style-name="P1">0x0000000000400ee1 in phase_2 ()</text:p>
      <text:p text:style-name="P1">(gdb) disas</text:p>
      <text:p text:style-name="P1">Dump of assembler code for function phase_2:</text:p>
      <text:p text:style-name="P1"><text:s text:c="3"/>0x0000000000400ea9 &lt;+0&gt;:<text:tab/>push <text:s text:c="2"/>%rbp</text:p>
      <text:p text:style-name="P1"><text:s text:c="3"/>0x0000000000400eaa &lt;+1&gt;:<text:tab/>push <text:s text:c="2"/>%rbx</text:p>
      <text:p text:style-name="P1"><text:s text:c="3"/>0x0000000000400eab &lt;+2&gt;:<text:tab/>sub <text:s text:c="3"/>$0x28,%rsp</text:p>
      <text:p text:style-name="P1"><text:s text:c="3"/>0x0000000000400eaf &lt;+6&gt;:<text:tab/>mov <text:s text:c="3"/>%fs:0x28,%rax</text:p>
      <text:p text:style-name="P1"><text:s text:c="3"/>0x0000000000400eb8 &lt;+15&gt;:<text:tab/>mov <text:s text:c="3"/>%rax,0x18(%rsp)</text:p>
      <text:p text:style-name="P1"><text:s text:c="3"/>0x0000000000400ebd &lt;+20&gt;:<text:tab/>xor <text:s text:c="3"/>%eax,%eax</text:p>
      <text:p text:style-name="P1"><text:s text:c="3"/>0x0000000000400ebf &lt;+22&gt;:<text:tab/>mov <text:s text:c="3"/>%rsp,%rsi</text:p>
      <text:p text:style-name="P1"><text:s text:c="3"/>0x0000000000400ec2 &lt;+25&gt;:<text:tab/>call <text:s text:c="2"/>0x40145f &lt;read_six_numbers&gt;</text:p>
      <text:p text:style-name="P1"><text:s text:c="3"/>0x0000000000400ec7 &lt;+30&gt;:<text:tab/>cmpl <text:s text:c="2"/>$0x0,(%rsp)</text:p>
      <text:p text:style-name="P1"><text:s text:c="3"/>0x0000000000400ecb &lt;+34&gt;:<text:tab/>jne <text:s text:c="3"/>0x400ed4 &lt;phase_2+43&gt;</text:p>
      <text:p text:style-name="P1"><text:s text:c="3"/>0x0000000000400ecd &lt;+36&gt;:<text:tab/>cmpl <text:s text:c="2"/>$0x1,0x4(%rsp)</text:p>
      <text:p text:style-name="P1"><text:s text:c="3"/>0x0000000000400ed2 &lt;+41&gt;:<text:tab/>je <text:s text:c="4"/>0x400ed9 &lt;phase_2+48&gt;</text:p>
      <text:p text:style-name="P1"><text:s text:c="3"/>0x0000000000400ed4 &lt;+43&gt;:<text:tab/>call <text:s text:c="2"/>0x40143d &lt;explode_bomb&gt;</text:p>
      <text:p text:style-name="P1"><text:s text:c="3"/>0x0000000000400ed9 &lt;+48&gt;:<text:tab/>mov <text:s text:c="3"/>%rsp,%rbx</text:p>
      <text:p text:style-name="P1"><text:s text:c="3"/>0x0000000000400edc &lt;+51&gt;:<text:tab/>lea <text:s text:c="3"/>0x10(%rsp),%rbp</text:p>
      <text:p text:style-name="P1">=&gt; 0x0000000000400ee1 &lt;+56&gt;:<text:tab/>mov <text:s text:c="3"/>0x4(%rbx),%eax</text:p>
      <text:p text:style-name="P1"><text:s text:c="3"/>0x0000000000400ee4 &lt;+59&gt;:<text:tab/>add <text:s text:c="3"/>(%rbx),%eax</text:p>
      <text:p text:style-name="P1"><text:s text:c="3"/>0x0000000000400ee6 &lt;+61&gt;:<text:tab/>cmp <text:s text:c="3"/>%eax,0x8(%rbx)</text:p>
      <text:p text:style-name="P1"><text:s text:c="3"/>0x0000000000400ee9 &lt;+64&gt;:<text:tab/>je <text:s text:c="4"/>0x400ef0 &lt;phase_2+71&gt;</text:p>
      <text:p text:style-name="P1"><text:s text:c="3"/>0x0000000000400eeb &lt;+66&gt;:<text:tab/>call <text:s text:c="2"/>0x40143d &lt;explode_bomb&gt;</text:p>
      <text:p text:style-name="P1"><text:s text:c="3"/>0x0000000000400ef0 &lt;+71&gt;:<text:tab/>add <text:s text:c="3"/>$0x4,%rbx</text:p>
      <text:p text:style-name="P1"><text:s text:c="3"/>0x0000000000400ef4 &lt;+75&gt;:<text:tab/>cmp <text:s text:c="3"/>%rbp,%rbx</text:p>
      <text:p text:style-name="P1">--Type &lt;RET&gt; for more, q to quit, c to continue without paging--</text:p>
      <text:p text:style-name="P1"><text:s text:c="3"/>0x0000000000400ef7 &lt;+78&gt;:<text:tab/>jne <text:s text:c="3"/>0x400ee1 &lt;phase_2+56&gt;</text:p>
      <text:p text:style-name="P1"><text:s text:c="3"/>0x0000000000400ef9 &lt;+80&gt;:<text:tab/>mov <text:s text:c="3"/>0x18(%rsp),%rax</text:p>
      <text:p text:style-name="P1"><text:s text:c="3"/>0x0000000000400efe &lt;+85&gt;:<text:tab/>xor <text:s text:c="3"/>%fs:0x28,%rax</text:p>
      <text:p text:style-name="P1"><text:s text:c="3"/>0x0000000000400f07 &lt;+94&gt;:<text:tab/>je <text:s text:c="4"/>0x400f0e &lt;phase_2+101&gt;</text:p>
      <text:p text:style-name="P1"><text:s text:c="3"/>0x0000000000400f09 &lt;+96&gt;:<text:tab/>call <text:s text:c="2"/>0x400b00 &lt;__stack_chk_fail@plt&gt;</text:p>
      <text:p text:style-name="P1"><text:s text:c="3"/>0x0000000000400f0e &lt;+101&gt;:<text:tab/>add <text:s text:c="3"/>$0x28,%rsp</text:p>
      <text:p text:style-name="P1"><text:s text:c="3"/>0x0000000000400f12 &lt;+105&gt;:<text:tab/>pop <text:s text:c="3"/>%rbx</text:p>
      <text:p text:style-name="P1"><text:soft-page-break/><text:s text:c="3"/>0x0000000000400f13 &lt;+106&gt;:<text:tab/>pop <text:s text:c="3"/>%rbp</text:p>
      <text:p text:style-name="P1"><text:s text:c="3"/>0x0000000000400f14 &lt;+107&gt;:<text:tab/>ret <text:s text:c="3"/></text:p>
      <text:p text:style-name="P1">End of assembler dump.</text:p>
      <text:p text:style-name="P1">(gdb) ni</text:p>
      <text:p text:style-name="P1">0x0000000000400ee4 in phase_2 ()</text:p>
      <text:p text:style-name="P1">(gdb) ni</text:p>
      <text:p text:style-name="P1">0x0000000000400ee6 in phase_2 ()</text:p>
      <text:p text:style-name="P1">(gdb) disas</text:p>
      <text:p text:style-name="P1">Dump of assembler code for function phase_2:</text:p>
      <text:p text:style-name="P1"><text:s text:c="3"/>0x0000000000400ea9 &lt;+0&gt;:<text:tab/>push <text:s text:c="2"/>%rbp</text:p>
      <text:p text:style-name="P1"><text:s text:c="3"/>0x0000000000400eaa &lt;+1&gt;:<text:tab/>push <text:s text:c="2"/>%rbx</text:p>
      <text:p text:style-name="P1"><text:s text:c="3"/>0x0000000000400eab &lt;+2&gt;:<text:tab/>sub <text:s text:c="3"/>$0x28,%rsp</text:p>
      <text:p text:style-name="P1"><text:s text:c="3"/>0x0000000000400eaf &lt;+6&gt;:<text:tab/>mov <text:s text:c="3"/>%fs:0x28,%rax</text:p>
      <text:p text:style-name="P1"><text:s text:c="3"/>0x0000000000400eb8 &lt;+15&gt;:<text:tab/>mov <text:s text:c="3"/>%rax,0x18(%rsp)</text:p>
      <text:p text:style-name="P1"><text:s text:c="3"/>0x0000000000400ebd &lt;+20&gt;:<text:tab/>xor <text:s text:c="3"/>%eax,%eax</text:p>
      <text:p text:style-name="P1"><text:s text:c="3"/>0x0000000000400ebf &lt;+22&gt;:<text:tab/>mov <text:s text:c="3"/>%rsp,%rsi</text:p>
      <text:p text:style-name="P1"><text:s text:c="3"/>0x0000000000400ec2 &lt;+25&gt;:<text:tab/>call <text:s text:c="2"/>0x40145f &lt;read_six_numbers&gt;</text:p>
      <text:p text:style-name="P1"><text:s text:c="3"/>0x0000000000400ec7 &lt;+30&gt;:<text:tab/>cmpl <text:s text:c="2"/>$0x0,(%rsp)</text:p>
      <text:p text:style-name="P1"><text:s text:c="3"/>0x0000000000400ecb &lt;+34&gt;:<text:tab/>jne <text:s text:c="3"/>0x400ed4 &lt;phase_2+43&gt;</text:p>
      <text:p text:style-name="P1"><text:s text:c="3"/>0x0000000000400ecd &lt;+36&gt;:<text:tab/>cmpl <text:s text:c="2"/>$0x1,0x4(%rsp)</text:p>
      <text:p text:style-name="P1"><text:s text:c="3"/>0x0000000000400ed2 &lt;+41&gt;:<text:tab/>je <text:s text:c="4"/>0x400ed9 &lt;phase_2+48&gt;</text:p>
      <text:p text:style-name="P1"><text:s text:c="3"/>0x0000000000400ed4 &lt;+43&gt;:<text:tab/>call <text:s text:c="2"/>0x40143d &lt;explode_bomb&gt;</text:p>
      <text:p text:style-name="P1"><text:s text:c="3"/>0x0000000000400ed9 &lt;+48&gt;:<text:tab/>mov <text:s text:c="3"/>%rsp,%rbx</text:p>
      <text:p text:style-name="P1"><text:s text:c="3"/>0x0000000000400edc &lt;+51&gt;:<text:tab/>lea <text:s text:c="3"/>0x10(%rsp),%rbp</text:p>
      <text:p text:style-name="P1"><text:s text:c="3"/>0x0000000000400ee1 &lt;+56&gt;:<text:tab/>mov <text:s text:c="3"/>0x4(%rbx),%eax</text:p>
      <text:p text:style-name="P1"><text:s text:c="3"/>0x0000000000400ee4 &lt;+59&gt;:<text:tab/>add <text:s text:c="3"/>(%rbx),%eax</text:p>
      <text:p text:style-name="P1">=&gt; 0x0000000000400ee6 &lt;+61&gt;:<text:tab/>cmp <text:s text:c="3"/>%eax,0x8(%rbx)</text:p>
      <text:p text:style-name="P1"><text:s text:c="3"/>0x0000000000400ee9 &lt;+64&gt;:<text:tab/>je <text:s text:c="4"/>0x400ef0 &lt;phase_2+71&gt;</text:p>
      <text:p text:style-name="P1"><text:s text:c="3"/>0x0000000000400eeb &lt;+66&gt;:<text:tab/>call <text:s text:c="2"/>0x40143d &lt;explode_bomb&gt;</text:p>
      <text:p text:style-name="P1"><text:s text:c="3"/>0x0000000000400ef0 &lt;+71&gt;:<text:tab/>add <text:s text:c="3"/>$0x4,%rbx</text:p>
      <text:p text:style-name="P1"><text:s text:c="3"/>0x0000000000400ef4 &lt;+75&gt;:<text:tab/>cmp <text:s text:c="3"/>%rbp,%rbx</text:p>
      <text:p text:style-name="P1">--Type &lt;RET&gt; for more, q to quit, c to continue without paging--</text:p>
      <text:p text:style-name="P1"><text:s text:c="3"/>0x0000000000400ef7 &lt;+78&gt;:<text:tab/>jne <text:s text:c="3"/>0x400ee1 &lt;phase_2+56&gt;</text:p>
      <text:p text:style-name="P1"><text:s text:c="3"/>0x0000000000400ef9 &lt;+80&gt;:<text:tab/>mov <text:s text:c="3"/>0x18(%rsp),%rax</text:p>
      <text:p text:style-name="P1"><text:s text:c="3"/>0x0000000000400efe &lt;+85&gt;:<text:tab/>xor <text:s text:c="3"/>%fs:0x28,%rax</text:p>
      <text:p text:style-name="P1"><text:s text:c="3"/>0x0000000000400f07 &lt;+94&gt;:<text:tab/>je <text:s text:c="4"/>0x400f0e &lt;phase_2+101&gt;</text:p>
      <text:p text:style-name="P1"><text:s text:c="3"/>0x0000000000400f09 &lt;+96&gt;:<text:tab/>call <text:s text:c="2"/>0x400b00 &lt;__stack_chk_fail@plt&gt;</text:p>
      <text:p text:style-name="P1"><text:s text:c="3"/>0x0000000000400f0e &lt;+101&gt;:<text:tab/>add <text:s text:c="3"/>$0x28,%rsp</text:p>
      <text:p text:style-name="P1"><text:s text:c="3"/>0x0000000000400f12 &lt;+105&gt;:<text:tab/>pop <text:s text:c="3"/>%rbx</text:p>
      <text:p text:style-name="P1"><text:s text:c="3"/>0x0000000000400f13 &lt;+106&gt;:<text:tab/>pop <text:s text:c="3"/>%rbp</text:p>
      <text:p text:style-name="P1"><text:s text:c="3"/>0x0000000000400f14 &lt;+107&gt;:<text:tab/>ret <text:s text:c="3"/></text:p>
      <text:p text:style-name="P1">End of assembler dump.</text:p>
      <text:p text:style-name="P1">(gdb) i r</text:p>
      <text:p text:style-name="P1">rax <text:s text:c="11"/>0x2 <text:s text:c="16"/>2</text:p>
      <text:p text:style-name="P1">rbx <text:s text:c="11"/>0x7fffffffdde4 <text:s text:c="5"/>140737488346596</text:p>
      <text:p text:style-name="P1">rcx <text:s text:c="11"/>0x0 <text:s text:c="16"/>0</text:p>
      <text:p text:style-name="P1">rdx <text:s text:c="11"/>0x5 <text:s text:c="16"/>5</text:p>
      <text:p text:style-name="P1">rsi <text:s text:c="11"/>0x0 <text:s text:c="16"/>0</text:p>
      <text:p text:style-name="P1">rdi <text:s text:c="11"/>0x7fffffffd770 <text:s text:c="5"/>140737488344944</text:p>
      <text:p text:style-name="P1"><text:soft-page-break/>rbp <text:s text:c="11"/>0x7fffffffddf0 <text:s text:c="5"/>0x7fffffffddf0</text:p>
      <text:p text:style-name="P1">rsp <text:s text:c="11"/>0x7fffffffdde0 <text:s text:c="5"/>0x7fffffffdde0</text:p>
      <text:p text:style-name="P1">r8 <text:s text:c="12"/>0x1999999999999999 <text:s/>1844674407370955161</text:p>
      <text:p text:style-name="P1">r9 <text:s text:c="12"/>0x0 <text:s text:c="16"/>0</text:p>
      <text:p text:style-name="P1">r10 <text:s text:c="11"/>0x7ffff7f49ac0 <text:s text:c="5"/>140737353390784</text:p>
      <text:p text:style-name="P1">r11 <text:s text:c="11"/>0x7ffff7f4a3c0 <text:s text:c="5"/>140737353393088</text:p>
      <text:p text:style-name="P1">r12 <text:s text:c="11"/>0x400c60 <text:s text:c="11"/>4197472</text:p>
      <text:p text:style-name="P1">r13 <text:s text:c="11"/>0x0 <text:s text:c="16"/>0</text:p>
      <text:p text:style-name="P1">r14 <text:s text:c="11"/>0x0 <text:s text:c="16"/>0</text:p>
      <text:p text:style-name="P1">r15 <text:s text:c="11"/>0x0 <text:s text:c="16"/>0</text:p>
      <text:p text:style-name="P1">rip <text:s text:c="11"/>0x400ee6 <text:s text:c="11"/>0x400ee6 &lt;phase_2+61&gt;</text:p>
      <text:p text:style-name="P1">eflags <text:s text:c="8"/>0x202 <text:s text:c="14"/>[ IF ]</text:p>
      <text:p text:style-name="P1">cs <text:s text:c="12"/>0x33 <text:s text:c="15"/>51</text:p>
      <text:p text:style-name="P1">ss <text:s text:c="12"/>0x2b <text:s text:c="15"/>43</text:p>
      <text:p text:style-name="P1">ds <text:s text:c="12"/>0x0 <text:s text:c="16"/>0</text:p>
      <text:p text:style-name="P1">es <text:s text:c="12"/>0x0 <text:s text:c="16"/>0</text:p>
      <text:p text:style-name="P1">fs <text:s text:c="12"/>0x0 <text:s text:c="16"/>0</text:p>
      <text:p text:style-name="P1">--Type &lt;RET&gt; for more, q to quit, c to continue without paging--</text:p>
      <text:p text:style-name="P1">gs <text:s text:c="12"/>0x0 <text:s text:c="16"/>0</text:p>
      <text:p text:style-name="P1">(gdb) ni</text:p>
      <text:p text:style-name="P1">0x0000000000400ee9 in phase_2 ()</text:p>
      <text:p text:style-name="P1">(gdb) disas</text:p>
      <text:p text:style-name="P1">Dump of assembler code for function phase_2:</text:p>
      <text:p text:style-name="P1"><text:s text:c="3"/>0x0000000000400ea9 &lt;+0&gt;:<text:tab/>push <text:s text:c="2"/>%rbp</text:p>
      <text:p text:style-name="P1"><text:s text:c="3"/>0x0000000000400eaa &lt;+1&gt;:<text:tab/>push <text:s text:c="2"/>%rbx</text:p>
      <text:p text:style-name="P1"><text:s text:c="3"/>0x0000000000400eab &lt;+2&gt;:<text:tab/>sub <text:s text:c="3"/>$0x28,%rsp</text:p>
      <text:p text:style-name="P1"><text:s text:c="3"/>0x0000000000400eaf &lt;+6&gt;:<text:tab/>mov <text:s text:c="3"/>%fs:0x28,%rax</text:p>
      <text:p text:style-name="P1"><text:s text:c="3"/>0x0000000000400eb8 &lt;+15&gt;:<text:tab/>mov <text:s text:c="3"/>%rax,0x18(%rsp)</text:p>
      <text:p text:style-name="P1"><text:s text:c="3"/>0x0000000000400ebd &lt;+20&gt;:<text:tab/>xor <text:s text:c="3"/>%eax,%eax</text:p>
      <text:p text:style-name="P1"><text:s text:c="3"/>0x0000000000400ebf &lt;+22&gt;:<text:tab/>mov <text:s text:c="3"/>%rsp,%rsi</text:p>
      <text:p text:style-name="P1"><text:s text:c="3"/>0x0000000000400ec2 &lt;+25&gt;:<text:tab/>call <text:s text:c="2"/>0x40145f &lt;read_six_numbers&gt;</text:p>
      <text:p text:style-name="P1"><text:s text:c="3"/>0x0000000000400ec7 &lt;+30&gt;:<text:tab/>cmpl <text:s text:c="2"/>$0x0,(%rsp)</text:p>
      <text:p text:style-name="P1"><text:s text:c="3"/>0x0000000000400ecb &lt;+34&gt;:<text:tab/>jne <text:s text:c="3"/>0x400ed4 &lt;phase_2+43&gt;</text:p>
      <text:p text:style-name="P1"><text:s text:c="3"/>0x0000000000400ecd &lt;+36&gt;:<text:tab/>cmpl <text:s text:c="2"/>$0x1,0x4(%rsp)</text:p>
      <text:p text:style-name="P1"><text:s text:c="3"/>0x0000000000400ed2 &lt;+41&gt;:<text:tab/>je <text:s text:c="4"/>0x400ed9 &lt;phase_2+48&gt;</text:p>
      <text:p text:style-name="P1"><text:s text:c="3"/>0x0000000000400ed4 &lt;+43&gt;:<text:tab/>call <text:s text:c="2"/>0x40143d &lt;explode_bomb&gt;</text:p>
      <text:p text:style-name="P1"><text:s text:c="3"/>0x0000000000400ed9 &lt;+48&gt;:<text:tab/>mov <text:s text:c="3"/>%rsp,%rbx</text:p>
      <text:p text:style-name="P1"><text:s text:c="3"/>0x0000000000400edc &lt;+51&gt;:<text:tab/>lea <text:s text:c="3"/>0x10(%rsp),%rbp</text:p>
      <text:p text:style-name="P1"><text:s text:c="3"/>0x0000000000400ee1 &lt;+56&gt;:<text:tab/>mov <text:s text:c="3"/>0x4(%rbx),%eax</text:p>
      <text:p text:style-name="P1"><text:s text:c="3"/>0x0000000000400ee4 &lt;+59&gt;:<text:tab/>add <text:s text:c="3"/>(%rbx),%eax</text:p>
      <text:p text:style-name="P1"><text:s text:c="3"/>0x0000000000400ee6 &lt;+61&gt;:<text:tab/>cmp <text:s text:c="3"/>%eax,0x8(%rbx)</text:p>
      <text:p text:style-name="P1">=&gt; 0x0000000000400ee9 &lt;+64&gt;:<text:tab/>je <text:s text:c="4"/>0x400ef0 &lt;phase_2+71&gt;</text:p>
      <text:p text:style-name="P1"><text:s text:c="3"/>0x0000000000400eeb &lt;+66&gt;:<text:tab/>call <text:s text:c="2"/>0x40143d &lt;explode_bomb&gt;</text:p>
      <text:p text:style-name="P1"><text:s text:c="3"/>0x0000000000400ef0 &lt;+71&gt;:<text:tab/>add <text:s text:c="3"/>$0x4,%rbx</text:p>
      <text:p text:style-name="P1"><text:s text:c="3"/>0x0000000000400ef4 &lt;+75&gt;:<text:tab/>cmp <text:s text:c="3"/>%rbp,%rbx</text:p>
      <text:p text:style-name="P1">--Type &lt;RET&gt; for more, q to quit, c to continue without paging--</text:p>
      <text:p text:style-name="P1"><text:s text:c="3"/>0x0000000000400ef7 &lt;+78&gt;:<text:tab/>jne <text:s text:c="3"/>0x400ee1 &lt;phase_2+56&gt;</text:p>
      <text:p text:style-name="P1"><text:s text:c="3"/>0x0000000000400ef9 &lt;+80&gt;:<text:tab/>mov <text:s text:c="3"/>0x18(%rsp),%rax</text:p>
      <text:p text:style-name="P1"><text:s text:c="3"/>0x0000000000400efe &lt;+85&gt;:<text:tab/>xor <text:s text:c="3"/>%fs:0x28,%rax</text:p>
      <text:p text:style-name="P1"><text:soft-page-break/><text:s text:c="3"/>0x0000000000400f07 &lt;+94&gt;:<text:tab/>je <text:s text:c="4"/>0x400f0e &lt;phase_2+101&gt;</text:p>
      <text:p text:style-name="P1"><text:s text:c="3"/>0x0000000000400f09 &lt;+96&gt;:<text:tab/>call <text:s text:c="2"/>0x400b00 &lt;__stack_chk_fail@plt&gt;</text:p>
      <text:p text:style-name="P1"><text:s text:c="3"/>0x0000000000400f0e &lt;+101&gt;:<text:tab/>add <text:s text:c="3"/>$0x28,%rsp</text:p>
      <text:p text:style-name="P1"><text:s text:c="3"/>0x0000000000400f12 &lt;+105&gt;:<text:tab/>pop <text:s text:c="3"/>%rbx</text:p>
      <text:p text:style-name="P1"><text:s text:c="3"/>0x0000000000400f13 &lt;+106&gt;:<text:tab/>pop <text:s text:c="3"/>%rbp</text:p>
      <text:p text:style-name="P1"><text:s text:c="3"/>0x0000000000400f14 &lt;+107&gt;:<text:tab/>ret <text:s text:c="3"/></text:p>
      <text:p text:style-name="P1">End of assembler dump.</text:p>
      <text:p text:style-name="P1">(gdb) ni</text:p>
      <text:p text:style-name="P1">0x0000000000400ef0 in phase_2 ()</text:p>
      <text:p text:style-name="P1">(gdb) disas</text:p>
      <text:p text:style-name="P1">Dump of assembler code for function phase_2:</text:p>
      <text:p text:style-name="P1"><text:s text:c="3"/>0x0000000000400ea9 &lt;+0&gt;:<text:tab/>push <text:s text:c="2"/>%rbp</text:p>
      <text:p text:style-name="P1"><text:s text:c="3"/>0x0000000000400eaa &lt;+1&gt;:<text:tab/>push <text:s text:c="2"/>%rbx</text:p>
      <text:p text:style-name="P1"><text:s text:c="3"/>0x0000000000400eab &lt;+2&gt;:<text:tab/>sub <text:s text:c="3"/>$0x28,%rsp</text:p>
      <text:p text:style-name="P1"><text:s text:c="3"/>0x0000000000400eaf &lt;+6&gt;:<text:tab/>mov <text:s text:c="3"/>%fs:0x28,%rax</text:p>
      <text:p text:style-name="P1"><text:s text:c="3"/>0x0000000000400eb8 &lt;+15&gt;:<text:tab/>mov <text:s text:c="3"/>%rax,0x18(%rsp)</text:p>
      <text:p text:style-name="P1"><text:s text:c="3"/>0x0000000000400ebd &lt;+20&gt;:<text:tab/>xor <text:s text:c="3"/>%eax,%eax</text:p>
      <text:p text:style-name="P1"><text:s text:c="3"/>0x0000000000400ebf &lt;+22&gt;:<text:tab/>mov <text:s text:c="3"/>%rsp,%rsi</text:p>
      <text:p text:style-name="P1"><text:s text:c="3"/>0x0000000000400ec2 &lt;+25&gt;:<text:tab/>call <text:s text:c="2"/>0x40145f &lt;read_six_numbers&gt;</text:p>
      <text:p text:style-name="P1"><text:s text:c="3"/>0x0000000000400ec7 &lt;+30&gt;:<text:tab/>cmpl <text:s text:c="2"/>$0x0,(%rsp)</text:p>
      <text:p text:style-name="P1"><text:s text:c="3"/>0x0000000000400ecb &lt;+34&gt;:<text:tab/>jne <text:s text:c="3"/>0x400ed4 &lt;phase_2+43&gt;</text:p>
      <text:p text:style-name="P1"><text:s text:c="3"/>0x0000000000400ecd &lt;+36&gt;:<text:tab/>cmpl <text:s text:c="2"/>$0x1,0x4(%rsp)</text:p>
      <text:p text:style-name="P1"><text:s text:c="3"/>0x0000000000400ed2 &lt;+41&gt;:<text:tab/>je <text:s text:c="4"/>0x400ed9 &lt;phase_2+48&gt;</text:p>
      <text:p text:style-name="P1"><text:s text:c="3"/>0x0000000000400ed4 &lt;+43&gt;:<text:tab/>call <text:s text:c="2"/>0x40143d &lt;explode_bomb&gt;</text:p>
      <text:p text:style-name="P1"><text:s text:c="3"/>0x0000000000400ed9 &lt;+48&gt;:<text:tab/>mov <text:s text:c="3"/>%rsp,%rbx</text:p>
      <text:p text:style-name="P1"><text:s text:c="3"/>0x0000000000400edc &lt;+51&gt;:<text:tab/>lea <text:s text:c="3"/>0x10(%rsp),%rbp</text:p>
      <text:p text:style-name="P1"><text:s text:c="3"/>0x0000000000400ee1 &lt;+56&gt;:<text:tab/>mov <text:s text:c="3"/>0x4(%rbx),%eax</text:p>
      <text:p text:style-name="P1"><text:s text:c="3"/>0x0000000000400ee4 &lt;+59&gt;:<text:tab/>add <text:s text:c="3"/>(%rbx),%eax</text:p>
      <text:p text:style-name="P1"><text:s text:c="3"/>0x0000000000400ee6 &lt;+61&gt;:<text:tab/>cmp <text:s text:c="3"/>%eax,0x8(%rbx)</text:p>
      <text:p text:style-name="P1"><text:s text:c="3"/>0x0000000000400ee9 &lt;+64&gt;:<text:tab/>je <text:s text:c="4"/>0x400ef0 &lt;phase_2+71&gt;</text:p>
      <text:p text:style-name="P1"><text:s text:c="3"/>0x0000000000400eeb &lt;+66&gt;:<text:tab/>call <text:s text:c="2"/>0x40143d &lt;explode_bomb&gt;</text:p>
      <text:p text:style-name="P1">=&gt; 0x0000000000400ef0 &lt;+71&gt;:<text:tab/>add <text:s text:c="3"/>$0x4,%rbx</text:p>
      <text:p text:style-name="P1"><text:s text:c="3"/>0x0000000000400ef4 &lt;+75&gt;:<text:tab/>cmp <text:s text:c="3"/>%rbp,%rbx</text:p>
      <text:p text:style-name="P1">--Type &lt;RET&gt; for more, q to quit, c to continue without paging--</text:p>
      <text:p text:style-name="P1"><text:s text:c="3"/>0x0000000000400ef7 &lt;+78&gt;:<text:tab/>jne <text:s text:c="3"/>0x400ee1 &lt;phase_2+56&gt;</text:p>
      <text:p text:style-name="P1"><text:s text:c="3"/>0x0000000000400ef9 &lt;+80&gt;:<text:tab/>mov <text:s text:c="3"/>0x18(%rsp),%rax</text:p>
      <text:p text:style-name="P1"><text:s text:c="3"/>0x0000000000400efe &lt;+85&gt;:<text:tab/>xor <text:s text:c="3"/>%fs:0x28,%rax</text:p>
      <text:p text:style-name="P1"><text:s text:c="3"/>0x0000000000400f07 &lt;+94&gt;:<text:tab/>je <text:s text:c="4"/>0x400f0e &lt;phase_2+101&gt;</text:p>
      <text:p text:style-name="P1"><text:s text:c="3"/>0x0000000000400f09 &lt;+96&gt;:<text:tab/>call <text:s text:c="2"/>0x400b00 &lt;__stack_chk_fail@plt&gt;</text:p>
      <text:p text:style-name="P1"><text:s text:c="3"/>0x0000000000400f0e &lt;+101&gt;:<text:tab/>add <text:s text:c="3"/>$0x28,%rsp</text:p>
      <text:p text:style-name="P1"><text:s text:c="3"/>0x0000000000400f12 &lt;+105&gt;:<text:tab/>pop <text:s text:c="3"/>%rbx</text:p>
      <text:p text:style-name="P1"><text:s text:c="3"/>0x0000000000400f13 &lt;+106&gt;:<text:tab/>pop <text:s text:c="3"/>%rbp</text:p>
      <text:p text:style-name="P1"><text:s text:c="3"/>0x0000000000400f14 &lt;+107&gt;:<text:tab/>ret <text:s text:c="3"/></text:p>
      <text:p text:style-name="P1">End of assembler dump.</text:p>
      <text:p text:style-name="P1">(gdb) ni</text:p>
      <text:p text:style-name="P1">0x0000000000400ef4 in phase_2 ()</text:p>
      <text:p text:style-name="P1">(gdb) disas</text:p>
      <text:p text:style-name="P1">Dump of assembler code for function phase_2:</text:p>
      <text:p text:style-name="P1"><text:s text:c="3"/>0x0000000000400ea9 &lt;+0&gt;:<text:tab/>push <text:s text:c="2"/>%rbp</text:p>
      <text:p text:style-name="P1"><text:soft-page-break/><text:s text:c="3"/>0x0000000000400eaa &lt;+1&gt;:<text:tab/>push <text:s text:c="2"/>%rbx</text:p>
      <text:p text:style-name="P1"><text:s text:c="3"/>0x0000000000400eab &lt;+2&gt;:<text:tab/>sub <text:s text:c="3"/>$0x28,%rsp</text:p>
      <text:p text:style-name="P1"><text:s text:c="3"/>0x0000000000400eaf &lt;+6&gt;:<text:tab/>mov <text:s text:c="3"/>%fs:0x28,%rax</text:p>
      <text:p text:style-name="P1"><text:s text:c="3"/>0x0000000000400eb8 &lt;+15&gt;:<text:tab/>mov <text:s text:c="3"/>%rax,0x18(%rsp)</text:p>
      <text:p text:style-name="P1"><text:s text:c="3"/>0x0000000000400ebd &lt;+20&gt;:<text:tab/>xor <text:s text:c="3"/>%eax,%eax</text:p>
      <text:p text:style-name="P1"><text:s text:c="3"/>0x0000000000400ebf &lt;+22&gt;:<text:tab/>mov <text:s text:c="3"/>%rsp,%rsi</text:p>
      <text:p text:style-name="P1"><text:s text:c="3"/>0x0000000000400ec2 &lt;+25&gt;:<text:tab/>call <text:s text:c="2"/>0x40145f &lt;read_six_numbers&gt;</text:p>
      <text:p text:style-name="P1"><text:s text:c="3"/>0x0000000000400ec7 &lt;+30&gt;:<text:tab/>cmpl <text:s text:c="2"/>$0x0,(%rsp)</text:p>
      <text:p text:style-name="P1"><text:s text:c="3"/>0x0000000000400ecb &lt;+34&gt;:<text:tab/>jne <text:s text:c="3"/>0x400ed4 &lt;phase_2+43&gt;</text:p>
      <text:p text:style-name="P1"><text:s text:c="3"/>0x0000000000400ecd &lt;+36&gt;:<text:tab/>cmpl <text:s text:c="2"/>$0x1,0x4(%rsp)</text:p>
      <text:p text:style-name="P1"><text:s text:c="3"/>0x0000000000400ed2 &lt;+41&gt;:<text:tab/>je <text:s text:c="4"/>0x400ed9 &lt;phase_2+48&gt;</text:p>
      <text:p text:style-name="P1"><text:s text:c="3"/>0x0000000000400ed4 &lt;+43&gt;:<text:tab/>call <text:s text:c="2"/>0x40143d &lt;explode_bomb&gt;</text:p>
      <text:p text:style-name="P1"><text:s text:c="3"/>0x0000000000400ed9 &lt;+48&gt;:<text:tab/>mov <text:s text:c="3"/>%rsp,%rbx</text:p>
      <text:p text:style-name="P1"><text:s text:c="3"/>0x0000000000400edc &lt;+51&gt;:<text:tab/>lea <text:s text:c="3"/>0x10(%rsp),%rbp</text:p>
      <text:p text:style-name="P1"><text:s text:c="3"/>0x0000000000400ee1 &lt;+56&gt;:<text:tab/>mov <text:s text:c="3"/>0x4(%rbx),%eax</text:p>
      <text:p text:style-name="P1"><text:s text:c="3"/>0x0000000000400ee4 &lt;+59&gt;:<text:tab/>add <text:s text:c="3"/>(%rbx),%eax</text:p>
      <text:p text:style-name="P1"><text:s text:c="3"/>0x0000000000400ee6 &lt;+61&gt;:<text:tab/>cmp <text:s text:c="3"/>%eax,0x8(%rbx)</text:p>
      <text:p text:style-name="P1"><text:s text:c="3"/>0x0000000000400ee9 &lt;+64&gt;:<text:tab/>je <text:s text:c="4"/>0x400ef0 &lt;phase_2+71&gt;</text:p>
      <text:p text:style-name="P1"><text:s text:c="3"/>0x0000000000400eeb &lt;+66&gt;:<text:tab/>call <text:s text:c="2"/>0x40143d &lt;explode_bomb&gt;</text:p>
      <text:p text:style-name="P1"><text:s text:c="3"/>0x0000000000400ef0 &lt;+71&gt;:<text:tab/>add <text:s text:c="3"/>$0x4,%rbx</text:p>
      <text:p text:style-name="P1">=&gt; 0x0000000000400ef4 &lt;+75&gt;:<text:tab/>cmp <text:s text:c="3"/>%rbp,%rbx</text:p>
      <text:p text:style-name="P1">--Type &lt;RET&gt; for more, q to quit, c to continue without paging--</text:p>
      <text:p text:style-name="P1"><text:s text:c="3"/>0x0000000000400ef7 &lt;+78&gt;:<text:tab/>jne <text:s text:c="3"/>0x400ee1 &lt;phase_2+56&gt;</text:p>
      <text:p text:style-name="P1"><text:s text:c="3"/>0x0000000000400ef9 &lt;+80&gt;:<text:tab/>mov <text:s text:c="3"/>0x18(%rsp),%rax</text:p>
      <text:p text:style-name="P1"><text:s text:c="3"/>0x0000000000400efe &lt;+85&gt;:<text:tab/>xor <text:s text:c="3"/>%fs:0x28,%rax</text:p>
      <text:p text:style-name="P1"><text:s text:c="3"/>0x0000000000400f07 &lt;+94&gt;:<text:tab/>je <text:s text:c="4"/>0x400f0e &lt;phase_2+101&gt;</text:p>
      <text:p text:style-name="P1"><text:s text:c="3"/>0x0000000000400f09 &lt;+96&gt;:<text:tab/>call <text:s text:c="2"/>0x400b00 &lt;__stack_chk_fail@plt&gt;</text:p>
      <text:p text:style-name="P1"><text:s text:c="3"/>0x0000000000400f0e &lt;+101&gt;:<text:tab/>add <text:s text:c="3"/>$0x28,%rsp</text:p>
      <text:p text:style-name="P1"><text:s text:c="3"/>0x0000000000400f12 &lt;+105&gt;:<text:tab/>pop <text:s text:c="3"/>%rbx</text:p>
      <text:p text:style-name="P1"><text:s text:c="3"/>0x0000000000400f13 &lt;+106&gt;:<text:tab/>pop <text:s text:c="3"/>%rbp</text:p>
      <text:p text:style-name="P1"><text:s text:c="3"/>0x0000000000400f14 &lt;+107&gt;:<text:tab/>ret <text:s text:c="3"/></text:p>
      <text:p text:style-name="P1">End of assembler dump.</text:p>
      <text:p text:style-name="P1">(gdb) ni</text:p>
      <text:p text:style-name="P1">0x0000000000400ef7 in phase_2 ()</text:p>
      <text:p text:style-name="P1">(gdb) ni</text:p>
      <text:p text:style-name="P1">0x0000000000400ee1 in phase_2 ()</text:p>
      <text:p text:style-name="P1">(gdb) disas</text:p>
      <text:p text:style-name="P1">Dump of assembler code for function phase_2:</text:p>
      <text:p text:style-name="P1"><text:s text:c="3"/>0x0000000000400ea9 &lt;+0&gt;:<text:tab/>push <text:s text:c="2"/>%rbp</text:p>
      <text:p text:style-name="P1"><text:s text:c="3"/>0x0000000000400eaa &lt;+1&gt;:<text:tab/>push <text:s text:c="2"/>%rbx</text:p>
      <text:p text:style-name="P1"><text:s text:c="3"/>0x0000000000400eab &lt;+2&gt;:<text:tab/>sub <text:s text:c="3"/>$0x28,%rsp</text:p>
      <text:p text:style-name="P1"><text:s text:c="3"/>0x0000000000400eaf &lt;+6&gt;:<text:tab/>mov <text:s text:c="3"/>%fs:0x28,%rax</text:p>
      <text:p text:style-name="P1"><text:s text:c="3"/>0x0000000000400eb8 &lt;+15&gt;:<text:tab/>mov <text:s text:c="3"/>%rax,0x18(%rsp)</text:p>
      <text:p text:style-name="P1"><text:s text:c="3"/>0x0000000000400ebd &lt;+20&gt;:<text:tab/>xor <text:s text:c="3"/>%eax,%eax</text:p>
      <text:p text:style-name="P1"><text:s text:c="3"/>0x0000000000400ebf &lt;+22&gt;:<text:tab/>mov <text:s text:c="3"/>%rsp,%rsi</text:p>
      <text:p text:style-name="P1"><text:s text:c="3"/>0x0000000000400ec2 &lt;+25&gt;:<text:tab/>call <text:s text:c="2"/>0x40145f &lt;read_six_numbers&gt;</text:p>
      <text:p text:style-name="P1"><text:s text:c="3"/>0x0000000000400ec7 &lt;+30&gt;:<text:tab/>cmpl <text:s text:c="2"/>$0x0,(%rsp)</text:p>
      <text:p text:style-name="P1"><text:s text:c="3"/>0x0000000000400ecb &lt;+34&gt;:<text:tab/>jne <text:s text:c="3"/>0x400ed4 &lt;phase_2+43&gt;</text:p>
      <text:p text:style-name="P1"><text:s text:c="3"/>0x0000000000400ecd &lt;+36&gt;:<text:tab/>cmpl <text:s text:c="2"/>$0x1,0x4(%rsp)</text:p>
      <text:p text:style-name="P1"><text:soft-page-break/><text:s text:c="3"/>0x0000000000400ed2 &lt;+41&gt;:<text:tab/>je <text:s text:c="4"/>0x400ed9 &lt;phase_2+48&gt;</text:p>
      <text:p text:style-name="P1"><text:s text:c="3"/>0x0000000000400ed4 &lt;+43&gt;:<text:tab/>call <text:s text:c="2"/>0x40143d &lt;explode_bomb&gt;</text:p>
      <text:p text:style-name="P1"><text:s text:c="3"/>0x0000000000400ed9 &lt;+48&gt;:<text:tab/>mov <text:s text:c="3"/>%rsp,%rbx</text:p>
      <text:p text:style-name="P1"><text:s text:c="3"/>0x0000000000400edc &lt;+51&gt;:<text:tab/>lea <text:s text:c="3"/>0x10(%rsp),%rbp</text:p>
      <text:p text:style-name="P1">=&gt; 0x0000000000400ee1 &lt;+56&gt;:<text:tab/>mov <text:s text:c="3"/>0x4(%rbx),%eax</text:p>
      <text:p text:style-name="P1"><text:s text:c="3"/>0x0000000000400ee4 &lt;+59&gt;:<text:tab/>add <text:s text:c="3"/>(%rbx),%eax</text:p>
      <text:p text:style-name="P1"><text:s text:c="3"/>0x0000000000400ee6 &lt;+61&gt;:<text:tab/>cmp <text:s text:c="3"/>%eax,0x8(%rbx)</text:p>
      <text:p text:style-name="P1"><text:s text:c="3"/>0x0000000000400ee9 &lt;+64&gt;:<text:tab/>je <text:s text:c="4"/>0x400ef0 &lt;phase_2+71&gt;</text:p>
      <text:p text:style-name="P1"><text:s text:c="3"/>0x0000000000400eeb &lt;+66&gt;:<text:tab/>call <text:s text:c="2"/>0x40143d &lt;explode_bomb&gt;</text:p>
      <text:p text:style-name="P1"><text:s text:c="3"/>0x0000000000400ef0 &lt;+71&gt;:<text:tab/>add <text:s text:c="3"/>$0x4,%rbx</text:p>
      <text:p text:style-name="P1"><text:s text:c="3"/>0x0000000000400ef4 &lt;+75&gt;:<text:tab/>cmp <text:s text:c="3"/>%rbp,%rbx</text:p>
      <text:p text:style-name="P1">--Type &lt;RET&gt; for more, q to quit, c to continue without paging--</text:p>
      <text:p text:style-name="P1"><text:s text:c="3"/>0x0000000000400ef7 &lt;+78&gt;:<text:tab/>jne <text:s text:c="3"/>0x400ee1 &lt;phase_2+56&gt;</text:p>
      <text:p text:style-name="P1"><text:s text:c="3"/>0x0000000000400ef9 &lt;+80&gt;:<text:tab/>mov <text:s text:c="3"/>0x18(%rsp),%rax</text:p>
      <text:p text:style-name="P1"><text:s text:c="3"/>0x0000000000400efe &lt;+85&gt;:<text:tab/>xor <text:s text:c="3"/>%fs:0x28,%rax</text:p>
      <text:p text:style-name="P1"><text:s text:c="3"/>0x0000000000400f07 &lt;+94&gt;:<text:tab/>je <text:s text:c="4"/>0x400f0e &lt;phase_2+101&gt;</text:p>
      <text:p text:style-name="P1"><text:s text:c="3"/>0x0000000000400f09 &lt;+96&gt;:<text:tab/>call <text:s text:c="2"/>0x400b00 &lt;__stack_chk_fail@plt&gt;</text:p>
      <text:p text:style-name="P1"><text:s text:c="3"/>0x0000000000400f0e &lt;+101&gt;:<text:tab/>add <text:s text:c="3"/>$0x28,%rsp</text:p>
      <text:p text:style-name="P1"><text:s text:c="3"/>0x0000000000400f12 &lt;+105&gt;:<text:tab/>pop <text:s text:c="3"/>%rbx</text:p>
      <text:p text:style-name="P1"><text:s text:c="3"/>0x0000000000400f13 &lt;+106&gt;:<text:tab/>pop <text:s text:c="3"/>%rbp</text:p>
      <text:p text:style-name="P1"><text:s text:c="3"/>0x0000000000400f14 &lt;+107&gt;:<text:tab/>ret <text:s text:c="3"/></text:p>
      <text:p text:style-name="P1">End of assembler dump.</text:p>
      <text:p text:style-name="P1">(gdb) ni</text:p>
      <text:p text:style-name="P1">0x0000000000400ee4 in phase_2 ()</text:p>
      <text:p text:style-name="P1">(gdb) ni</text:p>
      <text:p text:style-name="P1">0x0000000000400ee6 in phase_2 ()</text:p>
      <text:p text:style-name="P1">(gdb) disas</text:p>
      <text:p text:style-name="P1">Dump of assembler code for function phase_2:</text:p>
      <text:p text:style-name="P1"><text:s text:c="3"/>0x0000000000400ea9 &lt;+0&gt;:<text:tab/>push <text:s text:c="2"/>%rbp</text:p>
      <text:p text:style-name="P1"><text:s text:c="3"/>0x0000000000400eaa &lt;+1&gt;:<text:tab/>push <text:s text:c="2"/>%rbx</text:p>
      <text:p text:style-name="P1"><text:s text:c="3"/>0x0000000000400eab &lt;+2&gt;:<text:tab/>sub <text:s text:c="3"/>$0x28,%rsp</text:p>
      <text:p text:style-name="P1"><text:s text:c="3"/>0x0000000000400eaf &lt;+6&gt;:<text:tab/>mov <text:s text:c="3"/>%fs:0x28,%rax</text:p>
      <text:p text:style-name="P1"><text:s text:c="3"/>0x0000000000400eb8 &lt;+15&gt;:<text:tab/>mov <text:s text:c="3"/>%rax,0x18(%rsp)</text:p>
      <text:p text:style-name="P1"><text:s text:c="3"/>0x0000000000400ebd &lt;+20&gt;:<text:tab/>xor <text:s text:c="3"/>%eax,%eax</text:p>
      <text:p text:style-name="P1"><text:s text:c="3"/>0x0000000000400ebf &lt;+22&gt;:<text:tab/>mov <text:s text:c="3"/>%rsp,%rsi</text:p>
      <text:p text:style-name="P1"><text:s text:c="3"/>0x0000000000400ec2 &lt;+25&gt;:<text:tab/>call <text:s text:c="2"/>0x40145f &lt;read_six_numbers&gt;</text:p>
      <text:p text:style-name="P1"><text:s text:c="3"/>0x0000000000400ec7 &lt;+30&gt;:<text:tab/>cmpl <text:s text:c="2"/>$0x0,(%rsp)</text:p>
      <text:p text:style-name="P1"><text:s text:c="3"/>0x0000000000400ecb &lt;+34&gt;:<text:tab/>jne <text:s text:c="3"/>0x400ed4 &lt;phase_2+43&gt;</text:p>
      <text:p text:style-name="P1"><text:s text:c="3"/>0x0000000000400ecd &lt;+36&gt;:<text:tab/>cmpl <text:s text:c="2"/>$0x1,0x4(%rsp)</text:p>
      <text:p text:style-name="P1"><text:s text:c="3"/>0x0000000000400ed2 &lt;+41&gt;:<text:tab/>je <text:s text:c="4"/>0x400ed9 &lt;phase_2+48&gt;</text:p>
      <text:p text:style-name="P1"><text:s text:c="3"/>0x0000000000400ed4 &lt;+43&gt;:<text:tab/>call <text:s text:c="2"/>0x40143d &lt;explode_bomb&gt;</text:p>
      <text:p text:style-name="P1"><text:s text:c="3"/>0x0000000000400ed9 &lt;+48&gt;:<text:tab/>mov <text:s text:c="3"/>%rsp,%rbx</text:p>
      <text:p text:style-name="P1"><text:s text:c="3"/>0x0000000000400edc &lt;+51&gt;:<text:tab/>lea <text:s text:c="3"/>0x10(%rsp),%rbp</text:p>
      <text:p text:style-name="P1"><text:s text:c="3"/>0x0000000000400ee1 &lt;+56&gt;:<text:tab/>mov <text:s text:c="3"/>0x4(%rbx),%eax</text:p>
      <text:p text:style-name="P1"><text:s text:c="3"/>0x0000000000400ee4 &lt;+59&gt;:<text:tab/>add <text:s text:c="3"/>(%rbx),%eax</text:p>
      <text:p text:style-name="P1">=&gt; 0x0000000000400ee6 &lt;+61&gt;:<text:tab/>cmp <text:s text:c="3"/>%eax,0x8(%rbx)</text:p>
      <text:p text:style-name="P1"><text:s text:c="3"/>0x0000000000400ee9 &lt;+64&gt;:<text:tab/>je <text:s text:c="4"/>0x400ef0 &lt;phase_2+71&gt;</text:p>
      <text:p text:style-name="P1"><text:s text:c="3"/>0x0000000000400eeb &lt;+66&gt;:<text:tab/>call <text:s text:c="2"/>0x40143d &lt;explode_bomb&gt;</text:p>
      <text:p text:style-name="P1"><text:s text:c="3"/>0x0000000000400ef0 &lt;+71&gt;:<text:tab/>add <text:s text:c="3"/>$0x4,%rbx</text:p>
      <text:p text:style-name="P1"><text:soft-page-break/><text:s text:c="3"/>0x0000000000400ef4 &lt;+75&gt;:<text:tab/>cmp <text:s text:c="3"/>%rbp,%rbx</text:p>
      <text:p text:style-name="P1">--Type &lt;RET&gt; for more, q to quit, c to continue without paging--</text:p>
      <text:p text:style-name="P1"><text:s text:c="3"/>0x0000000000400ef7 &lt;+78&gt;:<text:tab/>jne <text:s text:c="3"/>0x400ee1 &lt;phase_2+56&gt;</text:p>
      <text:p text:style-name="P1"><text:s text:c="3"/>0x0000000000400ef9 &lt;+80&gt;:<text:tab/>mov <text:s text:c="3"/>0x18(%rsp),%rax</text:p>
      <text:p text:style-name="P1"><text:s text:c="3"/>0x0000000000400efe &lt;+85&gt;:<text:tab/>xor <text:s text:c="3"/>%fs:0x28,%rax</text:p>
      <text:p text:style-name="P1"><text:s text:c="3"/>0x0000000000400f07 &lt;+94&gt;:<text:tab/>je <text:s text:c="4"/>0x400f0e &lt;phase_2+101&gt;</text:p>
      <text:p text:style-name="P1"><text:s text:c="3"/>0x0000000000400f09 &lt;+96&gt;:<text:tab/>call <text:s text:c="2"/>0x400b00 &lt;__stack_chk_fail@plt&gt;</text:p>
      <text:p text:style-name="P1"><text:s text:c="3"/>0x0000000000400f0e &lt;+101&gt;:<text:tab/>add <text:s text:c="3"/>$0x28,%rsp</text:p>
      <text:p text:style-name="P1"><text:s text:c="3"/>0x0000000000400f12 &lt;+105&gt;:<text:tab/>pop <text:s text:c="3"/>%rbx</text:p>
      <text:p text:style-name="P1"><text:s text:c="3"/>0x0000000000400f13 &lt;+106&gt;:<text:tab/>pop <text:s text:c="3"/>%rbp</text:p>
      <text:p text:style-name="P1"><text:s text:c="3"/>0x0000000000400f14 &lt;+107&gt;:<text:tab/>ret <text:s text:c="3"/></text:p>
      <text:p text:style-name="P1">End of assembler dump.</text:p>
      <text:p text:style-name="P1">(gdb) ni</text:p>
      <text:p text:style-name="P1">0x0000000000400ee9 in phase_2 ()</text:p>
      <text:p text:style-name="P1">(gdb) disas</text:p>
      <text:p text:style-name="P1">Dump of assembler code for function phase_2:</text:p>
      <text:p text:style-name="P1"><text:s text:c="3"/>0x0000000000400ea9 &lt;+0&gt;:<text:tab/>push <text:s text:c="2"/>%rbp</text:p>
      <text:p text:style-name="P1"><text:s text:c="3"/>0x0000000000400eaa &lt;+1&gt;:<text:tab/>push <text:s text:c="2"/>%rbx</text:p>
      <text:p text:style-name="P1"><text:s text:c="3"/>0x0000000000400eab &lt;+2&gt;:<text:tab/>sub <text:s text:c="3"/>$0x28,%rsp</text:p>
      <text:p text:style-name="P1"><text:s text:c="3"/>0x0000000000400eaf &lt;+6&gt;:<text:tab/>mov <text:s text:c="3"/>%fs:0x28,%rax</text:p>
      <text:p text:style-name="P1"><text:s text:c="3"/>0x0000000000400eb8 &lt;+15&gt;:<text:tab/>mov <text:s text:c="3"/>%rax,0x18(%rsp)</text:p>
      <text:p text:style-name="P1"><text:s text:c="3"/>0x0000000000400ebd &lt;+20&gt;:<text:tab/>xor <text:s text:c="3"/>%eax,%eax</text:p>
      <text:p text:style-name="P1"><text:s text:c="3"/>0x0000000000400ebf &lt;+22&gt;:<text:tab/>mov <text:s text:c="3"/>%rsp,%rsi</text:p>
      <text:p text:style-name="P1"><text:s text:c="3"/>0x0000000000400ec2 &lt;+25&gt;:<text:tab/>call <text:s text:c="2"/>0x40145f &lt;read_six_numbers&gt;</text:p>
      <text:p text:style-name="P1"><text:s text:c="3"/>0x0000000000400ec7 &lt;+30&gt;:<text:tab/>cmpl <text:s text:c="2"/>$0x0,(%rsp)</text:p>
      <text:p text:style-name="P1"><text:s text:c="3"/>0x0000000000400ecb &lt;+34&gt;:<text:tab/>jne <text:s text:c="3"/>0x400ed4 &lt;phase_2+43&gt;</text:p>
      <text:p text:style-name="P1"><text:s text:c="3"/>0x0000000000400ecd &lt;+36&gt;:<text:tab/>cmpl <text:s text:c="2"/>$0x1,0x4(%rsp)</text:p>
      <text:p text:style-name="P1"><text:s text:c="3"/>0x0000000000400ed2 &lt;+41&gt;:<text:tab/>je <text:s text:c="4"/>0x400ed9 &lt;phase_2+48&gt;</text:p>
      <text:p text:style-name="P1"><text:s text:c="3"/>0x0000000000400ed4 &lt;+43&gt;:<text:tab/>call <text:s text:c="2"/>0x40143d &lt;explode_bomb&gt;</text:p>
      <text:p text:style-name="P1"><text:s text:c="3"/>0x0000000000400ed9 &lt;+48&gt;:<text:tab/>mov <text:s text:c="3"/>%rsp,%rbx</text:p>
      <text:p text:style-name="P1"><text:s text:c="3"/>0x0000000000400edc &lt;+51&gt;:<text:tab/>lea <text:s text:c="3"/>0x10(%rsp),%rbp</text:p>
      <text:p text:style-name="P1"><text:s text:c="3"/>0x0000000000400ee1 &lt;+56&gt;:<text:tab/>mov <text:s text:c="3"/>0x4(%rbx),%eax</text:p>
      <text:p text:style-name="P1"><text:s text:c="3"/>0x0000000000400ee4 &lt;+59&gt;:<text:tab/>add <text:s text:c="3"/>(%rbx),%eax</text:p>
      <text:p text:style-name="P1"><text:s text:c="3"/>0x0000000000400ee6 &lt;+61&gt;:<text:tab/>cmp <text:s text:c="3"/>%eax,0x8(%rbx)</text:p>
      <text:p text:style-name="P1">=&gt; 0x0000000000400ee9 &lt;+64&gt;:<text:tab/>je <text:s text:c="4"/>0x400ef0 &lt;phase_2+71&gt;</text:p>
      <text:p text:style-name="P1"><text:s text:c="3"/>0x0000000000400eeb &lt;+66&gt;:<text:tab/>call <text:s text:c="2"/>0x40143d &lt;explode_bomb&gt;</text:p>
      <text:p text:style-name="P1"><text:s text:c="3"/>0x0000000000400ef0 &lt;+71&gt;:<text:tab/>add <text:s text:c="3"/>$0x4,%rbx</text:p>
      <text:p text:style-name="P1"><text:s text:c="3"/>0x0000000000400ef4 &lt;+75&gt;:<text:tab/>cmp <text:s text:c="3"/>%rbp,%rbx</text:p>
      <text:p text:style-name="P1">--Type &lt;RET&gt; for more, q to quit, c to continue without paging--</text:p>
      <text:p text:style-name="P1"><text:s text:c="3"/>0x0000000000400ef7 &lt;+78&gt;:<text:tab/>jne <text:s text:c="3"/>0x400ee1 &lt;phase_2+56&gt;</text:p>
      <text:p text:style-name="P1"><text:s text:c="3"/>0x0000000000400ef9 &lt;+80&gt;:<text:tab/>mov <text:s text:c="3"/>0x18(%rsp),%rax</text:p>
      <text:p text:style-name="P1"><text:s text:c="3"/>0x0000000000400efe &lt;+85&gt;:<text:tab/>xor <text:s text:c="3"/>%fs:0x28,%rax</text:p>
      <text:p text:style-name="P1"><text:s text:c="3"/>0x0000000000400f07 &lt;+94&gt;:<text:tab/>je <text:s text:c="4"/>0x400f0e &lt;phase_2+101&gt;</text:p>
      <text:p text:style-name="P1"><text:s text:c="3"/>0x0000000000400f09 &lt;+96&gt;:<text:tab/>call <text:s text:c="2"/>0x400b00 &lt;__stack_chk_fail@plt&gt;</text:p>
      <text:p text:style-name="P1"><text:s text:c="3"/>0x0000000000400f0e &lt;+101&gt;:<text:tab/>add <text:s text:c="3"/>$0x28,%rsp</text:p>
      <text:p text:style-name="P1"><text:s text:c="3"/>0x0000000000400f12 &lt;+105&gt;:<text:tab/>pop <text:s text:c="3"/>%rbx</text:p>
      <text:p text:style-name="P1"><text:s text:c="3"/>0x0000000000400f13 &lt;+106&gt;:<text:tab/>pop <text:s text:c="3"/>%rbp</text:p>
      <text:p text:style-name="P1"><text:s text:c="3"/>0x0000000000400f14 &lt;+107&gt;:<text:tab/>ret <text:s text:c="3"/></text:p>
      <text:p text:style-name="P1">End of assembler dump.</text:p>
      <text:p text:style-name="P1"><text:soft-page-break/>(gdb) ni</text:p>
      <text:p text:style-name="P10"><text:span text:style-name="T35">//</text:span><text:span text:style-name="T36">bomb e</text:span><text:span text:style-name="T37">xploded due to wrong inputs</text:span></text:p>
      <text:p text:style-name="P1">0x0000000000400eeb in phase_2 ()</text:p>
      <text:p text:style-name="P1">(gdb) disas</text:p>
      <text:p text:style-name="P1">Dump of assembler code for function phase_2:</text:p>
      <text:p text:style-name="P1"><text:s text:c="3"/>0x0000000000400ea9 &lt;+0&gt;:<text:tab/>push <text:s text:c="2"/>%rbp</text:p>
      <text:p text:style-name="P1"><text:s text:c="3"/>0x0000000000400eaa &lt;+1&gt;:<text:tab/>push <text:s text:c="2"/>%rbx</text:p>
      <text:p text:style-name="P1"><text:s text:c="3"/>0x0000000000400eab &lt;+2&gt;:<text:tab/>sub <text:s text:c="3"/>$0x28,%rsp</text:p>
      <text:p text:style-name="P1"><text:s text:c="3"/>0x0000000000400eaf &lt;+6&gt;:<text:tab/>mov <text:s text:c="3"/>%fs:0x28,%rax</text:p>
      <text:p text:style-name="P1"><text:s text:c="3"/>0x0000000000400eb8 &lt;+15&gt;:<text:tab/>mov <text:s text:c="3"/>%rax,0x18(%rsp)</text:p>
      <text:p text:style-name="P1"><text:s text:c="3"/>0x0000000000400ebd &lt;+20&gt;:<text:tab/>xor <text:s text:c="3"/>%eax,%eax</text:p>
      <text:p text:style-name="P1"><text:s text:c="3"/>0x0000000000400ebf &lt;+22&gt;:<text:tab/>mov <text:s text:c="3"/>%rsp,%rsi</text:p>
      <text:p text:style-name="P1"><text:s text:c="3"/>0x0000000000400ec2 &lt;+25&gt;:<text:tab/>call <text:s text:c="2"/>0x40145f &lt;read_six_numbers&gt;</text:p>
      <text:p text:style-name="P1"><text:s text:c="3"/>0x0000000000400ec7 &lt;+30&gt;:<text:tab/>cmpl <text:s text:c="2"/>$0x0,(%rsp)</text:p>
      <text:p text:style-name="P1"><text:s text:c="3"/>0x0000000000400ecb &lt;+34&gt;:<text:tab/>jne <text:s text:c="3"/>0x400ed4 &lt;phase_2+43&gt;</text:p>
      <text:p text:style-name="P1"><text:s text:c="3"/>0x0000000000400ecd &lt;+36&gt;:<text:tab/>cmpl <text:s text:c="2"/>$0x1,0x4(%rsp)</text:p>
      <text:p text:style-name="P1"><text:s text:c="3"/>0x0000000000400ed2 &lt;+41&gt;:<text:tab/>je <text:s text:c="4"/>0x400ed9 &lt;phase_2+48&gt;</text:p>
      <text:p text:style-name="P1"><text:s text:c="3"/>0x0000000000400ed4 &lt;+43&gt;:<text:tab/>call <text:s text:c="2"/>0x40143d &lt;explode_bomb&gt;</text:p>
      <text:p text:style-name="P1"><text:s text:c="3"/>0x0000000000400ed9 &lt;+48&gt;:<text:tab/>mov <text:s text:c="3"/>%rsp,%rbx</text:p>
      <text:p text:style-name="P1"><text:s text:c="3"/>0x0000000000400edc &lt;+51&gt;:<text:tab/>lea <text:s text:c="3"/>0x10(%rsp),%rbp</text:p>
      <text:p text:style-name="P1"><text:s text:c="3"/>0x0000000000400ee1 &lt;+56&gt;:<text:tab/>mov <text:s text:c="3"/>0x4(%rbx),%eax</text:p>
      <text:p text:style-name="P1"><text:s text:c="3"/>0x0000000000400ee4 &lt;+59&gt;:<text:tab/>add <text:s text:c="3"/>(%rbx),%eax</text:p>
      <text:p text:style-name="P1"><text:s text:c="3"/>0x0000000000400ee6 &lt;+61&gt;:<text:tab/>cmp <text:s text:c="3"/>%eax,0x8(%rbx)</text:p>
      <text:p text:style-name="P1"><text:s text:c="3"/>0x0000000000400ee9 &lt;+64&gt;:<text:tab/>je <text:s text:c="4"/>0x400ef0 &lt;phase_2+71&gt;</text:p>
      <text:p text:style-name="P1">=&gt; 0x0000000000400eeb &lt;+66&gt;:<text:tab/>call <text:s text:c="2"/>0x40143d &lt;explode_bomb&gt;</text:p>
      <text:p text:style-name="P1"><text:s text:c="3"/>0x0000000000400ef0 &lt;+71&gt;:<text:tab/>add <text:s text:c="3"/>$0x4,%rbx</text:p>
      <text:p text:style-name="P1"><text:s text:c="3"/>0x0000000000400ef4 &lt;+75&gt;:<text:tab/>cmp <text:s text:c="3"/>%rbp,%rbx</text:p>
      <text:p text:style-name="P1">--Type &lt;RET&gt; for more, q to quit, c to continue without paging--</text:p>
      <text:p text:style-name="P1"><text:s text:c="3"/>0x0000000000400ef7 &lt;+78&gt;:<text:tab/>jne <text:s text:c="3"/>0x400ee1 &lt;phase_2+56&gt;</text:p>
      <text:p text:style-name="P1"><text:s text:c="3"/>0x0000000000400ef9 &lt;+80&gt;:<text:tab/>mov <text:s text:c="3"/>0x18(%rsp),%rax</text:p>
      <text:p text:style-name="P1"><text:s text:c="3"/>0x0000000000400efe &lt;+85&gt;:<text:tab/>xor <text:s text:c="3"/>%fs:0x28,%rax</text:p>
      <text:p text:style-name="P1"><text:s text:c="3"/>0x0000000000400f07 &lt;+94&gt;:<text:tab/>je <text:s text:c="4"/>0x400f0e &lt;phase_2+101&gt;</text:p>
      <text:p text:style-name="P1"><text:s text:c="3"/>0x0000000000400f09 &lt;+96&gt;:<text:tab/>call <text:s text:c="2"/>0x400b00 &lt;__stack_chk_fail@plt&gt;</text:p>
      <text:p text:style-name="P1"><text:s text:c="3"/>0x0000000000400f0e &lt;+101&gt;:<text:tab/>add <text:s text:c="3"/>$0x28,%rsp</text:p>
      <text:p text:style-name="P1"><text:s text:c="3"/>0x0000000000400f12 &lt;+105&gt;:<text:tab/>pop <text:s text:c="3"/>%rbx</text:p>
      <text:p text:style-name="P1"><text:s text:c="3"/>0x0000000000400f13 &lt;+106&gt;:<text:tab/>pop <text:s text:c="3"/>%rbp</text:p>
      <text:p text:style-name="P1"><text:s text:c="3"/>0x0000000000400f14 &lt;+107&gt;:<text:tab/>ret <text:s text:c="3"/></text:p>
      <text:p text:style-name="P1">End of assembler dump.</text:p>
      <text:p text:style-name="P5">//<text:span text:style-name="T64">check the 5</text:span><text:span text:style-name="T58">th</text:span><text:span text:style-name="T64"> inputs by running again</text:span></text:p>
      <text:p text:style-name="P1">(gdb) r</text:p>
      <text:p text:style-name="P1">The program being debugged has been started already.</text:p>
      <text:p text:style-name="P1">Start it from the beginning? (y or n) y</text:p>
      <text:p text:style-name="P18">Starting program: <text:s/>/home/<text:span text:style-name="T70">humble/</text:span>Desktop/ITS304/<text:span text:style-name="T70">bomb001</text:span>/bomb</text:p>
      <text:p text:style-name="P1">Welcome to my fiendish little bomb. You have 6 phases with</text:p>
      <text:p text:style-name="P1">which to blow yourself up. Have a nice day!</text:p>
      <text:p text:style-name="P1">Phase 1 defused. How about the next one?</text:p>
      <text:p text:style-name="P1">0 1 1 2 4 5<text:span text:style-name="T2">//</text:span><text:span text:style-name="T29">checkthe 5</text:span><text:span text:style-name="T55">th</text:span><text:span text:style-name="T29"> input</text:span></text:p>
      <text:p text:style-name="P1"/>
      <text:p text:style-name="P1">Breakpoint 1, 0x0000000000400ea9 in phase_2 ()</text:p>
      <text:p text:style-name="P1"><text:soft-page-break/>(gdb) disas</text:p>
      <text:p text:style-name="P1">Dump of assembler code for function phase_2:</text:p>
      <text:p text:style-name="P1">=&gt; 0x0000000000400ea9 &lt;+0&gt;:<text:tab/>push <text:s text:c="2"/>%rbp</text:p>
      <text:p text:style-name="P1"><text:s text:c="3"/>0x0000000000400eaa &lt;+1&gt;:<text:tab/>push <text:s text:c="2"/>%rbx</text:p>
      <text:p text:style-name="P1"><text:s text:c="3"/>0x0000000000400eab &lt;+2&gt;:<text:tab/>sub <text:s text:c="3"/>$0x28,%rsp</text:p>
      <text:p text:style-name="P1"><text:s text:c="3"/>0x0000000000400eaf &lt;+6&gt;:<text:tab/>mov <text:s text:c="3"/>%fs:0x28,%rax</text:p>
      <text:p text:style-name="P1"><text:s text:c="3"/>0x0000000000400eb8 &lt;+15&gt;:<text:tab/>mov <text:s text:c="3"/>%rax,0x18(%rsp)</text:p>
      <text:p text:style-name="P1"><text:s text:c="3"/>0x0000000000400ebd &lt;+20&gt;:<text:tab/>xor <text:s text:c="3"/>%eax,%eax</text:p>
      <text:p text:style-name="P1"><text:s text:c="3"/>0x0000000000400ebf &lt;+22&gt;:<text:tab/>mov <text:s text:c="3"/>%rsp,%rsi</text:p>
      <text:p text:style-name="P1"><text:s text:c="3"/>0x0000000000400ec2 &lt;+25&gt;:<text:tab/>call <text:s text:c="2"/>0x40145f &lt;read_six_numbers&gt;</text:p>
      <text:p text:style-name="P1"><text:s text:c="3"/>0x0000000000400ec7 &lt;+30&gt;:<text:tab/>cmpl <text:s text:c="2"/>$0x0,(%rsp)</text:p>
      <text:p text:style-name="P1"><text:s text:c="3"/>0x0000000000400ecb &lt;+34&gt;:<text:tab/>jne <text:s text:c="3"/>0x400ed4 &lt;phase_2+43&gt;</text:p>
      <text:p text:style-name="P1"><text:s text:c="3"/>0x0000000000400ecd &lt;+36&gt;:<text:tab/>cmpl <text:s text:c="2"/>$0x1,0x4(%rsp)</text:p>
      <text:p text:style-name="P1"><text:s text:c="3"/>0x0000000000400ed2 &lt;+41&gt;:<text:tab/>je <text:s text:c="4"/>0x400ed9 &lt;phase_2+48&gt;</text:p>
      <text:p text:style-name="P1"><text:s text:c="3"/>0x0000000000400ed4 &lt;+43&gt;:<text:tab/>call <text:s text:c="2"/>0x40143d &lt;explode_bomb&gt;</text:p>
      <text:p text:style-name="P1"><text:s text:c="3"/>0x0000000000400ed9 &lt;+48&gt;:<text:tab/>mov <text:s text:c="3"/>%rsp,%rbx</text:p>
      <text:p text:style-name="P1"><text:s text:c="3"/>0x0000000000400edc &lt;+51&gt;:<text:tab/>lea <text:s text:c="3"/>0x10(%rsp),%rbp</text:p>
      <text:p text:style-name="P1"><text:s text:c="3"/>0x0000000000400ee1 &lt;+56&gt;:<text:tab/>mov <text:s text:c="3"/>0x4(%rbx),%eax</text:p>
      <text:p text:style-name="P1"><text:s text:c="3"/>0x0000000000400ee4 &lt;+59&gt;:<text:tab/>add <text:s text:c="3"/>(%rbx),%eax</text:p>
      <text:p text:style-name="P1"><text:s text:c="3"/>0x0000000000400ee6 &lt;+61&gt;:<text:tab/>cmp <text:s text:c="3"/>%eax,0x8(%rbx)</text:p>
      <text:p text:style-name="P1"><text:s text:c="3"/>0x0000000000400ee9 &lt;+64&gt;:<text:tab/>je <text:s text:c="4"/>0x400ef0 &lt;phase_2+71&gt;</text:p>
      <text:p text:style-name="P1"><text:s text:c="3"/>0x0000000000400eeb &lt;+66&gt;:<text:tab/>call <text:s text:c="2"/>0x40143d &lt;explode_bomb&gt;</text:p>
      <text:p text:style-name="P1"><text:s text:c="3"/>0x0000000000400ef0 &lt;+71&gt;:<text:tab/>add <text:s text:c="3"/>$0x4,%rbx</text:p>
      <text:p text:style-name="P1"><text:s text:c="3"/>0x0000000000400ef4 &lt;+75&gt;:<text:tab/>cmp <text:s text:c="3"/>%rbp,%rbx</text:p>
      <text:p text:style-name="P1">--Type &lt;RET&gt; for more, q to quit, c to continue without paging--</text:p>
      <text:p text:style-name="P1"><text:s text:c="3"/>0x0000000000400ef7 &lt;+78&gt;:<text:tab/>jne <text:s text:c="3"/>0x400ee1 &lt;phase_2+56&gt;</text:p>
      <text:p text:style-name="P1"><text:s text:c="3"/>0x0000000000400ef9 &lt;+80&gt;:<text:tab/>mov <text:s text:c="3"/>0x18(%rsp),%rax</text:p>
      <text:p text:style-name="P1"><text:s text:c="3"/>0x0000000000400efe &lt;+85&gt;:<text:tab/>xor <text:s text:c="3"/>%fs:0x28,%rax</text:p>
      <text:p text:style-name="P1"><text:s text:c="3"/>0x0000000000400f07 &lt;+94&gt;:<text:tab/>je <text:s text:c="4"/>0x400f0e &lt;phase_2+101&gt;</text:p>
      <text:p text:style-name="P1"><text:s text:c="3"/>0x0000000000400f09 &lt;+96&gt;:<text:tab/>call <text:s text:c="2"/>0x400b00 &lt;__stack_chk_fail@plt&gt;</text:p>
      <text:p text:style-name="P1"><text:s text:c="3"/>0x0000000000400f0e &lt;+101&gt;:<text:tab/>add <text:s text:c="3"/>$0x28,%rsp</text:p>
      <text:p text:style-name="P1"><text:s text:c="3"/>0x0000000000400f12 &lt;+105&gt;:<text:tab/>pop <text:s text:c="3"/>%rbx</text:p>
      <text:p text:style-name="P1"><text:s text:c="3"/>0x0000000000400f13 &lt;+106&gt;:<text:tab/>pop <text:s text:c="3"/>%rbp</text:p>
      <text:p text:style-name="P1"><text:s text:c="3"/>0x0000000000400f14 &lt;+107&gt;:<text:tab/>ret <text:s text:c="3"/></text:p>
      <text:p text:style-name="P1">End of assembler dump.</text:p>
      <text:p text:style-name="P1">(gdb) until *0x0000000000400ef4</text:p>
      <text:p text:style-name="P1">0x0000000000400ef4 in phase_2 ()</text:p>
      <text:p text:style-name="P1">(gdb) disas</text:p>
      <text:p text:style-name="P1">Dump of assembler code for function phase_2:</text:p>
      <text:p text:style-name="P1"><text:s text:c="3"/>0x0000000000400ea9 &lt;+0&gt;:<text:tab/>push <text:s text:c="2"/>%rbp</text:p>
      <text:p text:style-name="P1"><text:s text:c="3"/>0x0000000000400eaa &lt;+1&gt;:<text:tab/>push <text:s text:c="2"/>%rbx</text:p>
      <text:p text:style-name="P1"><text:s text:c="3"/>0x0000000000400eab &lt;+2&gt;:<text:tab/>sub <text:s text:c="3"/>$0x28,%rsp</text:p>
      <text:p text:style-name="P1"><text:s text:c="3"/>0x0000000000400eaf &lt;+6&gt;:<text:tab/>mov <text:s text:c="3"/>%fs:0x28,%rax</text:p>
      <text:p text:style-name="P1"><text:s text:c="3"/>0x0000000000400eb8 &lt;+15&gt;:<text:tab/>mov <text:s text:c="3"/>%rax,0x18(%rsp)</text:p>
      <text:p text:style-name="P1"><text:s text:c="3"/>0x0000000000400ebd &lt;+20&gt;:<text:tab/>xor <text:s text:c="3"/>%eax,%eax</text:p>
      <text:p text:style-name="P1"><text:s text:c="3"/>0x0000000000400ebf &lt;+22&gt;:<text:tab/>mov <text:s text:c="3"/>%rsp,%rsi</text:p>
      <text:p text:style-name="P1"><text:s text:c="3"/>0x0000000000400ec2 &lt;+25&gt;:<text:tab/>call <text:s text:c="2"/>0x40145f &lt;read_six_numbers&gt;</text:p>
      <text:p text:style-name="P1"><text:s text:c="3"/>0x0000000000400ec7 &lt;+30&gt;:<text:tab/>cmpl <text:s text:c="2"/>$0x0,(%rsp)</text:p>
      <text:p text:style-name="P1"><text:s text:c="3"/>0x0000000000400ecb &lt;+34&gt;:<text:tab/>jne <text:s text:c="3"/>0x400ed4 &lt;phase_2+43&gt;</text:p>
      <text:p text:style-name="P1"><text:soft-page-break/><text:s text:c="3"/>0x0000000000400ecd &lt;+36&gt;:<text:tab/>cmpl <text:s text:c="2"/>$0x1,0x4(%rsp)</text:p>
      <text:p text:style-name="P1"><text:s text:c="3"/>0x0000000000400ed2 &lt;+41&gt;:<text:tab/>je <text:s text:c="4"/>0x400ed9 &lt;phase_2+48&gt;</text:p>
      <text:p text:style-name="P1"><text:s text:c="3"/>0x0000000000400ed4 &lt;+43&gt;:<text:tab/>call <text:s text:c="2"/>0x40143d &lt;explode_bomb&gt;</text:p>
      <text:p text:style-name="P1"><text:s text:c="3"/>0x0000000000400ed9 &lt;+48&gt;:<text:tab/>mov <text:s text:c="3"/>%rsp,%rbx</text:p>
      <text:p text:style-name="P1"><text:s text:c="3"/>0x0000000000400edc &lt;+51&gt;:<text:tab/>lea <text:s text:c="3"/>0x10(%rsp),%rbp</text:p>
      <text:p text:style-name="P1"><text:s text:c="3"/>0x0000000000400ee1 &lt;+56&gt;:<text:tab/>mov <text:s text:c="3"/>0x4(%rbx),%eax</text:p>
      <text:p text:style-name="P1"><text:s text:c="3"/>0x0000000000400ee4 &lt;+59&gt;:<text:tab/>add <text:s text:c="3"/>(%rbx),%eax</text:p>
      <text:p text:style-name="P1"><text:s text:c="3"/>0x0000000000400ee6 &lt;+61&gt;:<text:tab/>cmp <text:s text:c="3"/>%eax,0x8(%rbx)</text:p>
      <text:p text:style-name="P1"><text:s text:c="3"/>0x0000000000400ee9 &lt;+64&gt;:<text:tab/>je <text:s text:c="4"/>0x400ef0 &lt;phase_2+71&gt;</text:p>
      <text:p text:style-name="P1"><text:s text:c="3"/>0x0000000000400eeb &lt;+66&gt;:<text:tab/>call <text:s text:c="2"/>0x40143d &lt;explode_bomb&gt;</text:p>
      <text:p text:style-name="P1"><text:s text:c="3"/>0x0000000000400ef0 &lt;+71&gt;:<text:tab/>add <text:s text:c="3"/>$0x4,%rbx</text:p>
      <text:p text:style-name="P1">=&gt; 0x0000000000400ef4 &lt;+75&gt;:<text:tab/>cmp <text:s text:c="3"/>%rbp,%rbx</text:p>
      <text:p text:style-name="P1">--Type &lt;RET&gt; for more, q to quit, c to continue without paging--</text:p>
      <text:p text:style-name="P1"><text:s text:c="3"/>0x0000000000400ef7 &lt;+78&gt;:<text:tab/>jne <text:s text:c="3"/>0x400ee1 &lt;phase_2+56&gt;</text:p>
      <text:p text:style-name="P1"><text:s text:c="3"/>0x0000000000400ef9 &lt;+80&gt;:<text:tab/>mov <text:s text:c="3"/>0x18(%rsp),%rax</text:p>
      <text:p text:style-name="P1"><text:s text:c="3"/>0x0000000000400efe &lt;+85&gt;:<text:tab/>xor <text:s text:c="3"/>%fs:0x28,%rax</text:p>
      <text:p text:style-name="P1"><text:s text:c="3"/>0x0000000000400f07 &lt;+94&gt;:<text:tab/>je <text:s text:c="4"/>0x400f0e &lt;phase_2+101&gt;</text:p>
      <text:p text:style-name="P1"><text:s text:c="3"/>0x0000000000400f09 &lt;+96&gt;:<text:tab/>call <text:s text:c="2"/>0x400b00 &lt;__stack_chk_fail@plt&gt;</text:p>
      <text:p text:style-name="P1"><text:s text:c="3"/>0x0000000000400f0e &lt;+101&gt;:<text:tab/>add <text:s text:c="3"/>$0x28,%rsp</text:p>
      <text:p text:style-name="P1"><text:s text:c="3"/>0x0000000000400f12 &lt;+105&gt;:<text:tab/>pop <text:s text:c="3"/>%rbx</text:p>
      <text:p text:style-name="P1"><text:s text:c="3"/>0x0000000000400f13 &lt;+106&gt;:<text:tab/>pop <text:s text:c="3"/>%rbp</text:p>
      <text:p text:style-name="P1"><text:s text:c="3"/>0x0000000000400f14 &lt;+107&gt;:<text:tab/>ret <text:s text:c="3"/></text:p>
      <text:p text:style-name="P1">End of assembler dump.</text:p>
      <text:p text:style-name="P1">(gdb) ni</text:p>
      <text:p text:style-name="P1">0x0000000000400ef7 in phase_2 ()</text:p>
      <text:p text:style-name="P1">(gdb) ni</text:p>
      <text:p text:style-name="P1">0x0000000000400ee1 in phase_2 ()</text:p>
      <text:p text:style-name="P1">(gdb) disas</text:p>
      <text:p text:style-name="P1">Dump of assembler code for function phase_2:</text:p>
      <text:p text:style-name="P1"><text:s text:c="3"/>0x0000000000400ea9 &lt;+0&gt;:<text:tab/>push <text:s text:c="2"/>%rbp</text:p>
      <text:p text:style-name="P1"><text:s text:c="3"/>0x0000000000400eaa &lt;+1&gt;:<text:tab/>push <text:s text:c="2"/>%rbx</text:p>
      <text:p text:style-name="P1"><text:s text:c="3"/>0x0000000000400eab &lt;+2&gt;:<text:tab/>sub <text:s text:c="3"/>$0x28,%rsp</text:p>
      <text:p text:style-name="P1"><text:s text:c="3"/>0x0000000000400eaf &lt;+6&gt;:<text:tab/>mov <text:s text:c="3"/>%fs:0x28,%rax</text:p>
      <text:p text:style-name="P1"><text:s text:c="3"/>0x0000000000400eb8 &lt;+15&gt;:<text:tab/>mov <text:s text:c="3"/>%rax,0x18(%rsp)</text:p>
      <text:p text:style-name="P1"><text:s text:c="3"/>0x0000000000400ebd &lt;+20&gt;:<text:tab/>xor <text:s text:c="3"/>%eax,%eax</text:p>
      <text:p text:style-name="P1"><text:s text:c="3"/>0x0000000000400ebf &lt;+22&gt;:<text:tab/>mov <text:s text:c="3"/>%rsp,%rsi</text:p>
      <text:p text:style-name="P1"><text:s text:c="3"/>0x0000000000400ec2 &lt;+25&gt;:<text:tab/>call <text:s text:c="2"/>0x40145f &lt;read_six_numbers&gt;</text:p>
      <text:p text:style-name="P1"><text:s text:c="3"/>0x0000000000400ec7 &lt;+30&gt;:<text:tab/>cmpl <text:s text:c="2"/>$0x0,(%rsp)</text:p>
      <text:p text:style-name="P1"><text:s text:c="3"/>0x0000000000400ecb &lt;+34&gt;:<text:tab/>jne <text:s text:c="3"/>0x400ed4 &lt;phase_2+43&gt;</text:p>
      <text:p text:style-name="P1"><text:s text:c="3"/>0x0000000000400ecd &lt;+36&gt;:<text:tab/>cmpl <text:s text:c="2"/>$0x1,0x4(%rsp)</text:p>
      <text:p text:style-name="P1"><text:s text:c="3"/>0x0000000000400ed2 &lt;+41&gt;:<text:tab/>je <text:s text:c="4"/>0x400ed9 &lt;phase_2+48&gt;</text:p>
      <text:p text:style-name="P1"><text:s text:c="3"/>0x0000000000400ed4 &lt;+43&gt;:<text:tab/>call <text:s text:c="2"/>0x40143d &lt;explode_bomb&gt;</text:p>
      <text:p text:style-name="P1"><text:s text:c="3"/>0x0000000000400ed9 &lt;+48&gt;:<text:tab/>mov <text:s text:c="3"/>%rsp,%rbx</text:p>
      <text:p text:style-name="P1"><text:s text:c="3"/>0x0000000000400edc &lt;+51&gt;:<text:tab/>lea <text:s text:c="3"/>0x10(%rsp),%rbp</text:p>
      <text:p text:style-name="P1">=&gt; 0x0000000000400ee1 &lt;+56&gt;:<text:tab/>mov <text:s text:c="3"/>0x4(%rbx),%eax</text:p>
      <text:p text:style-name="P1"><text:s text:c="3"/>0x0000000000400ee4 &lt;+59&gt;:<text:tab/>add <text:s text:c="3"/>(%rbx),%eax</text:p>
      <text:p text:style-name="P1"><text:s text:c="3"/>0x0000000000400ee6 &lt;+61&gt;:<text:tab/>cmp <text:s text:c="3"/>%eax,0x8(%rbx)</text:p>
      <text:p text:style-name="P1"><text:s text:c="3"/>0x0000000000400ee9 &lt;+64&gt;:<text:tab/>je <text:s text:c="4"/>0x400ef0 &lt;phase_2+71&gt;</text:p>
      <text:p text:style-name="P1"><text:s text:c="3"/>0x0000000000400eeb &lt;+66&gt;:<text:tab/>call <text:s text:c="2"/>0x40143d &lt;explode_bomb&gt;</text:p>
      <text:p text:style-name="P1"><text:soft-page-break/><text:s text:c="3"/>0x0000000000400ef0 &lt;+71&gt;:<text:tab/>add <text:s text:c="3"/>$0x4,%rbx</text:p>
      <text:p text:style-name="P1"><text:s text:c="3"/>0x0000000000400ef4 &lt;+75&gt;:<text:tab/>cmp <text:s text:c="3"/>%rbp,%rbx</text:p>
      <text:p text:style-name="P1">--Type &lt;RET&gt; for more, q to quit, c to continue without paging--</text:p>
      <text:p text:style-name="P1"><text:s text:c="3"/>0x0000000000400ef7 &lt;+78&gt;:<text:tab/>jne <text:s text:c="3"/>0x400ee1 &lt;phase_2+56&gt;</text:p>
      <text:p text:style-name="P1"><text:s text:c="3"/>0x0000000000400ef9 &lt;+80&gt;:<text:tab/>mov <text:s text:c="3"/>0x18(%rsp),%rax</text:p>
      <text:p text:style-name="P1"><text:s text:c="3"/>0x0000000000400efe &lt;+85&gt;:<text:tab/>xor <text:s text:c="3"/>%fs:0x28,%rax</text:p>
      <text:p text:style-name="P1"><text:s text:c="3"/>0x0000000000400f07 &lt;+94&gt;:<text:tab/>je <text:s text:c="4"/>0x400f0e &lt;phase_2+101&gt;</text:p>
      <text:p text:style-name="P1"><text:s text:c="3"/>0x0000000000400f09 &lt;+96&gt;:<text:tab/>call <text:s text:c="2"/>0x400b00 &lt;__stack_chk_fail@plt&gt;</text:p>
      <text:p text:style-name="P1"><text:s text:c="3"/>0x0000000000400f0e &lt;+101&gt;:<text:tab/>add <text:s text:c="3"/>$0x28,%rsp</text:p>
      <text:p text:style-name="P1"><text:s text:c="3"/>0x0000000000400f12 &lt;+105&gt;:<text:tab/>pop <text:s text:c="3"/>%rbx</text:p>
      <text:p text:style-name="P1"><text:s text:c="3"/>0x0000000000400f13 &lt;+106&gt;:<text:tab/>pop <text:s text:c="3"/>%rbp</text:p>
      <text:p text:style-name="P1"><text:s text:c="3"/>0x0000000000400f14 &lt;+107&gt;:<text:tab/>ret <text:s text:c="3"/></text:p>
      <text:p text:style-name="P1">End of assembler dump.</text:p>
      <text:p text:style-name="P1">(gdb) ni</text:p>
      <text:p text:style-name="P1">0x0000000000400ee4 in phase_2 ()</text:p>
      <text:p text:style-name="P1">(gdb) ni</text:p>
      <text:p text:style-name="P1">0x0000000000400ee6 in phase_2 ()</text:p>
      <text:p text:style-name="P1"/>
      <text:p text:style-name="P1">(gdb) ni</text:p>
      <text:p text:style-name="P1">0x0000000000400ee9 in phase_2 ()</text:p>
      <text:p text:style-name="P1">(gdb) disas</text:p>
      <text:p text:style-name="P1">Dump of assembler code for function phase_2:</text:p>
      <text:p text:style-name="P1"><text:s text:c="3"/>0x0000000000400ea9 &lt;+0&gt;:<text:tab/>push <text:s text:c="2"/>%rbp</text:p>
      <text:p text:style-name="P1"><text:s text:c="3"/>0x0000000000400eaa &lt;+1&gt;:<text:tab/>push <text:s text:c="2"/>%rbx</text:p>
      <text:p text:style-name="P1"><text:s text:c="3"/>0x0000000000400eab &lt;+2&gt;:<text:tab/>sub <text:s text:c="3"/>$0x28,%rsp</text:p>
      <text:p text:style-name="P1"><text:s text:c="3"/>0x0000000000400eaf &lt;+6&gt;:<text:tab/>mov <text:s text:c="3"/>%fs:0x28,%rax</text:p>
      <text:p text:style-name="P1"><text:s text:c="3"/>0x0000000000400eb8 &lt;+15&gt;:<text:tab/>mov <text:s text:c="3"/>%rax,0x18(%rsp)</text:p>
      <text:p text:style-name="P1"><text:s text:c="3"/>0x0000000000400ebd &lt;+20&gt;:<text:tab/>xor <text:s text:c="3"/>%eax,%eax</text:p>
      <text:p text:style-name="P1"><text:s text:c="3"/>0x0000000000400ebf &lt;+22&gt;:<text:tab/>mov <text:s text:c="3"/>%rsp,%rsi</text:p>
      <text:p text:style-name="P1"><text:s text:c="3"/>0x0000000000400ec2 &lt;+25&gt;:<text:tab/>call <text:s text:c="2"/>0x40145f &lt;read_six_numbers&gt;</text:p>
      <text:p text:style-name="P1"><text:s text:c="3"/>0x0000000000400ec7 &lt;+30&gt;:<text:tab/>cmpl <text:s text:c="2"/>$0x0,(%rsp)</text:p>
      <text:p text:style-name="P1"><text:s text:c="3"/>0x0000000000400ecb &lt;+34&gt;:<text:tab/>jne <text:s text:c="3"/>0x400ed4 &lt;phase_2+43&gt;</text:p>
      <text:p text:style-name="P1"><text:s text:c="3"/>0x0000000000400ecd &lt;+36&gt;:<text:tab/>cmpl <text:s text:c="2"/>$0x1,0x4(%rsp)</text:p>
      <text:p text:style-name="P1"><text:s text:c="3"/>0x0000000000400ed2 &lt;+41&gt;:<text:tab/>je <text:s text:c="4"/>0x400ed9 &lt;phase_2+48&gt;</text:p>
      <text:p text:style-name="P1"><text:s text:c="3"/>0x0000000000400ed4 &lt;+43&gt;:<text:tab/>call <text:s text:c="2"/>0x40143d &lt;explode_bomb&gt;</text:p>
      <text:p text:style-name="P1"><text:s text:c="3"/>0x0000000000400ed9 &lt;+48&gt;:<text:tab/>mov <text:s text:c="3"/>%rsp,%rbx</text:p>
      <text:p text:style-name="P1"><text:s text:c="3"/>0x0000000000400edc &lt;+51&gt;:<text:tab/>lea <text:s text:c="3"/>0x10(%rsp),%rbp</text:p>
      <text:p text:style-name="P1"><text:s text:c="3"/>0x0000000000400ee1 &lt;+56&gt;:<text:tab/>mov <text:s text:c="3"/>0x4(%rbx),%eax</text:p>
      <text:p text:style-name="P1"><text:s text:c="3"/>0x0000000000400ee4 &lt;+59&gt;:<text:tab/>add <text:s text:c="3"/>(%rbx),%eax</text:p>
      <text:p text:style-name="P1"><text:s text:c="3"/>0x0000000000400ee6 &lt;+61&gt;:<text:tab/>cmp <text:s text:c="3"/>%eax,0x8(%rbx)</text:p>
      <text:p text:style-name="P1">=&gt; 0x0000000000400ee9 &lt;+64&gt;:<text:tab/>je <text:s text:c="4"/>0x400ef0 &lt;phase_2+71&gt;</text:p>
      <text:p text:style-name="P1"><text:s text:c="3"/>0x0000000000400eeb &lt;+66&gt;:<text:tab/>call <text:s text:c="2"/>0x40143d &lt;explode_bomb&gt;</text:p>
      <text:p text:style-name="P1"><text:s text:c="3"/>0x0000000000400ef0 &lt;+71&gt;:<text:tab/>add <text:s text:c="3"/>$0x4,%rbx</text:p>
      <text:p text:style-name="P1"><text:s text:c="3"/>0x0000000000400ef4 &lt;+75&gt;:<text:tab/>cmp <text:s text:c="3"/>%rbp,%rbx</text:p>
      <text:p text:style-name="P1">--Type &lt;RET&gt; for more, q to quit, c to continue without paging--</text:p>
      <text:p text:style-name="P1"><text:s text:c="3"/>0x0000000000400ef7 &lt;+78&gt;:<text:tab/>jne <text:s text:c="3"/>0x400ee1 &lt;phase_2+56&gt;</text:p>
      <text:p text:style-name="P1"><text:s text:c="3"/>0x0000000000400ef9 &lt;+80&gt;:<text:tab/>mov <text:s text:c="3"/>0x18(%rsp),%rax</text:p>
      <text:p text:style-name="P1"><text:s text:c="3"/>0x0000000000400efe &lt;+85&gt;:<text:tab/>xor <text:s text:c="3"/>%fs:0x28,%rax</text:p>
      <text:p text:style-name="P1"><text:s text:c="3"/>0x0000000000400f07 &lt;+94&gt;:<text:tab/>je <text:s text:c="4"/>0x400f0e &lt;phase_2+101&gt;</text:p>
      <text:p text:style-name="P1"><text:soft-page-break/><text:s text:c="3"/>0x0000000000400f09 &lt;+96&gt;:<text:tab/>call <text:s text:c="2"/>0x400b00 &lt;__stack_chk_fail@plt&gt;</text:p>
      <text:p text:style-name="P1"><text:s text:c="3"/>0x0000000000400f0e &lt;+101&gt;:<text:tab/>add <text:s text:c="3"/>$0x28,%rsp</text:p>
      <text:p text:style-name="P1"><text:s text:c="3"/>0x0000000000400f12 &lt;+105&gt;:<text:tab/>pop <text:s text:c="3"/>%rbx</text:p>
      <text:p text:style-name="P1"><text:s text:c="3"/>0x0000000000400f13 &lt;+106&gt;:<text:tab/>pop <text:s text:c="3"/>%rbp</text:p>
      <text:p text:style-name="P1"><text:s text:c="3"/>0x0000000000400f14 &lt;+107&gt;:<text:tab/>ret <text:s text:c="3"/></text:p>
      <text:p text:style-name="P1">End of assembler dump.</text:p>
      <text:p text:style-name="P1">(gdb) ni</text:p>
      <text:p text:style-name="P1">0x0000000000400ef0 in phase_2 ()</text:p>
      <text:p text:style-name="P1">(gdb) disas</text:p>
      <text:p text:style-name="P1">Dump of assembler code for function phase_2:</text:p>
      <text:p text:style-name="P1"><text:s text:c="3"/>0x0000000000400ea9 &lt;+0&gt;:<text:tab/>push <text:s text:c="2"/>%rbp</text:p>
      <text:p text:style-name="P1"><text:s text:c="3"/>0x0000000000400eaa &lt;+1&gt;:<text:tab/>push <text:s text:c="2"/>%rbx</text:p>
      <text:p text:style-name="P1"><text:s text:c="3"/>0x0000000000400eab &lt;+2&gt;:<text:tab/>sub <text:s text:c="3"/>$0x28,%rsp</text:p>
      <text:p text:style-name="P1"><text:s text:c="3"/>0x0000000000400eaf &lt;+6&gt;:<text:tab/>mov <text:s text:c="3"/>%fs:0x28,%rax</text:p>
      <text:p text:style-name="P1"><text:s text:c="3"/>0x0000000000400eb8 &lt;+15&gt;:<text:tab/>mov <text:s text:c="3"/>%rax,0x18(%rsp)</text:p>
      <text:p text:style-name="P1"><text:s text:c="3"/>0x0000000000400ebd &lt;+20&gt;:<text:tab/>xor <text:s text:c="3"/>%eax,%eax</text:p>
      <text:p text:style-name="P1"><text:s text:c="3"/>0x0000000000400ebf &lt;+22&gt;:<text:tab/>mov <text:s text:c="3"/>%rsp,%rsi</text:p>
      <text:p text:style-name="P1"><text:s text:c="3"/>0x0000000000400ec2 &lt;+25&gt;:<text:tab/>call <text:s text:c="2"/>0x40145f &lt;read_six_numbers&gt;</text:p>
      <text:p text:style-name="P1"><text:s text:c="3"/>0x0000000000400ec7 &lt;+30&gt;:<text:tab/>cmpl <text:s text:c="2"/>$0x0,(%rsp)</text:p>
      <text:p text:style-name="P1"><text:s text:c="3"/>0x0000000000400ecb &lt;+34&gt;:<text:tab/>jne <text:s text:c="3"/>0x400ed4 &lt;phase_2+43&gt;</text:p>
      <text:p text:style-name="P1"><text:s text:c="3"/>0x0000000000400ecd &lt;+36&gt;:<text:tab/>cmpl <text:s text:c="2"/>$0x1,0x4(%rsp)</text:p>
      <text:p text:style-name="P1"><text:s text:c="3"/>0x0000000000400ed2 &lt;+41&gt;:<text:tab/>je <text:s text:c="4"/>0x400ed9 &lt;phase_2+48&gt;</text:p>
      <text:p text:style-name="P1"><text:s text:c="3"/>0x0000000000400ed4 &lt;+43&gt;:<text:tab/>call <text:s text:c="2"/>0x40143d &lt;explode_bomb&gt;</text:p>
      <text:p text:style-name="P1"><text:s text:c="3"/>0x0000000000400ed9 &lt;+48&gt;:<text:tab/>mov <text:s text:c="3"/>%rsp,%rbx</text:p>
      <text:p text:style-name="P1"><text:s text:c="3"/>0x0000000000400edc &lt;+51&gt;:<text:tab/>lea <text:s text:c="3"/>0x10(%rsp),%rbp</text:p>
      <text:p text:style-name="P1"><text:s text:c="3"/>0x0000000000400ee1 &lt;+56&gt;:<text:tab/>mov <text:s text:c="3"/>0x4(%rbx),%eax</text:p>
      <text:p text:style-name="P1"><text:s text:c="3"/>0x0000000000400ee4 &lt;+59&gt;:<text:tab/>add <text:s text:c="3"/>(%rbx),%eax</text:p>
      <text:p text:style-name="P1"><text:s text:c="3"/>0x0000000000400ee6 &lt;+61&gt;:<text:tab/>cmp <text:s text:c="3"/>%eax,0x8(%rbx)</text:p>
      <text:p text:style-name="P1"><text:s text:c="3"/>0x0000000000400ee9 &lt;+64&gt;:<text:tab/>je <text:s text:c="4"/>0x400ef0 &lt;phase_2+71&gt;</text:p>
      <text:p text:style-name="P1"><text:s text:c="3"/>0x0000000000400eeb &lt;+66&gt;:<text:tab/>call <text:s text:c="2"/>0x40143d &lt;explode_bomb&gt;</text:p>
      <text:p text:style-name="P1">=&gt; 0x0000000000400ef0 &lt;+71&gt;:<text:tab/>add <text:s text:c="3"/>$0x4,%rbx</text:p>
      <text:p text:style-name="P1"><text:s text:c="3"/>0x0000000000400ef4 &lt;+75&gt;:<text:tab/>cmp <text:s text:c="3"/>%rbp,%rbx</text:p>
      <text:p text:style-name="P1">--Type &lt;RET&gt; for more, q to quit, c to continue without paging--</text:p>
      <text:p text:style-name="P1"><text:s text:c="3"/>0x0000000000400ef7 &lt;+78&gt;:<text:tab/>jne <text:s text:c="3"/>0x400ee1 &lt;phase_2+56&gt;</text:p>
      <text:p text:style-name="P1"><text:s text:c="3"/>0x0000000000400ef9 &lt;+80&gt;:<text:tab/>mov <text:s text:c="3"/>0x18(%rsp),%rax</text:p>
      <text:p text:style-name="P1"><text:s text:c="3"/>0x0000000000400efe &lt;+85&gt;:<text:tab/>xor <text:s text:c="3"/>%fs:0x28,%rax</text:p>
      <text:p text:style-name="P1"><text:s text:c="3"/>0x0000000000400f07 &lt;+94&gt;:<text:tab/>je <text:s text:c="4"/>0x400f0e &lt;phase_2+101&gt;</text:p>
      <text:p text:style-name="P1"><text:s text:c="3"/>0x0000000000400f09 &lt;+96&gt;:<text:tab/>call <text:s text:c="2"/>0x400b00 &lt;__stack_chk_fail@plt&gt;</text:p>
      <text:p text:style-name="P1"><text:s text:c="3"/>0x0000000000400f0e &lt;+101&gt;:<text:tab/>add <text:s text:c="3"/>$0x28,%rsp</text:p>
      <text:p text:style-name="P1"><text:s text:c="3"/>0x0000000000400f12 &lt;+105&gt;:<text:tab/>pop <text:s text:c="3"/>%rbx</text:p>
      <text:p text:style-name="P1"><text:s text:c="3"/>0x0000000000400f13 &lt;+106&gt;:<text:tab/>pop <text:s text:c="3"/>%rbp</text:p>
      <text:p text:style-name="P1"><text:s text:c="3"/>0x0000000000400f14 &lt;+107&gt;:<text:tab/>ret <text:s text:c="3"/></text:p>
      <text:p text:style-name="P1">End of assembler dump.</text:p>
      <text:p text:style-name="P1">(gdb) ni</text:p>
      <text:p text:style-name="P1">0x0000000000400ef4 in phase_2 ()</text:p>
      <text:p text:style-name="P1">(gdb) disas</text:p>
      <text:p text:style-name="P1">Dump of assembler code for function phase_2:</text:p>
      <text:p text:style-name="P1"><text:s text:c="3"/>0x0000000000400ea9 &lt;+0&gt;:<text:tab/>push <text:s text:c="2"/>%rbp</text:p>
      <text:p text:style-name="P1"><text:s text:c="3"/>0x0000000000400eaa &lt;+1&gt;:<text:tab/>push <text:s text:c="2"/>%rbx</text:p>
      <text:p text:style-name="P1"><text:soft-page-break/><text:s text:c="3"/>0x0000000000400eab &lt;+2&gt;:<text:tab/>sub <text:s text:c="3"/>$0x28,%rsp</text:p>
      <text:p text:style-name="P1"><text:s text:c="3"/>0x0000000000400eaf &lt;+6&gt;:<text:tab/>mov <text:s text:c="3"/>%fs:0x28,%rax</text:p>
      <text:p text:style-name="P1"><text:s text:c="3"/>0x0000000000400eb8 &lt;+15&gt;:<text:tab/>mov <text:s text:c="3"/>%rax,0x18(%rsp)</text:p>
      <text:p text:style-name="P1"><text:s text:c="3"/>0x0000000000400ebd &lt;+20&gt;:<text:tab/>xor <text:s text:c="3"/>%eax,%eax</text:p>
      <text:p text:style-name="P1"><text:s text:c="3"/>0x0000000000400ebf &lt;+22&gt;:<text:tab/>mov <text:s text:c="3"/>%rsp,%rsi</text:p>
      <text:p text:style-name="P1"><text:s text:c="3"/>0x0000000000400ec2 &lt;+25&gt;:<text:tab/>call <text:s text:c="2"/>0x40145f &lt;read_six_numbers&gt;</text:p>
      <text:p text:style-name="P1"><text:s text:c="3"/>0x0000000000400ec7 &lt;+30&gt;:<text:tab/>cmpl <text:s text:c="2"/>$0x0,(%rsp)</text:p>
      <text:p text:style-name="P1"><text:s text:c="3"/>0x0000000000400ecb &lt;+34&gt;:<text:tab/>jne <text:s text:c="3"/>0x400ed4 &lt;phase_2+43&gt;</text:p>
      <text:p text:style-name="P1"><text:s text:c="3"/>0x0000000000400ecd &lt;+36&gt;:<text:tab/>cmpl <text:s text:c="2"/>$0x1,0x4(%rsp)</text:p>
      <text:p text:style-name="P1"><text:s text:c="3"/>0x0000000000400ed2 &lt;+41&gt;:<text:tab/>je <text:s text:c="4"/>0x400ed9 &lt;phase_2+48&gt;</text:p>
      <text:p text:style-name="P1"><text:s text:c="3"/>0x0000000000400ed4 &lt;+43&gt;:<text:tab/>call <text:s text:c="2"/>0x40143d &lt;explode_bomb&gt;</text:p>
      <text:p text:style-name="P1"><text:s text:c="3"/>0x0000000000400ed9 &lt;+48&gt;:<text:tab/>mov <text:s text:c="3"/>%rsp,%rbx</text:p>
      <text:p text:style-name="P1"><text:s text:c="3"/>0x0000000000400edc &lt;+51&gt;:<text:tab/>lea <text:s text:c="3"/>0x10(%rsp),%rbp</text:p>
      <text:p text:style-name="P1"><text:s text:c="3"/>0x0000000000400ee1 &lt;+56&gt;:<text:tab/>mov <text:s text:c="3"/>0x4(%rbx),%eax</text:p>
      <text:p text:style-name="P1"><text:s text:c="3"/>0x0000000000400ee4 &lt;+59&gt;:<text:tab/>add <text:s text:c="3"/>(%rbx),%eax</text:p>
      <text:p text:style-name="P1"><text:s text:c="3"/>0x0000000000400ee6 &lt;+61&gt;:<text:tab/>cmp <text:s text:c="3"/>%eax,0x8(%rbx)</text:p>
      <text:p text:style-name="P1"><text:s text:c="3"/>0x0000000000400ee9 &lt;+64&gt;:<text:tab/>je <text:s text:c="4"/>0x400ef0 &lt;phase_2+71&gt;</text:p>
      <text:p text:style-name="P1"><text:s text:c="3"/>0x0000000000400eeb &lt;+66&gt;:<text:tab/>call <text:s text:c="2"/>0x40143d &lt;explode_bomb&gt;</text:p>
      <text:p text:style-name="P1"><text:s text:c="3"/>0x0000000000400ef0 &lt;+71&gt;:<text:tab/>add <text:s text:c="3"/>$0x4,%rbx</text:p>
      <text:p text:style-name="P1">=&gt; 0x0000000000400ef4 &lt;+75&gt;:<text:tab/>cmp <text:s text:c="3"/>%rbp,%rbx</text:p>
      <text:p text:style-name="P1">--Type &lt;RET&gt; for more, q to quit, c to continue without paging--</text:p>
      <text:p text:style-name="P1"><text:s text:c="3"/>0x0000000000400ef7 &lt;+78&gt;:<text:tab/>jne <text:s text:c="3"/>0x400ee1 &lt;phase_2+56&gt;</text:p>
      <text:p text:style-name="P1"><text:s text:c="3"/>0x0000000000400ef9 &lt;+80&gt;:<text:tab/>mov <text:s text:c="3"/>0x18(%rsp),%rax</text:p>
      <text:p text:style-name="P1"><text:s text:c="3"/>0x0000000000400efe &lt;+85&gt;:<text:tab/>xor <text:s text:c="3"/>%fs:0x28,%rax</text:p>
      <text:p text:style-name="P1"><text:s text:c="3"/>0x0000000000400f07 &lt;+94&gt;:<text:tab/>je <text:s text:c="4"/>0x400f0e &lt;phase_2+101&gt;</text:p>
      <text:p text:style-name="P1"><text:s text:c="3"/>0x0000000000400f09 &lt;+96&gt;:<text:tab/>call <text:s text:c="2"/>0x400b00 &lt;__stack_chk_fail@plt&gt;</text:p>
      <text:p text:style-name="P1"><text:s text:c="3"/>0x0000000000400f0e &lt;+101&gt;:<text:tab/>add <text:s text:c="3"/>$0x28,%rsp</text:p>
      <text:p text:style-name="P1"><text:s text:c="3"/>0x0000000000400f12 &lt;+105&gt;:<text:tab/>pop <text:s text:c="3"/>%rbx</text:p>
      <text:p text:style-name="P1"><text:s text:c="3"/>0x0000000000400f13 &lt;+106&gt;:<text:tab/>pop <text:s text:c="3"/>%rbp</text:p>
      <text:p text:style-name="P1"><text:s text:c="3"/>0x0000000000400f14 &lt;+107&gt;:<text:tab/>ret <text:s text:c="3"/></text:p>
      <text:p text:style-name="P1">End of assembler dump.</text:p>
      <text:p text:style-name="P1">(gdb) ni</text:p>
      <text:p text:style-name="P1">0x0000000000400ef7 in phase_2 ()</text:p>
      <text:p text:style-name="P1">(gdb) ni</text:p>
      <text:p text:style-name="P1"/>
      <text:p text:style-name="P1">(gdb) until *0x0000000000400ef4</text:p>
      <text:p text:style-name="P1">0x0000000000400ef4 in phase_2 ()</text:p>
      <text:p text:style-name="P1">(gdb) disas</text:p>
      <text:p text:style-name="P1">Dump of assembler code for function phase_2:</text:p>
      <text:p text:style-name="P1"><text:s text:c="3"/>0x0000000000400ea9 &lt;+0&gt;:<text:tab/>push <text:s text:c="2"/>%rbp</text:p>
      <text:p text:style-name="P1"><text:s text:c="3"/>0x0000000000400eaa &lt;+1&gt;:<text:tab/>push <text:s text:c="2"/>%rbx</text:p>
      <text:p text:style-name="P1"><text:s text:c="3"/>0x0000000000400eab &lt;+2&gt;:<text:tab/>sub <text:s text:c="3"/>$0x28,%rsp</text:p>
      <text:p text:style-name="P1"><text:s text:c="3"/>0x0000000000400eaf &lt;+6&gt;:<text:tab/>mov <text:s text:c="3"/>%fs:0x28,%rax</text:p>
      <text:p text:style-name="P1"><text:s text:c="3"/>0x0000000000400eb8 &lt;+15&gt;:<text:tab/>mov <text:s text:c="3"/>%rax,0x18(%rsp)</text:p>
      <text:p text:style-name="P1"><text:s text:c="3"/>0x0000000000400ebd &lt;+20&gt;:<text:tab/>xor <text:s text:c="3"/>%eax,%eax</text:p>
      <text:p text:style-name="P1"><text:s text:c="3"/>0x0000000000400ebf &lt;+22&gt;:<text:tab/>mov <text:s text:c="3"/>%rsp,%rsi</text:p>
      <text:p text:style-name="P1"><text:s text:c="3"/>0x0000000000400ec2 &lt;+25&gt;:<text:tab/>call <text:s text:c="2"/>0x40145f &lt;read_six_numbers&gt;</text:p>
      <text:p text:style-name="P1"><text:s text:c="3"/>0x0000000000400ec7 &lt;+30&gt;:<text:tab/>cmpl <text:s text:c="2"/>$0x0,(%rsp)</text:p>
      <text:p text:style-name="P1"><text:s text:c="3"/>0x0000000000400ecb &lt;+34&gt;:<text:tab/>jne <text:s text:c="3"/>0x400ed4 &lt;phase_2+43&gt;</text:p>
      <text:p text:style-name="P1"><text:soft-page-break/><text:s text:c="3"/>0x0000000000400ecd &lt;+36&gt;:<text:tab/>cmpl <text:s text:c="2"/>$0x1,0x4(%rsp)</text:p>
      <text:p text:style-name="P1"><text:s text:c="3"/>0x0000000000400ed2 &lt;+41&gt;:<text:tab/>je <text:s text:c="4"/>0x400ed9 &lt;phase_2+48&gt;</text:p>
      <text:p text:style-name="P1"><text:s text:c="3"/>0x0000000000400ed4 &lt;+43&gt;:<text:tab/>call <text:s text:c="2"/>0x40143d &lt;explode_bomb&gt;</text:p>
      <text:p text:style-name="P1"><text:s text:c="3"/>0x0000000000400ed9 &lt;+48&gt;:<text:tab/>mov <text:s text:c="3"/>%rsp,%rbx</text:p>
      <text:p text:style-name="P1"><text:s text:c="3"/>0x0000000000400edc &lt;+51&gt;:<text:tab/>lea <text:s text:c="3"/>0x10(%rsp),%rbp</text:p>
      <text:p text:style-name="P1"><text:s text:c="3"/>0x0000000000400ee1 &lt;+56&gt;:<text:tab/>mov <text:s text:c="3"/>0x4(%rbx),%eax</text:p>
      <text:p text:style-name="P1"><text:s text:c="3"/>0x0000000000400ee4 &lt;+59&gt;:<text:tab/>add <text:s text:c="3"/>(%rbx),%eax</text:p>
      <text:p text:style-name="P1"><text:s text:c="3"/>0x0000000000400ee6 &lt;+61&gt;:<text:tab/>cmp <text:s text:c="3"/>%eax,0x8(%rbx)</text:p>
      <text:p text:style-name="P1"><text:s text:c="3"/>0x0000000000400ee9 &lt;+64&gt;:<text:tab/>je <text:s text:c="4"/>0x400ef0 &lt;phase_2+71&gt;</text:p>
      <text:p text:style-name="P1"><text:s text:c="3"/>0x0000000000400eeb &lt;+66&gt;:<text:tab/>call <text:s text:c="2"/>0x40143d &lt;explode_bomb&gt;</text:p>
      <text:p text:style-name="P1"><text:s text:c="3"/>0x0000000000400ef0 &lt;+71&gt;:<text:tab/>add <text:s text:c="3"/>$0x4,%rbx</text:p>
      <text:p text:style-name="P1">=&gt; 0x0000000000400ef4 &lt;+75&gt;:<text:tab/>cmp <text:s text:c="3"/>%rbp,%rbx</text:p>
      <text:p text:style-name="P1">--Type &lt;RET&gt; for more, q to quit, c to continue without paging--</text:p>
      <text:p text:style-name="P1"><text:s text:c="3"/>0x0000000000400ef7 &lt;+78&gt;:<text:tab/>jne <text:s text:c="3"/>0x400ee1 &lt;phase_2+56&gt;</text:p>
      <text:p text:style-name="P1"><text:s text:c="3"/>0x0000000000400ef9 &lt;+80&gt;:<text:tab/>mov <text:s text:c="3"/>0x18(%rsp),%rax</text:p>
      <text:p text:style-name="P1"><text:s text:c="3"/>0x0000000000400efe &lt;+85&gt;:<text:tab/>xor <text:s text:c="3"/>%fs:0x28,%rax</text:p>
      <text:p text:style-name="P1"><text:s text:c="3"/>0x0000000000400f07 &lt;+94&gt;:<text:tab/>je <text:s text:c="4"/>0x400f0e &lt;phase_2+101&gt;</text:p>
      <text:p text:style-name="P1"><text:s text:c="3"/>0x0000000000400f09 &lt;+96&gt;:<text:tab/>call <text:s text:c="2"/>0x400b00 &lt;__stack_chk_fail@plt&gt;</text:p>
      <text:p text:style-name="P1"><text:s text:c="3"/>0x0000000000400f0e &lt;+101&gt;:<text:tab/>add <text:s text:c="3"/>$0x28,%rsp</text:p>
      <text:p text:style-name="P1"><text:s text:c="3"/>0x0000000000400f12 &lt;+105&gt;:<text:tab/>pop <text:s text:c="3"/>%rbx</text:p>
      <text:p text:style-name="P1"><text:s text:c="3"/>0x0000000000400f13 &lt;+106&gt;:<text:tab/>pop <text:s text:c="3"/>%rbp</text:p>
      <text:p text:style-name="P1"><text:s text:c="3"/>0x0000000000400f14 &lt;+107&gt;:<text:tab/>ret <text:s text:c="3"/></text:p>
      <text:p text:style-name="P1">End of assembler dump.</text:p>
      <text:p text:style-name="P1">(gdb) ni</text:p>
      <text:p text:style-name="P1">0x0000000000400ef7 in phase_2 ()</text:p>
      <text:p text:style-name="P1">(gdb) ni</text:p>
      <text:p text:style-name="P1">0x0000000000400ee1 in phase_2 ()</text:p>
      <text:p text:style-name="P1">(gdb) disas</text:p>
      <text:p text:style-name="P1">Dump of assembler code for function phase_2:</text:p>
      <text:p text:style-name="P1"><text:s text:c="3"/>0x0000000000400ea9 &lt;+0&gt;:<text:tab/>push <text:s text:c="2"/>%rbp</text:p>
      <text:p text:style-name="P1"><text:s text:c="3"/>0x0000000000400eaa &lt;+1&gt;:<text:tab/>push <text:s text:c="2"/>%rbx</text:p>
      <text:p text:style-name="P1"><text:s text:c="3"/>0x0000000000400eab &lt;+2&gt;:<text:tab/>sub <text:s text:c="3"/>$0x28,%rsp</text:p>
      <text:p text:style-name="P1"><text:s text:c="3"/>0x0000000000400eaf &lt;+6&gt;:<text:tab/>mov <text:s text:c="3"/>%fs:0x28,%rax</text:p>
      <text:p text:style-name="P1"><text:s text:c="3"/>0x0000000000400eb8 &lt;+15&gt;:<text:tab/>mov <text:s text:c="3"/>%rax,0x18(%rsp)</text:p>
      <text:p text:style-name="P1"><text:s text:c="3"/>0x0000000000400ebd &lt;+20&gt;:<text:tab/>xor <text:s text:c="3"/>%eax,%eax</text:p>
      <text:p text:style-name="P1"><text:s text:c="3"/>0x0000000000400ebf &lt;+22&gt;:<text:tab/>mov <text:s text:c="3"/>%rsp,%rsi</text:p>
      <text:p text:style-name="P1"><text:s text:c="3"/>0x0000000000400ec2 &lt;+25&gt;:<text:tab/>call <text:s text:c="2"/>0x40145f &lt;read_six_numbers&gt;</text:p>
      <text:p text:style-name="P1"><text:s text:c="3"/>0x0000000000400ec7 &lt;+30&gt;:<text:tab/>cmpl <text:s text:c="2"/>$0x0,(%rsp)</text:p>
      <text:p text:style-name="P1"><text:s text:c="3"/>0x0000000000400ecb &lt;+34&gt;:<text:tab/>jne <text:s text:c="3"/>0x400ed4 &lt;phase_2+43&gt;</text:p>
      <text:p text:style-name="P1"><text:s text:c="3"/>0x0000000000400ecd &lt;+36&gt;:<text:tab/>cmpl <text:s text:c="2"/>$0x1,0x4(%rsp)</text:p>
      <text:p text:style-name="P1"><text:s text:c="3"/>0x0000000000400ed2 &lt;+41&gt;:<text:tab/>je <text:s text:c="4"/>0x400ed9 &lt;phase_2+48&gt;</text:p>
      <text:p text:style-name="P1"><text:s text:c="3"/>0x0000000000400ed4 &lt;+43&gt;:<text:tab/>call <text:s text:c="2"/>0x40143d &lt;explode_bomb&gt;</text:p>
      <text:p text:style-name="P1"><text:s text:c="3"/>0x0000000000400ed9 &lt;+48&gt;:<text:tab/>mov <text:s text:c="3"/>%rsp,%rbx</text:p>
      <text:p text:style-name="P1"><text:s text:c="3"/>0x0000000000400edc &lt;+51&gt;:<text:tab/>lea <text:s text:c="3"/>0x10(%rsp),%rbp</text:p>
      <text:p text:style-name="P1">=&gt; 0x0000000000400ee1 &lt;+56&gt;:<text:tab/>mov <text:s text:c="3"/>0x4(%rbx),%eax</text:p>
      <text:p text:style-name="P1"><text:s text:c="3"/>0x0000000000400ee4 &lt;+59&gt;:<text:tab/>add <text:s text:c="3"/>(%rbx),%eax</text:p>
      <text:p text:style-name="P1"><text:s text:c="3"/>0x0000000000400ee6 &lt;+61&gt;:<text:tab/>cmp <text:s text:c="3"/>%eax,0x8(%rbx)</text:p>
      <text:p text:style-name="P1"><text:s text:c="3"/>0x0000000000400ee9 &lt;+64&gt;:<text:tab/>je <text:s text:c="4"/>0x400ef0 &lt;phase_2+71&gt;</text:p>
      <text:p text:style-name="P1"><text:s text:c="3"/>0x0000000000400eeb &lt;+66&gt;:<text:tab/>call <text:s text:c="2"/>0x40143d &lt;explode_bomb&gt;</text:p>
      <text:p text:style-name="P1"><text:soft-page-break/><text:s text:c="3"/>0x0000000000400ef0 &lt;+71&gt;:<text:tab/>add <text:s text:c="3"/>$0x4,%rbx</text:p>
      <text:p text:style-name="P1"><text:s text:c="3"/>0x0000000000400ef4 &lt;+75&gt;:<text:tab/>cmp <text:s text:c="3"/>%rbp,%rbx</text:p>
      <text:p text:style-name="P1">--Type &lt;RET&gt; for more, q to quit, c to continue without paging--</text:p>
      <text:p text:style-name="P1"><text:s text:c="3"/>0x0000000000400ef7 &lt;+78&gt;:<text:tab/>jne <text:s text:c="3"/>0x400ee1 &lt;phase_2+56&gt;</text:p>
      <text:p text:style-name="P1"><text:s text:c="3"/>0x0000000000400ef9 &lt;+80&gt;:<text:tab/>mov <text:s text:c="3"/>0x18(%rsp),%rax</text:p>
      <text:p text:style-name="P1"><text:s text:c="3"/>0x0000000000400efe &lt;+85&gt;:<text:tab/>xor <text:s text:c="3"/>%fs:0x28,%rax</text:p>
      <text:p text:style-name="P1"><text:s text:c="3"/>0x0000000000400f07 &lt;+94&gt;:<text:tab/>je <text:s text:c="4"/>0x400f0e &lt;phase_2+101&gt;</text:p>
      <text:p text:style-name="P1"><text:s text:c="3"/>0x0000000000400f09 &lt;+96&gt;:<text:tab/>call <text:s text:c="2"/>0x400b00 &lt;__stack_chk_fail@plt&gt;</text:p>
      <text:p text:style-name="P1"><text:s text:c="3"/>0x0000000000400f0e &lt;+101&gt;:<text:tab/>add <text:s text:c="3"/>$0x28,%rsp</text:p>
      <text:p text:style-name="P1"><text:s text:c="3"/>0x0000000000400f12 &lt;+105&gt;:<text:tab/>pop <text:s text:c="3"/>%rbx</text:p>
      <text:p text:style-name="P1"><text:s text:c="3"/>0x0000000000400f13 &lt;+106&gt;:<text:tab/>pop <text:s text:c="3"/>%rbp</text:p>
      <text:p text:style-name="P1"><text:s text:c="3"/>0x0000000000400f14 &lt;+107&gt;:<text:tab/>ret <text:s text:c="3"/></text:p>
      <text:p text:style-name="P1">End of assembler dump.</text:p>
      <text:p text:style-name="P1">(gdb) ni</text:p>
      <text:p text:style-name="P1">0x0000000000400ee4 in phase_2 ()</text:p>
      <text:p text:style-name="P1">(gdb) ni</text:p>
      <text:p text:style-name="P1">0x0000000000400ee6 in phase_2 ()</text:p>
      <text:p text:style-name="P1">(gdb) disas</text:p>
      <text:p text:style-name="P1">Dump of assembler code for function phase_2:</text:p>
      <text:p text:style-name="P1"><text:s text:c="3"/>0x0000000000400ea9 &lt;+0&gt;:<text:tab/>push <text:s text:c="2"/>%rbp</text:p>
      <text:p text:style-name="P1"><text:s text:c="3"/>0x0000000000400eaa &lt;+1&gt;:<text:tab/>push <text:s text:c="2"/>%rbx</text:p>
      <text:p text:style-name="P1"><text:s text:c="3"/>0x0000000000400eab &lt;+2&gt;:<text:tab/>sub <text:s text:c="3"/>$0x28,%rsp</text:p>
      <text:p text:style-name="P1"><text:s text:c="3"/>0x0000000000400eaf &lt;+6&gt;:<text:tab/>mov <text:s text:c="3"/>%fs:0x28,%rax</text:p>
      <text:p text:style-name="P1"><text:s text:c="3"/>0x0000000000400eb8 &lt;+15&gt;:<text:tab/>mov <text:s text:c="3"/>%rax,0x18(%rsp)</text:p>
      <text:p text:style-name="P1"><text:s text:c="3"/>0x0000000000400ebd &lt;+20&gt;:<text:tab/>xor <text:s text:c="3"/>%eax,%eax</text:p>
      <text:p text:style-name="P1"><text:s text:c="3"/>0x0000000000400ebf &lt;+22&gt;:<text:tab/>mov <text:s text:c="3"/>%rsp,%rsi</text:p>
      <text:p text:style-name="P1"><text:s text:c="3"/>0x0000000000400ec2 &lt;+25&gt;:<text:tab/>call <text:s text:c="2"/>0x40145f &lt;read_six_numbers&gt;</text:p>
      <text:p text:style-name="P1"><text:s text:c="3"/>0x0000000000400ec7 &lt;+30&gt;:<text:tab/>cmpl <text:s text:c="2"/>$0x0,(%rsp)</text:p>
      <text:p text:style-name="P1"><text:s text:c="3"/>0x0000000000400ecb &lt;+34&gt;:<text:tab/>jne <text:s text:c="3"/>0x400ed4 &lt;phase_2+43&gt;</text:p>
      <text:p text:style-name="P1"><text:s text:c="3"/>0x0000000000400ecd &lt;+36&gt;:<text:tab/>cmpl <text:s text:c="2"/>$0x1,0x4(%rsp)</text:p>
      <text:p text:style-name="P1"><text:s text:c="3"/>0x0000000000400ed2 &lt;+41&gt;:<text:tab/>je <text:s text:c="4"/>0x400ed9 &lt;phase_2+48&gt;</text:p>
      <text:p text:style-name="P1"><text:s text:c="3"/>0x0000000000400ed4 &lt;+43&gt;:<text:tab/>call <text:s text:c="2"/>0x40143d &lt;explode_bomb&gt;</text:p>
      <text:p text:style-name="P1"><text:s text:c="3"/>0x0000000000400ed9 &lt;+48&gt;:<text:tab/>mov <text:s text:c="3"/>%rsp,%rbx</text:p>
      <text:p text:style-name="P1"><text:s text:c="3"/>0x0000000000400edc &lt;+51&gt;:<text:tab/>lea <text:s text:c="3"/>0x10(%rsp),%rbp</text:p>
      <text:p text:style-name="P1"><text:s text:c="3"/>0x0000000000400ee1 &lt;+56&gt;:<text:tab/>mov <text:s text:c="3"/>0x4(%rbx),%eax</text:p>
      <text:p text:style-name="P1"><text:s text:c="3"/>0x0000000000400ee4 &lt;+59&gt;:<text:tab/>add <text:s text:c="3"/>(%rbx),%eax</text:p>
      <text:p text:style-name="P1">=&gt; 0x0000000000400ee6 &lt;+61&gt;:<text:tab/>cmp <text:s text:c="3"/>%eax,0x8(%rbx)</text:p>
      <text:p text:style-name="P1"><text:s text:c="3"/>0x0000000000400ee9 &lt;+64&gt;:<text:tab/>je <text:s text:c="4"/>0x400ef0 &lt;phase_2+71&gt;</text:p>
      <text:p text:style-name="P1"><text:s text:c="3"/>0x0000000000400eeb &lt;+66&gt;:<text:tab/>call <text:s text:c="2"/>0x40143d &lt;explode_bomb&gt;</text:p>
      <text:p text:style-name="P1"><text:s text:c="3"/>0x0000000000400ef0 &lt;+71&gt;:<text:tab/>add <text:s text:c="3"/>$0x4,%rbx</text:p>
      <text:p text:style-name="P1"><text:s text:c="3"/>0x0000000000400ef4 &lt;+75&gt;:<text:tab/>cmp <text:s text:c="3"/>%rbp,%rbx</text:p>
      <text:p text:style-name="P1">--Type &lt;RET&gt; for more, q to quit, c to continue without paging--</text:p>
      <text:p text:style-name="P1"><text:s text:c="3"/>0x0000000000400ef7 &lt;+78&gt;:<text:tab/>jne <text:s text:c="3"/>0x400ee1 &lt;phase_2+56&gt;</text:p>
      <text:p text:style-name="P1"><text:s text:c="3"/>0x0000000000400ef9 &lt;+80&gt;:<text:tab/>mov <text:s text:c="3"/>0x18(%rsp),%rax</text:p>
      <text:p text:style-name="P1"><text:s text:c="3"/>0x0000000000400efe &lt;+85&gt;:<text:tab/>xor <text:s text:c="3"/>%fs:0x28,%rax</text:p>
      <text:p text:style-name="P1"><text:s text:c="3"/>0x0000000000400f07 &lt;+94&gt;:<text:tab/>je <text:s text:c="4"/>0x400f0e &lt;phase_2+101&gt;</text:p>
      <text:p text:style-name="P1"><text:s text:c="3"/>0x0000000000400f09 &lt;+96&gt;:<text:tab/>call <text:s text:c="2"/>0x400b00 &lt;__stack_chk_fail@plt&gt;</text:p>
      <text:p text:style-name="P1"><text:s text:c="3"/>0x0000000000400f0e &lt;+101&gt;:<text:tab/>add <text:s text:c="3"/>$0x28,%rsp</text:p>
      <text:p text:style-name="P1"><text:s text:c="3"/>0x0000000000400f12 &lt;+105&gt;:<text:tab/>pop <text:s text:c="3"/>%rbx</text:p>
      <text:p text:style-name="P1"><text:soft-page-break/><text:s text:c="3"/>0x0000000000400f13 &lt;+106&gt;:<text:tab/>pop <text:s text:c="3"/>%rbp</text:p>
      <text:p text:style-name="P1"><text:s text:c="3"/>0x0000000000400f14 &lt;+107&gt;:<text:tab/>ret <text:s text:c="3"/></text:p>
      <text:p text:style-name="P1">End of assembler dump.</text:p>
      <text:p text:style-name="P1">(gdb) ni</text:p>
      <text:p text:style-name="P1">0x0000000000400ee9 in phase_2 ()</text:p>
      <text:p text:style-name="P1">(gdb) disas</text:p>
      <text:p text:style-name="P1">Dump of assembler code for function phase_2:</text:p>
      <text:p text:style-name="P1"><text:s text:c="3"/>0x0000000000400ea9 &lt;+0&gt;:<text:tab/>push <text:s text:c="2"/>%rbp</text:p>
      <text:p text:style-name="P1"><text:s text:c="3"/>0x0000000000400eaa &lt;+1&gt;:<text:tab/>push <text:s text:c="2"/>%rbx</text:p>
      <text:p text:style-name="P1"><text:s text:c="3"/>0x0000000000400eab &lt;+2&gt;:<text:tab/>sub <text:s text:c="3"/>$0x28,%rsp</text:p>
      <text:p text:style-name="P1"><text:s text:c="3"/>0x0000000000400eaf &lt;+6&gt;:<text:tab/>mov <text:s text:c="3"/>%fs:0x28,%rax</text:p>
      <text:p text:style-name="P1"><text:s text:c="3"/>0x0000000000400eb8 &lt;+15&gt;:<text:tab/>mov <text:s text:c="3"/>%rax,0x18(%rsp)</text:p>
      <text:p text:style-name="P1"><text:s text:c="3"/>0x0000000000400ebd &lt;+20&gt;:<text:tab/>xor <text:s text:c="3"/>%eax,%eax</text:p>
      <text:p text:style-name="P1"><text:s text:c="3"/>0x0000000000400ebf &lt;+22&gt;:<text:tab/>mov <text:s text:c="3"/>%rsp,%rsi</text:p>
      <text:p text:style-name="P1"><text:s text:c="3"/>0x0000000000400ec2 &lt;+25&gt;:<text:tab/>call <text:s text:c="2"/>0x40145f &lt;read_six_numbers&gt;</text:p>
      <text:p text:style-name="P1"><text:s text:c="3"/>0x0000000000400ec7 &lt;+30&gt;:<text:tab/>cmpl <text:s text:c="2"/>$0x0,(%rsp)</text:p>
      <text:p text:style-name="P1"><text:s text:c="3"/>0x0000000000400ecb &lt;+34&gt;:<text:tab/>jne <text:s text:c="3"/>0x400ed4 &lt;phase_2+43&gt;</text:p>
      <text:p text:style-name="P1"><text:s text:c="3"/>0x0000000000400ecd &lt;+36&gt;:<text:tab/>cmpl <text:s text:c="2"/>$0x1,0x4(%rsp)</text:p>
      <text:p text:style-name="P1"><text:s text:c="3"/>0x0000000000400ed2 &lt;+41&gt;:<text:tab/>je <text:s text:c="4"/>0x400ed9 &lt;phase_2+48&gt;</text:p>
      <text:p text:style-name="P1"><text:s text:c="3"/>0x0000000000400ed4 &lt;+43&gt;:<text:tab/>call <text:s text:c="2"/>0x40143d &lt;explode_bomb&gt;</text:p>
      <text:p text:style-name="P1"><text:s text:c="3"/>0x0000000000400ed9 &lt;+48&gt;:<text:tab/>mov <text:s text:c="3"/>%rsp,%rbx</text:p>
      <text:p text:style-name="P1"><text:s text:c="3"/>0x0000000000400edc &lt;+51&gt;:<text:tab/>lea <text:s text:c="3"/>0x10(%rsp),%rbp</text:p>
      <text:p text:style-name="P1"><text:s text:c="3"/>0x0000000000400ee1 &lt;+56&gt;:<text:tab/>mov <text:s text:c="3"/>0x4(%rbx),%eax</text:p>
      <text:p text:style-name="P1"><text:s text:c="3"/>0x0000000000400ee4 &lt;+59&gt;:<text:tab/>add <text:s text:c="3"/>(%rbx),%eax</text:p>
      <text:p text:style-name="P1"><text:s text:c="3"/>0x0000000000400ee6 &lt;+61&gt;:<text:tab/>cmp <text:s text:c="3"/>%eax,0x8(%rbx)</text:p>
      <text:p text:style-name="P1">=&gt; 0x0000000000400ee9 &lt;+64&gt;:<text:tab/>je <text:s text:c="4"/>0x400ef0 &lt;phase_2+71&gt;</text:p>
      <text:p text:style-name="P1"><text:s text:c="3"/>0x0000000000400eeb &lt;+66&gt;:<text:tab/>call <text:s text:c="2"/>0x40143d &lt;explode_bomb&gt;</text:p>
      <text:p text:style-name="P1"><text:s text:c="3"/>0x0000000000400ef0 &lt;+71&gt;:<text:tab/>add <text:s text:c="3"/>$0x4,%rbx</text:p>
      <text:p text:style-name="P1"><text:s text:c="3"/>0x0000000000400ef4 &lt;+75&gt;:<text:tab/>cmp <text:s text:c="3"/>%rbp,%rbx</text:p>
      <text:p text:style-name="P1">--Type &lt;RET&gt; for more, q to quit, c to continue without paging--</text:p>
      <text:p text:style-name="P1"><text:s text:c="3"/>0x0000000000400ef7 &lt;+78&gt;:<text:tab/>jne <text:s text:c="3"/>0x400ee1 &lt;phase_2+56&gt;</text:p>
      <text:p text:style-name="P1"><text:s text:c="3"/>0x0000000000400ef9 &lt;+80&gt;:<text:tab/>mov <text:s text:c="3"/>0x18(%rsp),%rax</text:p>
      <text:p text:style-name="P1"><text:s text:c="3"/>0x0000000000400efe &lt;+85&gt;:<text:tab/>xor <text:s text:c="3"/>%fs:0x28,%rax</text:p>
      <text:p text:style-name="P1"><text:s text:c="3"/>0x0000000000400f07 &lt;+94&gt;:<text:tab/>je <text:s text:c="4"/>0x400f0e &lt;phase_2+101&gt;</text:p>
      <text:p text:style-name="P1"><text:s text:c="3"/>0x0000000000400f09 &lt;+96&gt;:<text:tab/>call <text:s text:c="2"/>0x400b00 &lt;__stack_chk_fail@plt&gt;</text:p>
      <text:p text:style-name="P1"><text:s text:c="3"/>0x0000000000400f0e &lt;+101&gt;:<text:tab/>add <text:s text:c="3"/>$0x28,%rsp</text:p>
      <text:p text:style-name="P1"><text:s text:c="3"/>0x0000000000400f12 &lt;+105&gt;:<text:tab/>pop <text:s text:c="3"/>%rbx</text:p>
      <text:p text:style-name="P1"><text:s text:c="3"/>0x0000000000400f13 &lt;+106&gt;:<text:tab/>pop <text:s text:c="3"/>%rbp</text:p>
      <text:p text:style-name="P1"><text:s text:c="3"/>0x0000000000400f14 &lt;+107&gt;:<text:tab/>ret <text:s text:c="3"/></text:p>
      <text:p text:style-name="P1">End of assembler dump.</text:p>
      <text:p text:style-name="P1">(gdb) ni</text:p>
      <text:p text:style-name="P1">0x0000000000400ef0 in phase_2 ()</text:p>
      <text:p text:style-name="P1">(gdb) disas</text:p>
      <text:p text:style-name="P1">Dump of assembler code for function phase_2:</text:p>
      <text:p text:style-name="P1"><text:s text:c="3"/>0x0000000000400ea9 &lt;+0&gt;:<text:tab/>push <text:s text:c="2"/>%rbp</text:p>
      <text:p text:style-name="P1"><text:s text:c="3"/>0x0000000000400eaa &lt;+1&gt;:<text:tab/>push <text:s text:c="2"/>%rbx</text:p>
      <text:p text:style-name="P1"><text:s text:c="3"/>0x0000000000400eab &lt;+2&gt;:<text:tab/>sub <text:s text:c="3"/>$0x28,%rsp</text:p>
      <text:p text:style-name="P1"><text:s text:c="3"/>0x0000000000400eaf &lt;+6&gt;:<text:tab/>mov <text:s text:c="3"/>%fs:0x28,%rax</text:p>
      <text:p text:style-name="P1"><text:s text:c="3"/>0x0000000000400eb8 &lt;+15&gt;:<text:tab/>mov <text:s text:c="3"/>%rax,0x18(%rsp)</text:p>
      <text:p text:style-name="P1"><text:soft-page-break/><text:s text:c="3"/>0x0000000000400ebd &lt;+20&gt;:<text:tab/>xor <text:s text:c="3"/>%eax,%eax</text:p>
      <text:p text:style-name="P1"><text:s text:c="3"/>0x0000000000400ebf &lt;+22&gt;:<text:tab/>mov <text:s text:c="3"/>%rsp,%rsi</text:p>
      <text:p text:style-name="P1"><text:s text:c="3"/>0x0000000000400ec2 &lt;+25&gt;:<text:tab/>call <text:s text:c="2"/>0x40145f &lt;read_six_numbers&gt;</text:p>
      <text:p text:style-name="P1"><text:s text:c="3"/>0x0000000000400ec7 &lt;+30&gt;:<text:tab/>cmpl <text:s text:c="2"/>$0x0,(%rsp)</text:p>
      <text:p text:style-name="P1"><text:s text:c="3"/>0x0000000000400ecb &lt;+34&gt;:<text:tab/>jne <text:s text:c="3"/>0x400ed4 &lt;phase_2+43&gt;</text:p>
      <text:p text:style-name="P1"><text:s text:c="3"/>0x0000000000400ecd &lt;+36&gt;:<text:tab/>cmpl <text:s text:c="2"/>$0x1,0x4(%rsp)</text:p>
      <text:p text:style-name="P1"><text:s text:c="3"/>0x0000000000400ed2 &lt;+41&gt;:<text:tab/>je <text:s text:c="4"/>0x400ed9 &lt;phase_2+48&gt;</text:p>
      <text:p text:style-name="P1"><text:s text:c="3"/>0x0000000000400ed4 &lt;+43&gt;:<text:tab/>call <text:s text:c="2"/>0x40143d &lt;explode_bomb&gt;</text:p>
      <text:p text:style-name="P1"><text:s text:c="3"/>0x0000000000400ed9 &lt;+48&gt;:<text:tab/>mov <text:s text:c="3"/>%rsp,%rbx</text:p>
      <text:p text:style-name="P1"><text:s text:c="3"/>0x0000000000400edc &lt;+51&gt;:<text:tab/>lea <text:s text:c="3"/>0x10(%rsp),%rbp</text:p>
      <text:p text:style-name="P1"><text:s text:c="3"/>0x0000000000400ee1 &lt;+56&gt;:<text:tab/>mov <text:s text:c="3"/>0x4(%rbx),%eax</text:p>
      <text:p text:style-name="P1"><text:s text:c="3"/>0x0000000000400ee4 &lt;+59&gt;:<text:tab/>add <text:s text:c="3"/>(%rbx),%eax</text:p>
      <text:p text:style-name="P1"><text:s text:c="3"/>0x0000000000400ee6 &lt;+61&gt;:<text:tab/>cmp <text:s text:c="3"/>%eax,0x8(%rbx)</text:p>
      <text:p text:style-name="P1"><text:s text:c="3"/>0x0000000000400ee9 &lt;+64&gt;:<text:tab/>je <text:s text:c="4"/>0x400ef0 &lt;phase_2+71&gt;</text:p>
      <text:p text:style-name="P1"><text:s text:c="3"/>0x0000000000400eeb &lt;+66&gt;:<text:tab/>call <text:s text:c="2"/>0x40143d &lt;explode_bomb&gt;</text:p>
      <text:p text:style-name="P1">=&gt; 0x0000000000400ef0 &lt;+71&gt;:<text:tab/>add <text:s text:c="3"/>$0x4,%rbx</text:p>
      <text:p text:style-name="P1"><text:s text:c="3"/>0x0000000000400ef4 &lt;+75&gt;:<text:tab/>cmp <text:s text:c="3"/>%rbp,%rbx</text:p>
      <text:p text:style-name="P1">--Type &lt;RET&gt; for more, q to quit, c to continue without paging--</text:p>
      <text:p text:style-name="P1"><text:s text:c="3"/>0x0000000000400ef7 &lt;+78&gt;:<text:tab/>jne <text:s text:c="3"/>0x400ee1 &lt;phase_2+56&gt;</text:p>
      <text:p text:style-name="P1"><text:s text:c="3"/>0x0000000000400ef9 &lt;+80&gt;:<text:tab/>mov <text:s text:c="3"/>0x18(%rsp),%rax</text:p>
      <text:p text:style-name="P1"><text:s text:c="3"/>0x0000000000400efe &lt;+85&gt;:<text:tab/>xor <text:s text:c="3"/>%fs:0x28,%rax</text:p>
      <text:p text:style-name="P1"><text:s text:c="3"/>0x0000000000400f07 &lt;+94&gt;:<text:tab/>je <text:s text:c="4"/>0x400f0e &lt;phase_2+101&gt;</text:p>
      <text:p text:style-name="P1"><text:s text:c="3"/>0x0000000000400f09 &lt;+96&gt;:<text:tab/>call <text:s text:c="2"/>0x400b00 &lt;__stack_chk_fail@plt&gt;</text:p>
      <text:p text:style-name="P1"><text:s text:c="3"/>0x0000000000400f0e &lt;+101&gt;:<text:tab/>add <text:s text:c="3"/>$0x28,%rsp</text:p>
      <text:p text:style-name="P1"><text:s text:c="3"/>0x0000000000400f12 &lt;+105&gt;:<text:tab/>pop <text:s text:c="3"/>%rbx</text:p>
      <text:p text:style-name="P1"><text:s text:c="3"/>0x0000000000400f13 &lt;+106&gt;:<text:tab/>pop <text:s text:c="3"/>%rbp</text:p>
      <text:p text:style-name="P1"><text:s text:c="3"/>0x0000000000400f14 &lt;+107&gt;:<text:tab/>ret <text:s text:c="3"/></text:p>
      <text:p text:style-name="P1">End of assembler dump.</text:p>
      <text:p text:style-name="P1">(gdb) ni</text:p>
      <text:p text:style-name="P1">0x0000000000400ef4 in phase_2 ()</text:p>
      <text:p text:style-name="P1">(gdb) ni</text:p>
      <text:p text:style-name="P1">0x0000000000400ef7 in phase_2 ()</text:p>
      <text:p text:style-name="P1">(gdb) disas</text:p>
      <text:p text:style-name="P1">Dump of assembler code for function phase_2:</text:p>
      <text:p text:style-name="P1"><text:s text:c="3"/>0x0000000000400ea9 &lt;+0&gt;:<text:tab/>push <text:s text:c="2"/>%rbp</text:p>
      <text:p text:style-name="P1"><text:s text:c="3"/>0x0000000000400eaa &lt;+1&gt;:<text:tab/>push <text:s text:c="2"/>%rbx</text:p>
      <text:p text:style-name="P1"><text:s text:c="3"/>0x0000000000400eab &lt;+2&gt;:<text:tab/>sub <text:s text:c="3"/>$0x28,%rsp</text:p>
      <text:p text:style-name="P1"><text:s text:c="3"/>0x0000000000400eaf &lt;+6&gt;:<text:tab/>mov <text:s text:c="3"/>%fs:0x28,%rax</text:p>
      <text:p text:style-name="P1"><text:s text:c="3"/>0x0000000000400eb8 &lt;+15&gt;:<text:tab/>mov <text:s text:c="3"/>%rax,0x18(%rsp)</text:p>
      <text:p text:style-name="P1"><text:s text:c="3"/>0x0000000000400ebd &lt;+20&gt;:<text:tab/>xor <text:s text:c="3"/>%eax,%eax</text:p>
      <text:p text:style-name="P1"><text:s text:c="3"/>0x0000000000400ebf &lt;+22&gt;:<text:tab/>mov <text:s text:c="3"/>%rsp,%rsi</text:p>
      <text:p text:style-name="P1"><text:s text:c="3"/>0x0000000000400ec2 &lt;+25&gt;:<text:tab/>call <text:s text:c="2"/>0x40145f &lt;read_six_numbers&gt;</text:p>
      <text:p text:style-name="P1"><text:s text:c="3"/>0x0000000000400ec7 &lt;+30&gt;:<text:tab/>cmpl <text:s text:c="2"/>$0x0,(%rsp)</text:p>
      <text:p text:style-name="P1"><text:s text:c="3"/>0x0000000000400ecb &lt;+34&gt;:<text:tab/>jne <text:s text:c="3"/>0x400ed4 &lt;phase_2+43&gt;</text:p>
      <text:p text:style-name="P1"><text:s text:c="3"/>0x0000000000400ecd &lt;+36&gt;:<text:tab/>cmpl <text:s text:c="2"/>$0x1,0x4(%rsp)</text:p>
      <text:p text:style-name="P1"><text:s text:c="3"/>0x0000000000400ed2 &lt;+41&gt;:<text:tab/>je <text:s text:c="4"/>0x400ed9 &lt;phase_2+48&gt;</text:p>
      <text:p text:style-name="P1"><text:s text:c="3"/>0x0000000000400ed4 &lt;+43&gt;:<text:tab/>call <text:s text:c="2"/>0x40143d &lt;explode_bomb&gt;</text:p>
      <text:p text:style-name="P1"><text:s text:c="3"/>0x0000000000400ed9 &lt;+48&gt;:<text:tab/>mov <text:s text:c="3"/>%rsp,%rbx</text:p>
      <text:p text:style-name="P1"><text:s text:c="3"/>0x0000000000400edc &lt;+51&gt;:<text:tab/>lea <text:s text:c="3"/>0x10(%rsp),%rbp</text:p>
      <text:p text:style-name="P1"><text:soft-page-break/><text:s text:c="3"/>0x0000000000400ee1 &lt;+56&gt;:<text:tab/>mov <text:s text:c="3"/>0x4(%rbx),%eax</text:p>
      <text:p text:style-name="P1"><text:s text:c="3"/>0x0000000000400ee4 &lt;+59&gt;:<text:tab/>add <text:s text:c="3"/>(%rbx),%eax</text:p>
      <text:p text:style-name="P1"><text:s text:c="3"/>0x0000000000400ee6 &lt;+61&gt;:<text:tab/>cmp <text:s text:c="3"/>%eax,0x8(%rbx)</text:p>
      <text:p text:style-name="P1"><text:s text:c="3"/>0x0000000000400ee9 &lt;+64&gt;:<text:tab/>je <text:s text:c="4"/>0x400ef0 &lt;phase_2+71&gt;</text:p>
      <text:p text:style-name="P1"><text:s text:c="3"/>0x0000000000400eeb &lt;+66&gt;:<text:tab/>call <text:s text:c="2"/>0x40143d &lt;explode_bomb&gt;</text:p>
      <text:p text:style-name="P1"><text:s text:c="3"/>0x0000000000400ef0 &lt;+71&gt;:<text:tab/>add <text:s text:c="3"/>$0x4,%rbx</text:p>
      <text:p text:style-name="P1"><text:s text:c="3"/>0x0000000000400ef4 &lt;+75&gt;:<text:tab/>cmp <text:s text:c="3"/>%rbp,%rbx</text:p>
      <text:p text:style-name="P1">--Type &lt;RET&gt; for more, q to quit, c to continue without paging--</text:p>
      <text:p text:style-name="P1">=&gt; 0x0000000000400ef7 &lt;+78&gt;:<text:tab/>jne <text:s text:c="3"/>0x400ee1 &lt;phase_2+56&gt;</text:p>
      <text:p text:style-name="P1"><text:s text:c="3"/>0x0000000000400ef9 &lt;+80&gt;:<text:tab/>mov <text:s text:c="3"/>0x18(%rsp),%rax</text:p>
      <text:p text:style-name="P1"><text:s text:c="3"/>0x0000000000400efe &lt;+85&gt;:<text:tab/>xor <text:s text:c="3"/>%fs:0x28,%rax</text:p>
      <text:p text:style-name="P1"><text:s text:c="3"/>0x0000000000400f07 &lt;+94&gt;:<text:tab/>je <text:s text:c="4"/>0x400f0e &lt;phase_2+101&gt;</text:p>
      <text:p text:style-name="P1"><text:s text:c="3"/>0x0000000000400f09 &lt;+96&gt;:<text:tab/>call <text:s text:c="2"/>0x400b00 &lt;__stack_chk_fail@plt&gt;</text:p>
      <text:p text:style-name="P1"><text:s text:c="3"/>0x0000000000400f0e &lt;+101&gt;:<text:tab/>add <text:s text:c="3"/>$0x28,%rsp</text:p>
      <text:p text:style-name="P1"><text:s text:c="3"/>0x0000000000400f12 &lt;+105&gt;:<text:tab/>pop <text:s text:c="3"/>%rbx</text:p>
      <text:p text:style-name="P1"><text:s text:c="3"/>0x0000000000400f13 &lt;+106&gt;:<text:tab/>pop <text:s text:c="3"/>%rbp</text:p>
      <text:p text:style-name="P1"><text:s text:c="3"/>0x0000000000400f14 &lt;+107&gt;:<text:tab/>ret <text:s text:c="3"/></text:p>
      <text:p text:style-name="P1">End of assembler dump.</text:p>
      <text:p text:style-name="P1">(gdb) ni</text:p>
      <text:p text:style-name="P1">0x0000000000400ee1 in phase_2 ()</text:p>
      <text:p text:style-name="P1">(gdb) disas</text:p>
      <text:p text:style-name="P1">Dump of assembler code for function phase_2:</text:p>
      <text:p text:style-name="P1"><text:s text:c="3"/>0x0000000000400ea9 &lt;+0&gt;:<text:tab/>push <text:s text:c="2"/>%rbp</text:p>
      <text:p text:style-name="P1"><text:s text:c="3"/>0x0000000000400eaa &lt;+1&gt;:<text:tab/>push <text:s text:c="2"/>%rbx</text:p>
      <text:p text:style-name="P1"><text:s text:c="3"/>0x0000000000400eab &lt;+2&gt;:<text:tab/>sub <text:s text:c="3"/>$0x28,%rsp</text:p>
      <text:p text:style-name="P1"><text:s text:c="3"/>0x0000000000400eaf &lt;+6&gt;:<text:tab/>mov <text:s text:c="3"/>%fs:0x28,%rax</text:p>
      <text:p text:style-name="P1"><text:s text:c="3"/>0x0000000000400eb8 &lt;+15&gt;:<text:tab/>mov <text:s text:c="3"/>%rax,0x18(%rsp)</text:p>
      <text:p text:style-name="P1"><text:s text:c="3"/>0x0000000000400ebd &lt;+20&gt;:<text:tab/>xor <text:s text:c="3"/>%eax,%eax</text:p>
      <text:p text:style-name="P1"><text:s text:c="3"/>0x0000000000400ebf &lt;+22&gt;:<text:tab/>mov <text:s text:c="3"/>%rsp,%rsi</text:p>
      <text:p text:style-name="P1"><text:s text:c="3"/>0x0000000000400ec2 &lt;+25&gt;:<text:tab/>call <text:s text:c="2"/>0x40145f &lt;read_six_numbers&gt;</text:p>
      <text:p text:style-name="P1"><text:s text:c="3"/>0x0000000000400ec7 &lt;+30&gt;:<text:tab/>cmpl <text:s text:c="2"/>$0x0,(%rsp)</text:p>
      <text:p text:style-name="P1"><text:s text:c="3"/>0x0000000000400ecb &lt;+34&gt;:<text:tab/>jne <text:s text:c="3"/>0x400ed4 &lt;phase_2+43&gt;</text:p>
      <text:p text:style-name="P1"><text:s text:c="3"/>0x0000000000400ecd &lt;+36&gt;:<text:tab/>cmpl <text:s text:c="2"/>$0x1,0x4(%rsp)</text:p>
      <text:p text:style-name="P1"><text:s text:c="3"/>0x0000000000400ed2 &lt;+41&gt;:<text:tab/>je <text:s text:c="4"/>0x400ed9 &lt;phase_2+48&gt;</text:p>
      <text:p text:style-name="P1"><text:s text:c="3"/>0x0000000000400ed4 &lt;+43&gt;:<text:tab/>call <text:s text:c="2"/>0x40143d &lt;explode_bomb&gt;</text:p>
      <text:p text:style-name="P1"><text:s text:c="3"/>0x0000000000400ed9 &lt;+48&gt;:<text:tab/>mov <text:s text:c="3"/>%rsp,%rbx</text:p>
      <text:p text:style-name="P1"><text:s text:c="3"/>0x0000000000400edc &lt;+51&gt;:<text:tab/>lea <text:s text:c="3"/>0x10(%rsp),%rbp</text:p>
      <text:p text:style-name="P1">=&gt; 0x0000000000400ee1 &lt;+56&gt;:<text:tab/>mov <text:s text:c="3"/>0x4(%rbx),%eax</text:p>
      <text:p text:style-name="P1"><text:s text:c="3"/>0x0000000000400ee4 &lt;+59&gt;:<text:tab/>add <text:s text:c="3"/>(%rbx),%eax</text:p>
      <text:p text:style-name="P1"><text:s text:c="3"/>0x0000000000400ee6 &lt;+61&gt;:<text:tab/>cmp <text:s text:c="3"/>%eax,0x8(%rbx)</text:p>
      <text:p text:style-name="P1"><text:s text:c="3"/>0x0000000000400ee9 &lt;+64&gt;:<text:tab/>je <text:s text:c="4"/>0x400ef0 &lt;phase_2+71&gt;</text:p>
      <text:p text:style-name="P1"><text:s text:c="3"/>0x0000000000400eeb &lt;+66&gt;:<text:tab/>call <text:s text:c="2"/>0x40143d &lt;explode_bomb&gt;</text:p>
      <text:p text:style-name="P1"><text:s text:c="3"/>0x0000000000400ef0 &lt;+71&gt;:<text:tab/>add <text:s text:c="3"/>$0x4,%rbx</text:p>
      <text:p text:style-name="P1"><text:s text:c="3"/>0x0000000000400ef4 &lt;+75&gt;:<text:tab/>cmp <text:s text:c="3"/>%rbp,%rbx</text:p>
      <text:p text:style-name="P1">--Type &lt;RET&gt; for more, q to quit, c to continue without paging--</text:p>
      <text:p text:style-name="P1"><text:s text:c="3"/>0x0000000000400ef7 &lt;+78&gt;:<text:tab/>jne <text:s text:c="3"/>0x400ee1 &lt;phase_2+56&gt;</text:p>
      <text:p text:style-name="P1"><text:s text:c="3"/>0x0000000000400ef9 &lt;+80&gt;:<text:tab/>mov <text:s text:c="3"/>0x18(%rsp),%rax</text:p>
      <text:p text:style-name="P1"><text:s text:c="3"/>0x0000000000400efe &lt;+85&gt;:<text:tab/>xor <text:s text:c="3"/>%fs:0x28,%rax</text:p>
      <text:p text:style-name="P1"><text:s text:c="3"/>0x0000000000400f07 &lt;+94&gt;:<text:tab/>je <text:s text:c="4"/>0x400f0e &lt;phase_2+101&gt;</text:p>
      <text:p text:style-name="P1"><text:soft-page-break/><text:s text:c="3"/>0x0000000000400f09 &lt;+96&gt;:<text:tab/>call <text:s text:c="2"/>0x400b00 &lt;__stack_chk_fail@plt&gt;</text:p>
      <text:p text:style-name="P1"><text:s text:c="3"/>0x0000000000400f0e &lt;+101&gt;:<text:tab/>add <text:s text:c="3"/>$0x28,%rsp</text:p>
      <text:p text:style-name="P1"><text:s text:c="3"/>0x0000000000400f12 &lt;+105&gt;:<text:tab/>pop <text:s text:c="3"/>%rbx</text:p>
      <text:p text:style-name="P1"><text:s text:c="3"/>0x0000000000400f13 &lt;+106&gt;:<text:tab/>pop <text:s text:c="3"/>%rbp</text:p>
      <text:p text:style-name="P1"><text:s text:c="3"/>0x0000000000400f14 &lt;+107&gt;:<text:tab/>ret <text:s text:c="3"/></text:p>
      <text:p text:style-name="P1">End of assembler dump.</text:p>
      <text:p text:style-name="P1">(gdb) ni</text:p>
      <text:p text:style-name="P1">0x0000000000400ee4 in phase_2 ()</text:p>
      <text:p text:style-name="P1">(gdb) ni</text:p>
      <text:p text:style-name="P1">0x0000000000400ee6 in phase_2 ()</text:p>
      <text:p text:style-name="P1">(gdb) disas</text:p>
      <text:p text:style-name="P1">Dump of assembler code for function phase_2:</text:p>
      <text:p text:style-name="P1"><text:s text:c="3"/>0x0000000000400ea9 &lt;+0&gt;:<text:tab/>push <text:s text:c="2"/>%rbp</text:p>
      <text:p text:style-name="P1"><text:s text:c="3"/>0x0000000000400eaa &lt;+1&gt;:<text:tab/>push <text:s text:c="2"/>%rbx</text:p>
      <text:p text:style-name="P1"><text:s text:c="3"/>0x0000000000400eab &lt;+2&gt;:<text:tab/>sub <text:s text:c="3"/>$0x28,%rsp</text:p>
      <text:p text:style-name="P1"><text:s text:c="3"/>0x0000000000400eaf &lt;+6&gt;:<text:tab/>mov <text:s text:c="3"/>%fs:0x28,%rax</text:p>
      <text:p text:style-name="P1"><text:s text:c="3"/>0x0000000000400eb8 &lt;+15&gt;:<text:tab/>mov <text:s text:c="3"/>%rax,0x18(%rsp)</text:p>
      <text:p text:style-name="P1"><text:s text:c="3"/>0x0000000000400ebd &lt;+20&gt;:<text:tab/>xor <text:s text:c="3"/>%eax,%eax</text:p>
      <text:p text:style-name="P1"><text:s text:c="3"/>0x0000000000400ebf &lt;+22&gt;:<text:tab/>mov <text:s text:c="3"/>%rsp,%rsi</text:p>
      <text:p text:style-name="P1"><text:s text:c="3"/>0x0000000000400ec2 &lt;+25&gt;:<text:tab/>call <text:s text:c="2"/>0x40145f &lt;read_six_numbers&gt;</text:p>
      <text:p text:style-name="P1"><text:s text:c="3"/>0x0000000000400ec7 &lt;+30&gt;:<text:tab/>cmpl <text:s text:c="2"/>$0x0,(%rsp)</text:p>
      <text:p text:style-name="P1"><text:s text:c="3"/>0x0000000000400ecb &lt;+34&gt;:<text:tab/>jne <text:s text:c="3"/>0x400ed4 &lt;phase_2+43&gt;</text:p>
      <text:p text:style-name="P1"><text:s text:c="3"/>0x0000000000400ecd &lt;+36&gt;:<text:tab/>cmpl <text:s text:c="2"/>$0x1,0x4(%rsp)</text:p>
      <text:p text:style-name="P1"><text:s text:c="3"/>0x0000000000400ed2 &lt;+41&gt;:<text:tab/>je <text:s text:c="4"/>0x400ed9 &lt;phase_2+48&gt;</text:p>
      <text:p text:style-name="P1"><text:s text:c="3"/>0x0000000000400ed4 &lt;+43&gt;:<text:tab/>call <text:s text:c="2"/>0x40143d &lt;explode_bomb&gt;</text:p>
      <text:p text:style-name="P1"><text:s text:c="3"/>0x0000000000400ed9 &lt;+48&gt;:<text:tab/>mov <text:s text:c="3"/>%rsp,%rbx</text:p>
      <text:p text:style-name="P1"><text:s text:c="3"/>0x0000000000400edc &lt;+51&gt;:<text:tab/>lea <text:s text:c="3"/>0x10(%rsp),%rbp</text:p>
      <text:p text:style-name="P1"><text:s text:c="3"/>0x0000000000400ee1 &lt;+56&gt;:<text:tab/>mov <text:s text:c="3"/>0x4(%rbx),%eax</text:p>
      <text:p text:style-name="P1"><text:s text:c="3"/>0x0000000000400ee4 &lt;+59&gt;:<text:tab/>add <text:s text:c="3"/>(%rbx),%eax</text:p>
      <text:p text:style-name="P1">=&gt; 0x0000000000400ee6 &lt;+61&gt;:<text:tab/>cmp <text:s text:c="3"/>%eax,0x8(%rbx)</text:p>
      <text:p text:style-name="P1"><text:s text:c="3"/>0x0000000000400ee9 &lt;+64&gt;:<text:tab/>je <text:s text:c="4"/>0x400ef0 &lt;phase_2+71&gt;</text:p>
      <text:p text:style-name="P1"><text:s text:c="3"/>0x0000000000400eeb &lt;+66&gt;:<text:tab/>call <text:s text:c="2"/>0x40143d &lt;explode_bomb&gt;</text:p>
      <text:p text:style-name="P1"><text:s text:c="3"/>0x0000000000400ef0 &lt;+71&gt;:<text:tab/>add <text:s text:c="3"/>$0x4,%rbx</text:p>
      <text:p text:style-name="P1"><text:s text:c="3"/>0x0000000000400ef4 &lt;+75&gt;:<text:tab/>cmp <text:s text:c="3"/>%rbp,%rbx</text:p>
      <text:p text:style-name="P1">--Type &lt;RET&gt; for more, q to quit, c to continue without paging--</text:p>
      <text:p text:style-name="P1"><text:s text:c="3"/>0x0000000000400ef7 &lt;+78&gt;:<text:tab/>jne <text:s text:c="3"/>0x400ee1 &lt;phase_2+56&gt;</text:p>
      <text:p text:style-name="P1"><text:s text:c="3"/>0x0000000000400ef9 &lt;+80&gt;:<text:tab/>mov <text:s text:c="3"/>0x18(%rsp),%rax</text:p>
      <text:p text:style-name="P1"><text:s text:c="3"/>0x0000000000400efe &lt;+85&gt;:<text:tab/>xor <text:s text:c="3"/>%fs:0x28,%rax</text:p>
      <text:p text:style-name="P1"><text:s text:c="3"/>0x0000000000400f07 &lt;+94&gt;:<text:tab/>je <text:s text:c="4"/>0x400f0e &lt;phase_2+101&gt;</text:p>
      <text:p text:style-name="P1"><text:s text:c="3"/>0x0000000000400f09 &lt;+96&gt;:<text:tab/>call <text:s text:c="2"/>0x400b00 &lt;__stack_chk_fail@plt&gt;</text:p>
      <text:p text:style-name="P1"><text:s text:c="3"/>0x0000000000400f0e &lt;+101&gt;:<text:tab/>add <text:s text:c="3"/>$0x28,%rsp</text:p>
      <text:p text:style-name="P1"><text:s text:c="3"/>0x0000000000400f12 &lt;+105&gt;:<text:tab/>pop <text:s text:c="3"/>%rbx</text:p>
      <text:p text:style-name="P1"><text:s text:c="3"/>0x0000000000400f13 &lt;+106&gt;:<text:tab/>pop <text:s text:c="3"/>%rbp</text:p>
      <text:p text:style-name="P1"><text:s text:c="3"/>0x0000000000400f14 &lt;+107&gt;:<text:tab/>ret <text:s text:c="3"/></text:p>
      <text:p text:style-name="P1">End of assembler dump.</text:p>
      <text:p text:style-name="P1">(gdb) i r</text:p>
      <text:p text:style-name="P1">rax <text:s text:c="11"/>0x3 <text:s text:c="16"/>3 <text:span text:style-name="T2">//</text:span><text:span text:style-name="T30">5</text:span><text:span text:style-name="T56">th</text:span><text:span text:style-name="T30"> input is 3</text:span></text:p>
      <text:p text:style-name="P1"/>
      <text:p text:style-name="P1">rbx <text:s text:c="11"/>0x7fffffffdde8 <text:s text:c="5"/>140737488346600</text:p>
      <text:p text:style-name="P1"><text:soft-page-break/>rcx <text:s text:c="11"/>0x0 <text:s text:c="16"/>0</text:p>
      <text:p text:style-name="P1">rdx <text:s text:c="11"/>0x5 <text:s text:c="16"/>5</text:p>
      <text:p text:style-name="P1">rsi <text:s text:c="11"/>0x0 <text:s text:c="16"/>0</text:p>
      <text:p text:style-name="P1">rdi <text:s text:c="11"/>0x7fffffffd770 <text:s text:c="5"/>140737488344944</text:p>
      <text:p text:style-name="P1">rbp <text:s text:c="11"/>0x7fffffffddf0 <text:s text:c="5"/>0x7fffffffddf0</text:p>
      <text:p text:style-name="P1">rsp <text:s text:c="11"/>0x7fffffffdde0 <text:s text:c="5"/>0x7fffffffdde0</text:p>
      <text:p text:style-name="P1">r8 <text:s text:c="12"/>0x1999999999999999 <text:s/>1844674407370955161</text:p>
      <text:p text:style-name="P1">r9 <text:s text:c="12"/>0x0 <text:s text:c="16"/>0</text:p>
      <text:p text:style-name="P1">r10 <text:s text:c="11"/>0x7ffff7f49ac0 <text:s text:c="5"/>140737353390784</text:p>
      <text:p text:style-name="P1">r11 <text:s text:c="11"/>0x7ffff7f4a3c0 <text:s text:c="5"/>140737353393088</text:p>
      <text:p text:style-name="P1">r12 <text:s text:c="11"/>0x400c60 <text:s text:c="11"/>4197472</text:p>
      <text:p text:style-name="P1">r13 <text:s text:c="11"/>0x0 <text:s text:c="16"/>0</text:p>
      <text:p text:style-name="P1">r14 <text:s text:c="11"/>0x0 <text:s text:c="16"/>0</text:p>
      <text:p text:style-name="P1">r15 <text:s text:c="11"/>0x0 <text:s text:c="16"/>0</text:p>
      <text:p text:style-name="P1">rip <text:s text:c="11"/>0x400ee6 <text:s text:c="11"/>0x400ee6 &lt;phase_2+61&gt;</text:p>
      <text:p text:style-name="P1">eflags <text:s text:c="8"/>0x206 <text:s text:c="14"/>[ PF IF ]</text:p>
      <text:p text:style-name="P1">cs <text:s text:c="12"/>0x33 <text:s text:c="15"/>51</text:p>
      <text:p text:style-name="P1">ss <text:s text:c="12"/>0x2b <text:s text:c="15"/>43</text:p>
      <text:p text:style-name="P1">ds <text:s text:c="12"/>0x0 <text:s text:c="16"/>0</text:p>
      <text:p text:style-name="P1">es <text:s text:c="12"/>0x0 <text:s text:c="16"/>0</text:p>
      <text:p text:style-name="P1">fs <text:s text:c="12"/>0x0 <text:s text:c="16"/>0</text:p>
      <text:p text:style-name="P1">--Type &lt;RET&gt; for more, q to quit, c to continue without paging--</text:p>
      <text:p text:style-name="P1">gs <text:s text:c="12"/>0x0 <text:s text:c="16"/>0</text:p>
      <text:p text:style-name="P5">//<text:span text:style-name="T65">checking the last input</text:span></text:p>
      <text:p text:style-name="P1">(gdb) r </text:p>
      <text:p text:style-name="P1">The program being debugged has been started already.</text:p>
      <text:p text:style-name="P1">Start it from the beginning? (y or n) y</text:p>
      <text:p text:style-name="P19">Starting program: /home/<text:span text:style-name="T70">humble/</text:span>Desktop/ITS304/<text:span text:style-name="T70">bomb001</text:span>/bomb</text:p>
      <text:p text:style-name="P1">Welcome to my fiendish little bomb. You have 6 phases with</text:p>
      <text:p text:style-name="P1">which to blow yourself up. Have a nice day!</text:p>
      <text:p text:style-name="P1">Phase 1 defused. How about the next one?</text:p>
      <text:p text:style-name="P1">0 1 1 2 3 6</text:p>
      <text:p text:style-name="P1"/>
      <text:p text:style-name="P1">Breakpoint 1, 0x0000000000400ea9 in phase_2 ()</text:p>
      <text:p text:style-name="P1">(gdb) disas</text:p>
      <text:p text:style-name="P1">Dump of assembler code for function phase_2:</text:p>
      <text:p text:style-name="P1">=&gt; 0x0000000000400ea9 &lt;+0&gt;:<text:tab/>push <text:s text:c="2"/>%rbp</text:p>
      <text:p text:style-name="P1"><text:s text:c="3"/>0x0000000000400eaa &lt;+1&gt;:<text:tab/>push <text:s text:c="2"/>%rbx</text:p>
      <text:p text:style-name="P1"><text:s text:c="3"/>0x0000000000400eab &lt;+2&gt;:<text:tab/>sub <text:s text:c="3"/>$0x28,%rsp</text:p>
      <text:p text:style-name="P1"><text:s text:c="3"/>0x0000000000400eaf &lt;+6&gt;:<text:tab/>mov <text:s text:c="3"/>%fs:0x28,%rax</text:p>
      <text:p text:style-name="P1"><text:s text:c="3"/>0x0000000000400eb8 &lt;+15&gt;:<text:tab/>mov <text:s text:c="3"/>%rax,0x18(%rsp)</text:p>
      <text:p text:style-name="P1"><text:s text:c="3"/>0x0000000000400ebd &lt;+20&gt;:<text:tab/>xor <text:s text:c="3"/>%eax,%eax</text:p>
      <text:p text:style-name="P1"><text:s text:c="3"/>0x0000000000400ebf &lt;+22&gt;:<text:tab/>mov <text:s text:c="3"/>%rsp,%rsi</text:p>
      <text:p text:style-name="P1"><text:s text:c="3"/>0x0000000000400ec2 &lt;+25&gt;:<text:tab/>call <text:s text:c="2"/>0x40145f &lt;read_six_numbers&gt;</text:p>
      <text:p text:style-name="P1"><text:s text:c="3"/>0x0000000000400ec7 &lt;+30&gt;:<text:tab/>cmpl <text:s text:c="2"/>$0x0,(%rsp)</text:p>
      <text:p text:style-name="P1"><text:s text:c="3"/>0x0000000000400ecb &lt;+34&gt;:<text:tab/>jne <text:s text:c="3"/>0x400ed4 &lt;phase_2+43&gt;</text:p>
      <text:p text:style-name="P1"><text:s text:c="3"/>0x0000000000400ecd &lt;+36&gt;:<text:tab/>cmpl <text:s text:c="2"/>$0x1,0x4(%rsp)</text:p>
      <text:p text:style-name="P1"><text:s text:c="3"/>0x0000000000400ed2 &lt;+41&gt;:<text:tab/>je <text:s text:c="4"/>0x400ed9 &lt;phase_2+48&gt;</text:p>
      <text:p text:style-name="P1"><text:s text:c="3"/>0x0000000000400ed4 &lt;+43&gt;:<text:tab/>call <text:s text:c="2"/>0x40143d &lt;explode_bomb&gt;</text:p>
      <text:p text:style-name="P1"><text:soft-page-break/><text:s text:c="3"/>0x0000000000400ed9 &lt;+48&gt;:<text:tab/>mov <text:s text:c="3"/>%rsp,%rbx</text:p>
      <text:p text:style-name="P1"><text:s text:c="3"/>0x0000000000400edc &lt;+51&gt;:<text:tab/>lea <text:s text:c="3"/>0x10(%rsp),%rbp</text:p>
      <text:p text:style-name="P1"><text:s text:c="3"/>0x0000000000400ee1 &lt;+56&gt;:<text:tab/>mov <text:s text:c="3"/>0x4(%rbx),%eax</text:p>
      <text:p text:style-name="P1"><text:s text:c="3"/>0x0000000000400ee4 &lt;+59&gt;:<text:tab/>add <text:s text:c="3"/>(%rbx),%eax</text:p>
      <text:p text:style-name="P1"><text:s text:c="3"/>0x0000000000400ee6 &lt;+61&gt;:<text:tab/>cmp <text:s text:c="3"/>%eax,0x8(%rbx)</text:p>
      <text:p text:style-name="P1"><text:s text:c="3"/>0x0000000000400ee9 &lt;+64&gt;:<text:tab/>je <text:s text:c="4"/>0x400ef0 &lt;phase_2+71&gt;</text:p>
      <text:p text:style-name="P1"><text:s text:c="3"/>0x0000000000400eeb &lt;+66&gt;:<text:tab/>call <text:s text:c="2"/>0x40143d &lt;explode_bomb&gt;</text:p>
      <text:p text:style-name="P1"><text:s text:c="3"/>0x0000000000400ef0 &lt;+71&gt;:<text:tab/>add <text:s text:c="3"/>$0x4,%rbx</text:p>
      <text:p text:style-name="P1"><text:s text:c="3"/>0x0000000000400ef4 &lt;+75&gt;:<text:tab/>cmp <text:s text:c="3"/>%rbp,%rbx</text:p>
      <text:p text:style-name="P1">--Type &lt;RET&gt; for more, q to quit, c to continue without paging--</text:p>
      <text:p text:style-name="P1"><text:s text:c="3"/>0x0000000000400ef7 &lt;+78&gt;:<text:tab/>jne <text:s text:c="3"/>0x400ee1 &lt;phase_2+56&gt;</text:p>
      <text:p text:style-name="P1"><text:s text:c="3"/>0x0000000000400ef9 &lt;+80&gt;:<text:tab/>mov <text:s text:c="3"/>0x18(%rsp),%rax</text:p>
      <text:p text:style-name="P1"><text:s text:c="3"/>0x0000000000400efe &lt;+85&gt;:<text:tab/>xor <text:s text:c="3"/>%fs:0x28,%rax</text:p>
      <text:p text:style-name="P1"><text:s text:c="3"/>0x0000000000400f07 &lt;+94&gt;:<text:tab/>je <text:s text:c="4"/>0x400f0e &lt;phase_2+101&gt;</text:p>
      <text:p text:style-name="P1"><text:s text:c="3"/>0x0000000000400f09 &lt;+96&gt;:<text:tab/>call <text:s text:c="2"/>0x400b00 &lt;__stack_chk_fail@plt&gt;</text:p>
      <text:p text:style-name="P1"><text:s text:c="3"/>0x0000000000400f0e &lt;+101&gt;:<text:tab/>add <text:s text:c="3"/>$0x28,%rsp</text:p>
      <text:p text:style-name="P1"><text:s text:c="3"/>0x0000000000400f12 &lt;+105&gt;:<text:tab/>pop <text:s text:c="3"/>%rbx</text:p>
      <text:p text:style-name="P1"><text:s text:c="3"/>0x0000000000400f13 &lt;+106&gt;:<text:tab/>pop <text:s text:c="3"/>%rbp</text:p>
      <text:p text:style-name="P1"><text:s text:c="3"/>0x0000000000400f14 &lt;+107&gt;:<text:tab/>ret <text:s text:c="3"/></text:p>
      <text:p text:style-name="P1">End of assembler dump.</text:p>
      <text:p text:style-name="P1">(gdb) until *0x0000000000400ef4</text:p>
      <text:p text:style-name="P1">0x0000000000400ef4 in phase_2 ()</text:p>
      <text:p text:style-name="P1">(gdb) disas</text:p>
      <text:p text:style-name="P1">Dump of assembler code for function phase_2:</text:p>
      <text:p text:style-name="P1"><text:s text:c="3"/>0x0000000000400ea9 &lt;+0&gt;:<text:tab/>push <text:s text:c="2"/>%rbp</text:p>
      <text:p text:style-name="P1"><text:s text:c="3"/>0x0000000000400eaa &lt;+1&gt;:<text:tab/>push <text:s text:c="2"/>%rbx</text:p>
      <text:p text:style-name="P1"><text:s text:c="3"/>0x0000000000400eab &lt;+2&gt;:<text:tab/>sub <text:s text:c="3"/>$0x28,%rsp</text:p>
      <text:p text:style-name="P1"><text:s text:c="3"/>0x0000000000400eaf &lt;+6&gt;:<text:tab/>mov <text:s text:c="3"/>%fs:0x28,%rax</text:p>
      <text:p text:style-name="P1"><text:s text:c="3"/>0x0000000000400eb8 &lt;+15&gt;:<text:tab/>mov <text:s text:c="3"/>%rax,0x18(%rsp)</text:p>
      <text:p text:style-name="P1"><text:s text:c="3"/>0x0000000000400ebd &lt;+20&gt;:<text:tab/>xor <text:s text:c="3"/>%eax,%eax</text:p>
      <text:p text:style-name="P1"><text:s text:c="3"/>0x0000000000400ebf &lt;+22&gt;:<text:tab/>mov <text:s text:c="3"/>%rsp,%rsi</text:p>
      <text:p text:style-name="P1"><text:s text:c="3"/>0x0000000000400ec2 &lt;+25&gt;:<text:tab/>call <text:s text:c="2"/>0x40145f &lt;read_six_numbers&gt;</text:p>
      <text:p text:style-name="P1"><text:s text:c="3"/>0x0000000000400ec7 &lt;+30&gt;:<text:tab/>cmpl <text:s text:c="2"/>$0x0,(%rsp)</text:p>
      <text:p text:style-name="P1"><text:s text:c="3"/>0x0000000000400ecb &lt;+34&gt;:<text:tab/>jne <text:s text:c="3"/>0x400ed4 &lt;phase_2+43&gt;</text:p>
      <text:p text:style-name="P1"><text:s text:c="3"/>0x0000000000400ecd &lt;+36&gt;:<text:tab/>cmpl <text:s text:c="2"/>$0x1,0x4(%rsp)</text:p>
      <text:p text:style-name="P1"><text:s text:c="3"/>0x0000000000400ed2 &lt;+41&gt;:<text:tab/>je <text:s text:c="4"/>0x400ed9 &lt;phase_2+48&gt;</text:p>
      <text:p text:style-name="P1"><text:s text:c="3"/>0x0000000000400ed4 &lt;+43&gt;:<text:tab/>call <text:s text:c="2"/>0x40143d &lt;explode_bomb&gt;</text:p>
      <text:p text:style-name="P1"><text:s text:c="3"/>0x0000000000400ed9 &lt;+48&gt;:<text:tab/>mov <text:s text:c="3"/>%rsp,%rbx</text:p>
      <text:p text:style-name="P1"><text:s text:c="3"/>0x0000000000400edc &lt;+51&gt;:<text:tab/>lea <text:s text:c="3"/>0x10(%rsp),%rbp</text:p>
      <text:p text:style-name="P1"><text:s text:c="3"/>0x0000000000400ee1 &lt;+56&gt;:<text:tab/>mov <text:s text:c="3"/>0x4(%rbx),%eax</text:p>
      <text:p text:style-name="P1"><text:s text:c="3"/>0x0000000000400ee4 &lt;+59&gt;:<text:tab/>add <text:s text:c="3"/>(%rbx),%eax</text:p>
      <text:p text:style-name="P1"><text:s text:c="3"/>0x0000000000400ee6 &lt;+61&gt;:<text:tab/>cmp <text:s text:c="3"/>%eax,0x8(%rbx)</text:p>
      <text:p text:style-name="P1"><text:s text:c="3"/>0x0000000000400ee9 &lt;+64&gt;:<text:tab/>je <text:s text:c="4"/>0x400ef0 &lt;phase_2+71&gt;</text:p>
      <text:p text:style-name="P1"><text:s text:c="3"/>0x0000000000400eeb &lt;+66&gt;:<text:tab/>call <text:s text:c="2"/>0x40143d &lt;explode_bomb&gt;</text:p>
      <text:p text:style-name="P1"><text:s text:c="3"/>0x0000000000400ef0 &lt;+71&gt;:<text:tab/>add <text:s text:c="3"/>$0x4,%rbx</text:p>
      <text:p text:style-name="P1">=&gt; 0x0000000000400ef4 &lt;+75&gt;:<text:tab/>cmp <text:s text:c="3"/>%rbp,%rbx</text:p>
      <text:p text:style-name="P1">--Type &lt;RET&gt; for more, q to quit, c to continue without paging--</text:p>
      <text:p text:style-name="P1"><text:s text:c="3"/>0x0000000000400ef7 &lt;+78&gt;:<text:tab/>jne <text:s text:c="3"/>0x400ee1 &lt;phase_2+56&gt;</text:p>
      <text:p text:style-name="P1"><text:s text:c="3"/>0x0000000000400ef9 &lt;+80&gt;:<text:tab/>mov <text:s text:c="3"/>0x18(%rsp),%rax</text:p>
      <text:p text:style-name="P1"><text:soft-page-break/><text:s text:c="3"/>0x0000000000400efe &lt;+85&gt;:<text:tab/>xor <text:s text:c="3"/>%fs:0x28,%rax</text:p>
      <text:p text:style-name="P1"><text:s text:c="3"/>0x0000000000400f07 &lt;+94&gt;:<text:tab/>je <text:s text:c="4"/>0x400f0e &lt;phase_2+101&gt;</text:p>
      <text:p text:style-name="P1"><text:s text:c="3"/>0x0000000000400f09 &lt;+96&gt;:<text:tab/>call <text:s text:c="2"/>0x400b00 &lt;__stack_chk_fail@plt&gt;</text:p>
      <text:p text:style-name="P1"><text:s text:c="3"/>0x0000000000400f0e &lt;+101&gt;:<text:tab/>add <text:s text:c="3"/>$0x28,%rsp</text:p>
      <text:p text:style-name="P1"><text:s text:c="3"/>0x0000000000400f12 &lt;+105&gt;:<text:tab/>pop <text:s text:c="3"/>%rbx</text:p>
      <text:p text:style-name="P1"><text:s text:c="3"/>0x0000000000400f13 &lt;+106&gt;:<text:tab/>pop <text:s text:c="3"/>%rbp</text:p>
      <text:p text:style-name="P1"><text:s text:c="3"/>0x0000000000400f14 &lt;+107&gt;:<text:tab/>ret <text:s text:c="3"/></text:p>
      <text:p text:style-name="P1">End of assembler dump.</text:p>
      <text:p text:style-name="P1">(gdb) ni</text:p>
      <text:p text:style-name="P1">0x0000000000400ef7 in phase_2 ()</text:p>
      <text:p text:style-name="P1">(gdb) disas</text:p>
      <text:p text:style-name="P1">Dump of assembler code for function phase_2:</text:p>
      <text:p text:style-name="P1"><text:s text:c="3"/>0x0000000000400ea9 &lt;+0&gt;:<text:tab/>push <text:s text:c="2"/>%rbp</text:p>
      <text:p text:style-name="P1"><text:s text:c="3"/>0x0000000000400eaa &lt;+1&gt;:<text:tab/>push <text:s text:c="2"/>%rbx</text:p>
      <text:p text:style-name="P1"><text:s text:c="3"/>0x0000000000400eab &lt;+2&gt;:<text:tab/>sub <text:s text:c="3"/>$0x28,%rsp</text:p>
      <text:p text:style-name="P1"><text:s text:c="3"/>0x0000000000400eaf &lt;+6&gt;:<text:tab/>mov <text:s text:c="3"/>%fs:0x28,%rax</text:p>
      <text:p text:style-name="P1"><text:s text:c="3"/>0x0000000000400eb8 &lt;+15&gt;:<text:tab/>mov <text:s text:c="3"/>%rax,0x18(%rsp)</text:p>
      <text:p text:style-name="P1"><text:s text:c="3"/>0x0000000000400ebd &lt;+20&gt;:<text:tab/>xor <text:s text:c="3"/>%eax,%eax</text:p>
      <text:p text:style-name="P1"><text:s text:c="3"/>0x0000000000400ebf &lt;+22&gt;:<text:tab/>mov <text:s text:c="3"/>%rsp,%rsi</text:p>
      <text:p text:style-name="P1"><text:s text:c="3"/>0x0000000000400ec2 &lt;+25&gt;:<text:tab/>call <text:s text:c="2"/>0x40145f &lt;read_six_numbers&gt;</text:p>
      <text:p text:style-name="P1"><text:s text:c="3"/>0x0000000000400ec7 &lt;+30&gt;:<text:tab/>cmpl <text:s text:c="2"/>$0x0,(%rsp)</text:p>
      <text:p text:style-name="P1"><text:s text:c="3"/>0x0000000000400ecb &lt;+34&gt;:<text:tab/>jne <text:s text:c="3"/>0x400ed4 &lt;phase_2+43&gt;</text:p>
      <text:p text:style-name="P1"><text:s text:c="3"/>0x0000000000400ecd &lt;+36&gt;:<text:tab/>cmpl <text:s text:c="2"/>$0x1,0x4(%rsp)</text:p>
      <text:p text:style-name="P1"><text:s text:c="3"/>0x0000000000400ed2 &lt;+41&gt;:<text:tab/>je <text:s text:c="4"/>0x400ed9 &lt;phase_2+48&gt;</text:p>
      <text:p text:style-name="P1"><text:s text:c="3"/>0x0000000000400ed4 &lt;+43&gt;:<text:tab/>call <text:s text:c="2"/>0x40143d &lt;explode_bomb&gt;</text:p>
      <text:p text:style-name="P1"><text:s text:c="3"/>0x0000000000400ed9 &lt;+48&gt;:<text:tab/>mov <text:s text:c="3"/>%rsp,%rbx</text:p>
      <text:p text:style-name="P1"><text:s text:c="3"/>0x0000000000400edc &lt;+51&gt;:<text:tab/>lea <text:s text:c="3"/>0x10(%rsp),%rbp</text:p>
      <text:p text:style-name="P1"><text:s text:c="3"/>0x0000000000400ee1 &lt;+56&gt;:<text:tab/>mov <text:s text:c="3"/>0x4(%rbx),%eax</text:p>
      <text:p text:style-name="P1"><text:s text:c="3"/>0x0000000000400ee4 &lt;+59&gt;:<text:tab/>add <text:s text:c="3"/>(%rbx),%eax</text:p>
      <text:p text:style-name="P1"><text:s text:c="3"/>0x0000000000400ee6 &lt;+61&gt;:<text:tab/>cmp <text:s text:c="3"/>%eax,0x8(%rbx)</text:p>
      <text:p text:style-name="P1"><text:s text:c="3"/>0x0000000000400ee9 &lt;+64&gt;:<text:tab/>je <text:s text:c="4"/>0x400ef0 &lt;phase_2+71&gt;</text:p>
      <text:p text:style-name="P1"><text:s text:c="3"/>0x0000000000400eeb &lt;+66&gt;:<text:tab/>call <text:s text:c="2"/>0x40143d &lt;explode_bomb&gt;</text:p>
      <text:p text:style-name="P1"><text:s text:c="3"/>0x0000000000400ef0 &lt;+71&gt;:<text:tab/>add <text:s text:c="3"/>$0x4,%rbx</text:p>
      <text:p text:style-name="P1"><text:s text:c="3"/>0x0000000000400ef4 &lt;+75&gt;:<text:tab/>cmp <text:s text:c="3"/>%rbp,%rbx</text:p>
      <text:p text:style-name="P1">--Type &lt;RET&gt; for more, q to quit, c to continue without paging--</text:p>
      <text:p text:style-name="P1">=&gt; 0x0000000000400ef7 &lt;+78&gt;:<text:tab/>jne <text:s text:c="3"/>0x400ee1 &lt;phase_2+56&gt;</text:p>
      <text:p text:style-name="P1"><text:s text:c="3"/>0x0000000000400ef9 &lt;+80&gt;:<text:tab/>mov <text:s text:c="3"/>0x18(%rsp),%rax</text:p>
      <text:p text:style-name="P1"><text:s text:c="3"/>0x0000000000400efe &lt;+85&gt;:<text:tab/>xor <text:s text:c="3"/>%fs:0x28,%rax</text:p>
      <text:p text:style-name="P1"><text:s text:c="3"/>0x0000000000400f07 &lt;+94&gt;:<text:tab/>je <text:s text:c="4"/>0x400f0e &lt;phase_2+101&gt;</text:p>
      <text:p text:style-name="P1"><text:s text:c="3"/>0x0000000000400f09 &lt;+96&gt;:<text:tab/>call <text:s text:c="2"/>0x400b00 &lt;__stack_chk_fail@plt&gt;</text:p>
      <text:p text:style-name="P1"><text:s text:c="3"/>0x0000000000400f0e &lt;+101&gt;:<text:tab/>add <text:s text:c="3"/>$0x28,%rsp</text:p>
      <text:p text:style-name="P1"><text:s text:c="3"/>0x0000000000400f12 &lt;+105&gt;:<text:tab/>pop <text:s text:c="3"/>%rbx</text:p>
      <text:p text:style-name="P1"><text:s text:c="3"/>0x0000000000400f13 &lt;+106&gt;:<text:tab/>pop <text:s text:c="3"/>%rbp</text:p>
      <text:p text:style-name="P1"><text:s text:c="3"/>0x0000000000400f14 &lt;+107&gt;:<text:tab/>ret <text:s text:c="3"/></text:p>
      <text:p text:style-name="P1">End of assembler dump.</text:p>
      <text:p text:style-name="P1">(gdb) ni</text:p>
      <text:p text:style-name="P1">0x0000000000400ee1 in phase_2 ()</text:p>
      <text:p text:style-name="P1">(gdb) disas</text:p>
      <text:p text:style-name="P1">Dump of assembler code for function phase_2:</text:p>
      <text:p text:style-name="P1"><text:soft-page-break/><text:s text:c="3"/>0x0000000000400ea9 &lt;+0&gt;:<text:tab/>push <text:s text:c="2"/>%rbp</text:p>
      <text:p text:style-name="P1"><text:s text:c="3"/>0x0000000000400eaa &lt;+1&gt;:<text:tab/>push <text:s text:c="2"/>%rbx</text:p>
      <text:p text:style-name="P1"><text:s text:c="3"/>0x0000000000400eab &lt;+2&gt;:<text:tab/>sub <text:s text:c="3"/>$0x28,%rsp</text:p>
      <text:p text:style-name="P1"><text:s text:c="3"/>0x0000000000400eaf &lt;+6&gt;:<text:tab/>mov <text:s text:c="3"/>%fs:0x28,%rax</text:p>
      <text:p text:style-name="P1"><text:s text:c="3"/>0x0000000000400eb8 &lt;+15&gt;:<text:tab/>mov <text:s text:c="3"/>%rax,0x18(%rsp)</text:p>
      <text:p text:style-name="P1"><text:s text:c="3"/>0x0000000000400ebd &lt;+20&gt;:<text:tab/>xor <text:s text:c="3"/>%eax,%eax</text:p>
      <text:p text:style-name="P1"><text:s text:c="3"/>0x0000000000400ebf &lt;+22&gt;:<text:tab/>mov <text:s text:c="3"/>%rsp,%rsi</text:p>
      <text:p text:style-name="P1"><text:s text:c="3"/>0x0000000000400ec2 &lt;+25&gt;:<text:tab/>call <text:s text:c="2"/>0x40145f &lt;read_six_numbers&gt;</text:p>
      <text:p text:style-name="P1"><text:s text:c="3"/>0x0000000000400ec7 &lt;+30&gt;:<text:tab/>cmpl <text:s text:c="2"/>$0x0,(%rsp)</text:p>
      <text:p text:style-name="P1"><text:s text:c="3"/>0x0000000000400ecb &lt;+34&gt;:<text:tab/>jne <text:s text:c="3"/>0x400ed4 &lt;phase_2+43&gt;</text:p>
      <text:p text:style-name="P1"><text:s text:c="3"/>0x0000000000400ecd &lt;+36&gt;:<text:tab/>cmpl <text:s text:c="2"/>$0x1,0x4(%rsp)</text:p>
      <text:p text:style-name="P1"><text:s text:c="3"/>0x0000000000400ed2 &lt;+41&gt;:<text:tab/>je <text:s text:c="4"/>0x400ed9 &lt;phase_2+48&gt;</text:p>
      <text:p text:style-name="P1"><text:s text:c="3"/>0x0000000000400ed4 &lt;+43&gt;:<text:tab/>call <text:s text:c="2"/>0x40143d &lt;explode_bomb&gt;</text:p>
      <text:p text:style-name="P1"><text:s text:c="3"/>0x0000000000400ed9 &lt;+48&gt;:<text:tab/>mov <text:s text:c="3"/>%rsp,%rbx</text:p>
      <text:p text:style-name="P1"><text:s text:c="3"/>0x0000000000400edc &lt;+51&gt;:<text:tab/>lea <text:s text:c="3"/>0x10(%rsp),%rbp</text:p>
      <text:p text:style-name="P1">=&gt; 0x0000000000400ee1 &lt;+56&gt;:<text:tab/>mov <text:s text:c="3"/>0x4(%rbx),%eax</text:p>
      <text:p text:style-name="P1"><text:s text:c="3"/>0x0000000000400ee4 &lt;+59&gt;:<text:tab/>add <text:s text:c="3"/>(%rbx),%eax</text:p>
      <text:p text:style-name="P1"><text:s text:c="3"/>0x0000000000400ee6 &lt;+61&gt;:<text:tab/>cmp <text:s text:c="3"/>%eax,0x8(%rbx)</text:p>
      <text:p text:style-name="P1"><text:s text:c="3"/>0x0000000000400ee9 &lt;+64&gt;:<text:tab/>je <text:s text:c="4"/>0x400ef0 &lt;phase_2+71&gt;</text:p>
      <text:p text:style-name="P1"><text:s text:c="3"/>0x0000000000400eeb &lt;+66&gt;:<text:tab/>call <text:s text:c="2"/>0x40143d &lt;explode_bomb&gt;</text:p>
      <text:p text:style-name="P1"><text:s text:c="3"/>0x0000000000400ef0 &lt;+71&gt;:<text:tab/>add <text:s text:c="3"/>$0x4,%rbx</text:p>
      <text:p text:style-name="P1"><text:s text:c="3"/>0x0000000000400ef4 &lt;+75&gt;:<text:tab/>cmp <text:s text:c="3"/>%rbp,%rbx</text:p>
      <text:p text:style-name="P1">--Type &lt;RET&gt; for more, q to quit, c to continue without paging--</text:p>
      <text:p text:style-name="P1"><text:s text:c="3"/>0x0000000000400ef7 &lt;+78&gt;:<text:tab/>jne <text:s text:c="3"/>0x400ee1 &lt;phase_2+56&gt;</text:p>
      <text:p text:style-name="P1"><text:s text:c="3"/>0x0000000000400ef9 &lt;+80&gt;:<text:tab/>mov <text:s text:c="3"/>0x18(%rsp),%rax</text:p>
      <text:p text:style-name="P1"><text:s text:c="3"/>0x0000000000400efe &lt;+85&gt;:<text:tab/>xor <text:s text:c="3"/>%fs:0x28,%rax</text:p>
      <text:p text:style-name="P1"><text:s text:c="3"/>0x0000000000400f07 &lt;+94&gt;:<text:tab/>je <text:s text:c="4"/>0x400f0e &lt;phase_2+101&gt;</text:p>
      <text:p text:style-name="P1"><text:s text:c="3"/>0x0000000000400f09 &lt;+96&gt;:<text:tab/>call <text:s text:c="2"/>0x400b00 &lt;__stack_chk_fail@plt&gt;</text:p>
      <text:p text:style-name="P1"><text:s text:c="3"/>0x0000000000400f0e &lt;+101&gt;:<text:tab/>add <text:s text:c="3"/>$0x28,%rsp</text:p>
      <text:p text:style-name="P1"><text:s text:c="3"/>0x0000000000400f12 &lt;+105&gt;:<text:tab/>pop <text:s text:c="3"/>%rbx</text:p>
      <text:p text:style-name="P1"><text:s text:c="3"/>0x0000000000400f13 &lt;+106&gt;:<text:tab/>pop <text:s text:c="3"/>%rbp</text:p>
      <text:p text:style-name="P1"><text:s text:c="3"/>0x0000000000400f14 &lt;+107&gt;:<text:tab/>ret <text:s text:c="3"/></text:p>
      <text:p text:style-name="P1">End of assembler dump.</text:p>
      <text:p text:style-name="P1">(gdb) ni</text:p>
      <text:p text:style-name="P1">0x0000000000400ee4 in phase_2 ()</text:p>
      <text:p text:style-name="P1">(gdb) ni</text:p>
      <text:p text:style-name="P1">0x0000000000400ee6 in phase_2 ()</text:p>
      <text:p text:style-name="P1">(gdb) disas</text:p>
      <text:p text:style-name="P1">Dump of assembler code for function phase_2:</text:p>
      <text:p text:style-name="P1"><text:s text:c="3"/>0x0000000000400ea9 &lt;+0&gt;:<text:tab/>push <text:s text:c="2"/>%rbp</text:p>
      <text:p text:style-name="P1"><text:s text:c="3"/>0x0000000000400eaa &lt;+1&gt;:<text:tab/>push <text:s text:c="2"/>%rbx</text:p>
      <text:p text:style-name="P1"><text:s text:c="3"/>0x0000000000400eab &lt;+2&gt;:<text:tab/>sub <text:s text:c="3"/>$0x28,%rsp</text:p>
      <text:p text:style-name="P1"><text:s text:c="3"/>0x0000000000400eaf &lt;+6&gt;:<text:tab/>mov <text:s text:c="3"/>%fs:0x28,%rax</text:p>
      <text:p text:style-name="P1"><text:s text:c="3"/>0x0000000000400eb8 &lt;+15&gt;:<text:tab/>mov <text:s text:c="3"/>%rax,0x18(%rsp)</text:p>
      <text:p text:style-name="P1"><text:s text:c="3"/>0x0000000000400ebd &lt;+20&gt;:<text:tab/>xor <text:s text:c="3"/>%eax,%eax</text:p>
      <text:p text:style-name="P1"><text:s text:c="3"/>0x0000000000400ebf &lt;+22&gt;:<text:tab/>mov <text:s text:c="3"/>%rsp,%rsi</text:p>
      <text:p text:style-name="P1"><text:s text:c="3"/>0x0000000000400ec2 &lt;+25&gt;:<text:tab/>call <text:s text:c="2"/>0x40145f &lt;read_six_numbers&gt;</text:p>
      <text:p text:style-name="P1"><text:s text:c="3"/>0x0000000000400ec7 &lt;+30&gt;:<text:tab/>cmpl <text:s text:c="2"/>$0x0,(%rsp)</text:p>
      <text:p text:style-name="P1"><text:s text:c="3"/>0x0000000000400ecb &lt;+34&gt;:<text:tab/>jne <text:s text:c="3"/>0x400ed4 &lt;phase_2+43&gt;</text:p>
      <text:p text:style-name="P1"><text:soft-page-break/><text:s text:c="3"/>0x0000000000400ecd &lt;+36&gt;:<text:tab/>cmpl <text:s text:c="2"/>$0x1,0x4(%rsp)</text:p>
      <text:p text:style-name="P1"><text:s text:c="3"/>0x0000000000400ed2 &lt;+41&gt;:<text:tab/>je <text:s text:c="4"/>0x400ed9 &lt;phase_2+48&gt;</text:p>
      <text:p text:style-name="P1"><text:s text:c="3"/>0x0000000000400ed4 &lt;+43&gt;:<text:tab/>call <text:s text:c="2"/>0x40143d &lt;explode_bomb&gt;</text:p>
      <text:p text:style-name="P1"><text:s text:c="3"/>0x0000000000400ed9 &lt;+48&gt;:<text:tab/>mov <text:s text:c="3"/>%rsp,%rbx</text:p>
      <text:p text:style-name="P1"><text:s text:c="3"/>0x0000000000400edc &lt;+51&gt;:<text:tab/>lea <text:s text:c="3"/>0x10(%rsp),%rbp</text:p>
      <text:p text:style-name="P1"><text:s text:c="3"/>0x0000000000400ee1 &lt;+56&gt;:<text:tab/>mov <text:s text:c="3"/>0x4(%rbx),%eax</text:p>
      <text:p text:style-name="P1"><text:s text:c="3"/>0x0000000000400ee4 &lt;+59&gt;:<text:tab/>add <text:s text:c="3"/>(%rbx),%eax</text:p>
      <text:p text:style-name="P1">=&gt; 0x0000000000400ee6 &lt;+61&gt;:<text:tab/>cmp <text:s text:c="3"/>%eax,0x8(%rbx)</text:p>
      <text:p text:style-name="P1"><text:s text:c="3"/>0x0000000000400ee9 &lt;+64&gt;:<text:tab/>je <text:s text:c="4"/>0x400ef0 &lt;phase_2+71&gt;</text:p>
      <text:p text:style-name="P1"><text:s text:c="3"/>0x0000000000400eeb &lt;+66&gt;:<text:tab/>call <text:s text:c="2"/>0x40143d &lt;explode_bomb&gt;</text:p>
      <text:p text:style-name="P1"><text:s text:c="3"/>0x0000000000400ef0 &lt;+71&gt;:<text:tab/>add <text:s text:c="3"/>$0x4,%rbx</text:p>
      <text:p text:style-name="P1"><text:s text:c="3"/>0x0000000000400ef4 &lt;+75&gt;:<text:tab/>cmp <text:s text:c="3"/>%rbp,%rbx</text:p>
      <text:p text:style-name="P1">--Type &lt;RET&gt; for more, q to quit, c to continue without paging--</text:p>
      <text:p text:style-name="P1"><text:s text:c="3"/>0x0000000000400ef7 &lt;+78&gt;:<text:tab/>jne <text:s text:c="3"/>0x400ee1 &lt;phase_2+56&gt;</text:p>
      <text:p text:style-name="P1"><text:s text:c="3"/>0x0000000000400ef9 &lt;+80&gt;:<text:tab/>mov <text:s text:c="3"/>0x18(%rsp),%rax</text:p>
      <text:p text:style-name="P1"><text:s text:c="3"/>0x0000000000400efe &lt;+85&gt;:<text:tab/>xor <text:s text:c="3"/>%fs:0x28,%rax</text:p>
      <text:p text:style-name="P1"><text:s text:c="3"/>0x0000000000400f07 &lt;+94&gt;:<text:tab/>je <text:s text:c="4"/>0x400f0e &lt;phase_2+101&gt;</text:p>
      <text:p text:style-name="P1"><text:s text:c="3"/>0x0000000000400f09 &lt;+96&gt;:<text:tab/>call <text:s text:c="2"/>0x400b00 &lt;__stack_chk_fail@plt&gt;</text:p>
      <text:p text:style-name="P1"><text:s text:c="3"/>0x0000000000400f0e &lt;+101&gt;:<text:tab/>add <text:s text:c="3"/>$0x28,%rsp</text:p>
      <text:p text:style-name="P1"><text:s text:c="3"/>0x0000000000400f12 &lt;+105&gt;:<text:tab/>pop <text:s text:c="3"/>%rbx</text:p>
      <text:p text:style-name="P1"><text:s text:c="3"/>0x0000000000400f13 &lt;+106&gt;:<text:tab/>pop <text:s text:c="3"/>%rbp</text:p>
      <text:p text:style-name="P1"><text:s text:c="3"/>0x0000000000400f14 &lt;+107&gt;:<text:tab/>ret <text:s text:c="3"/></text:p>
      <text:p text:style-name="P1">End of assembler dump.</text:p>
      <text:p text:style-name="P1">(gdb) disas</text:p>
      <text:p text:style-name="P1">Dump of assembler code for function phase_2:</text:p>
      <text:p text:style-name="P1"><text:s text:c="3"/>0x0000000000400ea9 &lt;+0&gt;:<text:tab/>push <text:s text:c="2"/>%rbp</text:p>
      <text:p text:style-name="P1"><text:s text:c="3"/>0x0000000000400eaa &lt;+1&gt;:<text:tab/>push <text:s text:c="2"/>%rbx</text:p>
      <text:p text:style-name="P1"><text:s text:c="3"/>0x0000000000400eab &lt;+2&gt;:<text:tab/>sub <text:s text:c="3"/>$0x28,%rsp</text:p>
      <text:p text:style-name="P1"><text:s text:c="3"/>0x0000000000400eaf &lt;+6&gt;:<text:tab/>mov <text:s text:c="3"/>%fs:0x28,%rax</text:p>
      <text:p text:style-name="P1"><text:s text:c="3"/>0x0000000000400eb8 &lt;+15&gt;:<text:tab/>mov <text:s text:c="3"/>%rax,0x18(%rsp)</text:p>
      <text:p text:style-name="P1"><text:s text:c="3"/>0x0000000000400ebd &lt;+20&gt;:<text:tab/>xor <text:s text:c="3"/>%eax,%eax</text:p>
      <text:p text:style-name="P1"><text:s text:c="3"/>0x0000000000400ebf &lt;+22&gt;:<text:tab/>mov <text:s text:c="3"/>%rsp,%rsi</text:p>
      <text:p text:style-name="P1"><text:s text:c="3"/>0x0000000000400ec2 &lt;+25&gt;:<text:tab/>call <text:s text:c="2"/>0x40145f &lt;read_six_numbers&gt;</text:p>
      <text:p text:style-name="P1"><text:s text:c="3"/>0x0000000000400ec7 &lt;+30&gt;:<text:tab/>cmpl <text:s text:c="2"/>$0x0,(%rsp)</text:p>
      <text:p text:style-name="P1"><text:s text:c="3"/>0x0000000000400ecb &lt;+34&gt;:<text:tab/>jne <text:s text:c="3"/>0x400ed4 &lt;phase_2+43&gt;</text:p>
      <text:p text:style-name="P1"><text:s text:c="3"/>0x0000000000400ecd &lt;+36&gt;:<text:tab/>cmpl <text:s text:c="2"/>$0x1,0x4(%rsp)</text:p>
      <text:p text:style-name="P1"><text:s text:c="3"/>0x0000000000400ed2 &lt;+41&gt;:<text:tab/>je <text:s text:c="4"/>0x400ed9 &lt;phase_2+48&gt;</text:p>
      <text:p text:style-name="P1"><text:s text:c="3"/>0x0000000000400ed4 &lt;+43&gt;:<text:tab/>call <text:s text:c="2"/>0x40143d &lt;explode_bomb&gt;</text:p>
      <text:p text:style-name="P1"><text:s text:c="3"/>0x0000000000400ed9 &lt;+48&gt;:<text:tab/>mov <text:s text:c="3"/>%rsp,%rbx</text:p>
      <text:p text:style-name="P1"><text:s text:c="3"/>0x0000000000400edc &lt;+51&gt;:<text:tab/>lea <text:s text:c="3"/>0x10(%rsp),%rbp</text:p>
      <text:p text:style-name="P1"><text:s text:c="3"/>0x0000000000400ee1 &lt;+56&gt;:<text:tab/>mov <text:s text:c="3"/>0x4(%rbx),%eax</text:p>
      <text:p text:style-name="P1"><text:s text:c="3"/>0x0000000000400ee4 &lt;+59&gt;:<text:tab/>add <text:s text:c="3"/>(%rbx),%eax</text:p>
      <text:p text:style-name="P1">=&gt; 0x0000000000400ee6 &lt;+61&gt;:<text:tab/>cmp <text:s text:c="3"/>%eax,0x8(%rbx)</text:p>
      <text:p text:style-name="P1"><text:s text:c="3"/>0x0000000000400ee9 &lt;+64&gt;:<text:tab/>je <text:s text:c="4"/>0x400ef0 &lt;phase_2+71&gt;</text:p>
      <text:p text:style-name="P1"><text:s text:c="3"/>0x0000000000400eeb &lt;+66&gt;:<text:tab/>call <text:s text:c="2"/>0x40143d &lt;explode_bomb&gt;</text:p>
      <text:p text:style-name="P1"><text:s text:c="3"/>0x0000000000400ef0 &lt;+71&gt;:<text:tab/>add <text:s text:c="3"/>$0x4,%rbx</text:p>
      <text:p text:style-name="P1"><text:s text:c="3"/>0x0000000000400ef4 &lt;+75&gt;:<text:tab/>cmp <text:s text:c="3"/>%rbp,%rbx</text:p>
      <text:p text:style-name="P1">--Type &lt;RET&gt; for more, q to quit, c to continue without paging--</text:p>
      <text:p text:style-name="P1"><text:s text:c="3"/>0x0000000000400ef7 &lt;+78&gt;:<text:tab/>jne <text:s text:c="3"/>0x400ee1 &lt;phase_2+56&gt;</text:p>
      <text:p text:style-name="P1"><text:soft-page-break/><text:s text:c="3"/>0x0000000000400ef9 &lt;+80&gt;:<text:tab/>mov <text:s text:c="3"/>0x18(%rsp),%rax</text:p>
      <text:p text:style-name="P1"><text:s text:c="3"/>0x0000000000400efe &lt;+85&gt;:<text:tab/>xor <text:s text:c="3"/>%fs:0x28,%rax</text:p>
      <text:p text:style-name="P1"><text:s text:c="3"/>0x0000000000400f07 &lt;+94&gt;:<text:tab/>je <text:s text:c="4"/>0x400f0e &lt;phase_2+101&gt;</text:p>
      <text:p text:style-name="P1"><text:s text:c="3"/>0x0000000000400f09 &lt;+96&gt;:<text:tab/>call <text:s text:c="2"/>0x400b00 &lt;__stack_chk_fail@plt&gt;</text:p>
      <text:p text:style-name="P1"><text:s text:c="3"/>0x0000000000400f0e &lt;+101&gt;:<text:tab/>add <text:s text:c="3"/>$0x28,%rsp</text:p>
      <text:p text:style-name="P1"><text:s text:c="3"/>0x0000000000400f12 &lt;+105&gt;:<text:tab/>pop <text:s text:c="3"/>%rbx</text:p>
      <text:p text:style-name="P1"><text:s text:c="3"/>0x0000000000400f13 &lt;+106&gt;:<text:tab/>pop <text:s text:c="3"/>%rbp</text:p>
      <text:p text:style-name="P1"><text:s text:c="3"/>0x0000000000400f14 &lt;+107&gt;:<text:tab/>ret <text:s text:c="3"/></text:p>
      <text:p text:style-name="P1">End of assembler dump.</text:p>
      <text:p text:style-name="P1">(gdb) ni</text:p>
      <text:p text:style-name="P1">0x0000000000400ee9 in phase_2 ()</text:p>
      <text:p text:style-name="P1">(gdb) ni</text:p>
      <text:p text:style-name="P1">0x0000000000400ef0 in phase_2 ()</text:p>
      <text:p text:style-name="P1">(gdb) disas</text:p>
      <text:p text:style-name="P1">Dump of assembler code for function phase_2:</text:p>
      <text:p text:style-name="P1"><text:s text:c="3"/>0x0000000000400ea9 &lt;+0&gt;:<text:tab/>push <text:s text:c="2"/>%rbp</text:p>
      <text:p text:style-name="P1"><text:s text:c="3"/>0x0000000000400eaa &lt;+1&gt;:<text:tab/>push <text:s text:c="2"/>%rbx</text:p>
      <text:p text:style-name="P1"><text:s text:c="3"/>0x0000000000400eab &lt;+2&gt;:<text:tab/>sub <text:s text:c="3"/>$0x28,%rsp</text:p>
      <text:p text:style-name="P1"><text:s text:c="3"/>0x0000000000400eaf &lt;+6&gt;:<text:tab/>mov <text:s text:c="3"/>%fs:0x28,%rax</text:p>
      <text:p text:style-name="P1"><text:s text:c="3"/>0x0000000000400eb8 &lt;+15&gt;:<text:tab/>mov <text:s text:c="3"/>%rax,0x18(%rsp)</text:p>
      <text:p text:style-name="P1"><text:s text:c="3"/>0x0000000000400ebd &lt;+20&gt;:<text:tab/>xor <text:s text:c="3"/>%eax,%eax</text:p>
      <text:p text:style-name="P1"><text:s text:c="3"/>0x0000000000400ebf &lt;+22&gt;:<text:tab/>mov <text:s text:c="3"/>%rsp,%rsi</text:p>
      <text:p text:style-name="P1"><text:s text:c="3"/>0x0000000000400ec2 &lt;+25&gt;:<text:tab/>call <text:s text:c="2"/>0x40145f &lt;read_six_numbers&gt;</text:p>
      <text:p text:style-name="P1"><text:s text:c="3"/>0x0000000000400ec7 &lt;+30&gt;:<text:tab/>cmpl <text:s text:c="2"/>$0x0,(%rsp)</text:p>
      <text:p text:style-name="P1"><text:s text:c="3"/>0x0000000000400ecb &lt;+34&gt;:<text:tab/>jne <text:s text:c="3"/>0x400ed4 &lt;phase_2+43&gt;</text:p>
      <text:p text:style-name="P1"><text:s text:c="3"/>0x0000000000400ecd &lt;+36&gt;:<text:tab/>cmpl <text:s text:c="2"/>$0x1,0x4(%rsp)</text:p>
      <text:p text:style-name="P1"><text:s text:c="3"/>0x0000000000400ed2 &lt;+41&gt;:<text:tab/>je <text:s text:c="4"/>0x400ed9 &lt;phase_2+48&gt;</text:p>
      <text:p text:style-name="P1"><text:s text:c="3"/>0x0000000000400ed4 &lt;+43&gt;:<text:tab/>call <text:s text:c="2"/>0x40143d &lt;explode_bomb&gt;</text:p>
      <text:p text:style-name="P1"><text:s text:c="3"/>0x0000000000400ed9 &lt;+48&gt;:<text:tab/>mov <text:s text:c="3"/>%rsp,%rbx</text:p>
      <text:p text:style-name="P1"><text:s text:c="3"/>0x0000000000400edc &lt;+51&gt;:<text:tab/>lea <text:s text:c="3"/>0x10(%rsp),%rbp</text:p>
      <text:p text:style-name="P1"><text:s text:c="3"/>0x0000000000400ee1 &lt;+56&gt;:<text:tab/>mov <text:s text:c="3"/>0x4(%rbx),%eax</text:p>
      <text:p text:style-name="P1"><text:s text:c="3"/>0x0000000000400ee4 &lt;+59&gt;:<text:tab/>add <text:s text:c="3"/>(%rbx),%eax</text:p>
      <text:p text:style-name="P1"><text:s text:c="3"/>0x0000000000400ee6 &lt;+61&gt;:<text:tab/>cmp <text:s text:c="3"/>%eax,0x8(%rbx)</text:p>
      <text:p text:style-name="P1"><text:s text:c="3"/>0x0000000000400ee9 &lt;+64&gt;:<text:tab/>je <text:s text:c="4"/>0x400ef0 &lt;phase_2+71&gt;</text:p>
      <text:p text:style-name="P1"><text:s text:c="3"/>0x0000000000400eeb &lt;+66&gt;:<text:tab/>call <text:s text:c="2"/>0x40143d &lt;explode_bomb&gt;</text:p>
      <text:p text:style-name="P1">=&gt; 0x0000000000400ef0 &lt;+71&gt;:<text:tab/>add <text:s text:c="3"/>$0x4,%rbx</text:p>
      <text:p text:style-name="P1"><text:s text:c="3"/>0x0000000000400ef4 &lt;+75&gt;:<text:tab/>cmp <text:s text:c="3"/>%rbp,%rbx</text:p>
      <text:p text:style-name="P1">--Type &lt;RET&gt; for more, q to quit, c to continue without paging--</text:p>
      <text:p text:style-name="P1"><text:s text:c="3"/>0x0000000000400ef7 &lt;+78&gt;:<text:tab/>jne <text:s text:c="3"/>0x400ee1 &lt;phase_2+56&gt;</text:p>
      <text:p text:style-name="P1"><text:s text:c="3"/>0x0000000000400ef9 &lt;+80&gt;:<text:tab/>mov <text:s text:c="3"/>0x18(%rsp),%rax</text:p>
      <text:p text:style-name="P1"><text:s text:c="3"/>0x0000000000400efe &lt;+85&gt;:<text:tab/>xor <text:s text:c="3"/>%fs:0x28,%rax</text:p>
      <text:p text:style-name="P1"><text:s text:c="3"/>0x0000000000400f07 &lt;+94&gt;:<text:tab/>je <text:s text:c="4"/>0x400f0e &lt;phase_2+101&gt;</text:p>
      <text:p text:style-name="P1"><text:s text:c="3"/>0x0000000000400f09 &lt;+96&gt;:<text:tab/>call <text:s text:c="2"/>0x400b00 &lt;__stack_chk_fail@plt&gt;</text:p>
      <text:p text:style-name="P1"><text:s text:c="3"/>0x0000000000400f0e &lt;+101&gt;:<text:tab/>add <text:s text:c="3"/>$0x28,%rsp</text:p>
      <text:p text:style-name="P1"><text:s text:c="3"/>0x0000000000400f12 &lt;+105&gt;:<text:tab/>pop <text:s text:c="3"/>%rbx</text:p>
      <text:p text:style-name="P1"><text:s text:c="3"/>0x0000000000400f13 &lt;+106&gt;:<text:tab/>pop <text:s text:c="3"/>%rbp</text:p>
      <text:p text:style-name="P1"><text:s text:c="3"/>0x0000000000400f14 &lt;+107&gt;:<text:tab/>ret <text:s text:c="3"/></text:p>
      <text:p text:style-name="P1">End of assembler dump.</text:p>
      <text:p text:style-name="P1">(gdb) ni</text:p>
      <text:p text:style-name="P1"><text:soft-page-break/>0x0000000000400ef4 in phase_2 ()</text:p>
      <text:p text:style-name="P1">(gdb) ni</text:p>
      <text:p text:style-name="P1">0x0000000000400ef7 in phase_2 ()</text:p>
      <text:p text:style-name="P1">(gdb) disas</text:p>
      <text:p text:style-name="P1">Dump of assembler code for function phase_2:</text:p>
      <text:p text:style-name="P1"><text:s text:c="3"/>0x0000000000400ea9 &lt;+0&gt;:<text:tab/>push <text:s text:c="2"/>%rbp</text:p>
      <text:p text:style-name="P1"><text:s text:c="3"/>0x0000000000400eaa &lt;+1&gt;:<text:tab/>push <text:s text:c="2"/>%rbx</text:p>
      <text:p text:style-name="P1"><text:s text:c="3"/>0x0000000000400eab &lt;+2&gt;:<text:tab/>sub <text:s text:c="3"/>$0x28,%rsp</text:p>
      <text:p text:style-name="P1"><text:s text:c="3"/>0x0000000000400eaf &lt;+6&gt;:<text:tab/>mov <text:s text:c="3"/>%fs:0x28,%rax</text:p>
      <text:p text:style-name="P1"><text:s text:c="3"/>0x0000000000400eb8 &lt;+15&gt;:<text:tab/>mov <text:s text:c="3"/>%rax,0x18(%rsp)</text:p>
      <text:p text:style-name="P1"><text:s text:c="3"/>0x0000000000400ebd &lt;+20&gt;:<text:tab/>xor <text:s text:c="3"/>%eax,%eax</text:p>
      <text:p text:style-name="P1"><text:s text:c="3"/>0x0000000000400ebf &lt;+22&gt;:<text:tab/>mov <text:s text:c="3"/>%rsp,%rsi</text:p>
      <text:p text:style-name="P1"><text:s text:c="3"/>0x0000000000400ec2 &lt;+25&gt;:<text:tab/>call <text:s text:c="2"/>0x40145f &lt;read_six_numbers&gt;</text:p>
      <text:p text:style-name="P1"><text:s text:c="3"/>0x0000000000400ec7 &lt;+30&gt;:<text:tab/>cmpl <text:s text:c="2"/>$0x0,(%rsp)</text:p>
      <text:p text:style-name="P1"><text:s text:c="3"/>0x0000000000400ecb &lt;+34&gt;:<text:tab/>jne <text:s text:c="3"/>0x400ed4 &lt;phase_2+43&gt;</text:p>
      <text:p text:style-name="P1"><text:s text:c="3"/>0x0000000000400ecd &lt;+36&gt;:<text:tab/>cmpl <text:s text:c="2"/>$0x1,0x4(%rsp)</text:p>
      <text:p text:style-name="P1"><text:s text:c="3"/>0x0000000000400ed2 &lt;+41&gt;:<text:tab/>je <text:s text:c="4"/>0x400ed9 &lt;phase_2+48&gt;</text:p>
      <text:p text:style-name="P1"><text:s text:c="3"/>0x0000000000400ed4 &lt;+43&gt;:<text:tab/>call <text:s text:c="2"/>0x40143d &lt;explode_bomb&gt;</text:p>
      <text:p text:style-name="P1"><text:s text:c="3"/>0x0000000000400ed9 &lt;+48&gt;:<text:tab/>mov <text:s text:c="3"/>%rsp,%rbx</text:p>
      <text:p text:style-name="P1"><text:s text:c="3"/>0x0000000000400edc &lt;+51&gt;:<text:tab/>lea <text:s text:c="3"/>0x10(%rsp),%rbp</text:p>
      <text:p text:style-name="P1"><text:s text:c="3"/>0x0000000000400ee1 &lt;+56&gt;:<text:tab/>mov <text:s text:c="3"/>0x4(%rbx),%eax</text:p>
      <text:p text:style-name="P1"><text:s text:c="3"/>0x0000000000400ee4 &lt;+59&gt;:<text:tab/>add <text:s text:c="3"/>(%rbx),%eax</text:p>
      <text:p text:style-name="P1"><text:s text:c="3"/>0x0000000000400ee6 &lt;+61&gt;:<text:tab/>cmp <text:s text:c="3"/>%eax,0x8(%rbx)</text:p>
      <text:p text:style-name="P1"><text:s text:c="3"/>0x0000000000400ee9 &lt;+64&gt;:<text:tab/>je <text:s text:c="4"/>0x400ef0 &lt;phase_2+71&gt;</text:p>
      <text:p text:style-name="P1"><text:s text:c="3"/>0x0000000000400eeb &lt;+66&gt;:<text:tab/>call <text:s text:c="2"/>0x40143d &lt;explode_bomb&gt;</text:p>
      <text:p text:style-name="P1"><text:s text:c="3"/>0x0000000000400ef0 &lt;+71&gt;:<text:tab/>add <text:s text:c="3"/>$0x4,%rbx</text:p>
      <text:p text:style-name="P1"><text:s text:c="3"/>0x0000000000400ef4 &lt;+75&gt;:<text:tab/>cmp <text:s text:c="3"/>%rbp,%rbx</text:p>
      <text:p text:style-name="P1">--Type &lt;RET&gt; for more, q to quit, c to continue without paging--</text:p>
      <text:p text:style-name="P1">=&gt; 0x0000000000400ef7 &lt;+78&gt;:<text:tab/>jne <text:s text:c="3"/>0x400ee1 &lt;phase_2+56&gt;</text:p>
      <text:p text:style-name="P1"><text:s text:c="3"/>0x0000000000400ef9 &lt;+80&gt;:<text:tab/>mov <text:s text:c="3"/>0x18(%rsp),%rax</text:p>
      <text:p text:style-name="P1"><text:s text:c="3"/>0x0000000000400efe &lt;+85&gt;:<text:tab/>xor <text:s text:c="3"/>%fs:0x28,%rax</text:p>
      <text:p text:style-name="P1"><text:s text:c="3"/>0x0000000000400f07 &lt;+94&gt;:<text:tab/>je <text:s text:c="4"/>0x400f0e &lt;phase_2+101&gt;</text:p>
      <text:p text:style-name="P1"><text:s text:c="3"/>0x0000000000400f09 &lt;+96&gt;:<text:tab/>call <text:s text:c="2"/>0x400b00 &lt;__stack_chk_fail@plt&gt;</text:p>
      <text:p text:style-name="P1"><text:s text:c="3"/>0x0000000000400f0e &lt;+101&gt;:<text:tab/>add <text:s text:c="3"/>$0x28,%rsp</text:p>
      <text:p text:style-name="P1"><text:s text:c="3"/>0x0000000000400f12 &lt;+105&gt;:<text:tab/>pop <text:s text:c="3"/>%rbx</text:p>
      <text:p text:style-name="P1"><text:s text:c="3"/>0x0000000000400f13 &lt;+106&gt;:<text:tab/>pop <text:s text:c="3"/>%rbp</text:p>
      <text:p text:style-name="P1"><text:s text:c="3"/>0x0000000000400f14 &lt;+107&gt;:<text:tab/>ret <text:s text:c="3"/></text:p>
      <text:p text:style-name="P1">End of assembler dump.</text:p>
      <text:p text:style-name="P1">(gdb) ni</text:p>
      <text:p text:style-name="P1">0x0000000000400ee1 in phase_2 ()</text:p>
      <text:p text:style-name="P1">(gdb) disas</text:p>
      <text:p text:style-name="P1">Dump of assembler code for function phase_2:</text:p>
      <text:p text:style-name="P1"><text:s text:c="3"/>0x0000000000400ea9 &lt;+0&gt;:<text:tab/>push <text:s text:c="2"/>%rbp</text:p>
      <text:p text:style-name="P1"><text:s text:c="3"/>0x0000000000400eaa &lt;+1&gt;:<text:tab/>push <text:s text:c="2"/>%rbx</text:p>
      <text:p text:style-name="P1"><text:s text:c="3"/>0x0000000000400eab &lt;+2&gt;:<text:tab/>sub <text:s text:c="3"/>$0x28,%rsp</text:p>
      <text:p text:style-name="P1"><text:s text:c="3"/>0x0000000000400eaf &lt;+6&gt;:<text:tab/>mov <text:s text:c="3"/>%fs:0x28,%rax</text:p>
      <text:p text:style-name="P1"><text:s text:c="3"/>0x0000000000400eb8 &lt;+15&gt;:<text:tab/>mov <text:s text:c="3"/>%rax,0x18(%rsp)</text:p>
      <text:p text:style-name="P1"><text:s text:c="3"/>0x0000000000400ebd &lt;+20&gt;:<text:tab/>xor <text:s text:c="3"/>%eax,%eax</text:p>
      <text:p text:style-name="P1"><text:s text:c="3"/>0x0000000000400ebf &lt;+22&gt;:<text:tab/>mov <text:s text:c="3"/>%rsp,%rsi</text:p>
      <text:p text:style-name="P1"><text:soft-page-break/><text:s text:c="3"/>0x0000000000400ec2 &lt;+25&gt;:<text:tab/>call <text:s text:c="2"/>0x40145f &lt;read_six_numbers&gt;</text:p>
      <text:p text:style-name="P1"><text:s text:c="3"/>0x0000000000400ec7 &lt;+30&gt;:<text:tab/>cmpl <text:s text:c="2"/>$0x0,(%rsp)</text:p>
      <text:p text:style-name="P1"><text:s text:c="3"/>0x0000000000400ecb &lt;+34&gt;:<text:tab/>jne <text:s text:c="3"/>0x400ed4 &lt;phase_2+43&gt;</text:p>
      <text:p text:style-name="P1"><text:s text:c="3"/>0x0000000000400ecd &lt;+36&gt;:<text:tab/>cmpl <text:s text:c="2"/>$0x1,0x4(%rsp)</text:p>
      <text:p text:style-name="P1"><text:s text:c="3"/>0x0000000000400ed2 &lt;+41&gt;:<text:tab/>je <text:s text:c="4"/>0x400ed9 &lt;phase_2+48&gt;</text:p>
      <text:p text:style-name="P1"><text:s text:c="3"/>0x0000000000400ed4 &lt;+43&gt;:<text:tab/>call <text:s text:c="2"/>0x40143d &lt;explode_bomb&gt;</text:p>
      <text:p text:style-name="P1"><text:s text:c="3"/>0x0000000000400ed9 &lt;+48&gt;:<text:tab/>mov <text:s text:c="3"/>%rsp,%rbx</text:p>
      <text:p text:style-name="P1"><text:s text:c="3"/>0x0000000000400edc &lt;+51&gt;:<text:tab/>lea <text:s text:c="3"/>0x10(%rsp),%rbp</text:p>
      <text:p text:style-name="P1">=&gt; 0x0000000000400ee1 &lt;+56&gt;:<text:tab/>mov <text:s text:c="3"/>0x4(%rbx),%eax</text:p>
      <text:p text:style-name="P1"><text:s text:c="3"/>0x0000000000400ee4 &lt;+59&gt;:<text:tab/>add <text:s text:c="3"/>(%rbx),%eax</text:p>
      <text:p text:style-name="P1"><text:s text:c="3"/>0x0000000000400ee6 &lt;+61&gt;:<text:tab/>cmp <text:s text:c="3"/>%eax,0x8(%rbx)</text:p>
      <text:p text:style-name="P1"><text:s text:c="3"/>0x0000000000400ee9 &lt;+64&gt;:<text:tab/>je <text:s text:c="4"/>0x400ef0 &lt;phase_2+71&gt;</text:p>
      <text:p text:style-name="P1"><text:s text:c="3"/>0x0000000000400eeb &lt;+66&gt;:<text:tab/>call <text:s text:c="2"/>0x40143d &lt;explode_bomb&gt;</text:p>
      <text:p text:style-name="P1"><text:s text:c="3"/>0x0000000000400ef0 &lt;+71&gt;:<text:tab/>add <text:s text:c="3"/>$0x4,%rbx</text:p>
      <text:p text:style-name="P1"><text:s text:c="3"/>0x0000000000400ef4 &lt;+75&gt;:<text:tab/>cmp <text:s text:c="3"/>%rbp,%rbx</text:p>
      <text:p text:style-name="P1">--Type &lt;RET&gt; for more, q to quit, c to continue without paging--</text:p>
      <text:p text:style-name="P1"><text:s text:c="3"/>0x0000000000400ef7 &lt;+78&gt;:<text:tab/>jne <text:s text:c="3"/>0x400ee1 &lt;phase_2+56&gt;</text:p>
      <text:p text:style-name="P1"><text:s text:c="3"/>0x0000000000400ef9 &lt;+80&gt;:<text:tab/>mov <text:s text:c="3"/>0x18(%rsp),%rax</text:p>
      <text:p text:style-name="P1"><text:s text:c="3"/>0x0000000000400efe &lt;+85&gt;:<text:tab/>xor <text:s text:c="3"/>%fs:0x28,%rax</text:p>
      <text:p text:style-name="P1"><text:s text:c="3"/>0x0000000000400f07 &lt;+94&gt;:<text:tab/>je <text:s text:c="4"/>0x400f0e &lt;phase_2+101&gt;</text:p>
      <text:p text:style-name="P1"><text:s text:c="3"/>0x0000000000400f09 &lt;+96&gt;:<text:tab/>call <text:s text:c="2"/>0x400b00 &lt;__stack_chk_fail@plt&gt;</text:p>
      <text:p text:style-name="P1"><text:s text:c="3"/>0x0000000000400f0e &lt;+101&gt;:<text:tab/>add <text:s text:c="3"/>$0x28,%rsp</text:p>
      <text:p text:style-name="P1"><text:s text:c="3"/>0x0000000000400f12 &lt;+105&gt;:<text:tab/>pop <text:s text:c="3"/>%rbx</text:p>
      <text:p text:style-name="P1"><text:s text:c="3"/>0x0000000000400f13 &lt;+106&gt;:<text:tab/>pop <text:s text:c="3"/>%rbp</text:p>
      <text:p text:style-name="P1"><text:s text:c="3"/>0x0000000000400f14 &lt;+107&gt;:<text:tab/>ret <text:s text:c="3"/></text:p>
      <text:p text:style-name="P1">End of assembler dump.</text:p>
      <text:p text:style-name="P1">(gdb) ni</text:p>
      <text:p text:style-name="P1">0x0000000000400ee4 in phase_2 ()</text:p>
      <text:p text:style-name="P1">(gdb) ni</text:p>
      <text:p text:style-name="P1">0x0000000000400ee6 in phase_2 ()</text:p>
      <text:p text:style-name="P1">(gdb) disas</text:p>
      <text:p text:style-name="P1">Dump of assembler code for function phase_2:</text:p>
      <text:p text:style-name="P1"><text:s text:c="3"/>0x0000000000400ea9 &lt;+0&gt;:<text:tab/>push <text:s text:c="2"/>%rbp</text:p>
      <text:p text:style-name="P1"><text:s text:c="3"/>0x0000000000400eaa &lt;+1&gt;:<text:tab/>push <text:s text:c="2"/>%rbx</text:p>
      <text:p text:style-name="P1"><text:s text:c="3"/>0x0000000000400eab &lt;+2&gt;:<text:tab/>sub <text:s text:c="3"/>$0x28,%rsp</text:p>
      <text:p text:style-name="P1"><text:s text:c="3"/>0x0000000000400eaf &lt;+6&gt;:<text:tab/>mov <text:s text:c="3"/>%fs:0x28,%rax</text:p>
      <text:p text:style-name="P1"><text:s text:c="3"/>0x0000000000400eb8 &lt;+15&gt;:<text:tab/>mov <text:s text:c="3"/>%rax,0x18(%rsp)</text:p>
      <text:p text:style-name="P1"><text:s text:c="3"/>0x0000000000400ebd &lt;+20&gt;:<text:tab/>xor <text:s text:c="3"/>%eax,%eax</text:p>
      <text:p text:style-name="P1"><text:s text:c="3"/>0x0000000000400ebf &lt;+22&gt;:<text:tab/>mov <text:s text:c="3"/>%rsp,%rsi</text:p>
      <text:p text:style-name="P1"><text:s text:c="3"/>0x0000000000400ec2 &lt;+25&gt;:<text:tab/>call <text:s text:c="2"/>0x40145f &lt;read_six_numbers&gt;</text:p>
      <text:p text:style-name="P1"><text:s text:c="3"/>0x0000000000400ec7 &lt;+30&gt;:<text:tab/>cmpl <text:s text:c="2"/>$0x0,(%rsp)</text:p>
      <text:p text:style-name="P1"><text:s text:c="3"/>0x0000000000400ecb &lt;+34&gt;:<text:tab/>jne <text:s text:c="3"/>0x400ed4 &lt;phase_2+43&gt;</text:p>
      <text:p text:style-name="P1"><text:s text:c="3"/>0x0000000000400ecd &lt;+36&gt;:<text:tab/>cmpl <text:s text:c="2"/>$0x1,0x4(%rsp)</text:p>
      <text:p text:style-name="P1"><text:s text:c="3"/>0x0000000000400ed2 &lt;+41&gt;:<text:tab/>je <text:s text:c="4"/>0x400ed9 &lt;phase_2+48&gt;</text:p>
      <text:p text:style-name="P1"><text:s text:c="3"/>0x0000000000400ed4 &lt;+43&gt;:<text:tab/>call <text:s text:c="2"/>0x40143d &lt;explode_bomb&gt;</text:p>
      <text:p text:style-name="P1"><text:s text:c="3"/>0x0000000000400ed9 &lt;+48&gt;:<text:tab/>mov <text:s text:c="3"/>%rsp,%rbx</text:p>
      <text:p text:style-name="P1"><text:s text:c="3"/>0x0000000000400edc &lt;+51&gt;:<text:tab/>lea <text:s text:c="3"/>0x10(%rsp),%rbp</text:p>
      <text:p text:style-name="P1"><text:s text:c="3"/>0x0000000000400ee1 &lt;+56&gt;:<text:tab/>mov <text:s text:c="3"/>0x4(%rbx),%eax</text:p>
      <text:p text:style-name="P1"><text:s text:c="3"/>0x0000000000400ee4 &lt;+59&gt;:<text:tab/>add <text:s text:c="3"/>(%rbx),%eax</text:p>
      <text:p text:style-name="P1"><text:soft-page-break/>=&gt; 0x0000000000400ee6 &lt;+61&gt;:<text:tab/>cmp <text:s text:c="3"/>%eax,0x8(%rbx)</text:p>
      <text:p text:style-name="P1"><text:s text:c="3"/>0x0000000000400ee9 &lt;+64&gt;:<text:tab/>je <text:s text:c="4"/>0x400ef0 &lt;phase_2+71&gt;</text:p>
      <text:p text:style-name="P1"><text:s text:c="3"/>0x0000000000400eeb &lt;+66&gt;:<text:tab/>call <text:s text:c="2"/>0x40143d &lt;explode_bomb&gt;</text:p>
      <text:p text:style-name="P1"><text:s text:c="3"/>0x0000000000400ef0 &lt;+71&gt;:<text:tab/>add <text:s text:c="3"/>$0x4,%rbx</text:p>
      <text:p text:style-name="P1"><text:s text:c="3"/>0x0000000000400ef4 &lt;+75&gt;:<text:tab/>cmp <text:s text:c="3"/>%rbp,%rbx</text:p>
      <text:p text:style-name="P1">--Type &lt;RET&gt; for more, q to quit, c to continue without paging--</text:p>
      <text:p text:style-name="P1"><text:s text:c="3"/>0x0000000000400ef7 &lt;+78&gt;:<text:tab/>jne <text:s text:c="3"/>0x400ee1 &lt;phase_2+56&gt;</text:p>
      <text:p text:style-name="P1"><text:s text:c="3"/>0x0000000000400ef9 &lt;+80&gt;:<text:tab/>mov <text:s text:c="3"/>0x18(%rsp),%rax</text:p>
      <text:p text:style-name="P1"><text:s text:c="3"/>0x0000000000400efe &lt;+85&gt;:<text:tab/>xor <text:s text:c="3"/>%fs:0x28,%rax</text:p>
      <text:p text:style-name="P1"><text:s text:c="3"/>0x0000000000400f07 &lt;+94&gt;:<text:tab/>je <text:s text:c="4"/>0x400f0e &lt;phase_2+101&gt;</text:p>
      <text:p text:style-name="P1"><text:s text:c="3"/>0x0000000000400f09 &lt;+96&gt;:<text:tab/>call <text:s text:c="2"/>0x400b00 &lt;__stack_chk_fail@plt&gt;</text:p>
      <text:p text:style-name="P1"><text:s text:c="3"/>0x0000000000400f0e &lt;+101&gt;:<text:tab/>add <text:s text:c="3"/>$0x28,%rsp</text:p>
      <text:p text:style-name="P1"><text:s text:c="3"/>0x0000000000400f12 &lt;+105&gt;:<text:tab/>pop <text:s text:c="3"/>%rbx</text:p>
      <text:p text:style-name="P1"><text:s text:c="3"/>0x0000000000400f13 &lt;+106&gt;:<text:tab/>pop <text:s text:c="3"/>%rbp</text:p>
      <text:p text:style-name="P1"><text:s text:c="3"/>0x0000000000400f14 &lt;+107&gt;:<text:tab/>ret <text:s text:c="3"/></text:p>
      <text:p text:style-name="P1">End of assembler dump.</text:p>
      <text:p text:style-name="P1"/>
      <text:p text:style-name="P1">(gdb) disas</text:p>
      <text:p text:style-name="P1">Dump of assembler code for function phase_2:</text:p>
      <text:p text:style-name="P1"><text:s text:c="3"/>0x0000000000400ea9 &lt;+0&gt;:<text:tab/>push <text:s text:c="2"/>%rbp</text:p>
      <text:p text:style-name="P1"><text:s text:c="3"/>0x0000000000400eaa &lt;+1&gt;:<text:tab/>push <text:s text:c="2"/>%rbx</text:p>
      <text:p text:style-name="P1"><text:s text:c="3"/>0x0000000000400eab &lt;+2&gt;:<text:tab/>sub <text:s text:c="3"/>$0x28,%rsp</text:p>
      <text:p text:style-name="P1"><text:s text:c="3"/>0x0000000000400eaf &lt;+6&gt;:<text:tab/>mov <text:s text:c="3"/>%fs:0x28,%rax</text:p>
      <text:p text:style-name="P1"><text:s text:c="3"/>0x0000000000400eb8 &lt;+15&gt;:<text:tab/>mov <text:s text:c="3"/>%rax,0x18(%rsp)</text:p>
      <text:p text:style-name="P1"><text:s text:c="3"/>0x0000000000400ebd &lt;+20&gt;:<text:tab/>xor <text:s text:c="3"/>%eax,%eax</text:p>
      <text:p text:style-name="P1"><text:s text:c="3"/>0x0000000000400ebf &lt;+22&gt;:<text:tab/>mov <text:s text:c="3"/>%rsp,%rsi</text:p>
      <text:p text:style-name="P1"><text:s text:c="3"/>0x0000000000400ec2 &lt;+25&gt;:<text:tab/>call <text:s text:c="2"/>0x40145f &lt;read_six_numbers&gt;</text:p>
      <text:p text:style-name="P1"><text:s text:c="3"/>0x0000000000400ec7 &lt;+30&gt;:<text:tab/>cmpl <text:s text:c="2"/>$0x0,(%rsp)</text:p>
      <text:p text:style-name="P1"><text:s text:c="3"/>0x0000000000400ecb &lt;+34&gt;:<text:tab/>jne <text:s text:c="3"/>0x400ed4 &lt;phase_2+43&gt;</text:p>
      <text:p text:style-name="P1"><text:s text:c="3"/>0x0000000000400ecd &lt;+36&gt;:<text:tab/>cmpl <text:s text:c="2"/>$0x1,0x4(%rsp)</text:p>
      <text:p text:style-name="P1"><text:s text:c="3"/>0x0000000000400ed2 &lt;+41&gt;:<text:tab/>je <text:s text:c="4"/>0x400ed9 &lt;phase_2+48&gt;</text:p>
      <text:p text:style-name="P1"><text:s text:c="3"/>0x0000000000400ed4 &lt;+43&gt;:<text:tab/>call <text:s text:c="2"/>0x40143d &lt;explode_bomb&gt;</text:p>
      <text:p text:style-name="P1"><text:s text:c="3"/>0x0000000000400ed9 &lt;+48&gt;:<text:tab/>mov <text:s text:c="3"/>%rsp,%rbx</text:p>
      <text:p text:style-name="P1"><text:s text:c="3"/>0x0000000000400edc &lt;+51&gt;:<text:tab/>lea <text:s text:c="3"/>0x10(%rsp),%rbp</text:p>
      <text:p text:style-name="P1"><text:s text:c="3"/>0x0000000000400ee1 &lt;+56&gt;:<text:tab/>mov <text:s text:c="3"/>0x4(%rbx),%eax</text:p>
      <text:p text:style-name="P1"><text:s text:c="3"/>0x0000000000400ee4 &lt;+59&gt;:<text:tab/>add <text:s text:c="3"/>(%rbx),%eax</text:p>
      <text:p text:style-name="P1">=&gt; 0x0000000000400ee6 &lt;+61&gt;:<text:tab/>cmp <text:s text:c="3"/>%eax,0x8(%rbx)</text:p>
      <text:p text:style-name="P1"><text:s text:c="3"/>0x0000000000400ee9 &lt;+64&gt;:<text:tab/>je <text:s text:c="4"/>0x400ef0 &lt;phase_2+71&gt;</text:p>
      <text:p text:style-name="P1"><text:s text:c="3"/>0x0000000000400eeb &lt;+66&gt;:<text:tab/>call <text:s text:c="2"/>0x40143d &lt;explode_bomb&gt;</text:p>
      <text:p text:style-name="P1"><text:s text:c="3"/>0x0000000000400ef0 &lt;+71&gt;:<text:tab/>add <text:s text:c="3"/>$0x4,%rbx</text:p>
      <text:p text:style-name="P1"><text:s text:c="3"/>0x0000000000400ef4 &lt;+75&gt;:<text:tab/>cmp <text:s text:c="3"/>%rbp,%rbx</text:p>
      <text:p text:style-name="P1">--Type &lt;RET&gt; for more, q to quit, c to continue without paging--</text:p>
      <text:p text:style-name="P1"><text:s text:c="3"/>0x0000000000400ef7 &lt;+78&gt;:<text:tab/>jne <text:s text:c="3"/>0x400ee1 &lt;phase_2+56&gt;</text:p>
      <text:p text:style-name="P1"><text:s text:c="3"/>0x0000000000400ef9 &lt;+80&gt;:<text:tab/>mov <text:s text:c="3"/>0x18(%rsp),%rax</text:p>
      <text:p text:style-name="P1"><text:s text:c="3"/>0x0000000000400efe &lt;+85&gt;:<text:tab/>xor <text:s text:c="3"/>%fs:0x28,%rax</text:p>
      <text:p text:style-name="P1"><text:s text:c="3"/>0x0000000000400f07 &lt;+94&gt;:<text:tab/>je <text:s text:c="4"/>0x400f0e &lt;phase_2+101&gt;</text:p>
      <text:p text:style-name="P1"><text:s text:c="3"/>0x0000000000400f09 &lt;+96&gt;:<text:tab/>call <text:s text:c="2"/>0x400b00 &lt;__stack_chk_fail@plt&gt;</text:p>
      <text:p text:style-name="P1"><text:s text:c="3"/>0x0000000000400f0e &lt;+101&gt;:<text:tab/>add <text:s text:c="3"/>$0x28,%rsp</text:p>
      <text:p text:style-name="P1"><text:s text:c="3"/>0x0000000000400f12 &lt;+105&gt;:<text:tab/>pop <text:s text:c="3"/>%rbx</text:p>
      <text:p text:style-name="P1"><text:soft-page-break/><text:s text:c="3"/>0x0000000000400f13 &lt;+106&gt;:<text:tab/>pop <text:s text:c="3"/>%rbp</text:p>
      <text:p text:style-name="P1"><text:s text:c="3"/>0x0000000000400f14 &lt;+107&gt;:<text:tab/>ret <text:s text:c="3"/></text:p>
      <text:p text:style-name="P1">End of assembler dump.</text:p>
      <text:p text:style-name="P1">(gdb) ni</text:p>
      <text:p text:style-name="P1">0x0000000000400ee9 in phase_2 ()</text:p>
      <text:p text:style-name="P1">(gdb) ni</text:p>
      <text:p text:style-name="P1">0x0000000000400ef0 in phase_2 ()</text:p>
      <text:p text:style-name="P1">(gdb) disas</text:p>
      <text:p text:style-name="P1">Dump of assembler code for function phase_2:</text:p>
      <text:p text:style-name="P1"><text:s text:c="3"/>0x0000000000400ea9 &lt;+0&gt;:<text:tab/>push <text:s text:c="2"/>%rbp</text:p>
      <text:p text:style-name="P1"><text:s text:c="3"/>0x0000000000400eaa &lt;+1&gt;:<text:tab/>push <text:s text:c="2"/>%rbx</text:p>
      <text:p text:style-name="P1"><text:s text:c="3"/>0x0000000000400eab &lt;+2&gt;:<text:tab/>sub <text:s text:c="3"/>$0x28,%rsp</text:p>
      <text:p text:style-name="P1"><text:s text:c="3"/>0x0000000000400eaf &lt;+6&gt;:<text:tab/>mov <text:s text:c="3"/>%fs:0x28,%rax</text:p>
      <text:p text:style-name="P1"><text:s text:c="3"/>0x0000000000400eb8 &lt;+15&gt;:<text:tab/>mov <text:s text:c="3"/>%rax,0x18(%rsp)</text:p>
      <text:p text:style-name="P1"><text:s text:c="3"/>0x0000000000400ebd &lt;+20&gt;:<text:tab/>xor <text:s text:c="3"/>%eax,%eax</text:p>
      <text:p text:style-name="P1"><text:s text:c="3"/>0x0000000000400ebf &lt;+22&gt;:<text:tab/>mov <text:s text:c="3"/>%rsp,%rsi</text:p>
      <text:p text:style-name="P1"><text:s text:c="3"/>0x0000000000400ec2 &lt;+25&gt;:<text:tab/>call <text:s text:c="2"/>0x40145f &lt;read_six_numbers&gt;</text:p>
      <text:p text:style-name="P1"><text:s text:c="3"/>0x0000000000400ec7 &lt;+30&gt;:<text:tab/>cmpl <text:s text:c="2"/>$0x0,(%rsp)</text:p>
      <text:p text:style-name="P1"><text:s text:c="3"/>0x0000000000400ecb &lt;+34&gt;:<text:tab/>jne <text:s text:c="3"/>0x400ed4 &lt;phase_2+43&gt;</text:p>
      <text:p text:style-name="P1"><text:s text:c="3"/>0x0000000000400ecd &lt;+36&gt;:<text:tab/>cmpl <text:s text:c="2"/>$0x1,0x4(%rsp)</text:p>
      <text:p text:style-name="P1"><text:s text:c="3"/>0x0000000000400ed2 &lt;+41&gt;:<text:tab/>je <text:s text:c="4"/>0x400ed9 &lt;phase_2+48&gt;</text:p>
      <text:p text:style-name="P1"><text:s text:c="3"/>0x0000000000400ed4 &lt;+43&gt;:<text:tab/>call <text:s text:c="2"/>0x40143d &lt;explode_bomb&gt;</text:p>
      <text:p text:style-name="P1"><text:s text:c="3"/>0x0000000000400ed9 &lt;+48&gt;:<text:tab/>mov <text:s text:c="3"/>%rsp,%rbx</text:p>
      <text:p text:style-name="P1"><text:s text:c="3"/>0x0000000000400edc &lt;+51&gt;:<text:tab/>lea <text:s text:c="3"/>0x10(%rsp),%rbp</text:p>
      <text:p text:style-name="P1"><text:s text:c="3"/>0x0000000000400ee1 &lt;+56&gt;:<text:tab/>mov <text:s text:c="3"/>0x4(%rbx),%eax</text:p>
      <text:p text:style-name="P1"><text:s text:c="3"/>0x0000000000400ee4 &lt;+59&gt;:<text:tab/>add <text:s text:c="3"/>(%rbx),%eax</text:p>
      <text:p text:style-name="P1"><text:s text:c="3"/>0x0000000000400ee6 &lt;+61&gt;:<text:tab/>cmp <text:s text:c="3"/>%eax,0x8(%rbx)</text:p>
      <text:p text:style-name="P1"><text:s text:c="3"/>0x0000000000400ee9 &lt;+64&gt;:<text:tab/>je <text:s text:c="4"/>0x400ef0 &lt;phase_2+71&gt;</text:p>
      <text:p text:style-name="P1"><text:s text:c="3"/>0x0000000000400eeb &lt;+66&gt;:<text:tab/>call <text:s text:c="2"/>0x40143d &lt;explode_bomb&gt;</text:p>
      <text:p text:style-name="P1">=&gt; 0x0000000000400ef0 &lt;+71&gt;:<text:tab/>add <text:s text:c="3"/>$0x4,%rbx</text:p>
      <text:p text:style-name="P1"><text:s text:c="3"/>0x0000000000400ef4 &lt;+75&gt;:<text:tab/>cmp <text:s text:c="3"/>%rbp,%rbx</text:p>
      <text:p text:style-name="P1">--Type &lt;RET&gt; for more, q to quit, c to continue without paging--</text:p>
      <text:p text:style-name="P1"><text:s text:c="3"/>0x0000000000400ef7 &lt;+78&gt;:<text:tab/>jne <text:s text:c="3"/>0x400ee1 &lt;phase_2+56&gt;</text:p>
      <text:p text:style-name="P1"><text:s text:c="3"/>0x0000000000400ef9 &lt;+80&gt;:<text:tab/>mov <text:s text:c="3"/>0x18(%rsp),%rax</text:p>
      <text:p text:style-name="P1"><text:s text:c="3"/>0x0000000000400efe &lt;+85&gt;:<text:tab/>xor <text:s text:c="3"/>%fs:0x28,%rax</text:p>
      <text:p text:style-name="P1"><text:s text:c="3"/>0x0000000000400f07 &lt;+94&gt;:<text:tab/>je <text:s text:c="4"/>0x400f0e &lt;phase_2+101&gt;</text:p>
      <text:p text:style-name="P1"><text:s text:c="3"/>0x0000000000400f09 &lt;+96&gt;:<text:tab/>call <text:s text:c="2"/>0x400b00 &lt;__stack_chk_fail@plt&gt;</text:p>
      <text:p text:style-name="P1"><text:s text:c="3"/>0x0000000000400f0e &lt;+101&gt;:<text:tab/>add <text:s text:c="3"/>$0x28,%rsp</text:p>
      <text:p text:style-name="P1"><text:s text:c="3"/>0x0000000000400f12 &lt;+105&gt;:<text:tab/>pop <text:s text:c="3"/>%rbx</text:p>
      <text:p text:style-name="P1"><text:s text:c="3"/>0x0000000000400f13 &lt;+106&gt;:<text:tab/>pop <text:s text:c="3"/>%rbp</text:p>
      <text:p text:style-name="P1"><text:s text:c="3"/>0x0000000000400f14 &lt;+107&gt;:<text:tab/>ret <text:s text:c="3"/></text:p>
      <text:p text:style-name="P1">End of assembler dump.</text:p>
      <text:p text:style-name="P1">(gdb) ni</text:p>
      <text:p text:style-name="P1">0x0000000000400ef4 in phase_2 ()</text:p>
      <text:p text:style-name="P1">(gdb) ni</text:p>
      <text:p text:style-name="P1">0x0000000000400ef7 in phase_2 ()</text:p>
      <text:p text:style-name="P1">(gdb) disas</text:p>
      <text:p text:style-name="P1">Dump of assembler code for function phase_2:</text:p>
      <text:p text:style-name="P1"><text:s text:c="3"/>0x0000000000400ea9 &lt;+0&gt;:<text:tab/>push <text:s text:c="2"/>%rbp</text:p>
      <text:p text:style-name="P1"><text:soft-page-break/><text:s text:c="3"/>0x0000000000400eaa &lt;+1&gt;:<text:tab/>push <text:s text:c="2"/>%rbx</text:p>
      <text:p text:style-name="P1"><text:s text:c="3"/>0x0000000000400eab &lt;+2&gt;:<text:tab/>sub <text:s text:c="3"/>$0x28,%rsp</text:p>
      <text:p text:style-name="P1"><text:s text:c="3"/>0x0000000000400eaf &lt;+6&gt;:<text:tab/>mov <text:s text:c="3"/>%fs:0x28,%rax</text:p>
      <text:p text:style-name="P1"><text:s text:c="3"/>0x0000000000400eb8 &lt;+15&gt;:<text:tab/>mov <text:s text:c="3"/>%rax,0x18(%rsp)</text:p>
      <text:p text:style-name="P1"><text:s text:c="3"/>0x0000000000400ebd &lt;+20&gt;:<text:tab/>xor <text:s text:c="3"/>%eax,%eax</text:p>
      <text:p text:style-name="P1"><text:s text:c="3"/>0x0000000000400ebf &lt;+22&gt;:<text:tab/>mov <text:s text:c="3"/>%rsp,%rsi</text:p>
      <text:p text:style-name="P1"><text:s text:c="3"/>0x0000000000400ec2 &lt;+25&gt;:<text:tab/>call <text:s text:c="2"/>0x40145f &lt;read_six_numbers&gt;</text:p>
      <text:p text:style-name="P1"><text:s text:c="3"/>0x0000000000400ec7 &lt;+30&gt;:<text:tab/>cmpl <text:s text:c="2"/>$0x0,(%rsp)</text:p>
      <text:p text:style-name="P1"><text:s text:c="3"/>0x0000000000400ecb &lt;+34&gt;:<text:tab/>jne <text:s text:c="3"/>0x400ed4 &lt;phase_2+43&gt;</text:p>
      <text:p text:style-name="P1"><text:s text:c="3"/>0x0000000000400ecd &lt;+36&gt;:<text:tab/>cmpl <text:s text:c="2"/>$0x1,0x4(%rsp)</text:p>
      <text:p text:style-name="P1"><text:s text:c="3"/>0x0000000000400ed2 &lt;+41&gt;:<text:tab/>je <text:s text:c="4"/>0x400ed9 &lt;phase_2+48&gt;</text:p>
      <text:p text:style-name="P1"><text:s text:c="3"/>0x0000000000400ed4 &lt;+43&gt;:<text:tab/>call <text:s text:c="2"/>0x40143d &lt;explode_bomb&gt;</text:p>
      <text:p text:style-name="P1"><text:s text:c="3"/>0x0000000000400ed9 &lt;+48&gt;:<text:tab/>mov <text:s text:c="3"/>%rsp,%rbx</text:p>
      <text:p text:style-name="P1"><text:s text:c="3"/>0x0000000000400edc &lt;+51&gt;:<text:tab/>lea <text:s text:c="3"/>0x10(%rsp),%rbp</text:p>
      <text:p text:style-name="P1"><text:s text:c="3"/>0x0000000000400ee1 &lt;+56&gt;:<text:tab/>mov <text:s text:c="3"/>0x4(%rbx),%eax</text:p>
      <text:p text:style-name="P1"><text:s text:c="3"/>0x0000000000400ee4 &lt;+59&gt;:<text:tab/>add <text:s text:c="3"/>(%rbx),%eax</text:p>
      <text:p text:style-name="P1"><text:s text:c="3"/>0x0000000000400ee6 &lt;+61&gt;:<text:tab/>cmp <text:s text:c="3"/>%eax,0x8(%rbx)</text:p>
      <text:p text:style-name="P1"><text:s text:c="3"/>0x0000000000400ee9 &lt;+64&gt;:<text:tab/>je <text:s text:c="4"/>0x400ef0 &lt;phase_2+71&gt;</text:p>
      <text:p text:style-name="P1"><text:s text:c="3"/>0x0000000000400eeb &lt;+66&gt;:<text:tab/>call <text:s text:c="2"/>0x40143d &lt;explode_bomb&gt;</text:p>
      <text:p text:style-name="P1"><text:s text:c="3"/>0x0000000000400ef0 &lt;+71&gt;:<text:tab/>add <text:s text:c="3"/>$0x4,%rbx</text:p>
      <text:p text:style-name="P1"><text:s text:c="3"/>0x0000000000400ef4 &lt;+75&gt;:<text:tab/>cmp <text:s text:c="3"/>%rbp,%rbx</text:p>
      <text:p text:style-name="P1">--Type &lt;RET&gt; for more, q to quit, c to continue without paging--</text:p>
      <text:p text:style-name="P1">=&gt; 0x0000000000400ef7 &lt;+78&gt;:<text:tab/>jne <text:s text:c="3"/>0x400ee1 &lt;phase_2+56&gt;</text:p>
      <text:p text:style-name="P1"><text:s text:c="3"/>0x0000000000400ef9 &lt;+80&gt;:<text:tab/>mov <text:s text:c="3"/>0x18(%rsp),%rax</text:p>
      <text:p text:style-name="P1"><text:s text:c="3"/>0x0000000000400efe &lt;+85&gt;:<text:tab/>xor <text:s text:c="3"/>%fs:0x28,%rax</text:p>
      <text:p text:style-name="P1"><text:s text:c="3"/>0x0000000000400f07 &lt;+94&gt;:<text:tab/>je <text:s text:c="4"/>0x400f0e &lt;phase_2+101&gt;</text:p>
      <text:p text:style-name="P1"><text:s text:c="3"/>0x0000000000400f09 &lt;+96&gt;:<text:tab/>call <text:s text:c="2"/>0x400b00 &lt;__stack_chk_fail@plt&gt;</text:p>
      <text:p text:style-name="P1"><text:s text:c="3"/>0x0000000000400f0e &lt;+101&gt;:<text:tab/>add <text:s text:c="3"/>$0x28,%rsp</text:p>
      <text:p text:style-name="P1"><text:s text:c="3"/>0x0000000000400f12 &lt;+105&gt;:<text:tab/>pop <text:s text:c="3"/>%rbx</text:p>
      <text:p text:style-name="P1"><text:s text:c="3"/>0x0000000000400f13 &lt;+106&gt;:<text:tab/>pop <text:s text:c="3"/>%rbp</text:p>
      <text:p text:style-name="P1"><text:s text:c="3"/>0x0000000000400f14 &lt;+107&gt;:<text:tab/>ret <text:s text:c="3"/></text:p>
      <text:p text:style-name="P1">End of assembler dump.</text:p>
      <text:p text:style-name="P1">(gdb) ni</text:p>
      <text:p text:style-name="P1">0x0000000000400ee1 in phase_2 ()</text:p>
      <text:p text:style-name="P1">(gdb) disas</text:p>
      <text:p text:style-name="P1">Dump of assembler code for function phase_2:</text:p>
      <text:p text:style-name="P1"><text:s text:c="3"/>0x0000000000400ea9 &lt;+0&gt;:<text:tab/>push <text:s text:c="2"/>%rbp</text:p>
      <text:p text:style-name="P1"><text:s text:c="3"/>0x0000000000400eaa &lt;+1&gt;:<text:tab/>push <text:s text:c="2"/>%rbx</text:p>
      <text:p text:style-name="P1"><text:s text:c="3"/>0x0000000000400eab &lt;+2&gt;:<text:tab/>sub <text:s text:c="3"/>$0x28,%rsp</text:p>
      <text:p text:style-name="P1"><text:s text:c="3"/>0x0000000000400eaf &lt;+6&gt;:<text:tab/>mov <text:s text:c="3"/>%fs:0x28,%rax</text:p>
      <text:p text:style-name="P1"><text:s text:c="3"/>0x0000000000400eb8 &lt;+15&gt;:<text:tab/>mov <text:s text:c="3"/>%rax,0x18(%rsp)</text:p>
      <text:p text:style-name="P1"><text:s text:c="3"/>0x0000000000400ebd &lt;+20&gt;:<text:tab/>xor <text:s text:c="3"/>%eax,%eax</text:p>
      <text:p text:style-name="P1"><text:s text:c="3"/>0x0000000000400ebf &lt;+22&gt;:<text:tab/>mov <text:s text:c="3"/>%rsp,%rsi</text:p>
      <text:p text:style-name="P1"><text:s text:c="3"/>0x0000000000400ec2 &lt;+25&gt;:<text:tab/>call <text:s text:c="2"/>0x40145f &lt;read_six_numbers&gt;</text:p>
      <text:p text:style-name="P1"><text:s text:c="3"/>0x0000000000400ec7 &lt;+30&gt;:<text:tab/>cmpl <text:s text:c="2"/>$0x0,(%rsp)</text:p>
      <text:p text:style-name="P1"><text:s text:c="3"/>0x0000000000400ecb &lt;+34&gt;:<text:tab/>jne <text:s text:c="3"/>0x400ed4 &lt;phase_2+43&gt;</text:p>
      <text:p text:style-name="P1"><text:s text:c="3"/>0x0000000000400ecd &lt;+36&gt;:<text:tab/>cmpl <text:s text:c="2"/>$0x1,0x4(%rsp)</text:p>
      <text:p text:style-name="P1"><text:s text:c="3"/>0x0000000000400ed2 &lt;+41&gt;:<text:tab/>je <text:s text:c="4"/>0x400ed9 &lt;phase_2+48&gt;</text:p>
      <text:p text:style-name="P1"><text:s text:c="3"/>0x0000000000400ed4 &lt;+43&gt;:<text:tab/>call <text:s text:c="2"/>0x40143d &lt;explode_bomb&gt;</text:p>
      <text:p text:style-name="P1"><text:soft-page-break/><text:s text:c="3"/>0x0000000000400ed9 &lt;+48&gt;:<text:tab/>mov <text:s text:c="3"/>%rsp,%rbx</text:p>
      <text:p text:style-name="P1"><text:s text:c="3"/>0x0000000000400edc &lt;+51&gt;:<text:tab/>lea <text:s text:c="3"/>0x10(%rsp),%rbp</text:p>
      <text:p text:style-name="P1">=&gt; 0x0000000000400ee1 &lt;+56&gt;:<text:tab/>mov <text:s text:c="3"/>0x4(%rbx),%eax</text:p>
      <text:p text:style-name="P1"><text:s text:c="3"/>0x0000000000400ee4 &lt;+59&gt;:<text:tab/>add <text:s text:c="3"/>(%rbx),%eax</text:p>
      <text:p text:style-name="P1"><text:s text:c="3"/>0x0000000000400ee6 &lt;+61&gt;:<text:tab/>cmp <text:s text:c="3"/>%eax,0x8(%rbx)</text:p>
      <text:p text:style-name="P1"><text:s text:c="3"/>0x0000000000400ee9 &lt;+64&gt;:<text:tab/>je <text:s text:c="4"/>0x400ef0 &lt;phase_2+71&gt;</text:p>
      <text:p text:style-name="P1"><text:s text:c="3"/>0x0000000000400eeb &lt;+66&gt;:<text:tab/>call <text:s text:c="2"/>0x40143d &lt;explode_bomb&gt;</text:p>
      <text:p text:style-name="P1"><text:s text:c="3"/>0x0000000000400ef0 &lt;+71&gt;:<text:tab/>add <text:s text:c="3"/>$0x4,%rbx</text:p>
      <text:p text:style-name="P1"><text:s text:c="3"/>0x0000000000400ef4 &lt;+75&gt;:<text:tab/>cmp <text:s text:c="3"/>%rbp,%rbx</text:p>
      <text:p text:style-name="P1">--Type &lt;RET&gt; for more, q to quit, c to continue without paging--</text:p>
      <text:p text:style-name="P1"><text:s text:c="3"/>0x0000000000400ef7 &lt;+78&gt;:<text:tab/>jne <text:s text:c="3"/>0x400ee1 &lt;phase_2+56&gt;</text:p>
      <text:p text:style-name="P1"><text:s text:c="3"/>0x0000000000400ef9 &lt;+80&gt;:<text:tab/>mov <text:s text:c="3"/>0x18(%rsp),%rax</text:p>
      <text:p text:style-name="P1"><text:s text:c="3"/>0x0000000000400efe &lt;+85&gt;:<text:tab/>xor <text:s text:c="3"/>%fs:0x28,%rax</text:p>
      <text:p text:style-name="P1"><text:s text:c="3"/>0x0000000000400f07 &lt;+94&gt;:<text:tab/>je <text:s text:c="4"/>0x400f0e &lt;phase_2+101&gt;</text:p>
      <text:p text:style-name="P1"><text:s text:c="3"/>0x0000000000400f09 &lt;+96&gt;:<text:tab/>call <text:s text:c="2"/>0x400b00 &lt;__stack_chk_fail@plt&gt;</text:p>
      <text:p text:style-name="P1"><text:s text:c="3"/>0x0000000000400f0e &lt;+101&gt;:<text:tab/>add <text:s text:c="3"/>$0x28,%rsp</text:p>
      <text:p text:style-name="P1"><text:s text:c="3"/>0x0000000000400f12 &lt;+105&gt;:<text:tab/>pop <text:s text:c="3"/>%rbx</text:p>
      <text:p text:style-name="P1"><text:s text:c="3"/>0x0000000000400f13 &lt;+106&gt;:<text:tab/>pop <text:s text:c="3"/>%rbp</text:p>
      <text:p text:style-name="P1"><text:s text:c="3"/>0x0000000000400f14 &lt;+107&gt;:<text:tab/>ret <text:s text:c="3"/></text:p>
      <text:p text:style-name="P1">End of assembler dump.</text:p>
      <text:p text:style-name="P1">(gdb) ni</text:p>
      <text:p text:style-name="P1">0x0000000000400ee4 in phase_2 ()</text:p>
      <text:p text:style-name="P1">(gdb) ni</text:p>
      <text:p text:style-name="P1">0x0000000000400ee6 in phase_2 ()</text:p>
      <text:p text:style-name="P1">(gdb) disas</text:p>
      <text:p text:style-name="P1">Dump of assembler code for function phase_2:</text:p>
      <text:p text:style-name="P1"><text:s text:c="3"/>0x0000000000400ea9 &lt;+0&gt;:<text:tab/>push <text:s text:c="2"/>%rbp</text:p>
      <text:p text:style-name="P1"><text:s text:c="3"/>0x0000000000400eaa &lt;+1&gt;:<text:tab/>push <text:s text:c="2"/>%rbx</text:p>
      <text:p text:style-name="P1"><text:s text:c="3"/>0x0000000000400eab &lt;+2&gt;:<text:tab/>sub <text:s text:c="3"/>$0x28,%rsp</text:p>
      <text:p text:style-name="P1"><text:s text:c="3"/>0x0000000000400eaf &lt;+6&gt;:<text:tab/>mov <text:s text:c="3"/>%fs:0x28,%rax</text:p>
      <text:p text:style-name="P1"><text:s text:c="3"/>0x0000000000400eb8 &lt;+15&gt;:<text:tab/>mov <text:s text:c="3"/>%rax,0x18(%rsp)</text:p>
      <text:p text:style-name="P1"><text:s text:c="3"/>0x0000000000400ebd &lt;+20&gt;:<text:tab/>xor <text:s text:c="3"/>%eax,%eax</text:p>
      <text:p text:style-name="P1"><text:s text:c="3"/>0x0000000000400ebf &lt;+22&gt;:<text:tab/>mov <text:s text:c="3"/>%rsp,%rsi</text:p>
      <text:p text:style-name="P1"><text:s text:c="3"/>0x0000000000400ec2 &lt;+25&gt;:<text:tab/>call <text:s text:c="2"/>0x40145f &lt;read_six_numbers&gt;</text:p>
      <text:p text:style-name="P1"><text:s text:c="3"/>0x0000000000400ec7 &lt;+30&gt;:<text:tab/>cmpl <text:s text:c="2"/>$0x0,(%rsp)</text:p>
      <text:p text:style-name="P1"><text:s text:c="3"/>0x0000000000400ecb &lt;+34&gt;:<text:tab/>jne <text:s text:c="3"/>0x400ed4 &lt;phase_2+43&gt;</text:p>
      <text:p text:style-name="P1"><text:s text:c="3"/>0x0000000000400ecd &lt;+36&gt;:<text:tab/>cmpl <text:s text:c="2"/>$0x1,0x4(%rsp)</text:p>
      <text:p text:style-name="P1"><text:s text:c="3"/>0x0000000000400ed2 &lt;+41&gt;:<text:tab/>je <text:s text:c="4"/>0x400ed9 &lt;phase_2+48&gt;</text:p>
      <text:p text:style-name="P1"><text:s text:c="3"/>0x0000000000400ed4 &lt;+43&gt;:<text:tab/>call <text:s text:c="2"/>0x40143d &lt;explode_bomb&gt;</text:p>
      <text:p text:style-name="P1"><text:s text:c="3"/>0x0000000000400ed9 &lt;+48&gt;:<text:tab/>mov <text:s text:c="3"/>%rsp,%rbx</text:p>
      <text:p text:style-name="P1"><text:s text:c="3"/>0x0000000000400edc &lt;+51&gt;:<text:tab/>lea <text:s text:c="3"/>0x10(%rsp),%rbp</text:p>
      <text:p text:style-name="P1"><text:s text:c="3"/>0x0000000000400ee1 &lt;+56&gt;:<text:tab/>mov <text:s text:c="3"/>0x4(%rbx),%eax</text:p>
      <text:p text:style-name="P1"><text:s text:c="3"/>0x0000000000400ee4 &lt;+59&gt;:<text:tab/>add <text:s text:c="3"/>(%rbx),%eax</text:p>
      <text:p text:style-name="P1">=&gt; 0x0000000000400ee6 &lt;+61&gt;:<text:tab/>cmp <text:s text:c="3"/>%eax,0x8(%rbx)</text:p>
      <text:p text:style-name="P1"><text:s text:c="3"/>0x0000000000400ee9 &lt;+64&gt;:<text:tab/>je <text:s text:c="4"/>0x400ef0 &lt;phase_2+71&gt;</text:p>
      <text:p text:style-name="P1"><text:s text:c="3"/>0x0000000000400eeb &lt;+66&gt;:<text:tab/>call <text:s text:c="2"/>0x40143d &lt;explode_bomb&gt;</text:p>
      <text:p text:style-name="P1"><text:s text:c="3"/>0x0000000000400ef0 &lt;+71&gt;:<text:tab/>add <text:s text:c="3"/>$0x4,%rbx</text:p>
      <text:p text:style-name="P1"><text:s text:c="3"/>0x0000000000400ef4 &lt;+75&gt;:<text:tab/>cmp <text:s text:c="3"/>%rbp,%rbx</text:p>
      <text:p text:style-name="P1">--Type &lt;RET&gt; for more, q to quit, c to continue without paging--</text:p>
      <text:p text:style-name="P1"><text:soft-page-break/><text:s text:c="3"/>0x0000000000400ef7 &lt;+78&gt;:<text:tab/>jne <text:s text:c="3"/>0x400ee1 &lt;phase_2+56&gt;</text:p>
      <text:p text:style-name="P1"><text:s text:c="3"/>0x0000000000400ef9 &lt;+80&gt;:<text:tab/>mov <text:s text:c="3"/>0x18(%rsp),%rax</text:p>
      <text:p text:style-name="P1"><text:s text:c="3"/>0x0000000000400efe &lt;+85&gt;:<text:tab/>xor <text:s text:c="3"/>%fs:0x28,%rax</text:p>
      <text:p text:style-name="P1"><text:s text:c="3"/>0x0000000000400f07 &lt;+94&gt;:<text:tab/>je <text:s text:c="4"/>0x400f0e &lt;phase_2+101&gt;</text:p>
      <text:p text:style-name="P1"><text:s text:c="3"/>0x0000000000400f09 &lt;+96&gt;:<text:tab/>call <text:s text:c="2"/>0x400b00 &lt;__stack_chk_fail@plt&gt;</text:p>
      <text:p text:style-name="P1"><text:s text:c="3"/>0x0000000000400f0e &lt;+101&gt;:<text:tab/>add <text:s text:c="3"/>$0x28,%rsp</text:p>
      <text:p text:style-name="P1"><text:s text:c="3"/>0x0000000000400f12 &lt;+105&gt;:<text:tab/>pop <text:s text:c="3"/>%rbx</text:p>
      <text:p text:style-name="P1"><text:s text:c="3"/>0x0000000000400f13 &lt;+106&gt;:<text:tab/>pop <text:s text:c="3"/>%rbp</text:p>
      <text:p text:style-name="P1"><text:s text:c="3"/>0x0000000000400f14 &lt;+107&gt;:<text:tab/>ret <text:s text:c="3"/></text:p>
      <text:p text:style-name="P1">End of assembler dump.</text:p>
      <text:p text:style-name="P1">(gdb) i r</text:p>
      <text:p text:style-name="P1">rax <text:s text:c="11"/>0x5 <text:s text:c="16"/>5 <text:span text:style-name="T2">// </text:span><text:span text:style-name="T31">last input is 5</text:span></text:p>
      <text:p text:style-name="P1">rbx <text:s text:c="11"/>0x7fffffffddec <text:s text:c="5"/>140737488346604</text:p>
      <text:p text:style-name="P1">rcx <text:s text:c="11"/>0x0 <text:s text:c="16"/>0</text:p>
      <text:p text:style-name="P1">rdx <text:s text:c="11"/>0x6 <text:s text:c="16"/>6</text:p>
      <text:p text:style-name="P1">rsi <text:s text:c="11"/>0x0 <text:s text:c="16"/>0</text:p>
      <text:p text:style-name="P1">rdi <text:s text:c="11"/>0x7fffffffd770 <text:s text:c="5"/>140737488344944</text:p>
      <text:p text:style-name="P1">rbp <text:s text:c="11"/>0x7fffffffddf0 <text:s text:c="5"/>0x7fffffffddf0</text:p>
      <text:p text:style-name="P1">rsp <text:s text:c="11"/>0x7fffffffdde0 <text:s text:c="5"/>0x7fffffffdde0</text:p>
      <text:p text:style-name="P1">r8 <text:s text:c="12"/>0x1999999999999999 <text:s/>1844674407370955161</text:p>
      <text:p text:style-name="P1">r9 <text:s text:c="12"/>0x0 <text:s text:c="16"/>0</text:p>
      <text:p text:style-name="P1">r10 <text:s text:c="11"/>0x7ffff7f49ac0 <text:s text:c="5"/>140737353390784</text:p>
      <text:p text:style-name="P1">r11 <text:s text:c="11"/>0x7ffff7f4a3c0 <text:s text:c="5"/>140737353393088</text:p>
      <text:p text:style-name="P1">r12 <text:s text:c="11"/>0x400c60 <text:s text:c="11"/>4197472</text:p>
      <text:p text:style-name="P1">r13 <text:s text:c="11"/>0x0 <text:s text:c="16"/>0</text:p>
      <text:p text:style-name="P1">r14 <text:s text:c="11"/>0x0 <text:s text:c="16"/>0</text:p>
      <text:p text:style-name="P1">r15 <text:s text:c="11"/>0x0 <text:s text:c="16"/>0</text:p>
      <text:p text:style-name="P1">rip <text:s text:c="11"/>0x400ee6 <text:s text:c="11"/>0x400ee6 &lt;phase_2+61&gt;</text:p>
      <text:p text:style-name="P1">eflags <text:s text:c="8"/>0x206 <text:s text:c="14"/>[ PF IF ]</text:p>
      <text:p text:style-name="P1">cs <text:s text:c="12"/>0x33 <text:s text:c="15"/>51</text:p>
      <text:p text:style-name="P1">ss <text:s text:c="12"/>0x2b <text:s text:c="15"/>43</text:p>
      <text:p text:style-name="P1">ds <text:s text:c="12"/>0x0 <text:s text:c="16"/>0</text:p>
      <text:p text:style-name="P1">es <text:s text:c="12"/>0x0 <text:s text:c="16"/>0</text:p>
      <text:p text:style-name="P1">fs <text:s text:c="12"/>0x0 <text:s text:c="16"/>0</text:p>
      <text:p text:style-name="P1">--Type &lt;RET&gt; for more, q to quit, c to continue without paging--</text:p>
      <text:p text:style-name="P1">gs <text:s text:c="12"/>0x0 <text:s text:c="16"/>0</text:p>
      <text:p text:style-name="P1"/>
      <text:p text:style-name="P1">(gdb) r</text:p>
      <text:p text:style-name="P1">The program being debugged has been started already.</text:p>
      <text:p text:style-name="P1">Start it from the beginning? (y or n) y</text:p>
      <text:p text:style-name="P18">Starting program: <text:s/>/home/<text:span text:style-name="T70">humble/</text:span>Desktop/ITS304/<text:span text:style-name="T70">bomb001</text:span>/bomb</text:p>
      <text:p text:style-name="P1">Welcome to my fiendish little bomb. You have 6 phases with</text:p>
      <text:p text:style-name="P1">which to blow yourself up. Have a nice day!</text:p>
      <text:p text:style-name="P1">Phase 1 defused. How about the next one?</text:p>
      <text:p text:style-name="P1">0 1 1 2 3 5</text:p>
      <text:p text:style-name="P1">That's number 2. <text:s/>Keep going!</text:p>
      <text:p text:style-name="P1"/>
      <text:list xml:id="list2797816111" text:style-name="L2">
        <text:list-item>
          <text:p text:style-name="P13"><text:span text:style-name="T5">So solution in phase </text:span><text:span text:style-name="T22">3</text:span><text:span text:style-name="T5"> is: </text:span><text:span text:style-name="T43"><text:s/>0 1 1 2 3 5</text:span></text:p>
        </text:list-item>
      </text:list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5">Phase <text:span text:style-name="T44">3</text:span></text:p>
      <text:p text:style-name="P25"/>
      <text:p text:style-name="P30">humble@humble-Vostro-3583:~/Desktop/ITS304/bomb001$</text:p>
      <text:p text:style-name="P21">gdb bomb</text:p>
      <text:p text:style-name="P20">GNU gdb (Ubuntu 10.1-2ubuntu2) 10.1.90.20210411-git</text:p>
      <text:p text:style-name="P20">Copyright (C) 2021 Free Software Foundation, Inc.</text:p>
      <text:p text:style-name="P20">License GPLv3+: GNU GPL version 3 or later &lt;http://gnu.org/licenses/gpl.html&gt;</text:p>
      <text:p text:style-name="P20">This is free software: you are free to change and redistribute it.</text:p>
      <text:p text:style-name="P20">There is NO WARRANTY, to the extent permitted by law.</text:p>
      <text:p text:style-name="P20">Type "show copying" and "show warranty" for details.</text:p>
      <text:p text:style-name="P20">This GDB was configured as "x86_64-linux-gnu".</text:p>
      <text:p text:style-name="P20">Type "show configuration" for configuration details.</text:p>
      <text:p text:style-name="P20">For bug reporting instructions, please see:</text:p>
      <text:p text:style-name="P20">&lt;https://www.gnu.org/software/gdb/bugs/&gt;.</text:p>
      <text:p text:style-name="P20">Find the GDB manual and other documentation resources online at:</text:p>
      <text:p text:style-name="P20">&lt;http://www.gnu.org/software/gdb/documentation/&gt;.</text:p>
      <text:p text:style-name="P20"/>
      <text:p text:style-name="P20">For help, type "help".</text:p>
      <text:p text:style-name="P20">Type "apropos word" to search for commands related to "word"...</text:p>
      <text:p text:style-name="P20">Reading symbols from bomb...</text:p>
      <text:p text:style-name="P20">(gdb) b phase_3</text:p>
      <text:p text:style-name="P20"><text:soft-page-break/>Breakpoint 1 at 0x400f15</text:p>
      <text:p text:style-name="P20">(gdb) b explode_bomb</text:p>
      <text:p text:style-name="P20">Breakpoint 2 at 0x40143d</text:p>
      <text:p text:style-name="P20">(gdb) r answers.txt</text:p>
      <text:p text:style-name="P22">Starting program: <text:s/>/home/<text:span text:style-name="T70">humble/</text:span>Desktop/ITS304/<text:span text:style-name="T70">bomb001</text:span>/bomb</text:p>
      <text:p text:style-name="P20">Welcome to my fiendish little bomb. You have 6 phases with</text:p>
      <text:p text:style-name="P20">which to blow yourself up. Have a nice day!</text:p>
      <text:p text:style-name="P20">Phase 1 defused. How about the next one?</text:p>
      <text:p text:style-name="P20">That's number 2. <text:s/>Keep going!</text:p>
      <text:p text:style-name="P20">hi<text:span text:style-name="T2">//</text:span><text:span text:style-name="T6">Test Input</text:span></text:p>
      <text:p text:style-name="P20"/>
      <text:p text:style-name="P20">Breakpoint 1, 0x0000000000400f15 in phase_3 ()</text:p>
      <text:p text:style-name="P20">(gdb) disas</text:p>
      <text:p text:style-name="P20">Dump of assembler code for function phase_3:</text:p>
      <text:p text:style-name="P20">=&gt; 0x0000000000400f15 &lt;+0&gt;:<text:tab/>sub <text:s text:c="3"/>$0x18,%rsp<text:span text:style-name="T2"> //</text:span><text:span text:style-name="T7">make stack </text:span></text:p>
      <text:p text:style-name="P20"><text:s text:c="3"/>0x0000000000400f19 &lt;+4&gt;:<text:tab/>mov <text:s text:c="3"/>%fs:0x28,%rax</text:p>
      <text:p text:style-name="P20"><text:s text:c="3"/>0x0000000000400f22 &lt;+13&gt;:<text:tab/>mov <text:s text:c="3"/>%rax,0x8(%rsp)</text:p>
      <text:p text:style-name="P20"><text:s text:c="3"/>0x0000000000400f27 &lt;+18&gt;:<text:tab/>xor <text:s text:c="3"/>%eax,%eax</text:p>
      <text:p text:style-name="P20"><text:s text:c="3"/>0x0000000000400f29 &lt;+20&gt;:<text:tab/>lea <text:s text:c="3"/>0x4(%rsp),%rcx</text:p>
      <text:p text:style-name="P20"><text:s text:c="3"/>0x0000000000400f2e &lt;+25&gt;:<text:tab/>mov <text:s text:c="3"/>%rsp,%rdx</text:p>
      <text:p text:style-name="P20"><text:s text:c="3"/>0x0000000000400f31 &lt;+28&gt;:<text:tab/>mov <text:s text:c="3"/>$0x4025cf,%esi </text:p>
      <text:p text:style-name="P20"><text:s text:c="3"/>0x0000000000400f36 &lt;+33&gt;:<text:tab/>call <text:s text:c="2"/>0x400bb0 &lt;__isoc99_sscanf@plt&gt;<text:span text:style-name="T2">//</text:span><text:span text:style-name="T9">functions that <text:s/>takes input</text:span></text:p>
      <text:p text:style-name="P20"><text:s text:c="3"/>0x0000000000400f3b &lt;+38&gt;:<text:tab/>cmp <text:s text:c="3"/>$0x1,%eax <text:span text:style-name="T2">//</text:span><text:span text:style-name="T10">comparing 1 with result from input</text:span></text:p>
      <text:p text:style-name="P20"><text:s text:c="3"/>0x0000000000400f3e &lt;+41&gt;:<text:tab/>jg <text:s text:c="4"/>0x400f45 &lt;phase_3+48&gt; </text:p>
      <text:p text:style-name="P20"><text:s text:c="3"/>0x0000000000400f40 &lt;+43&gt;:<text:tab/>call <text:s text:c="2"/>0x40143d &lt;explode_bomb&gt;</text:p>
      <text:p text:style-name="P20"><text:s text:c="3"/>0x0000000000400f45 &lt;+48&gt;:<text:tab/>cmpl <text:s text:c="2"/>$0x7,(%rsp)<text:span text:style-name="T2">//</text:span><text:span text:style-name="T12">comparing 7 with the value at rsp</text:span></text:p>
      <text:p text:style-name="P20"><text:s text:c="3"/>0x0000000000400f49 &lt;+52&gt;:<text:tab/>ja <text:s text:c="4"/>0x400fa6 &lt;phase_3+145&gt;<text:span text:style-name="T2"> </text:span></text:p>
      <text:p text:style-name="P20"><text:s text:c="3"/>0x0000000000400f4b &lt;+54&gt;:<text:tab/>mov <text:s text:c="3"/>(%rsp),%eax</text:p>
      <text:p text:style-name="P20"><text:s text:c="3"/>0x0000000000400f4e &lt;+57&gt;:<text:tab/>jmp <text:s text:c="3"/>*0x402440(,%rax,8)</text:p>
      <text:p text:style-name="P20"><text:s text:c="3"/>0x0000000000400f55 &lt;+64&gt;:<text:tab/>mov <text:s text:c="3"/>$0x134,%eax</text:p>
      <text:p text:style-name="P20"><text:s text:c="3"/>0x0000000000400f5a &lt;+69&gt;:<text:tab/>jmp <text:s text:c="3"/>0x400f61 &lt;phase_3+76&gt;</text:p>
      <text:p text:style-name="P20"><text:s text:c="3"/>0x0000000000400f5c &lt;+71&gt;:<text:tab/>mov <text:s text:c="3"/>$0x0,%eax</text:p>
      <text:p text:style-name="P20"><text:s text:c="3"/>0x0000000000400f61 &lt;+76&gt;:<text:tab/>sub <text:s text:c="3"/>$0x85,%eax</text:p>
      <text:p text:style-name="P20"><text:s text:c="3"/>0x0000000000400f66 &lt;+81&gt;:<text:tab/>jmp <text:s text:c="3"/>0x400f6d &lt;phase_3+88&gt;</text:p>
      <text:p text:style-name="P20"><text:s text:c="3"/>0x0000000000400f68 &lt;+83&gt;:<text:tab/>mov <text:s text:c="3"/>$0x0,%eax</text:p>
      <text:p text:style-name="P20"><text:s text:c="3"/>0x0000000000400f6d &lt;+88&gt;:<text:tab/>add <text:s text:c="3"/>$0x201,%eax</text:p>
      <text:p text:style-name="P20">--Type &lt;RET&gt; for more, q to quit, c to continue without paging--</text:p>
      <text:p text:style-name="P20"><text:s text:c="3"/>0x0000000000400f72 &lt;+93&gt;:<text:tab/>jmp <text:s text:c="3"/>0x400f79 &lt;phase_3+100&gt;</text:p>
      <text:p text:style-name="P20"><text:s text:c="3"/>0x0000000000400f74 &lt;+95&gt;:<text:tab/>mov <text:s text:c="3"/>$0x0,%eax</text:p>
      <text:p text:style-name="P20"><text:s text:c="3"/>0x0000000000400f79 &lt;+100&gt;:<text:tab/>sub <text:s text:c="3"/>$0x68,%eax</text:p>
      <text:p text:style-name="P20"><text:s text:c="3"/>0x0000000000400f7c &lt;+103&gt;:<text:tab/>jmp <text:s text:c="3"/>0x400f83 &lt;phase_3+110&gt;</text:p>
      <text:p text:style-name="P20"><text:s text:c="3"/>0x0000000000400f7e &lt;+105&gt;:<text:tab/>mov <text:s text:c="3"/>$0x0,%eax</text:p>
      <text:p text:style-name="P20"><text:s text:c="3"/>0x0000000000400f83 &lt;+110&gt;:<text:tab/>add <text:s text:c="3"/>$0x68,%eax</text:p>
      <text:p text:style-name="P20"><text:s text:c="3"/>0x0000000000400f86 &lt;+113&gt;:<text:tab/>jmp <text:s text:c="3"/>0x400f8d &lt;phase_3+120&gt;</text:p>
      <text:p text:style-name="P20"><text:s text:c="3"/>0x0000000000400f88 &lt;+115&gt;:<text:tab/>mov <text:s text:c="3"/>$0x0,%eax</text:p>
      <text:p text:style-name="P20"><text:s text:c="3"/>0x0000000000400f8d &lt;+120&gt;:<text:tab/>sub <text:s text:c="3"/>$0x68,%eax</text:p>
      <text:p text:style-name="P20"><text:s text:c="3"/>0x0000000000400f90 &lt;+123&gt;:<text:tab/>jmp <text:s text:c="3"/>0x400f97 &lt;phase_3+130&gt;</text:p>
      <text:p text:style-name="P20"><text:s text:c="3"/>0x0000000000400f92 &lt;+125&gt;:<text:tab/>mov <text:s text:c="3"/>$0x0,%eax</text:p>
      <text:p text:style-name="P20"><text:soft-page-break/><text:s text:c="3"/>0x0000000000400f97 &lt;+130&gt;:<text:tab/>add <text:s text:c="3"/>$0x68,%eax</text:p>
      <text:p text:style-name="P20"><text:s text:c="3"/>0x0000000000400f9a &lt;+133&gt;:<text:tab/>jmp <text:s text:c="3"/>0x400fa1 &lt;phase_3+140&gt;</text:p>
      <text:p text:style-name="P20"><text:s text:c="3"/>0x0000000000400f9c &lt;+135&gt;:<text:tab/>mov <text:s text:c="3"/>$0x0,%eax</text:p>
      <text:p text:style-name="P20"><text:s text:c="3"/>0x0000000000400fa1 &lt;+140&gt;:<text:tab/>sub <text:s text:c="3"/>$0x68,%eax</text:p>
      <text:p text:style-name="P20"><text:s text:c="3"/>0x0000000000400fa4 &lt;+143&gt;:<text:tab/>jmp <text:s text:c="3"/>0x400fb0 &lt;phase_3+155&gt;</text:p>
      <text:p text:style-name="P20"><text:s text:c="3"/>0x0000000000400fa6 &lt;+145&gt;:<text:tab/>call <text:s text:c="2"/>0x40143d &lt;explode_bomb&gt;</text:p>
      <text:p text:style-name="P20"><text:s text:c="3"/>0x0000000000400fab &lt;+150&gt;:<text:tab/>mov <text:s text:c="3"/>$0x0,%eax</text:p>
      <text:p text:style-name="P20"><text:s text:c="3"/>0x0000000000400fb0 &lt;+155&gt;:<text:tab/>cmpl <text:s text:c="2"/>$0x5,(%rsp)</text:p>
      <text:p text:style-name="P20"><text:s text:c="3"/>0x0000000000400fb4 &lt;+159&gt;:<text:tab/>jg <text:s text:c="4"/>0x400fbc &lt;phase_3+167&gt;</text:p>
      <text:p text:style-name="P20"><text:s text:c="3"/>0x0000000000400fb6 &lt;+161&gt;:<text:tab/>cmp <text:s text:c="3"/>0x4(%rsp),%eax</text:p>
      <text:p text:style-name="P20"><text:s text:c="3"/>0x0000000000400fba &lt;+165&gt;:<text:tab/>je <text:s text:c="4"/>0x400fc1 &lt;phase_3+172&gt;</text:p>
      <text:p text:style-name="P20"><text:s text:c="3"/>0x0000000000400fbc &lt;+167&gt;:<text:tab/>call <text:s text:c="2"/>0x40143d &lt;explode_bomb&gt;</text:p>
      <text:p text:style-name="P20">--Type &lt;RET&gt; for more, q to quit, c to continue without paging--</text:p>
      <text:p text:style-name="P20"><text:s text:c="3"/>0x0000000000400fc1 &lt;+172&gt;:<text:tab/>mov <text:s text:c="3"/>0x8(%rsp),%rax</text:p>
      <text:p text:style-name="P20"><text:s text:c="3"/>0x0000000000400fc6 &lt;+177&gt;:<text:tab/>xor <text:s text:c="3"/>%fs:0x28,%rax</text:p>
      <text:p text:style-name="P20"><text:s text:c="3"/>0x0000000000400fcf &lt;+186&gt;:<text:tab/>je <text:s text:c="4"/>0x400fd6 &lt;phase_3+193&gt;</text:p>
      <text:p text:style-name="P20"><text:s text:c="3"/>0x0000000000400fd1 &lt;+188&gt;:<text:tab/>call <text:s text:c="2"/>0x400b00 &lt;__stack_chk_fail@plt&gt;</text:p>
      <text:p text:style-name="P20"><text:s text:c="3"/>0x0000000000400fd6 &lt;+193&gt;:<text:tab/>add <text:s text:c="3"/>$0x18,%rsp</text:p>
      <text:p text:style-name="P20"><text:s text:c="3"/>0x0000000000400fda &lt;+197&gt;:<text:tab/>ret <text:s text:c="2"/></text:p>
      <text:p text:style-name="P20">End of assembler dump.</text:p>
      <text:p text:style-name="P26"/>
      <text:p text:style-name="P20">(gdb) x/s 0x4025cf</text:p>
      <text:p text:style-name="P20">0x4025cf:<text:tab/>"%d %d"<text:span text:style-name="T2">//</text:span><text:span text:style-name="T14">input format</text:span></text:p>
      <text:p text:style-name="P27"/>
      <text:p text:style-name="P20">(gdb) r</text:p>
      <text:p text:style-name="P20">The program being debugged has been started already.</text:p>
      <text:p text:style-name="P20">Start it from the beginning? (y or n) y</text:p>
      <text:p text:style-name="P22">Starting program: <text:s/>/home/<text:span text:style-name="T70">humble/</text:span>Desktop/ITS304/<text:span text:style-name="T70">bomb001</text:span>/bomb</text:p>
      <text:p text:style-name="P20">Welcome to my fiendish little bomb. You have 6 phases with</text:p>
      <text:p text:style-name="P20">which to blow yourself up. Have a nice day!</text:p>
      <text:p text:style-name="P20">Phase 1 defused. How about the next one?</text:p>
      <text:p text:style-name="P20">That's number 2. <text:s/>Keep going!</text:p>
      <text:p text:style-name="P20">2 45<text:span text:style-name="T2">//</text:span><text:span text:style-name="T15">test input with correct format</text:span></text:p>
      <text:p text:style-name="P28"/>
      <text:p text:style-name="P20"><text:span text:style-name="T15">//</text:span><text:span text:style-name="T16">Checking </text:span><text:span text:style-name="T38">the</text:span><text:span text:style-name="T16"> first input</text:span></text:p>
      <text:p text:style-name="P20"/>
      <text:p text:style-name="P20">Breakpoint 1, 0x0000000000400f15 in phase_3 ()</text:p>
      <text:p text:style-name="P20">(gdb) disas</text:p>
      <text:p text:style-name="P20">Dump of assembler code for function phase_3:</text:p>
      <text:p text:style-name="P20">=&gt; 0x0000000000400f15 &lt;+0&gt;:<text:tab/>sub <text:s text:c="3"/>$0x18,%rsp</text:p>
      <text:p text:style-name="P20"><text:s text:c="3"/>0x0000000000400f19 &lt;+4&gt;:<text:tab/>mov <text:s text:c="3"/>%fs:0x28,%rax</text:p>
      <text:p text:style-name="P20"><text:s text:c="3"/>0x0000000000400f22 &lt;+13&gt;:<text:tab/>mov <text:s text:c="3"/>%rax,0x8(%rsp)</text:p>
      <text:p text:style-name="P20"><text:s text:c="3"/>0x0000000000400f27 &lt;+18&gt;:<text:tab/>xor <text:s text:c="3"/>%eax,%eax</text:p>
      <text:p text:style-name="P20"><text:s text:c="3"/>0x0000000000400f29 &lt;+20&gt;:<text:tab/>lea <text:s text:c="3"/>0x4(%rsp),%rcx</text:p>
      <text:p text:style-name="P20"><text:s text:c="3"/>0x0000000000400f2e &lt;+25&gt;:<text:tab/>mov <text:s text:c="3"/>%rsp,%rdx</text:p>
      <text:p text:style-name="P20"><text:s text:c="3"/>0x0000000000400f31 &lt;+28&gt;:<text:tab/>mov <text:s text:c="3"/>$0x4025cf,%esi</text:p>
      <text:p text:style-name="P20"><text:s text:c="3"/>0x0000000000400f36 &lt;+33&gt;:<text:tab/>call <text:s text:c="2"/>0x400bb0 &lt;__isoc99_sscanf@plt&gt;</text:p>
      <text:p text:style-name="P20"><text:s text:c="3"/>0x0000000000400f3b &lt;+38&gt;:<text:tab/>cmp <text:s text:c="3"/>$0x1,%eax</text:p>
      <text:p text:style-name="P20"><text:s text:c="3"/>0x0000000000400f3e &lt;+41&gt;:<text:tab/>jg <text:s text:c="4"/>0x400f45 &lt;phase_3+48&gt;</text:p>
      <text:p text:style-name="P20"><text:soft-page-break/><text:s text:c="3"/>0x0000000000400f40 &lt;+43&gt;:<text:tab/>call <text:s text:c="2"/>0x40143d &lt;explode_bomb&gt;</text:p>
      <text:p text:style-name="P20"><text:s text:c="3"/>0x0000000000400f45 &lt;+48&gt;:<text:tab/>cmpl <text:s text:c="2"/>$0x7,(%rsp)</text:p>
      <text:p text:style-name="P20"><text:s text:c="3"/>0x0000000000400f49 &lt;+52&gt;:<text:tab/>ja <text:s text:c="4"/>0x400fa6 &lt;phase_3+145&gt;</text:p>
      <text:p text:style-name="P20"><text:s text:c="3"/>0x0000000000400f4b &lt;+54&gt;:<text:tab/>mov <text:s text:c="3"/>(%rsp),%eax</text:p>
      <text:p text:style-name="P20"><text:s text:c="3"/>0x0000000000400f4e &lt;+57&gt;:<text:tab/>jmp <text:s text:c="3"/>*0x402440(,%rax,8)</text:p>
      <text:p text:style-name="P20"><text:s text:c="3"/>0x0000000000400f55 &lt;+64&gt;:<text:tab/>mov <text:s text:c="3"/>$0x134,%eax</text:p>
      <text:p text:style-name="P20"><text:s text:c="3"/>0x0000000000400f5a &lt;+69&gt;:<text:tab/>jmp <text:s text:c="3"/>0x400f61 &lt;phase_3+76&gt;</text:p>
      <text:p text:style-name="P20"><text:s text:c="3"/>0x0000000000400f5c &lt;+71&gt;:<text:tab/>mov <text:s text:c="3"/>$0x0,%eax</text:p>
      <text:p text:style-name="P20"><text:s text:c="3"/>0x0000000000400f61 &lt;+76&gt;:<text:tab/>sub <text:s text:c="3"/>$0x85,%eax</text:p>
      <text:p text:style-name="P20"><text:s text:c="3"/>0x0000000000400f66 &lt;+81&gt;:<text:tab/>jmp <text:s text:c="3"/>0x400f6d &lt;phase_3+88&gt;</text:p>
      <text:p text:style-name="P20"><text:s text:c="3"/>0x0000000000400f68 &lt;+83&gt;:<text:tab/>mov <text:s text:c="3"/>$0x0,%eax</text:p>
      <text:p text:style-name="P20"><text:s text:c="3"/>0x0000000000400f6d &lt;+88&gt;:<text:tab/>add <text:s text:c="3"/>$0x201,%eax</text:p>
      <text:p text:style-name="P20">--Type &lt;RET&gt; for more, q to quit, c to continue without paging--</text:p>
      <text:p text:style-name="P20"><text:s text:c="3"/>0x0000000000400f72 &lt;+93&gt;:<text:tab/>jmp <text:s text:c="3"/>0x400f79 &lt;phase_3+100&gt;</text:p>
      <text:p text:style-name="P20"><text:s text:c="3"/>0x0000000000400f74 &lt;+95&gt;:<text:tab/>mov <text:s text:c="3"/>$0x0,%eax</text:p>
      <text:p text:style-name="P20"><text:s text:c="3"/>0x0000000000400f79 &lt;+100&gt;:<text:tab/>sub <text:s text:c="3"/>$0x68,%eax</text:p>
      <text:p text:style-name="P20"><text:s text:c="3"/>0x0000000000400f7c &lt;+103&gt;:<text:tab/>jmp <text:s text:c="3"/>0x400f83 &lt;phase_3+110&gt;</text:p>
      <text:p text:style-name="P20"><text:s text:c="3"/>0x0000000000400f7e &lt;+105&gt;:<text:tab/>mov <text:s text:c="3"/>$0x0,%eax</text:p>
      <text:p text:style-name="P20"><text:s text:c="3"/>0x0000000000400f83 &lt;+110&gt;:<text:tab/>add <text:s text:c="3"/>$0x68,%eax</text:p>
      <text:p text:style-name="P20"><text:s text:c="3"/>0x0000000000400f86 &lt;+113&gt;:<text:tab/>jmp <text:s text:c="3"/>0x400f8d &lt;phase_3+120&gt;</text:p>
      <text:p text:style-name="P20"><text:s text:c="3"/>0x0000000000400f88 &lt;+115&gt;:<text:tab/>mov <text:s text:c="3"/>$0x0,%eax</text:p>
      <text:p text:style-name="P20"><text:s text:c="3"/>0x0000000000400f8d &lt;+120&gt;:<text:tab/>sub <text:s text:c="3"/>$0x68,%eax</text:p>
      <text:p text:style-name="P20"><text:s text:c="3"/>0x0000000000400f90 &lt;+123&gt;:<text:tab/>jmp <text:s text:c="3"/>0x400f97 &lt;phase_3+130&gt;</text:p>
      <text:p text:style-name="P20"><text:s text:c="3"/>0x0000000000400f92 &lt;+125&gt;:<text:tab/>mov <text:s text:c="3"/>$0x0,%eax</text:p>
      <text:p text:style-name="P20"><text:s text:c="3"/>0x0000000000400f97 &lt;+130&gt;:<text:tab/>add <text:s text:c="3"/>$0x68,%eax</text:p>
      <text:p text:style-name="P20"><text:s text:c="3"/>0x0000000000400f9a &lt;+133&gt;:<text:tab/>jmp <text:s text:c="3"/>0x400fa1 &lt;phase_3+140&gt;</text:p>
      <text:p text:style-name="P20"><text:s text:c="3"/>0x0000000000400f9c &lt;+135&gt;:<text:tab/>mov <text:s text:c="3"/>$0x0,%eax</text:p>
      <text:p text:style-name="P20"><text:s text:c="3"/>0x0000000000400fa1 &lt;+140&gt;:<text:tab/>sub <text:s text:c="3"/>$0x68,%eax</text:p>
      <text:p text:style-name="P20"><text:s text:c="3"/>0x0000000000400fa4 &lt;+143&gt;:<text:tab/>jmp <text:s text:c="3"/>0x400fb0 &lt;phase_3+155&gt;</text:p>
      <text:p text:style-name="P20"><text:s text:c="3"/>0x0000000000400fa6 &lt;+145&gt;:<text:tab/>call <text:s text:c="2"/>0x40143d &lt;explode_bomb&gt;</text:p>
      <text:p text:style-name="P20"><text:s text:c="3"/>0x0000000000400fab &lt;+150&gt;:<text:tab/>mov <text:s text:c="3"/>$0x0,%eax</text:p>
      <text:p text:style-name="P20"><text:s text:c="3"/>0x0000000000400fb0 &lt;+155&gt;:<text:tab/>cmpl <text:s text:c="2"/>$0x5,(%rsp)</text:p>
      <text:p text:style-name="P20"><text:s text:c="3"/>0x0000000000400fb4 &lt;+159&gt;:<text:tab/>jg <text:s text:c="4"/>0x400fbc &lt;phase_3+167&gt;</text:p>
      <text:p text:style-name="P20"><text:s text:c="3"/>0x0000000000400fb6 &lt;+161&gt;:<text:tab/>cmp <text:s text:c="3"/>0x4(%rsp),%eax</text:p>
      <text:p text:style-name="P20"><text:s text:c="3"/>0x0000000000400fba &lt;+165&gt;:<text:tab/>je <text:s text:c="4"/>0x400fc1 &lt;phase_3+172&gt;</text:p>
      <text:p text:style-name="P20"><text:s text:c="3"/>0x0000000000400fbc &lt;+167&gt;:<text:tab/>call <text:s text:c="2"/>0x40143d &lt;explode_bomb&gt;</text:p>
      <text:p text:style-name="P20">--Type &lt;RET&gt; for more, q to quit, c to continue without paging--</text:p>
      <text:p text:style-name="P20"><text:s text:c="3"/>0x0000000000400fc1 &lt;+172&gt;:<text:tab/>mov <text:s text:c="3"/>0x8(%rsp),%rax</text:p>
      <text:p text:style-name="P20"><text:s text:c="3"/>0x0000000000400fc6 &lt;+177&gt;:<text:tab/>xor <text:s text:c="3"/>%fs:0x28,%rax</text:p>
      <text:p text:style-name="P20"><text:s text:c="3"/>0x0000000000400fcf &lt;+186&gt;:<text:tab/>je <text:s text:c="4"/>0x400fd6 &lt;phase_3+193&gt;</text:p>
      <text:p text:style-name="P20"><text:s text:c="3"/>0x0000000000400fd1 &lt;+188&gt;:<text:tab/>call <text:s text:c="2"/>0x400b00 &lt;__stack_chk_fail@plt&gt;</text:p>
      <text:p text:style-name="P20"><text:s text:c="3"/>0x0000000000400fd6 &lt;+193&gt;:<text:tab/>add <text:s text:c="3"/>$0x18,%rsp</text:p>
      <text:p text:style-name="P20"><text:s text:c="3"/>0x0000000000400fda &lt;+197&gt;:<text:tab/>ret <text:s text:c="3"/></text:p>
      <text:p text:style-name="P20">End of assembler dump.</text:p>
      <text:p text:style-name="P20"/>
      <text:p text:style-name="P20">(gdb) until * 0x0000000000400f3b</text:p>
      <text:p text:style-name="P20">0x0000000000400f3b in phase_3 ()</text:p>
      <text:p text:style-name="P20">(gdb) disas</text:p>
      <text:p text:style-name="P20">Dump of assembler code for function phase_3:</text:p>
      <text:p text:style-name="P20"><text:soft-page-break/><text:s text:c="3"/>0x0000000000400f15 &lt;+0&gt;:<text:tab/>sub <text:s text:c="3"/>$0x18,%rsp</text:p>
      <text:p text:style-name="P20"><text:s text:c="3"/>0x0000000000400f19 &lt;+4&gt;:<text:tab/>mov <text:s text:c="3"/>%fs:0x28,%rax</text:p>
      <text:p text:style-name="P20"><text:s text:c="3"/>0x0000000000400f22 &lt;+13&gt;:<text:tab/>mov <text:s text:c="3"/>%rax,0x8(%rsp)</text:p>
      <text:p text:style-name="P20"><text:s text:c="3"/>0x0000000000400f27 &lt;+18&gt;:<text:tab/>xor <text:s text:c="3"/>%eax,%eax</text:p>
      <text:p text:style-name="P20"><text:s text:c="3"/>0x0000000000400f29 &lt;+20&gt;:<text:tab/>lea <text:s text:c="3"/>0x4(%rsp),%rcx</text:p>
      <text:p text:style-name="P20"><text:s text:c="3"/>0x0000000000400f2e &lt;+25&gt;:<text:tab/>mov <text:s text:c="3"/>%rsp,%rdx</text:p>
      <text:p text:style-name="P20"><text:s text:c="3"/>0x0000000000400f31 &lt;+28&gt;:<text:tab/>mov <text:s text:c="3"/>$0x4025cf,%esi</text:p>
      <text:p text:style-name="P20"><text:s text:c="3"/>0x0000000000400f36 &lt;+33&gt;:<text:tab/>call <text:s text:c="2"/>0x400bb0 &lt;__isoc99_sscanf@plt&gt;</text:p>
      <text:p text:style-name="P20">=&gt; 0x0000000000400f3b &lt;+38&gt;:<text:tab/>cmp <text:s text:c="3"/>$0x1,%eax</text:p>
      <text:p text:style-name="P20"><text:s text:c="3"/>0x0000000000400f3e &lt;+41&gt;:<text:tab/>jg <text:s text:c="4"/>0x400f45 &lt;phase_3+48&gt;</text:p>
      <text:p text:style-name="P20"><text:s text:c="3"/>0x0000000000400f40 &lt;+43&gt;:<text:tab/>call <text:s text:c="2"/>0x40143d &lt;explode_bomb&gt;</text:p>
      <text:p text:style-name="P20"><text:s text:c="3"/>0x0000000000400f45 &lt;+48&gt;:<text:tab/>cmpl <text:s text:c="2"/>$0x7,(%rsp)</text:p>
      <text:p text:style-name="P20"><text:s text:c="3"/>0x0000000000400f49 &lt;+52&gt;:<text:tab/>ja <text:s text:c="4"/>0x400fa6 &lt;phase_3+145&gt;</text:p>
      <text:p text:style-name="P20"><text:s text:c="3"/>0x0000000000400f4b &lt;+54&gt;:<text:tab/>mov <text:s text:c="3"/>(%rsp),%eax</text:p>
      <text:p text:style-name="P20"><text:s text:c="3"/>0x0000000000400f4e &lt;+57&gt;:<text:tab/>jmp <text:s text:c="3"/>*0x402440(,%rax,8)</text:p>
      <text:p text:style-name="P20"><text:s text:c="3"/>0x0000000000400f55 &lt;+64&gt;:<text:tab/>mov <text:s text:c="3"/>$0x134,%eax</text:p>
      <text:p text:style-name="P20"><text:s text:c="3"/>0x0000000000400f5a &lt;+69&gt;:<text:tab/>jmp <text:s text:c="3"/>0x400f61 &lt;phase_3+76&gt;</text:p>
      <text:p text:style-name="P20"><text:s text:c="3"/>0x0000000000400f5c &lt;+71&gt;:<text:tab/>mov <text:s text:c="3"/>$0x0,%eax</text:p>
      <text:p text:style-name="P20"><text:s text:c="3"/>0x0000000000400f61 &lt;+76&gt;:<text:tab/>sub <text:s text:c="3"/>$0x85,%eax</text:p>
      <text:p text:style-name="P20"><text:s text:c="3"/>0x0000000000400f66 &lt;+81&gt;:<text:tab/>jmp <text:s text:c="3"/>0x400f6d &lt;phase_3+88&gt;</text:p>
      <text:p text:style-name="P20"><text:s text:c="3"/>0x0000000000400f68 &lt;+83&gt;:<text:tab/>mov <text:s text:c="3"/>$0x0,%eax</text:p>
      <text:p text:style-name="P20"><text:s text:c="3"/>0x0000000000400f6d &lt;+88&gt;:<text:tab/>add <text:s text:c="3"/>$0x201,%eax</text:p>
      <text:p text:style-name="P20">--Type &lt;RET&gt; for more, q to quit, c to continue without paging--</text:p>
      <text:p text:style-name="P20"><text:s text:c="3"/>0x0000000000400f72 &lt;+93&gt;:<text:tab/>jmp <text:s text:c="3"/>0x400f79 &lt;phase_3+100&gt;</text:p>
      <text:p text:style-name="P20"><text:s text:c="3"/>0x0000000000400f74 &lt;+95&gt;:<text:tab/>mov <text:s text:c="3"/>$0x0,%eax</text:p>
      <text:p text:style-name="P20"><text:s text:c="3"/>0x0000000000400f79 &lt;+100&gt;:<text:tab/>sub <text:s text:c="3"/>$0x68,%eax</text:p>
      <text:p text:style-name="P20"><text:s text:c="3"/>0x0000000000400f7c &lt;+103&gt;:<text:tab/>jmp <text:s text:c="3"/>0x400f83 &lt;phase_3+110&gt;</text:p>
      <text:p text:style-name="P20"><text:s text:c="3"/>0x0000000000400f7e &lt;+105&gt;:<text:tab/>mov <text:s text:c="3"/>$0x0,%eax</text:p>
      <text:p text:style-name="P20"><text:s text:c="3"/>0x0000000000400f83 &lt;+110&gt;:<text:tab/>add <text:s text:c="3"/>$0x68,%eax</text:p>
      <text:p text:style-name="P20"><text:s text:c="3"/>0x0000000000400f86 &lt;+113&gt;:<text:tab/>jmp <text:s text:c="3"/>0x400f8d &lt;phase_3+120&gt;</text:p>
      <text:p text:style-name="P20"><text:s text:c="3"/>0x0000000000400f88 &lt;+115&gt;:<text:tab/>mov <text:s text:c="3"/>$0x0,%eax</text:p>
      <text:p text:style-name="P20"><text:s text:c="3"/>0x0000000000400f8d &lt;+120&gt;:<text:tab/>sub <text:s text:c="3"/>$0x68,%eax</text:p>
      <text:p text:style-name="P20"><text:s text:c="3"/>0x0000000000400f90 &lt;+123&gt;:<text:tab/>jmp <text:s text:c="3"/>0x400f97 &lt;phase_3+130&gt;</text:p>
      <text:p text:style-name="P20"><text:s text:c="3"/>0x0000000000400f92 &lt;+125&gt;:<text:tab/>mov <text:s text:c="3"/>$0x0,%eax</text:p>
      <text:p text:style-name="P20"><text:s text:c="3"/>0x0000000000400f97 &lt;+130&gt;:<text:tab/>add <text:s text:c="3"/>$0x68,%eax</text:p>
      <text:p text:style-name="P20"><text:s text:c="3"/>0x0000000000400f9a &lt;+133&gt;:<text:tab/>jmp <text:s text:c="3"/>0x400fa1 &lt;phase_3+140&gt;</text:p>
      <text:p text:style-name="P20"><text:s text:c="3"/>0x0000000000400f9c &lt;+135&gt;:<text:tab/>mov <text:s text:c="3"/>$0x0,%eax</text:p>
      <text:p text:style-name="P20"><text:s text:c="3"/>0x0000000000400fa1 &lt;+140&gt;:<text:tab/>sub <text:s text:c="3"/>$0x68,%eax</text:p>
      <text:p text:style-name="P20"><text:s text:c="3"/>0x0000000000400fa4 &lt;+143&gt;:<text:tab/>jmp <text:s text:c="3"/>0x400fb0 &lt;phase_3+155&gt;</text:p>
      <text:p text:style-name="P20"><text:s text:c="3"/>0x0000000000400fa6 &lt;+145&gt;:<text:tab/>call <text:s text:c="2"/>0x40143d &lt;explode_bomb&gt;</text:p>
      <text:p text:style-name="P20"><text:s text:c="3"/>0x0000000000400fab &lt;+150&gt;:<text:tab/>mov <text:s text:c="3"/>$0x0,%eax</text:p>
      <text:p text:style-name="P20"><text:s text:c="3"/>0x0000000000400fb0 &lt;+155&gt;:<text:tab/>cmpl <text:s text:c="2"/>$0x5,(%rsp)</text:p>
      <text:p text:style-name="P20"><text:s text:c="3"/>0x0000000000400fb4 &lt;+159&gt;:<text:tab/>jg <text:s text:c="4"/>0x400fbc &lt;phase_3+167&gt;</text:p>
      <text:p text:style-name="P20"><text:s text:c="3"/>0x0000000000400fb6 &lt;+161&gt;:<text:tab/>cmp <text:s text:c="3"/>0x4(%rsp),%eax</text:p>
      <text:p text:style-name="P20"><text:s text:c="3"/>0x0000000000400fba &lt;+165&gt;:<text:tab/>je <text:s text:c="4"/>0x400fc1 &lt;phase_3+172&gt;</text:p>
      <text:p text:style-name="P20"><text:s text:c="3"/>0x0000000000400fbc &lt;+167&gt;:<text:tab/>call <text:s text:c="2"/>0x40143d &lt;explode_bomb&gt;</text:p>
      <text:p text:style-name="P20">--Type &lt;RET&gt; for more, q to quit, c to continue without paging--</text:p>
      <text:p text:style-name="P20"><text:s text:c="3"/>0x0000000000400fc1 &lt;+172&gt;:<text:tab/>mov <text:s text:c="3"/>0x8(%rsp),%rax</text:p>
      <text:p text:style-name="P20"><text:s text:c="3"/>0x0000000000400fc6 &lt;+177&gt;:<text:tab/>xor <text:s text:c="3"/>%fs:0x28,%rax</text:p>
      <text:p text:style-name="P20"><text:soft-page-break/><text:s text:c="3"/>0x0000000000400fcf &lt;+186&gt;:<text:tab/>je <text:s text:c="4"/>0x400fd6 &lt;phase_3+193&gt;</text:p>
      <text:p text:style-name="P20"><text:s text:c="3"/>0x0000000000400fd1 &lt;+188&gt;:<text:tab/>call <text:s text:c="2"/>0x400b00 &lt;__stack_chk_fail@plt&gt;</text:p>
      <text:p text:style-name="P20"><text:s text:c="3"/>0x0000000000400fd6 &lt;+193&gt;:<text:tab/>add <text:s text:c="3"/>$0x18,%rsp</text:p>
      <text:p text:style-name="P20"><text:s text:c="3"/>0x0000000000400fda &lt;+197&gt;:<text:tab/>ret <text:s text:c="3"/></text:p>
      <text:p text:style-name="P20">End of assembler dump.</text:p>
      <text:p text:style-name="P20">(gdb) i r</text:p>
      <text:p text:style-name="P20">rax <text:s text:c="11"/>0x2 <text:s text:c="16"/>2 <text:span text:style-name="T2">//</text:span><text:span text:style-name="T17">The correct input for the first one is 2. </text:span></text:p>
      <text:p text:style-name="P20">rbx <text:s text:c="11"/>0x7fffffffdf18 <text:s text:c="5"/>140737488346904</text:p>
      <text:p text:style-name="P20">rcx <text:s text:c="11"/>0x0 <text:s text:c="16"/>0</text:p>
      <text:p text:style-name="P20">rdx <text:s text:c="11"/>0x2d <text:s text:c="15"/>45</text:p>
      <text:p text:style-name="P20">rsi <text:s text:c="11"/>0x0 <text:s text:c="16"/>0</text:p>
      <text:p text:style-name="P20">rdi <text:s text:c="11"/>0x7fffffffd7b0 <text:s text:c="5"/>140737488345008</text:p>
      <text:p text:style-name="P20">rbp <text:s text:c="11"/>0x0 <text:s text:c="16"/>0x0</text:p>
      <text:p text:style-name="P20">rsp <text:s text:c="11"/>0x7fffffffde00 <text:s text:c="5"/>0x7fffffffde00</text:p>
      <text:p text:style-name="P20">r8 <text:s text:c="12"/>0x1999999999999999 <text:s/>1844674407370955161</text:p>
      <text:p text:style-name="P20">r9 <text:s text:c="12"/>0x0 <text:s text:c="16"/>0</text:p>
      <text:p text:style-name="P20">r10 <text:s text:c="11"/>0x7ffff7f49ac0 <text:s text:c="5"/>140737353390784</text:p>
      <text:p text:style-name="P20">r11 <text:s text:c="11"/>0x7ffff7f4a3c0 <text:s text:c="5"/>140737353393088</text:p>
      <text:p text:style-name="P20">r12 <text:s text:c="11"/>0x400c60 <text:s text:c="11"/>4197472</text:p>
      <text:p text:style-name="P20">r13 <text:s text:c="11"/>0x0 <text:s text:c="16"/>0</text:p>
      <text:p text:style-name="P20">r14 <text:s text:c="11"/>0x0 <text:s text:c="16"/>0</text:p>
      <text:p text:style-name="P20">r15 <text:s text:c="11"/>0x0 <text:s text:c="16"/>0</text:p>
      <text:p text:style-name="P20">rip <text:s text:c="11"/>0x400f3b <text:s text:c="11"/>0x400f3b &lt;phase_3+38&gt;</text:p>
      <text:p text:style-name="P20">eflags <text:s text:c="8"/>0x202 <text:s text:c="14"/>[ IF ]</text:p>
      <text:p text:style-name="P20">cs <text:s text:c="12"/>0x33 <text:s text:c="15"/>51</text:p>
      <text:p text:style-name="P20">ss <text:s text:c="12"/>0x2b <text:s text:c="15"/>43</text:p>
      <text:p text:style-name="P20">ds <text:s text:c="12"/>0x0 <text:s text:c="16"/>0</text:p>
      <text:p text:style-name="P20">es <text:s text:c="12"/>0x0 <text:s text:c="16"/>0</text:p>
      <text:p text:style-name="P20">fs <text:s text:c="12"/>0x0 <text:s text:c="16"/>0</text:p>
      <text:p text:style-name="P20">--Type &lt;RET&gt; for more, q to quit, c to continue without paging--</text:p>
      <text:p text:style-name="P20">gs <text:s text:c="12"/>0x0 <text:s text:c="16"/>0</text:p>
      <text:p text:style-name="P20">(gdb) r</text:p>
      <text:p text:style-name="P20">The program being debugged has been started already.</text:p>
      <text:p text:style-name="P20">Start it from the beginning? (y or n) y</text:p>
      <text:p text:style-name="P23">Starting program: <text:s/>/home/<text:span text:style-name="T70">humble/</text:span>Desktop/ITS304/<text:span text:style-name="T70">bomb001</text:span>/bomb</text:p>
      <text:p text:style-name="P20">Welcome to my fiendish little bomb. You have 6 phases with</text:p>
      <text:p text:style-name="P20">which to blow yourself up. Have a nice day!</text:p>
      <text:p text:style-name="P20">Phase 1 defused. How about the next one?</text:p>
      <text:p text:style-name="P20">That's number 2. <text:s/>Keep going!</text:p>
      <text:p text:style-name="P20">2 90 <text:span text:style-name="T2">// </text:span><text:span text:style-name="T18">check input for first by entering the correct input </text:span></text:p>
      <text:p text:style-name="P20"/>
      <text:p text:style-name="P20">Breakpoint 1, 0x0000000000400f15 in phase_3 ()</text:p>
      <text:p text:style-name="P20">(gdb) disas</text:p>
      <text:p text:style-name="P20">Dump of assembler code for function phase_3:</text:p>
      <text:p text:style-name="P20">=&gt; 0x0000000000400f15 &lt;+0&gt;:<text:tab/>sub <text:s text:c="3"/>$0x18,%rsp</text:p>
      <text:p text:style-name="P20"><text:s text:c="3"/>0x0000000000400f19 &lt;+4&gt;:<text:tab/>mov <text:s text:c="3"/>%fs:0x28,%rax</text:p>
      <text:p text:style-name="P20"><text:s text:c="3"/>0x0000000000400f22 &lt;+13&gt;:<text:tab/>mov <text:s text:c="3"/>%rax,0x8(%rsp)</text:p>
      <text:p text:style-name="P20"><text:s text:c="3"/>0x0000000000400f27 &lt;+18&gt;:<text:tab/>xor <text:s text:c="3"/>%eax,%eax</text:p>
      <text:p text:style-name="P20"><text:s text:c="3"/>0x0000000000400f29 &lt;+20&gt;:<text:tab/>lea <text:s text:c="3"/>0x4(%rsp),%rcx</text:p>
      <text:p text:style-name="P20"><text:soft-page-break/><text:s text:c="3"/>0x0000000000400f2e &lt;+25&gt;:<text:tab/>mov <text:s text:c="3"/>%rsp,%rdx</text:p>
      <text:p text:style-name="P20"><text:s text:c="3"/>0x0000000000400f31 &lt;+28&gt;:<text:tab/>mov <text:s text:c="3"/>$0x4025cf,%esi</text:p>
      <text:p text:style-name="P20"><text:s text:c="3"/>0x0000000000400f36 &lt;+33&gt;:<text:tab/>call <text:s text:c="2"/>0x400bb0 &lt;__isoc99_sscanf@plt&gt;</text:p>
      <text:p text:style-name="P20"><text:s text:c="3"/>0x0000000000400f3b &lt;+38&gt;:<text:tab/>cmp <text:s text:c="3"/>$0x1,%eax</text:p>
      <text:p text:style-name="P20"><text:s text:c="3"/>0x0000000000400f3e &lt;+41&gt;:<text:tab/>jg <text:s text:c="4"/>0x400f45 &lt;phase_3+48&gt;</text:p>
      <text:p text:style-name="P20"><text:s text:c="3"/>0x0000000000400f40 &lt;+43&gt;:<text:tab/>call <text:s text:c="2"/>0x40143d &lt;explode_bomb&gt;</text:p>
      <text:p text:style-name="P20"><text:s text:c="3"/>0x0000000000400f45 &lt;+48&gt;:<text:tab/>cmpl <text:s text:c="2"/>$0x7,(%rsp)</text:p>
      <text:p text:style-name="P20"><text:s text:c="3"/>0x0000000000400f49 &lt;+52&gt;:<text:tab/>ja <text:s text:c="4"/>0x400fa6 &lt;phase_3+145&gt;</text:p>
      <text:p text:style-name="P20"><text:s text:c="3"/>0x0000000000400f4b &lt;+54&gt;:<text:tab/>mov <text:s text:c="3"/>(%rsp),%eax</text:p>
      <text:p text:style-name="P20"><text:s text:c="3"/>0x0000000000400f4e &lt;+57&gt;:<text:tab/>jmp <text:s text:c="3"/>*0x402440(,%rax,8)</text:p>
      <text:p text:style-name="P20"><text:s text:c="3"/>0x0000000000400f55 &lt;+64&gt;:<text:tab/>mov <text:s text:c="3"/>$0x134,%eax</text:p>
      <text:p text:style-name="P20"><text:s text:c="3"/>0x0000000000400f5a &lt;+69&gt;:<text:tab/>jmp <text:s text:c="3"/>0x400f61 &lt;phase_3+76&gt;</text:p>
      <text:p text:style-name="P20"><text:s text:c="3"/>0x0000000000400f5c &lt;+71&gt;:<text:tab/>mov <text:s text:c="3"/>$0x0,%eax</text:p>
      <text:p text:style-name="P20"><text:s text:c="3"/>0x0000000000400f61 &lt;+76&gt;:<text:tab/>sub <text:s text:c="3"/>$0x85,%eax</text:p>
      <text:p text:style-name="P20"><text:s text:c="3"/>0x0000000000400f66 &lt;+81&gt;:<text:tab/>jmp <text:s text:c="3"/>0x400f6d &lt;phase_3+88&gt;</text:p>
      <text:p text:style-name="P20"><text:s text:c="3"/>0x0000000000400f68 &lt;+83&gt;:<text:tab/>mov <text:s text:c="3"/>$0x0,%eax</text:p>
      <text:p text:style-name="P20"><text:s text:c="3"/>0x0000000000400f6d &lt;+88&gt;:<text:tab/>add <text:s text:c="3"/>$0x201,%eax</text:p>
      <text:p text:style-name="P20">--Type &lt;RET&gt; for more, q to quit, c to continue without paging--</text:p>
      <text:p text:style-name="P20"><text:s text:c="3"/>0x0000000000400f72 &lt;+93&gt;:<text:tab/>jmp <text:s text:c="3"/>0x400f79 &lt;phase_3+100&gt;</text:p>
      <text:p text:style-name="P20"><text:s text:c="3"/>0x0000000000400f74 &lt;+95&gt;:<text:tab/>mov <text:s text:c="3"/>$0x0,%eax</text:p>
      <text:p text:style-name="P20"><text:s text:c="3"/>0x0000000000400f79 &lt;+100&gt;:<text:tab/>sub <text:s text:c="3"/>$0x68,%eax</text:p>
      <text:p text:style-name="P20"><text:s text:c="3"/>0x0000000000400f7c &lt;+103&gt;:<text:tab/>jmp <text:s text:c="3"/>0x400f83 &lt;phase_3+110&gt;</text:p>
      <text:p text:style-name="P20"><text:s text:c="3"/>0x0000000000400f7e &lt;+105&gt;:<text:tab/>mov <text:s text:c="3"/>$0x0,%eax</text:p>
      <text:p text:style-name="P20"><text:s text:c="3"/>0x0000000000400f83 &lt;+110&gt;:<text:tab/>add <text:s text:c="3"/>$0x68,%eax</text:p>
      <text:p text:style-name="P20"><text:s text:c="3"/>0x0000000000400f86 &lt;+113&gt;:<text:tab/>jmp <text:s text:c="3"/>0x400f8d &lt;phase_3+120&gt;</text:p>
      <text:p text:style-name="P20"><text:s text:c="3"/>0x0000000000400f88 &lt;+115&gt;:<text:tab/>mov <text:s text:c="3"/>$0x0,%eax</text:p>
      <text:p text:style-name="P20"><text:s text:c="3"/>0x0000000000400f8d &lt;+120&gt;:<text:tab/>sub <text:s text:c="3"/>$0x68,%eax</text:p>
      <text:p text:style-name="P20"><text:s text:c="3"/>0x0000000000400f90 &lt;+123&gt;:<text:tab/>jmp <text:s text:c="3"/>0x400f97 &lt;phase_3+130&gt;</text:p>
      <text:p text:style-name="P20"><text:s text:c="3"/>0x0000000000400f92 &lt;+125&gt;:<text:tab/>mov <text:s text:c="3"/>$0x0,%eax</text:p>
      <text:p text:style-name="P20"><text:s text:c="3"/>0x0000000000400f97 &lt;+130&gt;:<text:tab/>add <text:s text:c="3"/>$0x68,%eax</text:p>
      <text:p text:style-name="P20"><text:s text:c="3"/>0x0000000000400f9a &lt;+133&gt;:<text:tab/>jmp <text:s text:c="3"/>0x400fa1 &lt;phase_3+140&gt;</text:p>
      <text:p text:style-name="P20"><text:s text:c="3"/>0x0000000000400f9c &lt;+135&gt;:<text:tab/>mov <text:s text:c="3"/>$0x0,%eax</text:p>
      <text:p text:style-name="P20"><text:s text:c="3"/>0x0000000000400fa1 &lt;+140&gt;:<text:tab/>sub <text:s text:c="3"/>$0x68,%eax</text:p>
      <text:p text:style-name="P20"><text:s text:c="3"/>0x0000000000400fa4 &lt;+143&gt;:<text:tab/>jmp <text:s text:c="3"/>0x400fb0 &lt;phase_3+155&gt;</text:p>
      <text:p text:style-name="P20"><text:s text:c="3"/>0x0000000000400fa6 &lt;+145&gt;:<text:tab/>call <text:s text:c="2"/>0x40143d &lt;explode_bomb&gt;</text:p>
      <text:p text:style-name="P20"><text:s text:c="3"/>0x0000000000400fab &lt;+150&gt;:<text:tab/>mov <text:s text:c="3"/>$0x0,%eax</text:p>
      <text:p text:style-name="P20"><text:s text:c="3"/>0x0000000000400fb0 &lt;+155&gt;:<text:tab/>cmpl <text:s text:c="2"/>$0x5,(%rsp)</text:p>
      <text:p text:style-name="P20"><text:s text:c="3"/>0x0000000000400fb4 &lt;+159&gt;:<text:tab/>jg <text:s text:c="4"/>0x400fbc &lt;phase_3+167&gt;</text:p>
      <text:p text:style-name="P20"><text:s text:c="3"/>0x0000000000400fb6 &lt;+161&gt;:<text:tab/>cmp <text:s text:c="3"/>0x4(%rsp),%eax</text:p>
      <text:p text:style-name="P20"><text:s text:c="3"/>0x0000000000400fba &lt;+165&gt;:<text:tab/>je <text:s text:c="4"/>0x400fc1 &lt;phase_3+172&gt;</text:p>
      <text:p text:style-name="P20"><text:s text:c="3"/>0x0000000000400fbc &lt;+167&gt;:<text:tab/>call <text:s text:c="2"/>0x40143d &lt;explode_bomb&gt;</text:p>
      <text:p text:style-name="P20">--Type &lt;RET&gt; for more, q to quit, c to continue without paging--</text:p>
      <text:p text:style-name="P20"><text:s text:c="3"/>0x0000000000400fc1 &lt;+172&gt;:<text:tab/>mov <text:s text:c="3"/>0x8(%rsp),%rax</text:p>
      <text:p text:style-name="P20"><text:s text:c="3"/>0x0000000000400fc6 &lt;+177&gt;:<text:tab/>xor <text:s text:c="3"/>%fs:0x28,%rax</text:p>
      <text:p text:style-name="P20"><text:s text:c="3"/>0x0000000000400fcf &lt;+186&gt;:<text:tab/>je <text:s text:c="4"/>0x400fd6 &lt;phase_3+193&gt;</text:p>
      <text:p text:style-name="P20"><text:s text:c="3"/>0x0000000000400fd1 &lt;+188&gt;:<text:tab/>call <text:s text:c="2"/>0x400b00 &lt;__stack_chk_fail@plt&gt;</text:p>
      <text:p text:style-name="P20"><text:s text:c="3"/>0x0000000000400fd6 &lt;+193&gt;:<text:tab/>add <text:s text:c="3"/>$0x18,%rsp</text:p>
      <text:p text:style-name="P20"><text:s text:c="3"/>0x0000000000400fda &lt;+197&gt;:<text:tab/>ret <text:s text:c="3"/></text:p>
      <text:p text:style-name="P20">End of assembler dump.</text:p>
      <text:p text:style-name="P20"><text:soft-page-break/>(gdb) until *0x0000000000400f3b</text:p>
      <text:p text:style-name="P20">0x0000000000400f3b in phase_3 ()</text:p>
      <text:p text:style-name="P20">(gdb) disas</text:p>
      <text:p text:style-name="P20">Dump of assembler code for function phase_3:</text:p>
      <text:p text:style-name="P20"><text:s text:c="3"/>0x0000000000400f15 &lt;+0&gt;:<text:tab/>sub <text:s text:c="3"/>$0x18,%rsp</text:p>
      <text:p text:style-name="P20"><text:s text:c="3"/>0x0000000000400f19 &lt;+4&gt;:<text:tab/>mov <text:s text:c="3"/>%fs:0x28,%rax</text:p>
      <text:p text:style-name="P20"><text:s text:c="3"/>0x0000000000400f22 &lt;+13&gt;:<text:tab/>mov <text:s text:c="3"/>%rax,0x8(%rsp)</text:p>
      <text:p text:style-name="P20"><text:s text:c="3"/>0x0000000000400f27 &lt;+18&gt;:<text:tab/>xor <text:s text:c="3"/>%eax,%eax</text:p>
      <text:p text:style-name="P20"><text:s text:c="3"/>0x0000000000400f29 &lt;+20&gt;:<text:tab/>lea <text:s text:c="3"/>0x4(%rsp),%rcx</text:p>
      <text:p text:style-name="P20"><text:s text:c="3"/>0x0000000000400f2e &lt;+25&gt;:<text:tab/>mov <text:s text:c="3"/>%rsp,%rdx</text:p>
      <text:p text:style-name="P20"><text:s text:c="3"/>0x0000000000400f31 &lt;+28&gt;:<text:tab/>mov <text:s text:c="3"/>$0x4025cf,%esi</text:p>
      <text:p text:style-name="P20"><text:s text:c="3"/>0x0000000000400f36 &lt;+33&gt;:<text:tab/>call <text:s text:c="2"/>0x400bb0 &lt;__isoc99_sscanf@plt&gt;</text:p>
      <text:p text:style-name="P20">=&gt; 0x0000000000400f3b &lt;+38&gt;:<text:tab/>cmp <text:s text:c="3"/>$0x1,%eax</text:p>
      <text:p text:style-name="P20"><text:s text:c="3"/>0x0000000000400f3e &lt;+41&gt;:<text:tab/>jg <text:s text:c="4"/>0x400f45 &lt;phase_3+48&gt;</text:p>
      <text:p text:style-name="P20"><text:s text:c="3"/>0x0000000000400f40 &lt;+43&gt;:<text:tab/>call <text:s text:c="2"/>0x40143d &lt;explode_bomb&gt;</text:p>
      <text:p text:style-name="P20"><text:s text:c="3"/>0x0000000000400f45 &lt;+48&gt;:<text:tab/>cmpl <text:s text:c="2"/>$0x7,(%rsp)</text:p>
      <text:p text:style-name="P20"><text:s text:c="3"/>0x0000000000400f49 &lt;+52&gt;:<text:tab/>ja <text:s text:c="4"/>0x400fa6 &lt;phase_3+145&gt;</text:p>
      <text:p text:style-name="P20"><text:s text:c="3"/>0x0000000000400f4b &lt;+54&gt;:<text:tab/>mov <text:s text:c="3"/>(%rsp),%eax</text:p>
      <text:p text:style-name="P20"><text:s text:c="3"/>0x0000000000400f4e &lt;+57&gt;:<text:tab/>jmp <text:s text:c="3"/>*0x402440(,%rax,8)</text:p>
      <text:p text:style-name="P20"><text:s text:c="3"/>0x0000000000400f55 &lt;+64&gt;:<text:tab/>mov <text:s text:c="3"/>$0x134,%eax</text:p>
      <text:p text:style-name="P20"><text:s text:c="3"/>0x0000000000400f5a &lt;+69&gt;:<text:tab/>jmp <text:s text:c="3"/>0x400f61 &lt;phase_3+76&gt;</text:p>
      <text:p text:style-name="P20"><text:s text:c="3"/>0x0000000000400f5c &lt;+71&gt;:<text:tab/>mov <text:s text:c="3"/>$0x0,%eax</text:p>
      <text:p text:style-name="P20"><text:s text:c="3"/>0x0000000000400f61 &lt;+76&gt;:<text:tab/>sub <text:s text:c="3"/>$0x85,%eax</text:p>
      <text:p text:style-name="P20"><text:s text:c="3"/>0x0000000000400f66 &lt;+81&gt;:<text:tab/>jmp <text:s text:c="3"/>0x400f6d &lt;phase_3+88&gt;</text:p>
      <text:p text:style-name="P20"><text:s text:c="3"/>0x0000000000400f68 &lt;+83&gt;:<text:tab/>mov <text:s text:c="3"/>$0x0,%eax</text:p>
      <text:p text:style-name="P20"><text:s text:c="3"/>0x0000000000400f6d &lt;+88&gt;:<text:tab/>add <text:s text:c="3"/>$0x201,%eax</text:p>
      <text:p text:style-name="P20">--Type &lt;RET&gt; for more, q to quit, c to continue without paging--</text:p>
      <text:p text:style-name="P20"><text:s text:c="3"/>0x0000000000400f72 &lt;+93&gt;:<text:tab/>jmp <text:s text:c="3"/>0x400f79 &lt;phase_3+100&gt;</text:p>
      <text:p text:style-name="P20"><text:s text:c="3"/>0x0000000000400f74 &lt;+95&gt;:<text:tab/>mov <text:s text:c="3"/>$0x0,%eax</text:p>
      <text:p text:style-name="P20"><text:s text:c="3"/>0x0000000000400f79 &lt;+100&gt;:<text:tab/>sub <text:s text:c="3"/>$0x68,%eax</text:p>
      <text:p text:style-name="P20"><text:s text:c="3"/>0x0000000000400f7c &lt;+103&gt;:<text:tab/>jmp <text:s text:c="3"/>0x400f83 &lt;phase_3+110&gt;</text:p>
      <text:p text:style-name="P20"><text:s text:c="3"/>0x0000000000400f7e &lt;+105&gt;:<text:tab/>mov <text:s text:c="3"/>$0x0,%eax</text:p>
      <text:p text:style-name="P20"><text:s text:c="3"/>0x0000000000400f83 &lt;+110&gt;:<text:tab/>add <text:s text:c="3"/>$0x68,%eax</text:p>
      <text:p text:style-name="P20"><text:s text:c="3"/>0x0000000000400f86 &lt;+113&gt;:<text:tab/>jmp <text:s text:c="3"/>0x400f8d &lt;phase_3+120&gt;</text:p>
      <text:p text:style-name="P20"><text:s text:c="3"/>0x0000000000400f88 &lt;+115&gt;:<text:tab/>mov <text:s text:c="3"/>$0x0,%eax</text:p>
      <text:p text:style-name="P20"><text:s text:c="3"/>0x0000000000400f8d &lt;+120&gt;:<text:tab/>sub <text:s text:c="3"/>$0x68,%eax</text:p>
      <text:p text:style-name="P20"><text:s text:c="3"/>0x0000000000400f90 &lt;+123&gt;:<text:tab/>jmp <text:s text:c="3"/>0x400f97 &lt;phase_3+130&gt;</text:p>
      <text:p text:style-name="P20"><text:s text:c="3"/>0x0000000000400f92 &lt;+125&gt;:<text:tab/>mov <text:s text:c="3"/>$0x0,%eax</text:p>
      <text:p text:style-name="P20"><text:s text:c="3"/>0x0000000000400f97 &lt;+130&gt;:<text:tab/>add <text:s text:c="3"/>$0x68,%eax</text:p>
      <text:p text:style-name="P20"><text:s text:c="3"/>0x0000000000400f9a &lt;+133&gt;:<text:tab/>jmp <text:s text:c="3"/>0x400fa1 &lt;phase_3+140&gt;</text:p>
      <text:p text:style-name="P20"><text:s text:c="3"/>0x0000000000400f9c &lt;+135&gt;:<text:tab/>mov <text:s text:c="3"/>$0x0,%eax</text:p>
      <text:p text:style-name="P20"><text:s text:c="3"/>0x0000000000400fa1 &lt;+140&gt;:<text:tab/>sub <text:s text:c="3"/>$0x68,%eax</text:p>
      <text:p text:style-name="P20"><text:s text:c="3"/>0x0000000000400fa4 &lt;+143&gt;:<text:tab/>jmp <text:s text:c="3"/>0x400fb0 &lt;phase_3+155&gt;</text:p>
      <text:p text:style-name="P20"><text:s text:c="3"/>0x0000000000400fa6 &lt;+145&gt;:<text:tab/>call <text:s text:c="2"/>0x40143d &lt;explode_bomb&gt;</text:p>
      <text:p text:style-name="P20"><text:s text:c="3"/>0x0000000000400fab &lt;+150&gt;:<text:tab/>mov <text:s text:c="3"/>$0x0,%eax</text:p>
      <text:p text:style-name="P20"><text:s text:c="3"/>0x0000000000400fb0 &lt;+155&gt;:<text:tab/>cmpl <text:s text:c="2"/>$0x5,(%rsp)</text:p>
      <text:p text:style-name="P20"><text:s text:c="3"/>0x0000000000400fb4 &lt;+159&gt;:<text:tab/>jg <text:s text:c="4"/>0x400fbc &lt;phase_3+167&gt;</text:p>
      <text:p text:style-name="P20"><text:s text:c="3"/>0x0000000000400fb6 &lt;+161&gt;:<text:tab/>cmp <text:s text:c="3"/>0x4(%rsp),%eax</text:p>
      <text:p text:style-name="P20"><text:s text:c="3"/>0x0000000000400fba &lt;+165&gt;:<text:tab/>je <text:s text:c="4"/>0x400fc1 &lt;phase_3+172&gt;</text:p>
      <text:p text:style-name="P20"><text:soft-page-break/><text:s text:c="3"/>0x0000000000400fbc &lt;+167&gt;:<text:tab/>call <text:s text:c="2"/>0x40143d &lt;explode_bomb&gt;</text:p>
      <text:p text:style-name="P20">--Type &lt;RET&gt; for more, q to quit, c to continue without paging--</text:p>
      <text:p text:style-name="P20"><text:s text:c="3"/>0x0000000000400fc1 &lt;+172&gt;:<text:tab/>mov <text:s text:c="3"/>0x8(%rsp),%rax</text:p>
      <text:p text:style-name="P20"><text:s text:c="3"/>0x0000000000400fc6 &lt;+177&gt;:<text:tab/>xor <text:s text:c="3"/>%fs:0x28,%rax</text:p>
      <text:p text:style-name="P20"><text:s text:c="3"/>0x0000000000400fcf &lt;+186&gt;:<text:tab/>je <text:s text:c="4"/>0x400fd6 &lt;phase_3+193&gt;</text:p>
      <text:p text:style-name="P20"><text:s text:c="3"/>0x0000000000400fd1 &lt;+188&gt;:<text:tab/>call <text:s text:c="2"/>0x400b00 &lt;__stack_chk_fail@plt&gt;</text:p>
      <text:p text:style-name="P20"><text:s text:c="3"/>0x0000000000400fd6 &lt;+193&gt;:<text:tab/>add <text:s text:c="3"/>$0x18,%rsp</text:p>
      <text:p text:style-name="P20"><text:s text:c="3"/>0x0000000000400fda &lt;+197&gt;:<text:tab/>ret <text:s text:c="3"/></text:p>
      <text:p text:style-name="P20">End of assembler dump.</text:p>
      <text:p text:style-name="P20">(gdb) ni</text:p>
      <text:p text:style-name="P20">0x0000000000400f3e in phase_3 ()</text:p>
      <text:p text:style-name="P20">(gdb) ni</text:p>
      <text:p text:style-name="P20">0x0000000000400f45 in phase_3 ()</text:p>
      <text:p text:style-name="P29"><text:span text:style-name="T39">// </text:span><text:span text:style-name="T40">explode bomb passed, since the input is correct</text:span></text:p>
      <text:p text:style-name="P20">(gdb) disas</text:p>
      <text:p text:style-name="P20">Dump of assembler code for function phase_3:</text:p>
      <text:p text:style-name="P20"><text:s text:c="3"/>0x0000000000400f15 &lt;+0&gt;:<text:tab/>sub <text:s text:c="3"/>$0x18,%rsp</text:p>
      <text:p text:style-name="P20"><text:s text:c="3"/>0x0000000000400f19 &lt;+4&gt;:<text:tab/>mov <text:s text:c="3"/>%fs:0x28,%rax</text:p>
      <text:p text:style-name="P20"><text:s text:c="3"/>0x0000000000400f22 &lt;+13&gt;:<text:tab/>mov <text:s text:c="3"/>%rax,0x8(%rsp)</text:p>
      <text:p text:style-name="P20"><text:s text:c="3"/>0x0000000000400f27 &lt;+18&gt;:<text:tab/>xor <text:s text:c="3"/>%eax,%eax</text:p>
      <text:p text:style-name="P20"><text:s text:c="3"/>0x0000000000400f29 &lt;+20&gt;:<text:tab/>lea <text:s text:c="3"/>0x4(%rsp),%rcx</text:p>
      <text:p text:style-name="P20"><text:s text:c="3"/>0x0000000000400f2e &lt;+25&gt;:<text:tab/>mov <text:s text:c="3"/>%rsp,%rdx</text:p>
      <text:p text:style-name="P20"><text:s text:c="3"/>0x0000000000400f31 &lt;+28&gt;:<text:tab/>mov <text:s text:c="3"/>$0x4025cf,%esi</text:p>
      <text:p text:style-name="P20"><text:s text:c="3"/>0x0000000000400f36 &lt;+33&gt;:<text:tab/>call <text:s text:c="2"/>0x400bb0 &lt;__isoc99_sscanf@plt&gt;</text:p>
      <text:p text:style-name="P20"><text:s text:c="3"/>0x0000000000400f3b &lt;+38&gt;:<text:tab/>cmp <text:s text:c="3"/>$0x1,%eax</text:p>
      <text:p text:style-name="P20"><text:s text:c="3"/>0x0000000000400f3e &lt;+41&gt;:<text:tab/>jg <text:s text:c="4"/>0x400f45 &lt;phase_3+48&gt;</text:p>
      <text:p text:style-name="P20"><text:s text:c="3"/>0x0000000000400f40 &lt;+43&gt;:<text:tab/>call <text:s text:c="2"/>0x40143d &lt;explode_bomb&gt;</text:p>
      <text:p text:style-name="P20">=&gt; 0x0000000000400f45 &lt;+48&gt;:<text:tab/>cmpl <text:s text:c="2"/>$0x7,(%rsp)</text:p>
      <text:p text:style-name="P20"><text:s text:c="3"/>0x0000000000400f49 &lt;+52&gt;:<text:tab/>ja <text:s text:c="4"/>0x400fa6 &lt;phase_3+145&gt;</text:p>
      <text:p text:style-name="P20"><text:s text:c="3"/>0x0000000000400f4b &lt;+54&gt;:<text:tab/>mov <text:s text:c="3"/>(%rsp),%eax</text:p>
      <text:p text:style-name="P20"><text:s text:c="3"/>0x0000000000400f4e &lt;+57&gt;:<text:tab/>jmp <text:s text:c="3"/>*0x402440(,%rax,8)</text:p>
      <text:p text:style-name="P20"><text:s text:c="3"/>0x0000000000400f55 &lt;+64&gt;:<text:tab/>mov <text:s text:c="3"/>$0x134,%eax</text:p>
      <text:p text:style-name="P20"><text:s text:c="3"/>0x0000000000400f5a &lt;+69&gt;:<text:tab/>jmp <text:s text:c="3"/>0x400f61 &lt;phase_3+76&gt;</text:p>
      <text:p text:style-name="P20"><text:s text:c="3"/>0x0000000000400f5c &lt;+71&gt;:<text:tab/>mov <text:s text:c="3"/>$0x0,%eax</text:p>
      <text:p text:style-name="P20"><text:s text:c="3"/>0x0000000000400f61 &lt;+76&gt;:<text:tab/>sub <text:s text:c="3"/>$0x85,%eax</text:p>
      <text:p text:style-name="P20"><text:s text:c="3"/>0x0000000000400f66 &lt;+81&gt;:<text:tab/>jmp <text:s text:c="3"/>0x400f6d &lt;phase_3+88&gt;</text:p>
      <text:p text:style-name="P20"><text:s text:c="3"/>0x0000000000400f68 &lt;+83&gt;:<text:tab/>mov <text:s text:c="3"/>$0x0,%eax</text:p>
      <text:p text:style-name="P20"><text:s text:c="3"/>0x0000000000400f6d &lt;+88&gt;:<text:tab/>add <text:s text:c="3"/>$0x201,%eax</text:p>
      <text:p text:style-name="P20">--Type &lt;RET&gt; for more, q to quit, c to continue without paging--</text:p>
      <text:p text:style-name="P20"><text:s text:c="3"/>0x0000000000400f72 &lt;+93&gt;:<text:tab/>jmp <text:s text:c="3"/>0x400f79 &lt;phase_3+100&gt;</text:p>
      <text:p text:style-name="P20"><text:s text:c="3"/>0x0000000000400f74 &lt;+95&gt;:<text:tab/>mov <text:s text:c="3"/>$0x0,%eax</text:p>
      <text:p text:style-name="P20"><text:s text:c="3"/>0x0000000000400f79 &lt;+100&gt;:<text:tab/>sub <text:s text:c="3"/>$0x68,%eax</text:p>
      <text:p text:style-name="P20"><text:s text:c="3"/>0x0000000000400f7c &lt;+103&gt;:<text:tab/>jmp <text:s text:c="3"/>0x400f83 &lt;phase_3+110&gt;</text:p>
      <text:p text:style-name="P20"><text:s text:c="3"/>0x0000000000400f7e &lt;+105&gt;:<text:tab/>mov <text:s text:c="3"/>$0x0,%eax</text:p>
      <text:p text:style-name="P20"><text:s text:c="3"/>0x0000000000400f83 &lt;+110&gt;:<text:tab/>add <text:s text:c="3"/>$0x68,%eax</text:p>
      <text:p text:style-name="P20"><text:s text:c="3"/>0x0000000000400f86 &lt;+113&gt;:<text:tab/>jmp <text:s text:c="3"/>0x400f8d &lt;phase_3+120&gt;</text:p>
      <text:p text:style-name="P20"><text:s text:c="3"/>0x0000000000400f88 &lt;+115&gt;:<text:tab/>mov <text:s text:c="3"/>$0x0,%eax</text:p>
      <text:p text:style-name="P20"><text:s text:c="3"/>0x0000000000400f8d &lt;+120&gt;:<text:tab/>sub <text:s text:c="3"/>$0x68,%eax</text:p>
      <text:p text:style-name="P20"><text:s text:c="3"/>0x0000000000400f90 &lt;+123&gt;:<text:tab/>jmp <text:s text:c="3"/>0x400f97 &lt;phase_3+130&gt;</text:p>
      <text:p text:style-name="P20"><text:soft-page-break/><text:s text:c="3"/>0x0000000000400f92 &lt;+125&gt;:<text:tab/>mov <text:s text:c="3"/>$0x0,%eax</text:p>
      <text:p text:style-name="P20"><text:s text:c="3"/>0x0000000000400f97 &lt;+130&gt;:<text:tab/>add <text:s text:c="3"/>$0x68,%eax</text:p>
      <text:p text:style-name="P20"><text:s text:c="3"/>0x0000000000400f9a &lt;+133&gt;:<text:tab/>jmp <text:s text:c="3"/>0x400fa1 &lt;phase_3+140&gt;</text:p>
      <text:p text:style-name="P20"><text:s text:c="3"/>0x0000000000400f9c &lt;+135&gt;:<text:tab/>mov <text:s text:c="3"/>$0x0,%eax</text:p>
      <text:p text:style-name="P20"><text:s text:c="3"/>0x0000000000400fa1 &lt;+140&gt;:<text:tab/>sub <text:s text:c="3"/>$0x68,%eax</text:p>
      <text:p text:style-name="P20"><text:s text:c="3"/>0x0000000000400fa4 &lt;+143&gt;:<text:tab/>jmp <text:s text:c="3"/>0x400fb0 &lt;phase_3+155&gt;</text:p>
      <text:p text:style-name="P20"><text:s text:c="3"/>0x0000000000400fa6 &lt;+145&gt;:<text:tab/>call <text:s text:c="2"/>0x40143d &lt;explode_bomb&gt;</text:p>
      <text:p text:style-name="P20"><text:s text:c="3"/>0x0000000000400fab &lt;+150&gt;:<text:tab/>mov <text:s text:c="3"/>$0x0,%eax</text:p>
      <text:p text:style-name="P20"><text:s text:c="3"/>0x0000000000400fb0 &lt;+155&gt;:<text:tab/>cmpl <text:s text:c="2"/>$0x5,(%rsp)</text:p>
      <text:p text:style-name="P20"><text:s text:c="3"/>0x0000000000400fb4 &lt;+159&gt;:<text:tab/>jg <text:s text:c="4"/>0x400fbc &lt;phase_3+167&gt;</text:p>
      <text:p text:style-name="P20"><text:s text:c="3"/>0x0000000000400fb6 &lt;+161&gt;:<text:tab/>cmp <text:s text:c="3"/>0x4(%rsp),%eax</text:p>
      <text:p text:style-name="P20"><text:s text:c="3"/>0x0000000000400fba &lt;+165&gt;:<text:tab/>je <text:s text:c="4"/>0x400fc1 &lt;phase_3+172&gt;</text:p>
      <text:p text:style-name="P20"><text:s text:c="3"/>0x0000000000400fbc &lt;+167&gt;:<text:tab/>call <text:s text:c="2"/>0x40143d &lt;explode_bomb&gt;</text:p>
      <text:p text:style-name="P20">--Type &lt;RET&gt; for more, q to quit, c to continue without paging--</text:p>
      <text:p text:style-name="P20"><text:s text:c="3"/>0x0000000000400fc1 &lt;+172&gt;:<text:tab/>mov <text:s text:c="3"/>0x8(%rsp),%rax</text:p>
      <text:p text:style-name="P20"><text:s text:c="3"/>0x0000000000400fc6 &lt;+177&gt;:<text:tab/>xor <text:s text:c="3"/>%fs:0x28,%rax</text:p>
      <text:p text:style-name="P20"><text:s text:c="3"/>0x0000000000400fcf &lt;+186&gt;:<text:tab/>je <text:s text:c="4"/>0x400fd6 &lt;phase_3+193&gt;</text:p>
      <text:p text:style-name="P20"><text:s text:c="3"/>0x0000000000400fd1 &lt;+188&gt;:<text:tab/>call <text:s text:c="2"/>0x400b00 &lt;__stack_chk_fail@plt&gt;</text:p>
      <text:p text:style-name="P20"><text:s text:c="3"/>0x0000000000400fd6 &lt;+193&gt;:<text:tab/>add <text:s text:c="3"/>$0x18,%rsp</text:p>
      <text:p text:style-name="P20"><text:s text:c="3"/>0x0000000000400fda &lt;+197&gt;:<text:tab/>ret <text:s text:c="3"/></text:p>
      <text:p text:style-name="P20">End of assembler dump.</text:p>
      <text:p text:style-name="P20">(gdb) ni</text:p>
      <text:p text:style-name="P20">0x0000000000400f49 in phase_3 ()</text:p>
      <text:p text:style-name="P20">(gdb) disas</text:p>
      <text:p text:style-name="P20">Dump of assembler code for function phase_3:</text:p>
      <text:p text:style-name="P20"><text:s text:c="3"/>0x0000000000400f15 &lt;+0&gt;:<text:tab/>sub <text:s text:c="3"/>$0x18,%rsp</text:p>
      <text:p text:style-name="P20"><text:s text:c="3"/>0x0000000000400f19 &lt;+4&gt;:<text:tab/>mov <text:s text:c="3"/>%fs:0x28,%rax</text:p>
      <text:p text:style-name="P20"><text:s text:c="3"/>0x0000000000400f22 &lt;+13&gt;:<text:tab/>mov <text:s text:c="3"/>%rax,0x8(%rsp)</text:p>
      <text:p text:style-name="P20"><text:s text:c="3"/>0x0000000000400f27 &lt;+18&gt;:<text:tab/>xor <text:s text:c="3"/>%eax,%eax</text:p>
      <text:p text:style-name="P20"><text:s text:c="3"/>0x0000000000400f29 &lt;+20&gt;:<text:tab/>lea <text:s text:c="3"/>0x4(%rsp),%rcx</text:p>
      <text:p text:style-name="P20"><text:s text:c="3"/>0x0000000000400f2e &lt;+25&gt;:<text:tab/>mov <text:s text:c="3"/>%rsp,%rdx</text:p>
      <text:p text:style-name="P20"><text:s text:c="3"/>0x0000000000400f31 &lt;+28&gt;:<text:tab/>mov <text:s text:c="3"/>$0x4025cf,%esi</text:p>
      <text:p text:style-name="P20"><text:s text:c="3"/>0x0000000000400f36 &lt;+33&gt;:<text:tab/>call <text:s text:c="2"/>0x400bb0 &lt;__isoc99_sscanf@plt&gt;</text:p>
      <text:p text:style-name="P20"><text:s text:c="3"/>0x0000000000400f3b &lt;+38&gt;:<text:tab/>cmp <text:s text:c="3"/>$0x1,%eax</text:p>
      <text:p text:style-name="P20"><text:s text:c="3"/>0x0000000000400f3e &lt;+41&gt;:<text:tab/>jg <text:s text:c="4"/>0x400f45 &lt;phase_3+48&gt;</text:p>
      <text:p text:style-name="P20"><text:s text:c="3"/>0x0000000000400f40 &lt;+43&gt;:<text:tab/>call <text:s text:c="2"/>0x40143d &lt;explode_bomb&gt;</text:p>
      <text:p text:style-name="P20"><text:s text:c="3"/>0x0000000000400f45 &lt;+48&gt;:<text:tab/>cmpl <text:s text:c="2"/>$0x7,(%rsp)</text:p>
      <text:p text:style-name="P20">=&gt; 0x0000000000400f49 &lt;+52&gt;:<text:tab/>ja <text:s text:c="4"/>0x400fa6 &lt;phase_3+145&gt;</text:p>
      <text:p text:style-name="P20"><text:s text:c="3"/>0x0000000000400f4b &lt;+54&gt;:<text:tab/>mov <text:s text:c="3"/>(%rsp),%eax</text:p>
      <text:p text:style-name="P20"><text:s text:c="3"/>0x0000000000400f4e &lt;+57&gt;:<text:tab/>jmp <text:s text:c="3"/>*0x402440(,%rax,8)</text:p>
      <text:p text:style-name="P20"><text:s text:c="3"/>0x0000000000400f55 &lt;+64&gt;:<text:tab/>mov <text:s text:c="3"/>$0x134,%eax</text:p>
      <text:p text:style-name="P20"><text:s text:c="3"/>0x0000000000400f5a &lt;+69&gt;:<text:tab/>jmp <text:s text:c="3"/>0x400f61 &lt;phase_3+76&gt;</text:p>
      <text:p text:style-name="P20"><text:s text:c="3"/>0x0000000000400f5c &lt;+71&gt;:<text:tab/>mov <text:s text:c="3"/>$0x0,%eax</text:p>
      <text:p text:style-name="P20"><text:s text:c="3"/>0x0000000000400f61 &lt;+76&gt;:<text:tab/>sub <text:s text:c="3"/>$0x85,%eax</text:p>
      <text:p text:style-name="P20"><text:s text:c="3"/>0x0000000000400f66 &lt;+81&gt;:<text:tab/>jmp <text:s text:c="3"/>0x400f6d &lt;phase_3+88&gt;</text:p>
      <text:p text:style-name="P20"><text:s text:c="3"/>0x0000000000400f68 &lt;+83&gt;:<text:tab/>mov <text:s text:c="3"/>$0x0,%eax</text:p>
      <text:p text:style-name="P20"><text:s text:c="3"/>0x0000000000400f6d &lt;+88&gt;:<text:tab/>add <text:s text:c="3"/>$0x201,%eax</text:p>
      <text:p text:style-name="P20">--Type &lt;RET&gt; for more, q to quit, c to continue without paging--</text:p>
      <text:p text:style-name="P20"><text:s text:c="3"/>0x0000000000400f72 &lt;+93&gt;:<text:tab/>jmp <text:s text:c="3"/>0x400f79 &lt;phase_3+100&gt;</text:p>
      <text:p text:style-name="P20"><text:soft-page-break/><text:s text:c="3"/>0x0000000000400f74 &lt;+95&gt;:<text:tab/>mov <text:s text:c="3"/>$0x0,%eax</text:p>
      <text:p text:style-name="P20"><text:s text:c="3"/>0x0000000000400f79 &lt;+100&gt;:<text:tab/>sub <text:s text:c="3"/>$0x68,%eax</text:p>
      <text:p text:style-name="P20"><text:s text:c="3"/>0x0000000000400f7c &lt;+103&gt;:<text:tab/>jmp <text:s text:c="3"/>0x400f83 &lt;phase_3+110&gt;</text:p>
      <text:p text:style-name="P20"><text:s text:c="3"/>0x0000000000400f7e &lt;+105&gt;:<text:tab/>mov <text:s text:c="3"/>$0x0,%eax</text:p>
      <text:p text:style-name="P20"><text:s text:c="3"/>0x0000000000400f83 &lt;+110&gt;:<text:tab/>add <text:s text:c="3"/>$0x68,%eax</text:p>
      <text:p text:style-name="P20"><text:s text:c="3"/>0x0000000000400f86 &lt;+113&gt;:<text:tab/>jmp <text:s text:c="3"/>0x400f8d &lt;phase_3+120&gt;</text:p>
      <text:p text:style-name="P20"><text:s text:c="3"/>0x0000000000400f88 &lt;+115&gt;:<text:tab/>mov <text:s text:c="3"/>$0x0,%eax</text:p>
      <text:p text:style-name="P20"><text:s text:c="3"/>0x0000000000400f8d &lt;+120&gt;:<text:tab/>sub <text:s text:c="3"/>$0x68,%eax</text:p>
      <text:p text:style-name="P20"><text:s text:c="3"/>0x0000000000400f90 &lt;+123&gt;:<text:tab/>jmp <text:s text:c="3"/>0x400f97 &lt;phase_3+130&gt;</text:p>
      <text:p text:style-name="P20"><text:s text:c="3"/>0x0000000000400f92 &lt;+125&gt;:<text:tab/>mov <text:s text:c="3"/>$0x0,%eax</text:p>
      <text:p text:style-name="P20"><text:s text:c="3"/>0x0000000000400f97 &lt;+130&gt;:<text:tab/>add <text:s text:c="3"/>$0x68,%eax</text:p>
      <text:p text:style-name="P20"><text:s text:c="3"/>0x0000000000400f9a &lt;+133&gt;:<text:tab/>jmp <text:s text:c="3"/>0x400fa1 &lt;phase_3+140&gt;</text:p>
      <text:p text:style-name="P20"><text:s text:c="3"/>0x0000000000400f9c &lt;+135&gt;:<text:tab/>mov <text:s text:c="3"/>$0x0,%eax</text:p>
      <text:p text:style-name="P20"><text:s text:c="3"/>0x0000000000400fa1 &lt;+140&gt;:<text:tab/>sub <text:s text:c="3"/>$0x68,%eax</text:p>
      <text:p text:style-name="P20"><text:s text:c="3"/>0x0000000000400fa4 &lt;+143&gt;:<text:tab/>jmp <text:s text:c="3"/>0x400fb0 &lt;phase_3+155&gt;</text:p>
      <text:p text:style-name="P20"><text:s text:c="3"/>0x0000000000400fa6 &lt;+145&gt;:<text:tab/>call <text:s text:c="2"/>0x40143d &lt;explode_bomb&gt;</text:p>
      <text:p text:style-name="P20"><text:s text:c="3"/>0x0000000000400fab &lt;+150&gt;:<text:tab/>mov <text:s text:c="3"/>$0x0,%eax</text:p>
      <text:p text:style-name="P20"><text:s text:c="3"/>0x0000000000400fb0 &lt;+155&gt;:<text:tab/>cmpl <text:s text:c="2"/>$0x5,(%rsp)</text:p>
      <text:p text:style-name="P20"><text:s text:c="3"/>0x0000000000400fb4 &lt;+159&gt;:<text:tab/>jg <text:s text:c="4"/>0x400fbc &lt;phase_3+167&gt;</text:p>
      <text:p text:style-name="P20"><text:s text:c="3"/>0x0000000000400fb6 &lt;+161&gt;:<text:tab/>cmp <text:s text:c="3"/>0x4(%rsp),%eax</text:p>
      <text:p text:style-name="P20"><text:s text:c="3"/>0x0000000000400fba &lt;+165&gt;:<text:tab/>je <text:s text:c="4"/>0x400fc1 &lt;phase_3+172&gt;</text:p>
      <text:p text:style-name="P20"><text:s text:c="3"/>0x0000000000400fbc &lt;+167&gt;:<text:tab/>call <text:s text:c="2"/>0x40143d &lt;explode_bomb&gt;</text:p>
      <text:p text:style-name="P20">--Type &lt;RET&gt; for more, q to quit, c to continue without paging--</text:p>
      <text:p text:style-name="P20"><text:s text:c="3"/>0x0000000000400fc1 &lt;+172&gt;:<text:tab/>mov <text:s text:c="3"/>0x8(%rsp),%rax</text:p>
      <text:p text:style-name="P20"><text:s text:c="3"/>0x0000000000400fc6 &lt;+177&gt;:<text:tab/>xor <text:s text:c="3"/>%fs:0x28,%rax</text:p>
      <text:p text:style-name="P20"><text:s text:c="3"/>0x0000000000400fcf &lt;+186&gt;:<text:tab/>je <text:s text:c="4"/>0x400fd6 &lt;phase_3+193&gt;</text:p>
      <text:p text:style-name="P20"><text:s text:c="3"/>0x0000000000400fd1 &lt;+188&gt;:<text:tab/>call <text:s text:c="2"/>0x400b00 &lt;__stack_chk_fail@plt&gt;</text:p>
      <text:p text:style-name="P20"><text:s text:c="3"/>0x0000000000400fd6 &lt;+193&gt;:<text:tab/>add <text:s text:c="3"/>$0x18,%rsp</text:p>
      <text:p text:style-name="P20"><text:s text:c="3"/>0x0000000000400fda &lt;+197&gt;:<text:tab/>ret <text:s text:c="3"/></text:p>
      <text:p text:style-name="P20">End of assembler dump.</text:p>
      <text:p text:style-name="P20">(gdb) ni</text:p>
      <text:p text:style-name="P20">0x0000000000400f4b in phase_3 ()</text:p>
      <text:p text:style-name="P20">(gdb) disas</text:p>
      <text:p text:style-name="P20">Dump of assembler code for function phase_3:</text:p>
      <text:p text:style-name="P20"><text:s text:c="3"/>0x0000000000400f15 &lt;+0&gt;:<text:tab/>sub <text:s text:c="3"/>$0x18,%rsp</text:p>
      <text:p text:style-name="P20"><text:s text:c="3"/>0x0000000000400f19 &lt;+4&gt;:<text:tab/>mov <text:s text:c="3"/>%fs:0x28,%rax</text:p>
      <text:p text:style-name="P20"><text:s text:c="3"/>0x0000000000400f22 &lt;+13&gt;:<text:tab/>mov <text:s text:c="3"/>%rax,0x8(%rsp)</text:p>
      <text:p text:style-name="P20"><text:s text:c="3"/>0x0000000000400f27 &lt;+18&gt;:<text:tab/>xor <text:s text:c="3"/>%eax,%eax</text:p>
      <text:p text:style-name="P20"><text:s text:c="3"/>0x0000000000400f29 &lt;+20&gt;:<text:tab/>lea <text:s text:c="3"/>0x4(%rsp),%rcx</text:p>
      <text:p text:style-name="P20"><text:s text:c="3"/>0x0000000000400f2e &lt;+25&gt;:<text:tab/>mov <text:s text:c="3"/>%rsp,%rdx</text:p>
      <text:p text:style-name="P20"><text:s text:c="3"/>0x0000000000400f31 &lt;+28&gt;:<text:tab/>mov <text:s text:c="3"/>$0x4025cf,%esi</text:p>
      <text:p text:style-name="P20"><text:s text:c="3"/>0x0000000000400f36 &lt;+33&gt;:<text:tab/>call <text:s text:c="2"/>0x400bb0 &lt;__isoc99_sscanf@plt&gt;</text:p>
      <text:p text:style-name="P20"><text:s text:c="3"/>0x0000000000400f3b &lt;+38&gt;:<text:tab/>cmp <text:s text:c="3"/>$0x1,%eax</text:p>
      <text:p text:style-name="P20"><text:s text:c="3"/>0x0000000000400f3e &lt;+41&gt;:<text:tab/>jg <text:s text:c="4"/>0x400f45 &lt;phase_3+48&gt;</text:p>
      <text:p text:style-name="P20"><text:s text:c="3"/>0x0000000000400f40 &lt;+43&gt;:<text:tab/>call <text:s text:c="2"/>0x40143d &lt;explode_bomb&gt;</text:p>
      <text:p text:style-name="P20"><text:s text:c="3"/>0x0000000000400f45 &lt;+48&gt;:<text:tab/>cmpl <text:s text:c="2"/>$0x7,(%rsp)</text:p>
      <text:p text:style-name="P20"><text:s text:c="3"/>0x0000000000400f49 &lt;+52&gt;:<text:tab/>ja <text:s text:c="4"/>0x400fa6 &lt;phase_3+145&gt;</text:p>
      <text:p text:style-name="P20">=&gt; 0x0000000000400f4b &lt;+54&gt;:<text:tab/>mov <text:s text:c="3"/>(%rsp),%eax</text:p>
      <text:p text:style-name="P20"><text:s text:c="3"/>0x0000000000400f4e &lt;+57&gt;:<text:tab/>jmp <text:s text:c="3"/>*0x402440(,%rax,8)</text:p>
      <text:p text:style-name="P20"><text:soft-page-break/><text:s text:c="3"/>0x0000000000400f55 &lt;+64&gt;:<text:tab/>mov <text:s text:c="3"/>$0x134,%eax</text:p>
      <text:p text:style-name="P20"><text:s text:c="3"/>0x0000000000400f5a &lt;+69&gt;:<text:tab/>jmp <text:s text:c="3"/>0x400f61 &lt;phase_3+76&gt;</text:p>
      <text:p text:style-name="P20"><text:s text:c="3"/>0x0000000000400f5c &lt;+71&gt;:<text:tab/>mov <text:s text:c="3"/>$0x0,%eax</text:p>
      <text:p text:style-name="P20"><text:s text:c="3"/>0x0000000000400f61 &lt;+76&gt;:<text:tab/>sub <text:s text:c="3"/>$0x85,%eax</text:p>
      <text:p text:style-name="P20"><text:s text:c="3"/>0x0000000000400f66 &lt;+81&gt;:<text:tab/>jmp <text:s text:c="3"/>0x400f6d &lt;phase_3+88&gt;</text:p>
      <text:p text:style-name="P20"><text:s text:c="3"/>0x0000000000400f68 &lt;+83&gt;:<text:tab/>mov <text:s text:c="3"/>$0x0,%eax</text:p>
      <text:p text:style-name="P20"><text:s text:c="3"/>0x0000000000400f6d &lt;+88&gt;:<text:tab/>add <text:s text:c="3"/>$0x201,%eax</text:p>
      <text:p text:style-name="P20">--Type &lt;RET&gt; for more, q to quit, c to continue without paging--</text:p>
      <text:p text:style-name="P20"><text:s text:c="3"/>0x0000000000400f72 &lt;+93&gt;:<text:tab/>jmp <text:s text:c="3"/>0x400f79 &lt;phase_3+100&gt;</text:p>
      <text:p text:style-name="P20"><text:s text:c="3"/>0x0000000000400f74 &lt;+95&gt;:<text:tab/>mov <text:s text:c="3"/>$0x0,%eax</text:p>
      <text:p text:style-name="P20"><text:s text:c="3"/>0x0000000000400f79 &lt;+100&gt;:<text:tab/>sub <text:s text:c="3"/>$0x68,%eax</text:p>
      <text:p text:style-name="P20"><text:s text:c="3"/>0x0000000000400f7c &lt;+103&gt;:<text:tab/>jmp <text:s text:c="3"/>0x400f83 &lt;phase_3+110&gt;</text:p>
      <text:p text:style-name="P20"><text:s text:c="3"/>0x0000000000400f7e &lt;+105&gt;:<text:tab/>mov <text:s text:c="3"/>$0x0,%eax</text:p>
      <text:p text:style-name="P20"><text:s text:c="3"/>0x0000000000400f83 &lt;+110&gt;:<text:tab/>add <text:s text:c="3"/>$0x68,%eax</text:p>
      <text:p text:style-name="P20"><text:s text:c="3"/>0x0000000000400f86 &lt;+113&gt;:<text:tab/>jmp <text:s text:c="3"/>0x400f8d &lt;phase_3+120&gt;</text:p>
      <text:p text:style-name="P20"><text:s text:c="3"/>0x0000000000400f88 &lt;+115&gt;:<text:tab/>mov <text:s text:c="3"/>$0x0,%eax</text:p>
      <text:p text:style-name="P20"><text:s text:c="3"/>0x0000000000400f8d &lt;+120&gt;:<text:tab/>sub <text:s text:c="3"/>$0x68,%eax</text:p>
      <text:p text:style-name="P20"><text:s text:c="3"/>0x0000000000400f90 &lt;+123&gt;:<text:tab/>jmp <text:s text:c="3"/>0x400f97 &lt;phase_3+130&gt;</text:p>
      <text:p text:style-name="P20"><text:s text:c="3"/>0x0000000000400f92 &lt;+125&gt;:<text:tab/>mov <text:s text:c="3"/>$0x0,%eax</text:p>
      <text:p text:style-name="P20"><text:s text:c="3"/>0x0000000000400f97 &lt;+130&gt;:<text:tab/>add <text:s text:c="3"/>$0x68,%eax</text:p>
      <text:p text:style-name="P20"><text:s text:c="3"/>0x0000000000400f9a &lt;+133&gt;:<text:tab/>jmp <text:s text:c="3"/>0x400fa1 &lt;phase_3+140&gt;</text:p>
      <text:p text:style-name="P20"><text:s text:c="3"/>0x0000000000400f9c &lt;+135&gt;:<text:tab/>mov <text:s text:c="3"/>$0x0,%eax</text:p>
      <text:p text:style-name="P20"><text:s text:c="3"/>0x0000000000400fa1 &lt;+140&gt;:<text:tab/>sub <text:s text:c="3"/>$0x68,%eax</text:p>
      <text:p text:style-name="P20"><text:s text:c="3"/>0x0000000000400fa4 &lt;+143&gt;:<text:tab/>jmp <text:s text:c="3"/>0x400fb0 &lt;phase_3+155&gt;</text:p>
      <text:p text:style-name="P20"><text:s text:c="3"/>0x0000000000400fa6 &lt;+145&gt;:<text:tab/>call <text:s text:c="2"/>0x40143d &lt;explode_bomb&gt;</text:p>
      <text:p text:style-name="P20"><text:s text:c="3"/>0x0000000000400fab &lt;+150&gt;:<text:tab/>mov <text:s text:c="3"/>$0x0,%eax</text:p>
      <text:p text:style-name="P20"><text:s text:c="3"/>0x0000000000400fb0 &lt;+155&gt;:<text:tab/>cmpl <text:s text:c="2"/>$0x5,(%rsp)</text:p>
      <text:p text:style-name="P20"><text:s text:c="3"/>0x0000000000400fb4 &lt;+159&gt;:<text:tab/>jg <text:s text:c="4"/>0x400fbc &lt;phase_3+167&gt;</text:p>
      <text:p text:style-name="P20"><text:s text:c="3"/>0x0000000000400fb6 &lt;+161&gt;:<text:tab/>cmp <text:s text:c="3"/>0x4(%rsp),%eax</text:p>
      <text:p text:style-name="P20"><text:s text:c="3"/>0x0000000000400fba &lt;+165&gt;:<text:tab/>je <text:s text:c="4"/>0x400fc1 &lt;phase_3+172&gt;</text:p>
      <text:p text:style-name="P20"><text:s text:c="3"/>0x0000000000400fbc &lt;+167&gt;:<text:tab/>call <text:s text:c="2"/>0x40143d &lt;explode_bomb&gt;</text:p>
      <text:p text:style-name="P20">--Type &lt;RET&gt; for more, q to quit, c to continue without paging--</text:p>
      <text:p text:style-name="P20"><text:s text:c="3"/>0x0000000000400fc1 &lt;+172&gt;:<text:tab/>mov <text:s text:c="3"/>0x8(%rsp),%rax</text:p>
      <text:p text:style-name="P20"><text:s text:c="3"/>0x0000000000400fc6 &lt;+177&gt;:<text:tab/>xor <text:s text:c="3"/>%fs:0x28,%rax</text:p>
      <text:p text:style-name="P20"><text:s text:c="3"/>0x0000000000400fcf &lt;+186&gt;:<text:tab/>je <text:s text:c="4"/>0x400fd6 &lt;phase_3+193&gt;</text:p>
      <text:p text:style-name="P20"><text:s text:c="3"/>0x0000000000400fd1 &lt;+188&gt;:<text:tab/>call <text:s text:c="2"/>0x400b00 &lt;__stack_chk_fail@plt&gt;</text:p>
      <text:p text:style-name="P20"><text:s text:c="3"/>0x0000000000400fd6 &lt;+193&gt;:<text:tab/>add <text:s text:c="3"/>$0x18,%rsp</text:p>
      <text:p text:style-name="P20"><text:s text:c="3"/>0x0000000000400fda &lt;+197&gt;:<text:tab/>ret <text:s text:c="3"/></text:p>
      <text:p text:style-name="P20">End of assembler dump.</text:p>
      <text:p text:style-name="P20">(gdb) until</text:p>
      <text:p text:style-name="P20">0x0000000000400f4e in phase_3 ()</text:p>
      <text:p text:style-name="P20"/>
      <text:p text:style-name="P25">//<text:span text:style-name="T47">compare instruction</text:span></text:p>
      <text:p text:style-name="P20">(gdb) until * 0x0000000000400fb0</text:p>
      <text:p text:style-name="P20">0x0000000000400fb0 in phase_3 ()</text:p>
      <text:p text:style-name="P20">(gdb) disas</text:p>
      <text:p text:style-name="P20">Dump of assembler code for function phase_3:</text:p>
      <text:p text:style-name="P20"><text:s text:c="3"/>0x0000000000400f15 &lt;+0&gt;:<text:tab/>sub <text:s text:c="3"/>$0x18,%rsp</text:p>
      <text:p text:style-name="P20"><text:s text:c="3"/>0x0000000000400f19 &lt;+4&gt;:<text:tab/>mov <text:s text:c="3"/>%fs:0x28,%rax</text:p>
      <text:p text:style-name="P20"><text:soft-page-break/><text:s text:c="3"/>0x0000000000400f22 &lt;+13&gt;:<text:tab/>mov <text:s text:c="3"/>%rax,0x8(%rsp)</text:p>
      <text:p text:style-name="P20"><text:s text:c="3"/>0x0000000000400f27 &lt;+18&gt;:<text:tab/>xor <text:s text:c="3"/>%eax,%eax</text:p>
      <text:p text:style-name="P20"><text:s text:c="3"/>0x0000000000400f29 &lt;+20&gt;:<text:tab/>lea <text:s text:c="3"/>0x4(%rsp),%rcx</text:p>
      <text:p text:style-name="P20"><text:s text:c="3"/>0x0000000000400f2e &lt;+25&gt;:<text:tab/>mov <text:s text:c="3"/>%rsp,%rdx</text:p>
      <text:p text:style-name="P20"><text:s text:c="3"/>0x0000000000400f31 &lt;+28&gt;:<text:tab/>mov <text:s text:c="3"/>$0x4025cf,%esi</text:p>
      <text:p text:style-name="P20"><text:s text:c="3"/>0x0000000000400f36 &lt;+33&gt;:<text:tab/>call <text:s text:c="2"/>0x400bb0 &lt;__isoc99_sscanf@plt&gt;</text:p>
      <text:p text:style-name="P20"><text:s text:c="3"/>0x0000000000400f3b &lt;+38&gt;:<text:tab/>cmp <text:s text:c="3"/>$0x1,%eax</text:p>
      <text:p text:style-name="P20"><text:s text:c="3"/>0x0000000000400f3e &lt;+41&gt;:<text:tab/>jg <text:s text:c="4"/>0x400f45 &lt;phase_3+48&gt;</text:p>
      <text:p text:style-name="P20"><text:s text:c="3"/>0x0000000000400f40 &lt;+43&gt;:<text:tab/>call <text:s text:c="2"/>0x40143d &lt;explode_bomb&gt;</text:p>
      <text:p text:style-name="P20"><text:s text:c="3"/>0x0000000000400f45 &lt;+48&gt;:<text:tab/>cmpl <text:s text:c="2"/>$0x7,(%rsp)</text:p>
      <text:p text:style-name="P20"><text:s text:c="3"/>0x0000000000400f49 &lt;+52&gt;:<text:tab/>ja <text:s text:c="4"/>0x400fa6 &lt;phase_3+145&gt;</text:p>
      <text:p text:style-name="P20"><text:s text:c="3"/>0x0000000000400f4b &lt;+54&gt;:<text:tab/>mov <text:s text:c="3"/>(%rsp),%eax</text:p>
      <text:p text:style-name="P20"><text:s text:c="3"/>0x0000000000400f4e &lt;+57&gt;:<text:tab/>jmp <text:s text:c="3"/>*0x402440(,%rax,8)</text:p>
      <text:p text:style-name="P20"><text:s text:c="3"/>0x0000000000400f55 &lt;+64&gt;:<text:tab/>mov <text:s text:c="3"/>$0x134,%eax</text:p>
      <text:p text:style-name="P20"><text:s text:c="3"/>0x0000000000400f5a &lt;+69&gt;:<text:tab/>jmp <text:s text:c="3"/>0x400f61 &lt;phase_3+76&gt;</text:p>
      <text:p text:style-name="P20"><text:s text:c="3"/>0x0000000000400f5c &lt;+71&gt;:<text:tab/>mov <text:s text:c="3"/>$0x0,%eax</text:p>
      <text:p text:style-name="P20"><text:s text:c="3"/>0x0000000000400f61 &lt;+76&gt;:<text:tab/>sub <text:s text:c="3"/>$0x85,%eax</text:p>
      <text:p text:style-name="P20"><text:s text:c="3"/>0x0000000000400f66 &lt;+81&gt;:<text:tab/>jmp <text:s text:c="3"/>0x400f6d &lt;phase_3+88&gt;</text:p>
      <text:p text:style-name="P20"><text:s text:c="3"/>0x0000000000400f68 &lt;+83&gt;:<text:tab/>mov <text:s text:c="3"/>$0x0,%eax</text:p>
      <text:p text:style-name="P20"><text:s text:c="3"/>0x0000000000400f6d &lt;+88&gt;:<text:tab/>add <text:s text:c="3"/>$0x201,%eax</text:p>
      <text:p text:style-name="P20">--Type &lt;RET&gt; for more, q to quit, c to continue without paging--</text:p>
      <text:p text:style-name="P20"><text:s text:c="3"/>0x0000000000400f72 &lt;+93&gt;:<text:tab/>jmp <text:s text:c="3"/>0x400f79 &lt;phase_3+100&gt;</text:p>
      <text:p text:style-name="P20"><text:s text:c="3"/>0x0000000000400f74 &lt;+95&gt;:<text:tab/>mov <text:s text:c="3"/>$0x0,%eax</text:p>
      <text:p text:style-name="P20"><text:s text:c="3"/>0x0000000000400f79 &lt;+100&gt;:<text:tab/>sub <text:s text:c="3"/>$0x68,%eax</text:p>
      <text:p text:style-name="P20"><text:s text:c="3"/>0x0000000000400f7c &lt;+103&gt;:<text:tab/>jmp <text:s text:c="3"/>0x400f83 &lt;phase_3+110&gt;</text:p>
      <text:p text:style-name="P20"><text:s text:c="3"/>0x0000000000400f7e &lt;+105&gt;:<text:tab/>mov <text:s text:c="3"/>$0x0,%eax</text:p>
      <text:p text:style-name="P20"><text:s text:c="3"/>0x0000000000400f83 &lt;+110&gt;:<text:tab/>add <text:s text:c="3"/>$0x68,%eax</text:p>
      <text:p text:style-name="P20"><text:s text:c="3"/>0x0000000000400f86 &lt;+113&gt;:<text:tab/>jmp <text:s text:c="3"/>0x400f8d &lt;phase_3+120&gt;</text:p>
      <text:p text:style-name="P20"><text:s text:c="3"/>0x0000000000400f88 &lt;+115&gt;:<text:tab/>mov <text:s text:c="3"/>$0x0,%eax</text:p>
      <text:p text:style-name="P20"><text:s text:c="3"/>0x0000000000400f8d &lt;+120&gt;:<text:tab/>sub <text:s text:c="3"/>$0x68,%eax</text:p>
      <text:p text:style-name="P20"><text:s text:c="3"/>0x0000000000400f90 &lt;+123&gt;:<text:tab/>jmp <text:s text:c="3"/>0x400f97 &lt;phase_3+130&gt;</text:p>
      <text:p text:style-name="P20"><text:s text:c="3"/>0x0000000000400f92 &lt;+125&gt;:<text:tab/>mov <text:s text:c="3"/>$0x0,%eax</text:p>
      <text:p text:style-name="P20"><text:s text:c="3"/>0x0000000000400f97 &lt;+130&gt;:<text:tab/>add <text:s text:c="3"/>$0x68,%eax</text:p>
      <text:p text:style-name="P20"><text:s text:c="3"/>0x0000000000400f9a &lt;+133&gt;:<text:tab/>jmp <text:s text:c="3"/>0x400fa1 &lt;phase_3+140&gt;</text:p>
      <text:p text:style-name="P20"><text:s text:c="3"/>0x0000000000400f9c &lt;+135&gt;:<text:tab/>mov <text:s text:c="3"/>$0x0,%eax</text:p>
      <text:p text:style-name="P20"><text:s text:c="3"/>0x0000000000400fa1 &lt;+140&gt;:<text:tab/>sub <text:s text:c="3"/>$0x68,%eax</text:p>
      <text:p text:style-name="P20"><text:s text:c="3"/>0x0000000000400fa4 &lt;+143&gt;:<text:tab/>jmp <text:s text:c="3"/>0x400fb0 &lt;phase_3+155&gt;</text:p>
      <text:p text:style-name="P20"><text:s text:c="3"/>0x0000000000400fa6 &lt;+145&gt;:<text:tab/>call <text:s text:c="2"/>0x40143d &lt;explode_bomb&gt;</text:p>
      <text:p text:style-name="P20"><text:s text:c="3"/>0x0000000000400fab &lt;+150&gt;:<text:tab/>mov <text:s text:c="3"/>$0x0,%eax</text:p>
      <text:p text:style-name="P20">=&gt; 0x0000000000400fb0 &lt;+155&gt;:<text:tab/>cmpl <text:s text:c="2"/>$0x5,(%rsp)</text:p>
      <text:p text:style-name="P20"><text:s text:c="3"/>0x0000000000400fb4 &lt;+159&gt;:<text:tab/>jg <text:s text:c="4"/>0x400fbc &lt;phase_3+167&gt;</text:p>
      <text:p text:style-name="P20"><text:s text:c="3"/>0x0000000000400fb6 &lt;+161&gt;:<text:tab/>cmp <text:s text:c="3"/>0x4(%rsp),%eax</text:p>
      <text:p text:style-name="P20"><text:s text:c="3"/>0x0000000000400fba &lt;+165&gt;:<text:tab/>je <text:s text:c="4"/>0x400fc1 &lt;phase_3+172&gt;</text:p>
      <text:p text:style-name="P20"><text:s text:c="3"/>0x0000000000400fbc &lt;+167&gt;:<text:tab/>call <text:s text:c="2"/>0x40143d &lt;explode_bomb&gt;</text:p>
      <text:p text:style-name="P20">--Type &lt;RET&gt; for more, q to quit, c to continue without paging--</text:p>
      <text:p text:style-name="P20"><text:s text:c="3"/>0x0000000000400fc1 &lt;+172&gt;:<text:tab/>mov <text:s text:c="3"/>0x8(%rsp),%rax</text:p>
      <text:p text:style-name="P20"><text:s text:c="3"/>0x0000000000400fc6 &lt;+177&gt;:<text:tab/>xor <text:s text:c="3"/>%fs:0x28,%rax</text:p>
      <text:p text:style-name="P20"><text:s text:c="3"/>0x0000000000400fcf &lt;+186&gt;:<text:tab/>je <text:s text:c="4"/>0x400fd6 &lt;phase_3+193&gt;</text:p>
      <text:p text:style-name="P20"><text:s text:c="3"/>0x0000000000400fd1 &lt;+188&gt;:<text:tab/>call <text:s text:c="2"/>0x400b00 &lt;__stack_chk_fail@plt&gt;</text:p>
      <text:p text:style-name="P20"><text:soft-page-break/><text:s text:c="3"/>0x0000000000400fd6 &lt;+193&gt;:<text:tab/>add <text:s text:c="3"/>$0x18,%rsp</text:p>
      <text:p text:style-name="P20"><text:s text:c="3"/>0x0000000000400fda &lt;+197&gt;:<text:tab/>ret <text:s text:c="3"/></text:p>
      <text:p text:style-name="P20">End of assembler dump.</text:p>
      <text:p text:style-name="P20">(gdb) ni</text:p>
      <text:p text:style-name="P20">0x0000000000400fb4 in phase_3 ()</text:p>
      <text:p text:style-name="P20">(gdb) ni</text:p>
      <text:p text:style-name="P20">0x0000000000400fb6 in phase_3 ()</text:p>
      <text:p text:style-name="P20">(gdb) disas</text:p>
      <text:p text:style-name="P20">Dump of assembler code for function phase_3:</text:p>
      <text:p text:style-name="P20"><text:s text:c="3"/>0x0000000000400f15 &lt;+0&gt;:<text:tab/>sub <text:s text:c="3"/>$0x18,%rsp</text:p>
      <text:p text:style-name="P20"><text:s text:c="3"/>0x0000000000400f19 &lt;+4&gt;:<text:tab/>mov <text:s text:c="3"/>%fs:0x28,%rax</text:p>
      <text:p text:style-name="P20"><text:s text:c="3"/>0x0000000000400f22 &lt;+13&gt;:<text:tab/>mov <text:s text:c="3"/>%rax,0x8(%rsp)</text:p>
      <text:p text:style-name="P20"><text:s text:c="3"/>0x0000000000400f27 &lt;+18&gt;:<text:tab/>xor <text:s text:c="3"/>%eax,%eax</text:p>
      <text:p text:style-name="P20"><text:s text:c="3"/>0x0000000000400f29 &lt;+20&gt;:<text:tab/>lea <text:s text:c="3"/>0x4(%rsp),%rcx</text:p>
      <text:p text:style-name="P20"><text:s text:c="3"/>0x0000000000400f2e &lt;+25&gt;:<text:tab/>mov <text:s text:c="3"/>%rsp,%rdx</text:p>
      <text:p text:style-name="P20"><text:s text:c="3"/>0x0000000000400f31 &lt;+28&gt;:<text:tab/>mov <text:s text:c="3"/>$0x4025cf,%esi</text:p>
      <text:p text:style-name="P20"><text:s text:c="3"/>0x0000000000400f36 &lt;+33&gt;:<text:tab/>call <text:s text:c="2"/>0x400bb0 &lt;__isoc99_sscanf@plt&gt;</text:p>
      <text:p text:style-name="P20"><text:s text:c="3"/>0x0000000000400f3b &lt;+38&gt;:<text:tab/>cmp <text:s text:c="3"/>$0x1,%eax</text:p>
      <text:p text:style-name="P20"><text:s text:c="3"/>0x0000000000400f3e &lt;+41&gt;:<text:tab/>jg <text:s text:c="4"/>0x400f45 &lt;phase_3+48&gt;</text:p>
      <text:p text:style-name="P20"><text:s text:c="3"/>0x0000000000400f40 &lt;+43&gt;:<text:tab/>call <text:s text:c="2"/>0x40143d &lt;explode_bomb&gt;</text:p>
      <text:p text:style-name="P20"><text:s text:c="3"/>0x0000000000400f45 &lt;+48&gt;:<text:tab/>cmpl <text:s text:c="2"/>$0x7,(%rsp)</text:p>
      <text:p text:style-name="P20"><text:s text:c="3"/>0x0000000000400f49 &lt;+52&gt;:<text:tab/>ja <text:s text:c="4"/>0x400fa6 &lt;phase_3+145&gt;</text:p>
      <text:p text:style-name="P20"><text:s text:c="3"/>0x0000000000400f4b &lt;+54&gt;:<text:tab/>mov <text:s text:c="3"/>(%rsp),%eax</text:p>
      <text:p text:style-name="P20"><text:s text:c="3"/>0x0000000000400f4e &lt;+57&gt;:<text:tab/>jmp <text:s text:c="3"/>*0x402440(,%rax,8)</text:p>
      <text:p text:style-name="P20"><text:s text:c="3"/>0x0000000000400f55 &lt;+64&gt;:<text:tab/>mov <text:s text:c="3"/>$0x134,%eax</text:p>
      <text:p text:style-name="P20"><text:s text:c="3"/>0x0000000000400f5a &lt;+69&gt;:<text:tab/>jmp <text:s text:c="3"/>0x400f61 &lt;phase_3+76&gt;</text:p>
      <text:p text:style-name="P20"><text:s text:c="3"/>0x0000000000400f5c &lt;+71&gt;:<text:tab/>mov <text:s text:c="3"/>$0x0,%eax</text:p>
      <text:p text:style-name="P20"><text:s text:c="3"/>0x0000000000400f61 &lt;+76&gt;:<text:tab/>sub <text:s text:c="3"/>$0x85,%eax</text:p>
      <text:p text:style-name="P20"><text:s text:c="3"/>0x0000000000400f66 &lt;+81&gt;:<text:tab/>jmp <text:s text:c="3"/>0x400f6d &lt;phase_3+88&gt;</text:p>
      <text:p text:style-name="P20"><text:s text:c="3"/>0x0000000000400f68 &lt;+83&gt;:<text:tab/>mov <text:s text:c="3"/>$0x0,%eax</text:p>
      <text:p text:style-name="P20"><text:s text:c="3"/>0x0000000000400f6d &lt;+88&gt;:<text:tab/>add <text:s text:c="3"/>$0x201,%eax</text:p>
      <text:p text:style-name="P20">--Type &lt;RET&gt; for more, q to quit, c to continue without paging--</text:p>
      <text:p text:style-name="P20"><text:s text:c="3"/>0x0000000000400f72 &lt;+93&gt;:<text:tab/>jmp <text:s text:c="3"/>0x400f79 &lt;phase_3+100&gt;</text:p>
      <text:p text:style-name="P20"><text:s text:c="3"/>0x0000000000400f74 &lt;+95&gt;:<text:tab/>mov <text:s text:c="3"/>$0x0,%eax</text:p>
      <text:p text:style-name="P20"><text:s text:c="3"/>0x0000000000400f79 &lt;+100&gt;:<text:tab/>sub <text:s text:c="3"/>$0x68,%eax</text:p>
      <text:p text:style-name="P20"><text:s text:c="3"/>0x0000000000400f7c &lt;+103&gt;:<text:tab/>jmp <text:s text:c="3"/>0x400f83 &lt;phase_3+110&gt;</text:p>
      <text:p text:style-name="P20"><text:s text:c="3"/>0x0000000000400f7e &lt;+105&gt;:<text:tab/>mov <text:s text:c="3"/>$0x0,%eax</text:p>
      <text:p text:style-name="P20"><text:s text:c="3"/>0x0000000000400f83 &lt;+110&gt;:<text:tab/>add <text:s text:c="3"/>$0x68,%eax</text:p>
      <text:p text:style-name="P20"><text:s text:c="3"/>0x0000000000400f86 &lt;+113&gt;:<text:tab/>jmp <text:s text:c="3"/>0x400f8d &lt;phase_3+120&gt;</text:p>
      <text:p text:style-name="P20"><text:s text:c="3"/>0x0000000000400f88 &lt;+115&gt;:<text:tab/>mov <text:s text:c="3"/>$0x0,%eax</text:p>
      <text:p text:style-name="P20"><text:s text:c="3"/>0x0000000000400f8d &lt;+120&gt;:<text:tab/>sub <text:s text:c="3"/>$0x68,%eax</text:p>
      <text:p text:style-name="P20"><text:s text:c="3"/>0x0000000000400f90 &lt;+123&gt;:<text:tab/>jmp <text:s text:c="3"/>0x400f97 &lt;phase_3+130&gt;</text:p>
      <text:p text:style-name="P20"><text:s text:c="3"/>0x0000000000400f92 &lt;+125&gt;:<text:tab/>mov <text:s text:c="3"/>$0x0,%eax</text:p>
      <text:p text:style-name="P20"><text:s text:c="3"/>0x0000000000400f97 &lt;+130&gt;:<text:tab/>add <text:s text:c="3"/>$0x68,%eax</text:p>
      <text:p text:style-name="P20"><text:s text:c="3"/>0x0000000000400f9a &lt;+133&gt;:<text:tab/>jmp <text:s text:c="3"/>0x400fa1 &lt;phase_3+140&gt;</text:p>
      <text:p text:style-name="P20"><text:s text:c="3"/>0x0000000000400f9c &lt;+135&gt;:<text:tab/>mov <text:s text:c="3"/>$0x0,%eax</text:p>
      <text:p text:style-name="P20"><text:s text:c="3"/>0x0000000000400fa1 &lt;+140&gt;:<text:tab/>sub <text:s text:c="3"/>$0x68,%eax</text:p>
      <text:p text:style-name="P20"><text:s text:c="3"/>0x0000000000400fa4 &lt;+143&gt;:<text:tab/>jmp <text:s text:c="3"/>0x400fb0 &lt;phase_3+155&gt;</text:p>
      <text:p text:style-name="P20"><text:s text:c="3"/>0x0000000000400fa6 &lt;+145&gt;:<text:tab/>call <text:s text:c="2"/>0x40143d &lt;explode_bomb&gt;</text:p>
      <text:p text:style-name="P20"><text:soft-page-break/><text:s text:c="3"/>0x0000000000400fab &lt;+150&gt;:<text:tab/>mov <text:s text:c="3"/>$0x0,%eax</text:p>
      <text:p text:style-name="P20"><text:s text:c="3"/>0x0000000000400fb0 &lt;+155&gt;:<text:tab/>cmpl <text:s text:c="2"/>$0x5,(%rsp)</text:p>
      <text:p text:style-name="P20"><text:s text:c="3"/>0x0000000000400fb4 &lt;+159&gt;:<text:tab/>jg <text:s text:c="4"/>0x400fbc &lt;phase_3+167&gt;</text:p>
      <text:p text:style-name="P20">=&gt; 0x0000000000400fb6 &lt;+161&gt;:<text:tab/>cmp <text:s text:c="3"/>0x4(%rsp),%eax</text:p>
      <text:p text:style-name="P20"><text:s text:c="3"/>0x0000000000400fba &lt;+165&gt;:<text:tab/>je <text:s text:c="4"/>0x400fc1 &lt;phase_3+172&gt;</text:p>
      <text:p text:style-name="P20"><text:s text:c="3"/>0x0000000000400fbc &lt;+167&gt;:<text:tab/>call <text:s text:c="2"/>0x40143d &lt;explode_bomb&gt;</text:p>
      <text:p text:style-name="P20">--Type &lt;RET&gt; for more, q to quit, c to continue without paging--</text:p>
      <text:p text:style-name="P20"><text:s text:c="3"/>0x0000000000400fc1 &lt;+172&gt;:<text:tab/>mov <text:s text:c="3"/>0x8(%rsp),%rax</text:p>
      <text:p text:style-name="P20"><text:s text:c="3"/>0x0000000000400fc6 &lt;+177&gt;:<text:tab/>xor <text:s text:c="3"/>%fs:0x28,%rax</text:p>
      <text:p text:style-name="P20"><text:s text:c="3"/>0x0000000000400fcf &lt;+186&gt;:<text:tab/>je <text:s text:c="4"/>0x400fd6 &lt;phase_3+193&gt;</text:p>
      <text:p text:style-name="P20"><text:s text:c="3"/>0x0000000000400fd1 &lt;+188&gt;:<text:tab/>call <text:s text:c="2"/>0x400b00 &lt;__stack_chk_fail@plt&gt;</text:p>
      <text:p text:style-name="P20"><text:s text:c="3"/>0x0000000000400fd6 &lt;+193&gt;:<text:tab/>add <text:s text:c="3"/>$0x18,%rsp</text:p>
      <text:p text:style-name="P20"><text:s text:c="3"/>0x0000000000400fda &lt;+197&gt;:<text:tab/>ret <text:s text:c="3"/></text:p>
      <text:p text:style-name="P20">End of assembler dump.</text:p>
      <text:p text:style-name="P20">(gdb) i r</text:p>
      <text:p text:style-name="P20">rax <text:s text:c="11"/>0x199 <text:s text:c="14"/>409</text:p>
      <text:p text:style-name="P20">rbx <text:s text:c="11"/>0x7fffffffdf18 <text:s text:c="5"/>140737488346904</text:p>
      <text:p text:style-name="P20">rcx <text:s text:c="11"/>0x0 <text:s text:c="16"/>0</text:p>
      <text:p text:style-name="P20">rdx <text:s text:c="11"/>0x5a <text:s text:c="15"/>90</text:p>
      <text:p text:style-name="P20">rsi <text:s text:c="11"/>0x0 <text:s text:c="16"/>0</text:p>
      <text:p text:style-name="P20">rdi <text:s text:c="11"/>0x7fffffffd7b0 <text:s text:c="5"/>140737488345008</text:p>
      <text:p text:style-name="P20">rbp <text:s text:c="11"/>0x0 <text:s text:c="16"/>0x0</text:p>
      <text:p text:style-name="P20">rsp <text:s text:c="11"/>0x7fffffffde00 <text:s text:c="5"/>0x7fffffffde00</text:p>
      <text:p text:style-name="P20">r8 <text:s text:c="12"/>0x1999999999999999 <text:s/>1844674407370955161</text:p>
      <text:p text:style-name="P20">r9 <text:s text:c="12"/>0x0 <text:s text:c="16"/>0</text:p>
      <text:p text:style-name="P20">r10 <text:s text:c="11"/>0x7ffff7f49ac0 <text:s text:c="5"/>140737353390784</text:p>
      <text:p text:style-name="P20">r11 <text:s text:c="11"/>0x7ffff7f4a3c0 <text:s text:c="5"/>140737353393088</text:p>
      <text:p text:style-name="P20">r12 <text:s text:c="11"/>0x400c60 <text:s text:c="11"/>4197472</text:p>
      <text:p text:style-name="P20">r13 <text:s text:c="11"/>0x0 <text:s text:c="16"/>0</text:p>
      <text:p text:style-name="P20">r14 <text:s text:c="11"/>0x0 <text:s text:c="16"/>0</text:p>
      <text:p text:style-name="P20">r15 <text:s text:c="11"/>0x0 <text:s text:c="16"/>0</text:p>
      <text:p text:style-name="P20">rip <text:s text:c="11"/>0x400fb6 <text:s text:c="11"/>0x400fb6 &lt;phase_3+161&gt;</text:p>
      <text:p text:style-name="P20">eflags <text:s text:c="8"/>0x293 <text:s text:c="14"/>[ CF AF SF IF ]</text:p>
      <text:p text:style-name="P20">cs <text:s text:c="12"/>0x33 <text:s text:c="15"/>51</text:p>
      <text:p text:style-name="P20">ss <text:s text:c="12"/>0x2b <text:s text:c="15"/>43</text:p>
      <text:p text:style-name="P20">ds <text:s text:c="12"/>0x0 <text:s text:c="16"/>0</text:p>
      <text:p text:style-name="P20">es <text:s text:c="12"/>0x0 <text:s text:c="16"/>0</text:p>
      <text:p text:style-name="P20">fs <text:s text:c="12"/>0x0 <text:s text:c="16"/>0</text:p>
      <text:p text:style-name="P20">--Type &lt;RET&gt; for more, q to quit, c to continue without paging--</text:p>
      <text:p text:style-name="P20">gs <text:s text:c="12"/>0x0 <text:s text:c="16"/>0</text:p>
      <text:p text:style-name="P20"/>
      <text:p text:style-name="P25">//<text:span text:style-name="T49">run to check the input</text:span></text:p>
      <text:p text:style-name="P20">(gdb) r</text:p>
      <text:p text:style-name="P20">The program being debugged has been started already.</text:p>
      <text:p text:style-name="P20">Start it from the beginning? (y or n) y</text:p>
      <text:p text:style-name="P22">Starting program: <text:s/>/home/<text:span text:style-name="T70">humble/</text:span>Desktop/ITS304/<text:span text:style-name="T70">bomb001</text:span>/bomb</text:p>
      <text:p text:style-name="P20">Welcome to my fiendish little bomb. You have 6 phases with</text:p>
      <text:p text:style-name="P20">which to blow yourself up. Have a nice day!</text:p>
      <text:p text:style-name="P20">Phase 1 defused. How about the next one?</text:p>
      <text:p text:style-name="P20"><text:soft-page-break/>That's number 2. <text:s/>Keep going!</text:p>
      <text:p text:style-name="P20">2 409 <text:span text:style-name="T2">// </text:span><text:span text:style-name="T21">The correct input that fetch from above is entering to defuse the bomb phase three</text:span></text:p>
      <text:p text:style-name="P20">Halfway there!</text:p>
      <text:p text:style-name="P29"/>
      <text:list xml:id="list1557603145259" text:continue-numbering="true" text:style-name="L2">
        <text:list-item>
          <text:p text:style-name="P14"><text:span text:style-name="T5">So solution in phase </text:span><text:span text:style-name="T22">3</text:span><text:span text:style-name="T5"> is: </text:span><text:span text:style-name="T43"><text:s/>2 and 409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1-09-20T22:44:01.027207695</meta:creation-date>
    <meta:generator>LibreOffice/6.3.5.2$Linux_X86_64 LibreOffice_project/30$Build-2</meta:generator>
    <dc:date>2021-09-21T00:15:55.060032322</dc:date>
    <meta:editing-duration>PT32M37S</meta:editing-duration>
    <meta:editing-cycles>9</meta:editing-cycles>
    <meta:document-statistic meta:table-count="0" meta:image-count="0" meta:object-count="0" meta:page-count="66" meta:paragraph-count="3101" meta:word-count="14104" meta:character-count="142831" meta:non-whitespace-character-count="113902"/>
  </office:meta>
</office:document-meta>
</file>